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3</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NATO starts the largest air force exercise</text:span>
</text:h>
      <text:p text:style-name="P4">
Author: None (Language: zh)</text:p>
      <text:p text:style-name="P4">
Publisher: None</text:p>
      <text:p text:style-name="P4">
Time: 2023-06-12T-11:00:00Z</text:p>
      <text:p text:style-name="P4">
Description: As Ukraine turned into a counterattack, NATO opened the largest aircraft exercise since the establishment of the organization under the host of Germany. According to the plan, the exercise only affects civil aviation transportation within a limited range.</text:p>
      <text:p text:style-name="P4">
Videos: []</text:p>
      <text:p text:style-name="P4">
Images: []</text:p>
      <text:p text:style-name="P4">
Subject: 时政风云</text:p>
      <text:p text:style-name="P4">
Subjects: []</text:p>
      <text:p text:style-name="P4">
Keywords: ['俄罗斯', '乌克兰', '北大西洋公约组织', '普京', '俄罗斯入侵乌克兰']</text:p>
      <text:p text:style-name="P4">
Id: 65889684</text:p>
      <!--METADATA-->
      <text:p text:style-name="P4">
<text:a xlink:type="simple" xlink:href="https://www.dw.com/zh/overlay/image/article/65889684/65847980" text:style-name="Internet_20_link" text:visited-style-name="Visited_20_Internet_20_Link">
 </text:a>
The military exercise held in Germany this week is the highest in the history of NATO</text:p>
      <text:p text:style-name="P4">
(Voice of Germany) after 4 years of preparation, NATO Air Military Performance, which is called "Air Defender 23" (Air Defender 23), started this Monday (June 12). This is <text:a xlink:type="simple" xlink:href="https://www.dw.com/zh/zh/北約將舉行史上最大空軍演習-看點有哪些/a-65855730" text:style-name="Internet_20_link" text:visited-style-name="Visited_20_Internet_20_Link">
this kind of exercise in NATO in history</text:a>
Essence From June 12th to 23rd, Germany will be the logistics dispatch hub of this exercise. Six military bases in Quande will be stopped at 250 aircraft, and 25 countries will participate. Among them, the United States will send 100 planes to fly over the Atlantic Ocean.</text:p>
      <text:p text:style-name="P4">
The exercise is performed in three airspaces: over a few areas in northern Germany, North Sea, East, and Southern. Relevant areas will take turns to implement non -flying flights within a few hours a day.</text:p>
      <text:h text:style-name="P12" text:outline-level="3">
<text:span text:style-name="T4">
All will obey NATO military exercise</text:span>
</text:h>
      <text:h text:style-name="P12" text:outline-level="3">
<text:span text:style-name="T4">
Flight mistakes, but not canceled</text:span>
</text:h>
      <text:p text:style-name="P4">
Europe is the most densely spaced airspace in global aviation activities, while Germany is located in the center of Europe. Therefore, at the same time as the exercise, it is a major challenge to maintain the daily operation of civil aviation.</text:p>
      <text:p text:style-name="P4">
During the 10 -day exercise period, the German airport will extend the operation time until the night to ensure that there is no flight cancellation. However, the German Air Force Director Ingogerhartz said that the possibility of the delay of aircraft takes off and landing is not ruled out.</text:p>
      <text:p text:style-name="P4">
Exercise may cause delays for civil aviation flights</text:p>
      <text:p text:style-name="P4">
The European Airlines Association also estimates that no flight will be canceled, and even if there is a delay, it will not be very serious. However, because military exercises are held without interruption of civil aviation passenger transportation, the possibility of temporary adjustment is not excluded, and passengers should be prepared for psychological preparations.</text:p>
      <text:p text:style-name="P4">
Aviation expert Clemensbollinger explained to Germany that due to the busy aviation activities over Germany, the civil and military navigation safety systems in Germany have been integrated for 30 years. Different from the French Air Force in daily training, the civil aviation flights will be prohibited, and German military and civilian flights generally do not interfere with each other. "But we all know that there are many factors that can cause mistakes such as accidental weather, or too dense flights such as thunderstorms." At present, <text:a xlink:type="simple" xlink:href="https://www.dw.com/zh/zh/行业预测2023年航空业将复苏-亚非拉航司继续亏损/a-65829653" text:style-name="Internet_20_link" text:visited-style-name="Visited_20_Internet_20_Link">
civil aviation passenger transportation is basically returned to the level before the epidemic</text:a>
Essence</text:p>
      <text:h text:style-name="P12" text:outline-level="3">
<text:span text:style-name="T4">
, ground, underwater</text:span>
</text:h>
      <text:p text:style-name="P4">
Torbenarnold, an expert in the Berlin Think Tank Science and Political Foundation (SWP), pointed out that NATO holding a military exercise while maintaining the normal operation of civil aviation is also a signal of a political deterrence: "If you are willing to show that we will defend every NATO alliance every country of NATO allies One inch of territory, even in such a busy airspace (holding military exercises). "</text:p>
      <text:p text:style-name="P4">
Germany is the logistics hub of NATO military exercise</text:p>
      <text:p text:style-name="P4">
German Air Force Director Gelhaz said that more than 10,000 NATO national soldiers participating in the exercise will exercise various scenarios, including ground operations, such as "evacuation from an airport". Obviously, the chaotic scenes of the US and Allied Army's retreat from Kabul Airport in the summer of 2021 are still in memory, and this content has been included in the exercise. Other projects also include: air combat support for ground forces, air combat against enemy fighters, and intercepting medium -range missiles in NATO bomber. To this end, the United States dispatched the most advanced F-35 stealth bomber to participate.</text:p>
      <text:p text:style-name="P4">
According to Arnold, NATO will also practice to block local submarines or ships over the North Sea.</text:p>
      <text:p text:style-name="P4">
Speaking of "enemies", many people now think of Russia, which is invading Ukraine. However, when the Air Force Director Gelhaz introduced the "Air Guard 23" military exercise in Berlin before, he tried to notice the name of "Enemies from the East" as much as possible.</text:p>
      <text:p text:style-name="P4">
AmyGutmann, Germany, is more frank. "It (exercise) will undoubtedly prove the agility and rapidness of NATO Allied forces as the first reactor." The female diplomat said: "If any world leader not noticed the alliance's The spirit, that is, the power of this alliance, I will be very surprised. "She added:" This also includes Mr. Putin. "</text:p>
      <text:p text:style-name="P4">
News Source: <text:a xlink:type="simple" xlink:href="https://www.dw.com/zh/北约开启最大空军演习/a-65889684" text:style-name="Internet_20_link" text:visited-style-name="Visited_20_Internet_20_Link">
https://www.dw.com/zh/北约开启最大空军演习/a-65889684?maca=chi-rss-chi-all-1127-rdf</text:a>
</text:p>
      <!--NEWS-->
      <text:h text:style-name="P10" text:outline-level="1">
<text:span text:style-name="T4">
16 police officers were killed by the four police officers in the two Police Department of Vietnam</text:span>
</text:h>
      <text:p text:style-name="P4">
Author: 联合早报 (Person)</text:p>
      <text:p text:style-name="P4">
Publisher: 联合早报 (Organization)</text:p>
      <text:p text:style-name="P4">
Published Time: 2023-06-12T00:12</text:p>
      <text:p text:style-name="P4">
Modified Time: 2023-06-12T00:17</text:p>
      <text:p text:style-name="P4">
Description: Two community police officers were shot on Sunday (June 11) in central Plateau in central Vietnam. Four police officers were killed, two other police officers were injured, and 16 were arrested. According to Agence France -Presse and Reuters, the official website of the Ministry of Public Security issued a news that the police officer was aged 3 ...</text:p>
      <text:p text:style-name="P4">
Videos: []</text:p>
      <text:p text:style-name="P4">
Audios: []</text:p>
      <text:p text:style-name="P4">
Images: []</text:p>
      <text:p text:style-name="P4">
Type: NewsArticle</text:p>
      <text:p text:style-name="P4">
Breadcrumbs: ['即时', '国际']</text:p>
      <text:p text:style-name="P4">
Keywords: ['越南', '枪击案']</text:p>
      <!--METADATA-->
      <text:p text:style-name="P4">
Two community police officers were shot on Sunday (June 11) in central Plateau in central Vietnam. Four police officers were killed, two other police officers were injured, and 16 were arrested.</text:p>
      <text:p text:style-name="P4">
According to Agence France -Presse and Reuters, the official website of the Ministry of Public Security of Vietnam said that the police officers were aged 30 to 35 and were promoted to be promoted. The wounded also includes local officials and civilians, but did not provide the number of casualties.</text:p>
      <text:p text:style-name="P4">
According to Yue Tong News Agency, in the early morning of Sunday, a gang broke into the police station of Yayan and Aksur, Ge Kun County, Dele Province, and fired a shooting, causing a number of police officers, township cadres and the people to die and the public. Injuried. Police rescued two hostages, and the other hostage escaped.</text:p>
      <text:p text:style-name="P4">
16 people were arrested for the incident, and investigators were still searching for more suspects. The Ministry of Public Security also called on the residents of Ge Kun County to keep calm and not panic.</text:p>
      <text:p text:style-name="P4">
There are some ethnic minorities in central Plateau in central Vietnam, which has always been one of Vietnam's sensitive areas. Locals have long dissatisfied with land rights and other issues. Others require more autonomy, while some people in exile overseas advocate regional independence.</text:p>
      <text:p text:style-name="P4">
The violence of guns is extremely rare in Vietnam, and the people cannot hold guns, and the black market guns are extremely rare.</text:p>
      <text:p text:style-name="P4">
In January 2020, a fight in an illegal chicken fighting activity in the suburbs of Ho Chi Minh City, and the four were shot.</text:p>
      <text:p text:style-name="P4">
In 2016, two senior officials in Anpei Province in northern Vietnam were shot and killed by colleagues in the office, and the murderer subsequently shot and committed suicide.</text:p>
      <text:p text:style-name="P4">
News Source: <text:a xlink:type="simple" xlink:href="https://www.zaobao.com.sg/realtime/world/story20230612-1403406" text:style-name="Internet_20_link" text:visited-style-name="Visited_20_Internet_20_Link">
https://www.zaobao.com.sg/realtime/world/story20230612-1403406</text:a>
</text:p>
      <!--NEWS-->
      <text:h text:style-name="P10" text:outline-level="1">
<text:span text:style-name="T4">
China showed its ambitions at Cuban, and pushed China and the United States to the door of the United States (Free Version)</text:span>
</text:h>
      <text:p text:style-name="P4">
Author: Charles Hutzler / Kejal Vyas</text:p>
      <text:p text:style-name="P4">
Publisher: 华尔街日报中文网</text:p>
      <text:p text:style-name="P4">
Published Time: 2023-06-12T01:20:00.000Z</text:p>
      <text:p text:style-name="P4">
Modified Time: 2023-06-12T01:20:00.000Z</text:p>
      <text:p text:style-name="P4">
Created Time: 2023-06-09T08:02:00.000Z</text:p>
      <text:p text:style-name="P4">
Description: China's plan to establish an eavesdropping station in Cuba will be colorful to the United States' investigations near the Chinese coast. Such activities in the United States have always been a pain point in Beijing.</text:p>
      <text:p text:style-name="P4">
Images: []</text:p>
      <text:p text:style-name="P4">
Categories: ['国际']</text:p>
      <text:p text:style-name="P4">
Keywords: SYND,LINK:EN|WP-WSJ-0000966053</text:p>
      <text:p text:style-name="P4">
Type: Article</text:p>
      <!--METADATA-->
      <text:p text:style-name="P4">
China <text:a xlink:type="simple" xlink:href="https://cn.wsj.com/articles/CN-BGH-20230608201638" text:style-name="Internet_20_link" text:visited-style-name="Visited_20_Internet_20_Link">
Establishing Eavesdropping Station in Cuba</text:a>
The plan reflects the ambitions of Beijing's great powers and leads China and the United States to the increasingly fierce contest at the door of the United States.</text:p>
      <text:p text:style-name="P4">
News Source: <text:a xlink:type="simple" xlink:href="https://cn.wsj.com/articles/%E5%8F%A4%E5%B7%B4%E7%AA%83%E5%90%AC%E7%AB%99%E5%B1%95%E7%8E%B0%E4%B8%AD%E5%9B%BD%E9%9B%84%E5%BF%83-%E5%9C%A8%E7%BE%8E%E5%9B%BD%E5%AE%B6%E9%97%A8%E5%8F%A3%E5%BC%80%E5%90%AF%E6%96%B0%E8%BE%83%E9%87%8F-f438dc72" text:style-name="Internet_20_link" text:visited-style-name="Visited_20_Internet_20_Link">
https://cn.wsj.com/articles/%E5%8F%A4%E5%B7%B4%E7%AA%83%E5%90%AC%E7%AB%99%E5%B1%95%E7%8E%B0%E4%B8%AD%E5%9B%BD%E9%9B%84%E5%BF%83-%E5%9C%A8%E7%BE%8E%E5%9B%BD%E5%AE%B6%E9%97%A8%E5%8F%A3%E5%BC%80%E5%90%AF%E6%96%B0%E8%BE%83%E9%87%8F-f438dc72</text:a>
</text:p>
      <!--NEWS-->
      <text:h text:style-name="P10" text:outline-level="1">
<text:span text:style-name="T4">
Ignore Western concerns about opening new business cooperation</text:span>
</text:h>
      <text:p text:style-name="P4">
Author: None (Language: zh)</text:p>
      <text:p text:style-name="P4">
Publisher: None</text:p>
      <text:p text:style-name="P4">
Time: 2023-06-12T01:37:00Z</text:p>
      <text:p text:style-name="P4">
Description: Arab countries and China held a business cooperation forum in Riyady on the 11th. The host country Saudi Arabia said that "the demand for oil is still growing." Under the wrestling of China and the United States, is Saudi Arabia's "selection station"?</text:p>
      <text:p text:style-name="P4">
Videos: []</text:p>
      <text:p text:style-name="P4">
Images: []</text:p>
      <text:p text:style-name="P4">
Subject: 经济纵横</text:p>
      <text:p text:style-name="P4">
Subjects: ['奥巴马', '岛屿主权争端', '专题报道：全景观看“习马会”', '中国', '中共十九大', '石油', '美国', '德中关系']</text:p>
      <text:p text:style-name="P4">
Keywords: ['中阿关系', '中阿合作论坛', '中国', '阿拉伯国家', '沙特阿拉伯', '石油', '美国']</text:p>
      <text:p text:style-name="P4">
Id: 65886571</text:p>
      <!--METADATA-->
      <text:p text:style-name="P4">
<text:a xlink:type="simple" xlink:href="https://www.dw.com/zh/overlay/image/article/65886571/65886554" text:style-name="Internet_20_link" text:visited-style-name="Visited_20_Internet_20_Link">
 </text:a>
This year's China -Arabia chamber of Commerce was hosted by Saudi Arabia for the first time. Within 2,500 governments and business officials within 2 days, they attended the meeting.</text:p>
      <text:p text:style-name="P4">
(Voice of Germany in Chinese) Saudi Arabia held the "Arab-China Cooperation Forum Tenth Entrepreneur Conference" on Sunday (June 11) in Liad. On the first day, he announced a billions of dollars between China and Arabia.</text:p>
      <text:p text:style-name="P4">
At the opening ceremony, Saudi Foreign Minister Faisal Binfarhan said that Saudi Arabia still has the potential for development in economic and trade relations. He said, "(This) meeting is an opportunity ... Build a common future and move towards a new era that is beneficial to our people."</text:p>
      <text:p text:style-name="P4">
This year's China -Arabia chamber of Commerce was hosted by Saudi Arabia for the first time. Within 2,500 governments and business officials within 2 days, they attended the meeting.</text:p>
      <text:p text:style-name="P4">
The Saudi Investment Department stated that the activity "signed a $ 10 billion investment agreement on the first day", most of which are projects in Saudi Arabia, or signed by Saudi Arabia companies and government entities, including the Saudi Investment Department With Chinese electric and autonomous car manufacturers Humanhorizons, it has a record memorandum of $ 5.6 billion.</text:p>
      <text:p text:style-name="P4">
In addition, Saudi Arabia and China Geological Mining Corporation have also signed a $ 500 million cooperation agreement to allow China to minimize copper mines in Saudi Arabia.</text:p>
      <text:p text:style-name="P4">
Saudi Foreign Minister Fasal and Hu Chunhua, vice chairman of the Chinese CPPCC, sat side by side in the Chamber of Commerce.</text:p>
      <text:h text:style-name="P12" text:outline-level="3">
<text:span text:style-name="T4">
?</text:span>
</text:h>
      <text:p text:style-name="P4">
Saudi Energy Minister Prince Salman Bin Abdul Aziz ALSAUD said at the meeting that Saudi Arabia hopes to cooperate with China, not competition, and say that he "ignores" the increasing suspicion of Sino -Saudi relations in the West.</text:p>
      <text:p text:style-name="P4">
Reuters reports that Saudi Arabia is the world's largest oil exporter, and China is the world's largest energy consumer country. The relationship between the two parties is based on the oil trade. In March of this year, <text:a xlink:type="simple" xlink:href="https://www.dw.com/zh/zh/沙特阿美宣布两项在华投资-总额超1000亿人民币/a-65151253" text:style-name="Internet_20_link" text:visited-style-name="Visited_20_Internet_20_Link">
State -owned Petroleum Giant Saudi Amy announced two large investment plans in China</text:a>
In order to strengthen its position as China's top crude oil supplier.</text:p>
      <text:p text:style-name="P4">
However, <text:a xlink:type="simple" xlink:href="https://www.dw.com/zh/zh/习近平结束沙特访问-利雅得宣言强调一中原则/a-64056491" text:style-name="Internet_20_link" text:visited-style-name="Visited_20_Internet_20_Link">
with the geopolitical situation heating up</text:a>
Liade and Beijing began to deepen the cooperation of security and sensitive technologies, which aroused the attention of the United States.</text:p>
      <text:p text:style-name="P4">
Although the United States is a long -term ally of Liad, the business and diplomatic relations between Beijing and the Middle East countries have become increasingly closer in recent years. Recently, it has contributed to the reconciliation between Iran and Saudi Arabia. The change of regional relations is considered an important milestone.</text:p>
      <text:p text:style-name="P4">
<text:a xlink:type="simple" xlink:href="https://www.dw.com/zh/zh/美媒称习近平年底访问沙特-石油人民币结算是否浮出水面引关注/a-63682483" text:style-name="Internet_20_link" text:visited-style-name="Visited_20_Internet_20_Link">
Chinese President Xi Jinping when I visited Saudi Arabia last December</text:a>
It is called on the two countries to change the renminbi to carry out oil trade. Because this will weaken the dominant position of the US dollar, it will lead to criticism of the United States. When asked about the incident at the Chamber of Commerce, Abdullazz said: "I actually ignored it (the United States criticized). Because ... as a businessman ... you naturally want to Go to the place where there is a chance. China's oil demand is still growing. Of course, we must grasp the demand. "</text:p>
      <text:p text:style-name="P4">
"Instead of competing with China, it is better to cooperate with China." Abdullazz took the example of Sino -US relations: "We don't have to face the choice of" either "either with us or.</text:p>
      <text:p text:style-name="P4">
A few days before the opening of the China-Arab Chamber of Commerce, US Secretary of State Antony Blinken also visited Riyadh. He was visiting that Washington "did not require anyone to make choices between the United States and China."</text:p>
      <text:p text:style-name="P4">
A few days before the opening of the Afghanistan Chamber of Commerce, Blint only ended its visit to Atta.</text:p>
      <text:p text:style-name="P4">
(Agence France -Presse, Reuters)</text:p>
      <text:p text:style-name="P4">
News Source: <text:a xlink:type="simple" xlink:href="https://www.dw.com/zh/無視西方擔憂-沙中開啟新商業合作/a-65886571" text:style-name="Internet_20_link" text:visited-style-name="Visited_20_Internet_20_Link">
https://www.dw.com/zh/無視西方擔憂-沙中開啟新商業合作/a-65886571?maca=chi-rss-chi-all-1127-rdf</text:a>
</text:p>
      <!--NEWS-->
      <text:h text:style-name="P10" text:outline-level="1">
<text:span text:style-name="T4">
Ukraine calls the first batch of three villages that recapture Donetsk in the Russian counterattack</text:span>
</text:h>
      <text:p text:style-name="P4">
Author: https://www.facebook.com/bbcworldservice/</text:p>
      <text:p text:style-name="P4">
Publisher: BBC News 中文</text:p>
      <text:p text:style-name="P4">
Published Time: 2023-06-12T04:21:50.000Z</text:p>
      <text:p text:style-name="P4">
Modified Time: 2023-06-12T04:21:50.000Z</text:p>
      <text:p text:style-name="P4">
Description: These three villages were Zeleziski's first batch of residential areas since the counterattack began.</text:p>
      <text:p text:style-name="P4">
Images: ["<text:a xlink:type="simple" xlink:href="https://ichef.bbci.co.uk/news/640/cpsprodpb/CFE0/production/_130061235_ukraine.jpg" text:style-name="Internet_20_link" text:visited-style-name="Visited_20_Internet_20_Link">
_130061235_uk...</text:a>
"]</text:p>
      <text:p text:style-name="P4">
Videos: ["<text:a xlink:type="simple" xlink:href="https://www.bbc.com/ws/av-embeds/cps/zhongwen/simp/world-65875040/p0fsqrbd/zh-hans" text:style-name="Internet_20_link" text:visited-style-name="Visited_20_Internet_20_Link">
zh-hans</text:a>
", "<text:a xlink:type="simple" xlink:href="https://www.bbc.com/ws/av-embeds/cps/zhongwen/simp/world-65875040/p0fnc5cg/zh-hans" text:style-name="Internet_20_link" text:visited-style-name="Visited_20_Internet_20_Link">
zh-hans</text:a>
"]</text:p>
      <text:p text:style-name="P4">
Tags: ['乌克兰局势升温']</text:p>
      <text:p text:style-name="P4">
Type: Article</text:p>
      <!--METADATA-->
      <text:h text:style-name="P12" text:outline-level="3">
<text:span text:style-name="T4">
Ukraine calls the first batch of three villages that recapture Donetsk in the Russian counter -attack</text:span>
</text:h>
      <text:p text:style-name="P4">
June 12, 2023<draw:frame draw:style-name="fr1" draw:name="Image8" text:anchor-type="as-char" svg:width="6.9236in" svg:height="3.894525in" draw:z-index="0">
<draw:image xlink:href="../Images/BBC Chinese/2023-06-12T04-21-50.000Z/_130061235_ukraine.jpg" xlink:type="simple" xlink:show="embed" xlink:actuate="onLoad" draw:mime-type="image/jpeg"/>
</draw:frame>
Image source, reuters</text:p>
      <text:p text:style-name="P4">
<text:span text:style-name="T4">
 Ukraine said that the country's army has liberated three villages in southeastern Ukraine, which is the first victory of the long -awaited Ukraine counterattack. </text:span>
</text:p>
      <text:p text:style-name="P4">
Social media films show that its army celebrates the victory near the residents' districts near Blahodatne and Neskuchne in Donetz.</text:p>
      <text:p text:style-name="P4">
Deputy Minister of the Ministry of Defense of Ukraine said that Makarivka nearby was also recaptured.</text:p>
      <text:p text:style-name="P4">
On Saturday (June 10), President Volodymyr ZELENSKY confirmed that Ukraine's counterattack against the Russian army's area has begun.</text:p>
      <text:p text:style-name="P4">
Although Ukraine has begun to advance at the southern front of the country last week, these three villages are the first batch of residential areas that Zelezzki confirmed to have been liberated since the beginning of the counterattack.</text:p>
      <text:p text:style-name="P4">
[Video-1-Link:/WS/AV-EMBEDS/CPS/ZHONGWEN/SIMP/World-65875040/P0FSQRBD/ZH-HansS]](https://www.bbc.com/ws/av-embeds/cps/zhongwen/simp/world-65875040/p0fsqrbd/zh-hans)<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Moscow has not confirmed that it has lost any village, but claims that it has repelled Ukraine's offense in the region.</text:p>
      <text:p text:style-name="P4">
In addition, Ukraine claims that Russia bombed another dam in the Zapolo area. Last Monday, the Khahofka dam near Hermuson in southern Ukraine was destroyed, causing a wide range of floods.</text:p>
      <text:p text:style-name="P4">
Ukraine said the dam was bombed by the Russian army. The Russian army has been controlling the dam since February 2022.</text:p>
      <text:p text:style-name="P4">
Valery Shershen, a national military spokesman, said that Moscow chose to bomb the second dam near Novodarivka, which "caused the flood".</text:p>
      <text:p text:style-name="P4">
She Shen said that Russia deliberately bombed the dam in the area to prevent Ukraine from being advanced to the occupied area.</text:p>
      <text:p text:style-name="P4">
Russia denied it that it had destroyed the Khahofka dam and attributed it to Ukraine.</text:p>
      <text:p text:style-name="P4">
[Video-Link:/WS/AV-EMBEDS/CPS/ZHONGWEN/SIMP/World-65875040/P0FNC5CG/ZH-HansS]](https://www.bbc.com/ws/av-embeds/cps/zhongwen/simp/world-65875040/p0fnc5cg/zh-hans)<text:span text:style-name="T4">
 Your equipment does not support playing multimedia materials </text:span>
 video plus injection text,</text:p>
      <text:p text:style-name="P4">
The Russian and Ukraine War: a counterattack that may change the war</text:p>
      <text:h text:style-name="P12" text:outline-level="3">
<text:span text:style-name="T4">
"Under the country of Ukraine again"</text:span>
</text:h>
      <text:p text:style-name="P4">
In social media, in the video shared by Kuyeland's account, you can see the Ukrainian flag from a burned building in Blahodat in Blahodat.</text:p>
      <text:p text:style-name="P4">
The video released by the National Border Defense Force showed that the Ukraine army announced that the "Nesskchne in the Donetsk region belongs to Ukraine's national underworld" and then shouted the battle slogan "Glory Between Ukraine".</text:p>
      <text:p text:style-name="P4">
At the same time, Hanna Maliar, deputy minister of the Ministry of Defense, claimed in a film in Telegram that the Ukrainian army also occupied the Village of Macarova.</text:p>
      <text:p text:style-name="P4">
A military spokesman said that these victories were the first local victory in the counterattack.</text:p>
      <text:p text:style-name="P4">
Although these three villages marked the biggest progress in recent days, these residential areas are relatively small. The population before the Blahodat's civil war was only 1,000.</text:p>
      <text:p text:style-name="P4">
The village is the center of fierce fighting in recent days. It is located on the road leading to Mali Ubol. Some analysts believe that Ukraine may seek to recapture this port city in the next few months.</text:p>
      <text:p text:style-name="P4">
Analysts predict that Kiev hopes to cut off the occupied land connection between Crimea and Donedsk, and the Russian army on the Crimean Peninsula.</text:p>
      <text:p text:style-name="P4">
To the east, the Ukrainian army is also said to have also been advanced near the destroyed city of Bachomut, where the two Russian and Ukraine troops have long -term bloody fighting.</text:p>
      <text:p text:style-name="P4">
Senior officials of Kiev declined to comment on the details of advancement.</text:p>
      <text:p text:style-name="P4">
The mysterious Ukrainian intelligence head, Kyrylo Budanov, released a film on Sunday, repeating the mantra of "planning likes to silence", intended to emphasize that the counterattack needs to be confidential.</text:p>
      <text:p text:style-name="P4">
Ukraine's scope of action is unclear, but the headquarters in the US think tank "Institute of War" (ISW) said on Saturday that Kiev's troops are launching offensives in at least four front lines.</text:p>
      <text:p text:style-name="P4">
Ukraine suffered some setbacks while launching an attack on Russia's defense. A group of Ukrainian soldiers told AFP that during a operation in southeastern Zapolo, they lost several Bradley chariots made by several American Bradley.</text:p>
      <text:p text:style-name="P4">
They said that six of the nine cars were destroyed and added that they were worried that someone had leaked action information.</text:p>
      <text:p text:style-name="P4">
<text:a xlink:type="simple" xlink:href="https://www.bbc.com/zhongwen/simp/world-65670095" text:style-name="Internet_20_link" text:visited-style-name="Visited_20_Internet_20_Link">
Ukraine War: BBC discloses the defense deployment of the Russian army through satellite pictures</text:a>
Analysts emphasized that Ukraine faces difficulties when trying to break through Russia for several months.</text:p>
      <text:p text:style-name="P4">
However, in other regions, Kiev's troops reportedly broke through the Russian troops in the weekend operations. It is reported that the Ukraine has deployed the German Leopard-2 (Leopard-2) tank.</text:p>
      <text:p text:style-name="P4">
At the same time, in the Belgorod region, which borders Ukraine, the railway transportation was suspended after a row of freight trains on Saturday night. In the past few weeks, Belgore's border area has been attacked by drones and artillery.</text:p>
      <text:p text:style-name="P4">
Kaluga Governor Vladislavshapsha Paluga governor in the north said two drone cranes occurred in the local area, which occurred near the village of Strelkovka, and another other. Together in the forest.</text:p>
      <text:p text:style-name="P4">
BBC has not independently verified these events.</text:p>
      <text:p text:style-name="P4">
News Source: <text:a xlink:type="simple" xlink:href="https://www.bbc.com/zhongwen/simp/world-65875040" text:style-name="Internet_20_link" text:visited-style-name="Visited_20_Internet_20_Link">
https://www.bbc.com/zhongwen/simp/world-65875040</text:a>
</text:p>
      <!--NEWS-->
      <text:h text:style-name="P10" text:outline-level="1">
<text:span text:style-name="T4">
Focus on World Public Opinion: The Korean government shows China to China</text:span>
</text:h>
      <text:p text:style-name="P4">
Authors: ['曹辛']</text:p>
      <text:p text:style-name="P4">
Publisher: 英国《金融时报》</text:p>
      <text:p text:style-name="P4">
Time: 2023-06-12T04:33:06+00:00</text:p>
      <text:p text:style-name="P4">
Published Time: 2023-06-11T12:00:99+08:00</text:p>
      <text:p text:style-name="P4">
Modified Time: 2023-06-12T00:32:99+08:00</text:p>
      <text:p text:style-name="P4">
Description: Cao Xin: The South Korean government is really unbearable. I am afraid that the largest party leader in the country, Li Zai, who is in the country, finds Chinese ambassadors in China.</text:p>
      <text:p text:style-name="P4">
Images: ["<text:a xlink:type="simple" xlink:href="https://thumbor.ftacademy.cn/unsafe/picture/8/000073708_piclink.jpg" text:style-name="Internet_20_link" text:visited-style-name="Visited_20_Internet_20_Link">
000073708_pic...</text:a>
"]</text:p>
      <text:p text:style-name="P4">
Themes: ['中韩关系', '关注']</text:p>
      <text:p text:style-name="P4">
Keywords: ['中韩关系', '韩国', '中国外交', '东北亚']</text:p>
      <text:p text:style-name="P4">
Type: Article</text:p>
      <!--METADATA-->
      <text:p text:style-name="P4">
<draw:frame draw:style-name="fr1" draw:name="Image11" text:anchor-type="as-char" svg:width="6.9236in" svg:height="3.893068in" draw:z-index="0">
<draw:image xlink:href="../Images/FT Chinese Free Version/2023-06-12T04-33-06-00-00/000073708_piclink.jpg" xlink:type="simple" xlink:show="embed" xlink:actuate="onLoad" draw:mime-type="image/jpeg"/>
</draw:frame>
Last week, the Chinese ambassador to South Korea, Xing Haiming, met with the largest party leader in South Korea, Li Zaiming. They caused a stir in South Korea on the current series of issues such as Sino -South Korean relations and East Asian diplomacy. Then Korean diplomacy and security officials publicly criticized the Chinese ambassador on various occasions, which has aroused great attention from East Asian public opinion.</text:p>
      <text:p text:style-name="P4">
However, the fact is that the Chinese ambassador did not name the Korean Yin Xiyue government. All his remarks are explaining the position of the Chinese government. It is also the normal work of any country's ambassador abroad. Therefore, the essence of the problem is that the Korean Yin Xiyue government is actually showing a posture to China, that is, South Korea has dared to provoke China.</text:p>
      <text:p text:style-name="P4">
News Source: <text:a xlink:type="simple" xlink:href="http://www.ftchinese.com/story/001099929" text:style-name="Internet_20_link" text:visited-style-name="Visited_20_Internet_20_Link">
http://www.ftchinese.com/story/001099929</text:a>
</text:p>
      <!--NEWS-->
      <text:h text:style-name="P10" text:outline-level="1">
<text:span text:style-name="T4">
The Russian and Ukraine War: Lieutenant Russian Air Force defeated and exposed the general morale in the army.</text:span>
</text:h>
      <text:p text:style-name="P4">
Author: https://www.facebook.com/bbcworldservice/</text:p>
      <text:p text:style-name="P4">
Publisher: BBC News 中文</text:p>
      <text:p text:style-name="P4">
Published Time: 2023-06-12T08:54:59.000Z</text:p>
      <text:p text:style-name="P4">
Modified Time: 2023-06-12T08:54:59.000Z</text:p>
      <text:p text:style-name="P4">
Description: The Lieutenant Lieutenant Demitri Mansov is the one of the few active Russian officers who are known to escape from the country to avoid being sent to Ukraine.</text:p>
      <text:p text:style-name="P4">
Images: ["<text:a xlink:type="simple" xlink:href="https://ichef.bbci.co.uk/news/640/cpsprodpb/06DB/production/_130055710_mishov2.png" text:style-name="Internet_20_link" text:visited-style-name="Visited_20_Internet_20_Link">
_130055710_mi...</text:a>
", "<text:a xlink:type="simple" xlink:href="https://ichef.bbci.co.uk/news/640/cpsprodpb/54FB/production/_130055712_mishovdocs.png" text:style-name="Internet_20_link" text:visited-style-name="Visited_20_Internet_20_Link">
_130055712_mi...</text:a>
"]</text:p>
      <text:p text:style-name="P4">
Videos: []</text:p>
      <text:p text:style-name="P4">
Tags: ['乌克兰局势升温', '俄国', '乌克兰']</text:p>
      <text:p text:style-name="P4">
Type: Article</text:p>
      <!--METADATA-->
      <text:h text:style-name="P12" text:outline-level="3">
<text:span text:style-name="T4">
The Russian and Ukraine War: Lieutenant Russian Air Force defeated and exposed the general morale in the army</text:span>
</text:h>
      <ul>
        <li>
Ilya Barabanov (Ilya Barabanov) * BBC Russian Ministry of Russia, from Vernis</li>
      </ul>
      <text:p text:style-name="P4">
June 12, 2023<draw:frame draw:style-name="fr1" draw:name="Image12" text:anchor-type="as-char" svg:width="6.9236in" svg:height="3.894525in" draw:z-index="0">
<draw:image xlink:href="../Images/BBC Chinese/2023-06-12T08-54-59.000Z/_130055710_mishov2.png" xlink:type="simple" xlink:show="embed" xlink:actuate="onLoad" draw:mime-type="image/png"/>
</draw:frame>
Image adding text,</text:p>
      <text:p text:style-name="P4">
Dmitry Mishaf: "I am a officer, not a crime together"</text:p>
      <text:p text:style-name="P4">
<text:span text:style-name="T4">
 The defective soldiers who fled to Russia rarely accepted the BBC interview, which described how heavy the Russian army was and how low the morale was. </text:span>
</text:p>
      <text:p text:style-name="P4">
Dmitry Mishov, a 26 -year -old Air Force Lieutenant, surrendered to the Lithuanian authorities to seek political asylum.</text:p>
      <text:p text:style-name="P4">
Demitri said that with a small backpack, it was his last way to escape from Russia in such a dramatic way.</text:p>
      <text:p text:style-name="P4">
He is one of the few active officers who are known to escape from the country to avoid being sent to Ukraine to fight in Ukraine -also the only case of the Active Air Force personally known by the BBC.</text:p>
      <text:h text:style-name="P12" text:outline-level="3">
<text:span text:style-name="T4">
Seeking a way out</text:span>
</text:h>
      <text:p text:style-name="P4">
Dmitry is an attack helicopter navigator stationed in the Puskov region in northwestern Russia. When seeing the plane began to prepare for the battle, Dmitry felt that the real war was coming.</text:p>
      <text:p text:style-name="P4">
He tried to leave the Air Force in January 2022, but the written documents he submitted until February 24 that Russia had not passed in Ukraine. He was sent to Belarus and drove helicopters to transport military supplies.</text:p>
      <text:p text:style-name="P4">
Dmitry said he never went to Ukraine. We cannot verify his statement, but his documents look real, and many of his claims are in line with the situation we learned from other sources.</text:p>
      <text:p text:style-name="P4">
In April 2022, he returned to the Russian resident, hoping to advance the retirement procedure. This long process was nearing completion at the time -but in September 2022, President Putin announced some military mobilization. Dmitry was told that he was not allowed to leave the army.</text:p>
      <text:p text:style-name="P4">
He knew that sooner or later he would be sent to Ukraine, so he began to find a way to get rid of this fate.</text:p>
      <text:p text:style-name="P4">
"I am a officer, and my responsibility is to defend the country from invasion. I don't need to be a conspiracy. No one has explained to us why this war begins, and why we must attack Ukraine and destroy their city."</text:p>
      <text:p text:style-name="P4">
He described the mood in the army, some people support the war, and some insisted on opposing. Few people believe that they are fighting Russia to avoid real dangers. This has long been officially said -Moscow has been forced to take "special military operations" to prevent Russia from being attacked.</text:p>
      <text:p text:style-name="P4">
According to Mishav, most people overwhelming in the army are generally dissatisfied with salary. **</text:p>
      <text:p text:style-name="P4">
He said that experienced Air Force officers still obtained up to 90,000 rubles (865 pounds, $ 1090) in pre -war contracts. As part of the official public publicity advertisement, the recruits were attracted to the army with a salary of 204,000 rubles (1960 pounds and $ 2465).</text:p>
      <text:p text:style-name="P4">
Dmitry said that although the attitude towards Ukraine may be different, no one in the army believes that the frontline war is good or the number of casualties is very low.</text:p>
      <text:p text:style-name="P4">
<draw:frame draw:style-name="fr1" draw:name="Image13" text:anchor-type="as-char" svg:width="6.9236in" svg:height="3.894525in" draw:z-index="0">
<draw:image xlink:href="../Images/BBC Chinese/2023-06-12T08-54-59.000Z/_130055712_mishovdocs.png" xlink:type="simple" xlink:show="embed" xlink:actuate="onLoad" draw:mime-type="image/png"/>
</draw:frame>
Image adding text,</text:p>
      <text:p text:style-name="P4">
Mishaf's document confirms his military level and position</text:p>
      <text:p text:style-name="P4">
"No one in the army believes the authorities. They can see what happened. They are not civilians in front of the TV. The army does not believe in official reports because it is not true at all."</text:p>
      <text:p text:style-name="P4">
He said that in the early days of the war, the Russian Command claimed that there were no casualties and loss of equipment, but he himself knew some of the deaths.</text:p>
      <text:p text:style-name="P4">
Before the war, his troops had 40 to 50 aircraft. A few days after the invasion of Russia, six were shot down and three were destroyed on the ground.</text:p>
      <text:p text:style-name="P4">
Russian authorities rarely report military casualties. In September last year, the Minister of Defense Sergeishoigu said Russia lost about 6,000 soldiers. This number is considered underestimated by most analysts including the Kremlin bloggers.</text:p>
      <text:p text:style-name="P4">
In the recent update of the Russian -Russian military casualties in the Ukrainian war, Olgaivshina of the BBC Russian Ministry of Russia sorted out a list of 25,000 names, including many of them also included rank. She believes that, including those who disappear in action, the real numbers are much higher.</text:p>
      <text:p text:style-name="P4">
Demitri said the loss of personnel in the Air Force was extremely serious. This statement is long -term with Olga Iv Sina <text:a xlink:type="simple" xlink:href="https://bbcrussian.substack.com/p/russia-elite-force-losses-in-ukraine" text:style-name="Internet_20_link" text:visited-style-name="Visited_20_Internet_20_Link">
Research</text:a>
The income is consistent. The survey found that Russia lost hundreds of high -skilled service personnel, including pilots and technicians. Their training was both time -consuming and high.</text:p>
      <text:p text:style-name="P4">
"Now they can replace the helicopter, but there is no enough pilot," Dmitry said. "If we compare this with the Afghan war in the 1980s, we know that the Soviet Union lost 333 helicopters. I believe We have suffered the same loss in a year. "</text:p>
      <text:h text:style-name="P12" text:outline-level="3">
<text:span text:style-name="T4">
</text:span>
</text:h>
      <text:p text:style-name="P4">
In January of this year, Dmitry was told that he would be sent to "perform a task."</text:p>
      <text:p text:style-name="P4">
He realized that there was only one meaning -going to Ukraine. He tried to commit suicide, hoping that this would cause him to be retired based on health reasons, but this is not the case.</text:p>
      <text:p text:style-name="P4">
During the rehabilitation of the hospital, he read an article that a 27 -year -old police officer from the Provev area successfully escaped Latvia. Dmitry decided to imitate him.</text:p>
      <text:p text:style-name="P4">
"I don't refuse to serve the army. If my country is facing a real threat, I will play for the country. I just refuse to be a crime."</text:p>
      <text:p text:style-name="P4">
"If I board the helicopter, I will take at least dozens of people's life. I don't want to do that, Ukraine is not our enemy."</text:p>
      <text:p text:style-name="P4">
Dmitry asked for help on Telegram, planning a route passing through the forest to the EU border. He was as light as possible.</text:p>
      <text:p text:style-name="P4">
He said the process of walking through the woods was terrible because he was afraid of being intercepted by border guards.</text:p>
      <text:p text:style-name="P4">
"If they arrest me, I may spend a long time in prison."</text:p>
      <text:p text:style-name="P4">
He said that once, there was a plane flew by where he was close to him, and then there was another. He panicked for a while, fearing that it was the Border Guard to hunt him, so he started to run.</text:p>
      <text:p text:style-name="P4">
"I can't see the road in front, my thoughts are confusing."</text:p>
      <text:p text:style-name="P4">
He came to a wire mesh fence and climbed it. Soon after, he knew that he was successful.</text:p>
      <text:p text:style-name="P4">
Image adding text,</text:p>
      <text:p text:style-name="P4">
Dmitry feels a moment when you can finally breathe freely (the simulation scene of remake)</text:p>
      <text:p text:style-name="P4">
"I can finally breathe freely."</text:p>
      <text:p text:style-name="P4">
Dimitri imagined that the Russian authorities would start criminal lawsuits against him. But he believed that many comrades in his army would understand his motivation.He didn't know what he would happen next.</text:p>
      <text:p text:style-name="P4">
But Dmitry said he would rather try to build a new life in the European Union, and he was unwilling to mention it in his hometown.</text:p>
      <text:p text:style-name="P4">
<text:span text:style-name="T5">
*Edited by Cartelina Xinkolova (</text:span>
 _kateryna khinkulova__)</text:p>
      <text:p text:style-name="P4">
News Source: <text:a xlink:type="simple" xlink:href="https://www.bbc.com/zhongwen/simp/world-65875010" text:style-name="Internet_20_link" text:visited-style-name="Visited_20_Internet_20_Link">
https://www.bbc.com/zhongwen/simp/world-65875010</text:a>
</text:p>
      <!--NEWS-->
      <text:h text:style-name="P10" text:outline-level="1">
<text:span text:style-name="T4">
"Wish Rongguang Return to Hong Kong" banned the case behind the global Hong Kong people connected chorus</text:span>
</text:h>
      <text:p text:style-name="P4">
Author: None (Language: zh)</text:p>
      <text:p text:style-name="P4">
Publisher: None</text:p>
      <text:p text:style-name="P4">
Time: 2023-06-12T09:24:00Z</text:p>
      <text:p text:style-name="P4">
Description: The representative song of the Hong Kong Democratic Movement "Wish Rongguang Return to Hong Kong" is about to become a "ban song" stipulated in the Hong Kong government. Many overseas Hong Kong people launched a series of activities on the 12th to sing this song.</text:p>
      <text:p text:style-name="P4">
Videos: []</text:p>
      <text:p text:style-name="P4">
Images: []</text:p>
      <text:p text:style-name="P4">
Subject: 时政风云</text:p>
      <text:p text:style-name="P4">
Subjects: ['谷歌', '香港', '雨伞革命', '香港政改', '专题报道：香港“反送中”抗议']</text:p>
      <text:p text:style-name="P4">
Keywords: ['香港', '愿荣光归香港', '香港国安法', '反修例运动', '反送中示威']</text:p>
      <text:p text:style-name="P4">
Id: 65888826</text:p>
      <!--METADATA-->
      <text:p text:style-name="P4">
<text:a xlink:type="simple" xlink:href="https://www.dw.com/zh/overlay/image/article/65888826/65887293" text:style-name="Internet_20_link" text:visited-style-name="Visited_20_Internet_20_Link">
 </text:a>
(Voice of Germany in Chinese) On Monday (June 12) at noon, the "Hong Kong Border City Youth" organized the people to "flash" in the Taipei Station lobby and "Wish Rongguang to Hong Kong". About 20 Hong Kong people participated with the people of Taiwan at the scene and sang this song representing the Hong Kong Democratic Movement. Similar activities were held in Taichung's "Lian Nong Wall"; at night, there was another game in Ximending, Taipei.</text:p>
      <text:p text:style-name="P4">
"Wish Rongguang Return to Hong Kong" was widely sung during the 2019 Hong Kong's anti -repair campaign, but <text:a xlink:type="simple" xlink:href="https://www.dw.com/zh/zh/港府申請禁播願榮光歸香港-以免誤認國歌/a-65834428" text:style-name="Internet_20_link" text:visited-style-name="Visited_20_Internet_20_Link">
Hong Kong Government recently applied to the court for a ban order</text:a>
This song is required to be prohibited. On the occasion of <text:a xlink:type="simple" xlink:href="https://www.dw.com/zh/zh/反送中四周年-近千人在台北游行团结挺港/a-65879541" text:style-name="Internet_20_link" text:visited-style-name="Visited_20_Internet_20_Link">
Anti -Repair Case Movement 4th Anniversary</text:a>
The Hong Kong High Court tried the case on the 12th; according to the "Hong Kong Radio" report, the court decided to hear after the afterbing until July 21.</text:p>
      <text:p text:style-name="P4">
At the pop -up scene of Taipei Station, Feng Xitian, the secretary -general of Hong Kong Border Town, said that "Wish Rongguang Back to Hong Kong" can be said to be "the first song that belongs to Hong Kong people." Know the fact.</text:p>
      <text:p text:style-name="P4">
Hong Kong people in Taiwan gathered at Taipei Station on the 12th, calling on the people of Taiwan to sing "Want to Gongguang to Hong Kong."</text:p>
      <text:p text:style-name="P4">
The organization pointed out on Facebook on the 10th that after passing the ban, "Wish Rongguang Back to Hong Kong" will be the first "ban song" in Hong Kong history; on the 11th, Hong Kong artist Huang Guo, a Hong Kong artist who moved to Taiwan, wrote: "You have to sing Singing quickly, singing more!(You have to sing quickly, sing more!) I believe that more prohibitions in the future, this song is just a prelude. "</text:p>
      <text:p text:style-name="P4">
Faced with the prospect of "Wish Rongguang Return to Hong Kong" in Hong Kong, Hong Kong people around the world have launched a series of connections, calling on the public to contact local radio stations from various countries, and hope that this song can be broadcast in the world's broadcast programs. The Hong Kong people's statement that the Hong Kong people criticized the Hong Kong government's desire to stop songs: "A song cannot threaten national security, <text:a xlink:type="simple" xlink:href="https://www.dw.com/zh/zh/香港不准公開悼六四-逾20人遭港警帶走/a-65823074" text:style-name="Internet_20_link" text:visited-style-name="Visited_20_Internet_20_Link">
pursuing democracy in the name of national security</text:a>
It is an insult to basic human rights. "</text:p>
      <text:h text:style-name="P12" text:outline-level="3">
<text:span text:style-name="T4">
"National Anthem" dispute Google may exit Hong Kong?</text:span>
</text:h>
      <text:p text:style-name="P4">
Earlier, many international sports events were played as "National Anthem" as "National Anthem". For example, the Asian seven -person rugby competition held in South Korea last November. The result is "Wish Rongguang to Hong Kong"; the incident caused the Hong Kong government to protest, and <text:a xlink:type="simple" xlink:href="https://www.dw.com/zh/zh/誤播願榮光亞洲欖總赴港致歉/a-63855666" text:style-name="Internet_20_link" text:visited-style-name="Visited_20_Internet_20_Link">
the President of the Asian Rugby Association also apologized to the Hong Kong government</text:a>
Essence</text:p>
      <text:p text:style-name="P4">
On June 5, the Hong Kong Government applied to the court for a ban order, asking the public to prohibit the public from spreading the melody and lyrics on the Internet or any other platform. On the 6th, the press release was listed in detail, such as "insulting the national anthem by this intention", and "the misunderstanding of" I wish to return to Hong Kong "is the national anthem of the Hong Kong Special Administrative Region, not the Volunteer Army."</text:p>
      <text:p text:style-name="P4">
The Hong Kong Government has repeatedly <text:a xlink:type="simple" xlink:href="https://www.dw.com/zh/zh/誤播願榮光當國歌-李家超徹查是否違法/a-63745219" text:style-name="Internet_20_link" text:visited-style-name="Visited_20_Internet_20_Link">
negotiated with Google Company for the National Anthem problem</text:a>
When searching for "Chinese National Anthem", the search engine should make "The Volunteer March" is the result of the top. The company has responded that it will not manipulate the natural sorting of the search and refuses to remove the "wish to return to Hong Kong."</text:p>
      <text:p text:style-name="P4">
The people who participated in the "Flash" chorus at Taipei Station on the 12th held a slogan, emphasizing "adherence to faith".</text:p>
      <text:p text:style-name="P4">
"The review system has gradually accelerated." Bloomberg quoted geopolitics and science and technology experts Xiaomenglu on the 12th. Just like the 2010 Google search engine withdraw from mainland China. "</text:p>
      <text:p text:style-name="P4">
Former Hong Kong University Professor Michaeldavis told Bloomberg that the case of "Wish Rongguang Return to Hong Kong" shows that the Hong Kong government intends to increase the content of the combination of online and social media. Maintain the status of the international financial center. He pointed out that the only important difference between Hong Kong and mainland China is the global network and media that has not been reviewed compared to the less review.</text:p>
      <text:p text:style-name="P4">
(Comprehensive report)</text:p>
      <text:p text:style-name="P4">
News Source: <text:a xlink:type="simple" xlink:href="https://www.dw.com/zh/《願榮光歸香港》禁案延后-全球港人串連合唱/a-65888826" text:style-name="Internet_20_link" text:visited-style-name="Visited_20_Internet_20_Link">
https://www.dw.com/zh/《願榮光歸香港》禁案延后-全球港人串連合唱/a-65888826?maca=chi-rss-chi-all-1127-rdf</text:a>
</text:p>
      <!--NEWS-->
      <text:h text:style-name="P10" text:outline-level="1">
<text:span text:style-name="T4">
Samsung senior executives were accused of stealing technology in China to set up factories in China</text:span>
</text:h>
      <text:p text:style-name="P4">
Author: None (Language: zh)</text:p>
      <text:p text:style-name="P4">
Publisher: None</text:p>
      <text:p text:style-name="P4">
Time: 2023-06-12T10:17:00Z</text:p>
      <text:p text:style-name="P4">
Description: South Korean procuratorate stated that former Samsung executives were sued and arrested for suspected stealing Samsung technology in a chip factory in China. It is said that the executive involved in the case has an authoritative position in the Korean chip industry.</text:p>
      <text:p text:style-name="P4">
Videos: []</text:p>
      <text:p text:style-name="P4">
Images: []</text:p>
      <text:p text:style-name="P4">
Subject: 新闻广角</text:p>
      <text:p text:style-name="P4">
Subjects: ['德中关系', '韩国', '汉诺威工业博览会', '岛屿主权争端', '专题报道：全景观看“习马会”', '中国', '智能手机', '中共十九大', '朝鲜']</text:p>
      <text:p text:style-name="P4">
Keywords: ['三星', '芯片', '芯片法案', '技术', '韩国', '中国']</text:p>
      <text:p text:style-name="P4">
Id: 65889290</text:p>
      <!--METADATA-->
      <text:p text:style-name="P4">
<text:a xlink:type="simple" xlink:href="https://www.dw.com/zh/overlay/image/article/65889290/65447683" text:style-name="Internet_20_link" text:visited-style-name="Visited_20_Internet_20_Link">
 </text:a>
(Voice of Germany Chinese) in a statement issued by the Office of the Ministry of Prosecutor's Office on Monday stated that the suspect was suspected of obtaining and. ), Process flowchart, design diagram and other information. The technology involved in the case is to create a process process for making dynamic random access memory (DRAM) and flash memory chips (NAND) below 30 nanometer, which is a national key technology.</text:p>
      <text:p text:style-name="P4">
Anshi reported that the suspect attempts to build a copycat version of the Samsung chip factory only 1.5 kilometers away from Samsung Electronics Xi'an Semiconductor Factory. However, due to the decline of Taiwan investors, factory construction projects have not actually carried out. However, it is reported that the suspect had obtained 460 billion won investment in the construction semiconductor manufacturing plant in Chengdu. Among them, the R &amp; D building has been completed last year, and Samsung Electronic Semiconductor Technology produces samples.</text:p>
      <text:p text:style-name="P4">
The statement of the Prosecutor Mizuhara stated that, with the suspect, a total of six people were prosecuted for suspected violation of the "Industrial Technology Protection Law" and "Improper Competition Prevention Law". The procuratorate's statement stated: "This is a serious crime. At the moment when the competition of chip is becoming increasingly fierce, it may shake South Korea's chip technology foundation and cause a significant blow to South Korea's economic security."</text:p>
      <text:p text:style-name="P4">
The specific identity of the 65 -year -old suspect was not announced and is still in a state of detention.</text:p>
      <text:p text:style-name="P4">
South Korean President Yin Xiyue: "Comprehensive War" has erupted around chip technology</text:p>
      <text:p text:style-name="P4">
Yoshimoto reported that the suspect was the duties of Samsung Electronics and Vice President of SK Hemiliation, and was a authoritative figure in the field of semiconductor manufacturing in South Korea. After he set up a factory in China, he hired 200 employees of Samsung Electronics and SK Hynix, and instructed them to obtain and use Samsung Electronic Semiconductor design materials. Prosecutors calculated that the suspect's stealing technology caused at least 300 billion won in Samsung Electronics. In 2022, the semiconductor industry accounted for 16.5%of the total exports of South Korea.</text:p>
      <text:p text:style-name="P4">
Last Thursday, South Korean President Yin Xiyue held a national strategic meeting of the semiconductor. <text:a xlink:type="simple" xlink:href="https://www.dw.com/zh/zh/媒體美日荷達成協議-聯手限制晶片出口中國/a-64552054" text:style-name="Internet_20_link" text:visited-style-name="Visited_20_Internet_20_Link">
Yin Xiyue described the tension in the United States and China to push the competition of the chip industry to "Total War"</text:a>
The South Korean government will work with the United States and other allies to fully support the development of the Korean chip industry.</text:p>
      <text:p text:style-name="P4">
South Korea's Samsung and SK Hynix are the world's <text:a xlink:type="simple" xlink:href="https://www.dw.com/zh/zh/中美半導體大戰封殺美光韓企得利/a-65705950" text:style-name="Internet_20_link" text:visited-style-name="Visited_20_Internet_20_Link">
the largest two memory chip manufacturers, and have invested billions of dollars in Chinese chip companies</text:a>
Essence</text:p>
      <text:p text:style-name="P4">
Chip is now the lifeblood of the global economy. As the world's second largest economy, its huge electronic manufacturing industry depends on the stable supply of overseas chips.</text:p>
      <text:p text:style-name="P4">
Kim Dae-Jong, a professor at the School of Business, Seoul, Seoul, said in an interview with Agence France-Presse: "In the context of the increasing competition in the semiconductor industry in the United States, South Korea is in a difficult situation because it must stand on its security allies in the United States in the United States. On the one hand, it obviously cannot ignore Beijing's influence. "He also emphasized:" Samsung should pay more attention to technology and information security because China is working hard to catch up. "</text:p>
      <text:p text:style-name="P4">
Samsung has not yet commented on the case.</text:p>
      <text:p text:style-name="P4">
(Reuters, Agence France -Presse, Hangong News Agency)</text:p>
      <text:p text:style-name="P4">
News Source: <text:a xlink:type="simple" xlink:href="https://www.dw.com/zh/三星前高管被控窃取技术在华设厂/a-65889290" text:style-name="Internet_20_link" text:visited-style-name="Visited_20_Internet_20_Link">
https://www.dw.com/zh/三星前高管被控窃取技术在华设厂/a-65889290?maca=chi-rss-chi-all-1127-rdf</text:a>
</text:p>
      <!--NEWS-->
      <text:h text:style-name="P10" text:outline-level="1">
<text:span text:style-name="T4">
"Resistance to the British Redization" rejuvenates the fourth anniversary of the Central Movement on the streets of British Hong Kong people.</text:span>
</text:h>
      <text:p text:style-name="P4">
Author: None</text:p>
      <text:p text:style-name="P4">
Publisher: Radio Free Asia (Organization)</text:p>
      <text:p text:style-name="P4">
Published Time: 2023-06-12T11:23:00-04:00</text:p>
      <text:p text:style-name="P4">
Modified Time: 2023-06-13T09:24:00-04:00</text:p>
      <text:p text:style-name="P4">
Description: None</text:p>
      <text:p text:style-name="P4">
Videos: []</text:p>
      <text:p text:style-name="P4">
Audios: ["<text:a xlink:type="simple" xlink:href="https://www.rfa.org/mandarin/yataibaodao/gangtai/al1-061220230927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5.1927in" draw:z-index="0">
<draw:image xlink:href="../Images/rfamandarin/2023-06-12T11-23-00-04-00/000000.png" xlink:type="simple" xlink:show="embed" xlink:actuate="onLoad" draw:mime-type="image/png"/>
</draw:frame>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text:a xlink:type="simple" xlink:href="https://www.rfa.org/mandarin/yataibaodao/gangtai/al1-06122023092700.html/@@images/image" text:style-name="Internet_20_link" text:visited-style-name="Visited_20_Internet_20_Link">
</text:a>
(吕熙摄) [audio-1-link：Https://www.rfa.org/mandarin/yatabagabaodao/al1-0612202(https://www.rfa.org/mandarin/yataibaodao/gangtai/al1-06122023092700.html/@@stream)On June 12, four years ago, a large number of demonstrators surrounded the Hong Kong Legislative Council to prevent the Hong Kong government from imposing the draft of the revised "Fugm Regulations", marking the beginning of the introduction of the central movement. Four years have passed, and commemorative activities have been held worldwide. Among them, in London, nearly a thousand Hong Kong people rally outside Congress, opposing Britain's weak attitude towards China.</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https://www.rfa.org/mandarin/yataibaodao/gangtai/al-06112023152417.html)</text:span>
* </text:span>
<text:span text:style-name="T5">
 <text:a xlink:type="simple" xlink:href="https://www.rfa.org/mandarin/yataibaodao/gangtai/al-06092023100550.html" text:style-name="Internet_20_link" text:visited-style-name="Visited_20_Internet_20_Link">
The fourth anniversary of the delivery of China Movement: Deep cultivation beyond the street fighting of overseas Hong Kong people</text:a>
</text:span>
*</text:p>
      <text:p text:style-name="P4">
"Why this land, tears reappear again; why make everyone, and they are resentful ..." Under the heat on Sunday (11th) of nearly a thousand Hong Kong people, they "reappeared like water" in front of the British parliament. They did not fear the intimidation of the Hong Kong government and sang "Wish Glory to Hong Kong." Many participants put their chests in their chests when they sang, with a dignified expression.</text:p>
      <text:p text:style-name="P4">
The fighting songs that appeared during the secondary movement in 2019 were described as "the true national anthem of the Hong Kong people" by many Hong Kong people, but recently the Hong Kong government was accused of "inciting splitting" and applying for a ban from the court to prevent the spread from spreading to prevent the spread from spreading. Essence</text:p>
      <text:p text:style-name="P4">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Photo by Lu Xi) <text:a xlink:type="simple" xlink:href="https://www.rfa.org/mandarin/yataibaodao/gangtai/al1-06122023092700.html/img_8603.jpg" text:style-name="Internet_20_link" text:visited-style-name="Visited_20_Internet_20_Link">
</text:a>
&gt;
&gt;
 On June 12, 4 years ago, a large number of demonstrators surrounded the Hong Kong Legislative Council to prevent the Hong Kong government from imposing the draft amendment of the "Fugm Regulations". However, the protests were suppressed by the Hong Kong police with tear gas and rubber bullets, which became a day of Hong Kong's iconic iconic. &gt;
 In [ #&gt;
&gt;
&gt;
&gt;
&gt;
]](https://twitter.com/hashtag/%E5%8F%8D%E9%80%81%E4%B8%AD%E8%BF%90%E5%8A%A8?src=hash&amp;ref_src=twsrc%5Etfw)&gt;
 On the 4th anniversary, commemorative activities are held worldwide. [ #[[[<text:a xlink:type="simple" xlink:href="https://twitter.com/hashtag/%E6%84%BF%E8%8D%A3%E5%85%89%E5%BD%92%E9%A6%99%E6%B8%AF" text:style-name="Internet_20_link" text:visited-style-name="Visited_20_Internet_20_Link">
Hong Kong&gt;
</text:a>
&gt;
 <text:a xlink:type="simple" xlink:href="https://t.co/WuRJ4qC5vJ" text:style-name="Internet_20_link" text:visited-style-name="Visited_20_Internet_20_Link">
 pic.twitter.com/WuRJ4qC5vJ </text:a>
&gt;
&gt;
 - Liberty Asia Radio(@RFA_Chinese)<text:a xlink:type="simple" xlink:href="https://twitter.com/RFA_Chinese/status/1668393342185373696" text:style-name="Internet_20_link" text:visited-style-name="Visited_20_Internet_20_Link">
 June 12, 2023&gt;
 </text:a>
** Hong Kong artist: The more afraid you are, the more fierce the regime will be</text:p>
      <text:p text:style-name="P4">
The Hong Kong artists participating in the rally spoiled the waves to this station that the Hong Kong cultural community had predicted that the Hong Kong Government would gradually suppress the freedom of speech in one or two years ago. Recently All examples confirm this prophecy. He believes that "willing to return to Hong Kong" is banned only sooner or later, but Hong Kong people cannot shrink.</text:p>
      <text:p text:style-name="P4">
The people who always believe that their people support democracy. If we have closed our mouths and scattered Hong Kong people from all over the world, then the regime will really be unscrupulous. "He said that we can understand that some overseas Hong Kong people still need to return to Hong Kong. Or worry about the safety of family members in Hong Kong, so he is concerned, but he believes that overseas Hong Kong people cannot compromise without bottom line.</text:p>
      <text:p text:style-name="P4">
Hong Kong artists spoil the waves that "Wish Rongguang Back to Hong Kong" cannot be sung. "The more scared you, the more fierce the regime will be." (Photo by Lu Xi) <text:a xlink:type="simple" xlink:href="https://www.rfa.org/mandarin/yataibaodao/gangtai/al1-06122023092700.html/img_8628.jpg" text:style-name="Internet_20_link" text:visited-style-name="Visited_20_Internet_20_Link">
</text:a>
</text:p>
      <text:p text:style-name="P4">
These four demands are also aimed at the British government's recent attitude towards China to soften and refuse to close the Confucius Institute; some Hong Kong people organized the "Yangcun" education daily camp to be canceled by the local church, and some Hong Kong political asylum applicants have not been approved by refugees. For identity, some people have turned to apply for BNO (British National Overseas Passport) visa.</text:p>
      <text:p text:style-name="P4">
Luo Guancong, a former Hong Kong Legislative Council member of the UK, encouraged Hong Kong people to bring his energy home and continue to work hard in daily life to prepare for the future of Hong Kong. (Photo by Lu Xi) <text:a xlink:type="simple" xlink:href="https://www.rfa.org/mandarin/yataibaodao/gangtai/al1-06122023092700.html/img_8611.jpg" text:style-name="Internet_20_link" text:visited-style-name="Visited_20_Internet_20_Link">
</text:a>
The conference collected the signatures of the participants on the spot and expressed their demands to the British government. Ms. Xu, a Hong Kong person who attended the rally with her daughter, said that whether she was involved in the rally or co -signed, she would fully support all methods to express the voice of Hong Kong people to the British government.</text:p>
      <text:p text:style-name="P4">
Ms. Xu said, "I have always paid attention to see how British Prime Minister Sonak deal with Hong Kong issues, but I feel helpless and angry. He does nothing, like" lying flat ". I am actually struggling. So I hope that I will come out to meet while I have the opportunity. I always work, but if I can draw time as much as possible, I will come out to support these activities. "</text:p>
      <text:p text:style-name="P4">
Ms. Xu, who attended the rally with her daughter, was helpless and angry about British Prime Minister Sunak's recent acts, and believed that it was necessary to express the voice of Hong Kong people to the British government through the rally. (Photo by Lu Xi) <text:a xlink:type="simple" xlink:href="https://www.rfa.org/mandarin/yataibaodao/gangtai/al1-06122023092700.html/img_8627.jpg" text:style-name="Internet_20_link" text:visited-style-name="Visited_20_Internet_20_Link">
</text:a>
<text:span text:style-name="T4">
 The meaning of the rally </text:span>
</text:p>
      <text:p text:style-name="P4">
The Chen couple participated in the 612 rally in London with a pair of children for the third consecutive year. Chen Tai pays special attention to young Hong Kong people who apply for political asylum in the UK. Some people have no application for years. They cannot employment in long waiting, lack of income, and live in their lives. I hope that the British government will provide more support.</text:p>
      <text:p text:style-name="P4">
They do not think that the rally is a ritual, and thinks that they want to fulfill their promises that have promised, so that Hong Kong friends who can not speak in Hong Kong know that they will guard their original intentions and always persist.</text:p>
      <text:p text:style-name="P4">
The Chen couple participated in the 612 rally of London with a pair of children in London for the third consecutive year, hoping to let Hong Kong friends who can not speak in Hong Kong know that they will always persist. (Photo by Lu Xi) <text:a xlink:type="simple" xlink:href="https://www.rfa.org/mandarin/yataibaodao/gangtai/al1-06122023092700.html/img_8624.jpg" text:style-name="Internet_20_link" text:visited-style-name="Visited_20_Internet_20_Link">
</text:a>
When the former Hong Kong Legislative Council member Luo Guancong spoke in exile, reviewed from the experience of the umbrella movement in 2014 to this day, from the student leader to the experience of exile people, emphasizing that everything I did in the past ten years and the next ten years is for Preparation for the future of Hong Kong. He encouraged Hong Kong people to bring back his energy back after the assembly gathered, and continue to work hard in daily life to prepare for the future of Hong Kong. Essence</text:p>
      <text:p text:style-name="P4">
On June 12, 4 years ago, a large number of demonstrators surrounded the Hong Kong Legislative Council to prevent the Hong Kong government from pushing the "Fuge Regulations" to revise the draft. one day.</text:p>
      <text:p text:style-name="P4">
Reporter: Lu Xi (London) Responsible Editor: Jiayuan.com editor: He Fu</text:p>
      <text:p text:style-name="P4">
News Source: <text:a xlink:type="simple" xlink:href="https://www.rfa.org/mandarin/yataibaodao/gangtai/al1-06122023092700.html" text:style-name="Internet_20_link" text:visited-style-name="Visited_20_Internet_20_Link">
https://www.rfa.org/mandarin/yataibaodao/gangtai/al1-06122023092700.html</text:a>
</text:p>
      <!--NEWS-->
      <text:h text:style-name="P10" text:outline-level="1">
<text:span text:style-name="T4">
The United States sanction in Iran ’s China Enterprise Beijing approval unreasonable suppression</text:span>
</text:h>
      <text:p text:style-name="P4">
Author: None (Language: zh)</text:p>
      <text:p text:style-name="P4">
Publisher: None</text:p>
      <text:p text:style-name="P4">
Time: 2023-06-12T13:44:00Z</text:p>
      <text:p text:style-name="P4">
Description: The United States has once again included a negative list of sanctions on a number of mainland China and Hong Kong companies, accusing them allegedly to assist Iran to obtain parts and technologies required to develop ballistic missiles. Beijing responded that it was accusing "lack of basis."</text:p>
      <text:p text:style-name="P4">
Videos: []</text:p>
      <text:p text:style-name="P4">
Images: []</text:p>
      <text:p text:style-name="P4">
Subject: 时政风云</text:p>
      <text:p text:style-name="P4">
Subjects: ['奥巴马', '伊朗', '岛屿主权争端', '专题报道：全景观看“习马会”', '中国', '中共十九大', '美国', '德中关系']</text:p>
      <text:p text:style-name="P4">
Keywords: ['制裁', '伊朗', '弹道导弹', '无人机', '美国', '中国']</text:p>
      <text:p text:style-name="P4">
Id: 65892336</text:p>
      <!--METADATA-->
      <text:p text:style-name="P4">
<text:a xlink:type="simple" xlink:href="https://www.dw.com/zh/overlay/image/article/65892336/65846465" text:style-name="Internet_20_link" text:visited-style-name="Visited_20_Internet_20_Link">
 </text:a>
Is the ballistic missile developed by Iran's contribution to China?</text:p>
      <text:p text:style-name="P4">
(Voice of Germany in China) The Ministry of Commerce of China issued a statement on Monday (June 12) that the United States incorporated some Chinese enterprises and individuals in the "Special Specific National List" on the grounds of so -called Iran.</text:p>
      <text:p text:style-name="P4">
A spokesman for the Ministry of Commerce said that the United States lacks the factual basis, lacks legitimate procedures, and harms the legitimate rights and interests of Chinese enterprises and individuals. The United States should stop the unreasonable suppression of Chinese companies and individuals. The spokesman said that China will take necessary measures to resolutely safeguard the legitimate rights and interests of Chinese enterprises and individuals.</text:p>
      <text:p text:style-name="P4">
Last week, the US Department of Finance sanctions on six entities and seven individuals of mainland China, Hong Kong and Iran, on the grounds that they were suspected of helping Iran to obtain parts and technologies for developing ballistic missiles.</text:p>
      <text:p text:style-name="P4">
The sanctioned companies include Beijing Shiny Nights Technology Development Co., Ltd. (LTD), Qingdao Zhongrong Trade Development (Qingdao Zhongron Trade Development), and Hong Kong KE.DO International Trade Corporation ( Hong kong Ke.Do International Trade Co.)And Hong Kong Lingoe Processing Engineering (Lingoe PROCESSSENGINEERING LIMITED) and Zhejiang Qingji IND.</text:p>
      <text:p text:style-name="P4">
The U.S. Treasury Department said that these Chinese companies transported a centrifugal metal, electronic devices and gyroscopes to the Iranian government agencies and private companies that have been working closely and involved in the construction of missiles to produce nuclear fuels. Washington is worried that Iran plans to develop nuclear weapons and loads it on the ballistic missile to threaten Israel and other countries.</text:p>
      <text:h text:style-name="P12" text:outline-level="3">
<text:span text:style-name="T4">
Tehran will create the Iranian version of the "Fire Great Wall"?</text:span>
</text:h>
      <text:p text:style-name="P4">
The Foreign Asset Control Office of the U.S. Finance also to the Iranian military officer Da Ud Damgini(Davoddamghani)Sanctions, saying that the military officer coordinated the military -related procurement of Iranian end users, including Iranian defense and armed forces Logistics Department.</text:p>
      <text:p text:style-name="P4">
Sanctions are prohibited from US companies and individuals, as well as companies such as multinational banks with branches in the United States to trade with companies listed on the blacklist.</text:p>
      <text:h text:style-name="P12" text:outline-level="3">
<text:span text:style-name="T4">
sanction list is getting longer and longer</text:span>
</text:h>
      <text:p text:style-name="P4">
The U.S. Treasury announced in March this year that <text:a xlink:type="simple" xlink:href="https://www.dw.com/zh/zh/美制裁五中企-指其助伊朗獲無人機零件/a-64940191" text:style-name="Internet_20_link" text:visited-style-name="Visited_20_Internet_20_Link">
five Chinese companies and one person on the sanctions list</text:a>
Called it to provide components to Iranian drone manufacturers. The five Chinese companies are: Hangzhou Fuyang KOTO Machinery Co., Ltd., and its company Raven International Trade Co., Ltd., which is famous in Hong Kong; Guilin Alpha Plastic Technology Co., Ltd.; Shenzhen Kas Polo Technology Co., Ltd., S &amp; Ctrade Pty Co., LTD.</text:p>
      <text:p text:style-name="P4">
The U.S. Treasury said that these headquarters in China "sold and transport thousands of aviation components to the Iranian Aviation Manufacturing Industry Corporation (HESA), including components that can be used for drones", and said that these companies are against Russia. There is an indirect relationship between Ukraine's attack and Iranian attack in the Gulf area, because in the incident, both Russia and Iran use the Shahed-136 drone manufactured by HESA, and the Iranian company is indirectly controlled by the Iranian Ministry of Defense.</text:p>
      <text:p text:style-name="P4">
In addition, the Wall Street Journal reported in February this year that the U.S. authorities are considering <text:a xlink:type="simple" xlink:href="https://www.dw.com/zh/zh/美媒美国考虑制裁中国监控设备公司/a-64611654" text:style-name="Internet_20_link" text:visited-style-name="Visited_20_Internet_20_Link">
sanctions on Chinese monitoring equipment companies selling products to Iran's security forces</text:a>
Essence At that time, the target was Tiandy Technologies, an electronic equipment manufacturer headquartered in Tianjin. It is reported that Tiandi Weiye sold products to Iran's Islamic Revolutionary Guards.</text:p>
      <text:p text:style-name="P4">
Tiandi Weiye has been included in the trade blacklist by the US Department of Commerce in December last year because the company uses facial recognition technology to assist the Chinese government to persecute the Uighurs in the Xinjiang region and sell them to the security department, police and troops in Iran. Monitoring equipment.</text:p>
      <text:p text:style-name="P4">
(Reuters, Agence France -Presse, Associated Press)</text:p>
      <text:p text:style-name="P4">
News Source: <text:a xlink:type="simple" xlink:href="https://www.dw.com/zh/美国再制裁涉伊朗中企-北京批无理打压/a-65892336" text:style-name="Internet_20_link" text:visited-style-name="Visited_20_Internet_20_Link">
https://www.dw.com/zh/美国再制裁涉伊朗中企-北京批无理打压/a-65892336?maca=chi-rss-chi-all-1127-rdf</text:a>
</text:p>
      <!--NEWS-->
      <text:h text:style-name="P10" text:outline-level="1">
<text:span text:style-name="T4">
After the rally of the British and Hong Kong people, it was suspected of being beaten by Chinese students to the police.</text:span>
</text:h>
      <text:p text:style-name="P4">
Author: None</text:p>
      <text:p text:style-name="P4">
Publisher: Radio Free Asia (Organization)</text:p>
      <text:p text:style-name="P4">
Published Time: 2023-06-12T15:33:00-04:00</text:p>
      <text:p text:style-name="P4">
Modified Time: 2023-06-12T19:09:22-04:00</text:p>
      <text:p text:style-name="P4">
Description: None</text:p>
      <text:p text:style-name="P4">
Videos: []</text:p>
      <text:p text:style-name="P4">
Audios: ["<text:a xlink:type="simple" xlink:href="https://www.rfa.org/mandarin/yataibaodao/gangtai/al2-06122023114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6-12T15-33-00-04-00/000000.png" xlink:type="simple" xlink:show="embed" xlink:actuate="onLoad" draw:mime-type="image/png"/>
</draw:frame>
After being rally in the British and Hong Kong people, he was beaten by suspected Chinese students <text:a xlink:type="simple" xlink:href="https://www.rfa.org/mandarin/yataibaodao/gangtai/al2-06122023114121.html/@@images/image" text:style-name="Internet_20_link" text:visited-style-name="Visited_20_Internet_20_Link">
</text:a>
Screenshot of Twitter/Teacher Li is not your teacher @Whyyoutouzhele <text:a xlink:type="simple" xlink:href="https://www.rfa.org/mandarin/yataibaodao/gangtai/al2-06122023114121.html/@@stream" text:style-name="Internet_20_link" text:visited-style-name="Visited_20_Internet_20_Link">
Audio-Link: https://www.rfa.org/mandarin/yataibaodao/gangtai/al2-06122023114121.html/@stream</text:a>
In Southampton, the United Kingdom, several Hong Kong people were attacked by suspected Chinese students after a rally on Sunday (11th). The local police confirmed to the station that the incident involved the "hatred attack" and caused the two to be injured. The police are currently investigating the attack. However, there are online news that those suspected of violence have set off to return to China. Some Chinese netizens praised the behavior of the perpetrators on Weibo.</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text:span>
* </text:span>
<text:span text:style-name="T5">
 <text:a xlink:type="simple" xlink:href="https://www.rfa.org/mandarin/yataibaodao/gangtai/al-05292023140315.html" text:style-name="Internet_20_link" text:visited-style-name="Visited_20_Internet_20_Link">
The British church cancels the Hong Kong people's event venue, Hong Kong people worry about the CCP long -arm management invading the UK</text:a>
</text:span>
<text:span text:style-name="T5">
 </text:span>
<text:span text:style-name="T4">
 <text:a xlink:type="simple" xlink:href="https://www.rfa.org/mandarin/yataibaodao/gangtai/al1-06122023092700.html" text:style-name="Internet_20_link" text:visited-style-name="Visited_20_Internet_20_Link">
"Resistance to the British Redization" to the fourth anniversary of the Sino -Chinese Movement reunited on the streets of the British and Hong Kong people</text:a>
</text:span>
 <text:span text:style-name="T4">
* <text:a xlink:type="simple" xlink:href="https://www.rfa.org/mandarin/yataibaodao/gangtai/al-06092023100550.html" text:style-name="Internet_20_link" text:visited-style-name="Visited_20_Internet_20_Link">
The fourth anniversary of the delivery of China Movement: Deep cultivation beyond the street fighting of overseas Hong Kong people</text:a>
</text:span>
</text:p>
      <text:p text:style-name="P4">
"Hong Kong is from China!" The live video released by the Twitter account "Teacher Li is not your teacher" can be seen. At least three men besieged a man in black and punched and kicked him. A woman tried to stop, but was pushed away. One of the white attackers waved the Chinese flag for a while, shouting in Mandarin, "Hong Kong is China!"</text:p>
      <text:p text:style-name="P4">
A group of people held a rally in Southampton, Britain on Sunday (11th) in Britain and Hong Kong to commemorate the 4th anniversary of the delivery of the Chinese movement. The news pointed out that a Chinese man who called the white -handed white cock came to clamor and sang the Chinese national anthem. He later warned more people to be present, and there was no trace before the end of the assembly.</text:p>
      <text:p text:style-name="P4">
The Hong Kong people organization "Southamptonhongkongers" showed the video provided by the station that a man in white shot a rally while calling "hurry up!"</text:p>
      <text:p text:style-name="P4">
<text:span text:style-name="T4">
 Local police said that the "hatred attack" caused the two to suffer a minor injury </text:span>
</text:p>
      <text:p text:style-name="P4">
Several Hong Kong people who participated in the rally went to a restaurant to eat. The restaurant was about 10 minutes' drive from the rally site, but met the white man and several suspected Chinese students. The other party did not say anything directly, and then fled without a trace.</text:p>
      <text:p text:style-name="P4">
Hampshire police responded to the station's inquiry, saying that they received a report on "Hate-RelatedAssAult": "We received a report, and a attack related to hatred in the Guide. At around 4:25 pm on Sunday, June 11, a group of people were attacked on Bergis Road in Puton, South Anton. "</text:p>
      <text:p text:style-name="P4">
Police said that the attack caused a small injury of two people, and was conducting investigations to confirm the situation, calling on the public to provide case clues through the heat line and the official website. According to the photos provided by the attackers to Hong Kong people, one wounded has a bruises in the arms, and the other wounded has a scratch on the neck.</text:p>
      <text:p text:style-name="P4">
(Picture left)Screenshots of the WeChat group showed that some people put the attack fragments in the group and showed off, saying that they were "Dougang Dougang".(Right)The screenshot of the WeChat group of Nanda Puton was circulated on the Internet. Some people uploaded photos of Hong Kong people, saying that "Stupid X Port is a gathering in the city center." Some people responded on the WeChat group, "Can you make some people and go to sing the national anthem to sing." (Twitter screenshot/Teacher Li is not your teacher @Whyyoutouzhele) <text:a xlink:type="simple" xlink:href="https://www.rfa.org/mandarin/yataibaodao/gangtai/al2-06122023114121.html/untitled-1.png" text:style-name="Internet_20_link" text:visited-style-name="Visited_20_Internet_20_Link">
</text:a>
<text:span text:style-name="T4">
 Another Hong Kong person in Manchester City diplomats attacked the lawmakers to pay attention to promoting officials to respond to </text:span>
</text:p>
      <text:p text:style-name="P4">
The executive director of the "Transnational Policy League of China" (IPAC) Luke Depulford in writing responses in writing in writing, saying that the incident is shocking: "This is the latest example of Chinese extreme nationalists in foreign countries. Hitting people with no consequences, just like their compatriots who beat Hong Kong people Bob Chan in the Manchester Consulate. "</text:p>
      <text:p text:style-name="P4">
Former Hong Kong Legislative Councilor Luo Guancong, who was exiled in the UK, urged the British Security Secretary of State Tomtugndhat to thoroughly investigate the incident: "The malicious attacks of Chinese nationalists on Hong Kong people must be condemned and investigated. It is safe, and hate crimes against Hong Kong people must stop. "</text:p>
      <text:p text:style-name="P4">
Catherine West, a Labor member who has been paying attention to the issue of Hong Kong, said the attack clip was worrying and urged Togen Dart to respond.</text:p>
      <text:p text:style-name="P4">
<text:span text:style-name="T4">
 Attacker or the witnesses have returned to China to criticize the police slowly </text:span>
</text:p>
      <text:p text:style-name="P4">
This station contacted a friend of the encountered by the attacker. He witnessed the incident and was pushed into the chaos, but he was not injured. He said that he only hoped that the police would follow up the case as soon as possible. However, as of the afternoon of Monday (12th), the local police had not contacted them, and the attackers on the Internet may have left the UK, so they were unwilling to talk more.</text:p>
      <text:p text:style-name="P4">
On the Internet, it is pointed out that another attacker is called "Kang Yangchen", and he and Gong's WeChat friends circle posts show that the two may have set off back to China.(Lin Shengliang Push special screenshot)  <text:a xlink:type="simple" xlink:href="https://www.rfa.org/mandarin/yataibaodao/gangtai/al2-06122023114121.html/screenshot-2023-06-12-153029.jpg" text:style-name="Internet_20_link" text:visited-style-name="Visited_20_Internet_20_Link">
</text:a>
A spokesman for the University of Southampton responded to the inquiry of the station, saying that it had conducted an investigation on the video circulating on the Internet, and refused to comment on the grounds that the incident had been transferred to the police. However, the spokesman emphasized that universities condemned the form of violence and respect for everyone's freedom of speech.</text:p>
      <text:p text:style-name="P4">
<text:span text:style-name="T4">
 The suspected attacker once "pink pink," the Chinese netizen shouted "good fight" </text:span>
</text:p>
      <text:p text:style-name="P4">
Shi Shi is circulating on Weibo, and Chinese netizens have shouted "good fight", and left a message saying "the patriotic youth is good" and "the people of the motherland are your backing."</text:p>
      <text:p text:style-name="P4">
This station found a Weibo account called "Gongyu Ah Gong", who claims to be "national first -level volleyball player". Compared with his Weibo photos and the attacking white man, his appearance and appearance are high. It can be seen from Gong Yan's Weibo that his "small pink" has a long time ago and posted on Weibo in October last year, saying that he blocked the Japanese to show the blue sky with the red flag of the sky and the sun, and refuted that "Taiwan is part of China". And praise yourself "things that will be proud of your life".</text:p>
      <text:p text:style-name="P4">
This station found a Weibo account called "Gongyu Ah Gong", who claims to be "national first -level volleyball player". Compared with his Weibo photos and the attacking white man, his appearance and appearance are high. <text:a xlink:type="simple" xlink:href="https://www.rfa.org/mandarin/yataibaodao/gangtai/al2-06122023114121.html/a279b48fgy1hebxamnn9qj22c0340u0y.png" text:style-name="Internet_20_link" text:visited-style-name="Visited_20_Internet_20_Link">
</text:a>
The screenshot of the WeChat group of Nanda Puton was circulated on the Internet. Some people uploaded photos of Hong Kong people, saying that "Stupid X Port is a gathering in the city center." The avatar of this WeChat user is the same as the "Gongyu Ah Gong" Weibo avatar. Some people responded on the WeChat group, "Can you make some people and sang them to sing the national anthem", and then some people put the attack fragment on the WeChat group to show off, saying that it was "the unique dog in Hong Kong."</text:p>
      <text:p text:style-name="P4">
Kang Yangchen, who was accused of participating in the attack, posted a photo of Hong Kong people in the WeChat circle of friends, and said that "the best thing before returning to China was to explode the independence of Hong Kong on the street."</text:p>
      <text:p text:style-name="P4">
This station had reported to the Chinese Embassy in the UK to seek response, and no response was received before the deadline.</text:p>
      <text:p text:style-name="P4">
Reporter: Lu Xi (London) Responsible Editor: Jiayuan.com editor: He Fu</text:p>
      <text:p text:style-name="P4">
News Source: <text:a xlink:type="simple" xlink:href="https://www.rfa.org/mandarin/yataibaodao/gangtai/al2-06122023114121.html" text:style-name="Internet_20_link" text:visited-style-name="Visited_20_Internet_20_Link">
https://www.rfa.org/mandarin/yataibaodao/gangtai/al2-06122023114121.html</text:a>
</text:p>
      <!--NEWS-->
      <text:h text:style-name="P10" text:outline-level="1">
<text:span text:style-name="T4">
The fourth anniversary of the second anniversary of California sang "Wish Glory Back to Hong Kong"</text:span>
</text:h>
      <text:p text:style-name="P4">
Author: None</text:p>
      <text:p text:style-name="P4">
Publisher: Radio Free Asia (Organization)</text:p>
      <text:p text:style-name="P4">
Published Time: 2023-06-12T16:02:00-04:00</text:p>
      <text:p text:style-name="P4">
Modified Time: 2023-06-13T15:25:02-04:00</text:p>
      <text:p text:style-name="P4">
Description: None</text:p>
      <text:p text:style-name="P4">
Videos: []</text:p>
      <text:p text:style-name="P4">
Audios: ["<text:a xlink:type="simple" xlink:href="https://www.rfa.org/mandarin/yataibaodao/shehui/sc-0612202313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5.1927in" draw:z-index="0">
<draw:image xlink:href="../Images/rfamandarin/2023-06-12T16-02-00-04-00/000000.png" xlink:type="simple" xlink:show="embed" xlink:actuate="onLoad" draw:mime-type="image/png"/>
</draw:frame>
Northern California launched an event of singing "Wish Glory Back to Hong Kong" on the Treasure Island next to San Francisco on the morning of June 10. <text:a xlink:type="simple" xlink:href="https://www.rfa.org/mandarin/yataibaodao/shehui/sc-06122023133845.html/@@images/image" text:style-name="Internet_20_link" text:visited-style-name="Visited_20_Internet_20_Link">
</text:a>
(Provided by the Hong Kong Hall of the United States)(https://www.rfa.org/mandarin/yataibaodao/shehui/sc-06122023133845.html/@@stream)The Hong Kong authorities have applied to the court for the prohibition of the iconic song "Wish Glory Back to Hong Kong". In the California Bay Area, a group of Hong Kong people sang this song, and an activity of a global singing "Wish to Back to Hong Kong" is also being launched.</text:p>
      <text:p text:style-name="P4">
<text:span text:style-name="T4">
<text:span text:style-name="T5">
 <text:a xlink:type="simple" xlink:href="https://www.rfa.org/mandarin/yataibaodao/gangtai/sc-09012022143242.html" text:style-name="Internet_20_link" text:visited-style-name="Visited_20_Internet_20_Link">
Hong Kong 831 Incident 3rd Anniversary North and South California All Memorial Activities</text:a>
</text:span>
* </text:span>
<text:span text:style-name="T5">
 <text:a xlink:type="simple" xlink:href="https://www.rfa.org/mandarin/yataibaodao/gangtai/sc-06042022161422.html" text:style-name="Internet_20_link" text:visited-style-name="Visited_20_Internet_20_Link">
Candlelight of the horn of the garden: people from all walks of life in San Francisco held the 33rd anniversary of the 64th anniversary</text:a>
</text:span>
<text:span text:style-name="T5">
 </text:span>
<text:span text:style-name="T4">
 <text:a xlink:type="simple" xlink:href="https://www.rfa.org/mandarin/yataibaodao/gangtai/sc-06132021174917.html" text:style-name="Internet_20_link" text:visited-style-name="Visited_20_Internet_20_Link">
Hundreds of people in San Francisco "Ru Shuang" commemorate the second anniversary of the 612 incident in Hong Kong</text:a>
</text:span>
 <text:span text:style-name="T4">
* <text:a xlink:type="simple" xlink:href="https://www.rfa.org/mandarin/yataibaodao/gangtai/sc-01182021082228.html" text:style-name="Internet_20_link" text:visited-style-name="Visited_20_Internet_20_Link">
California multi -group held an event to mourn the first dead of the Hong Kong "Rebellion in China"</text:a>
</text:span>
</text:p>
      <text:p text:style-name="P4">
** The global singing event of "Wish Rongguang Back to Hong Kong" has been launched on the gold and silver island.</text:p>
      <text:p text:style-name="P4">
On the four -year -old manner of the California, Northern California launched an event in the United States and Hong Kong people in the United States and Hong Kong. On the morning of June 10, they came to Treasureisland next to the city of San Francisco to lift the Hong Kong Light Banner, Dragon Lion Hong Kong Banner, and the word "FREE HONG KONG" in English , A singing gathering.</text:p>
      <text:p text:style-name="P4">
Situation of this event. (Provided by the Hong Kong Hall of the United States) <text:a xlink:type="simple" xlink:href="https://www.rfa.org/mandarin/yataibaodao/shehui/sc-06122023133845.html/m0612-sc3.jpeg" text:style-name="Internet_20_link" text:visited-style-name="Visited_20_Internet_20_Link">
</text:a>
Bruce, the head of the US HongkongersClub, who held this event, said that "Wish Rongguang Back to Hong Kong" is becoming a ban in Hong Kong, so this is very unreasonable, so he The group launched a scope covering the global singing event, soliciting videos of people singing this song around the world, and editing these videos together. He said: "We sing on June 10th on June 10, and then we will edit a part of it."</text:p>
      <text:p text:style-name="P4">
He also said that on July 1st, a video edited by many videos of people from all over the world sang "Wish Glory to Hong Kong" will be announced. In the past many years, the "July 1st parade" of democratic demands and political concepts occur on July 1, Hong Kong on July 1 each year. With the emergence of the "National Security Law" in Hong Kong, this event has not been held since 2021.</text:p>
      <text:p text:style-name="P4">
During the event, the Hong Kong people who gathered on Told and Silver also shouted the slogan "Restore Hong Kong, the Revolution of the Times". Event screen. Bruce said: "We are 'sea, land and air' this time, right?"</text:p>
      <text:p text:style-name="P4">
Situation of this event. (Provided by the Hong Kong Hall of the United States) <text:a xlink:type="simple" xlink:href="https://www.rfa.org/mandarin/yataibaodao/shehui/sc-06122023133845.html/m0612-sc2.jpeg" text:style-name="Internet_20_link" text:visited-style-name="Visited_20_Internet_20_Link">
</text:a>
<text:span text:style-name="T4">
 Participants in singing activities: </text:span>
 <text:span text:style-name="T4">
 "We will not forget" </text:span>
</text:p>
      <text:p text:style-name="P4">
At present, the Hong Kong authorities have applied to the court for the ban on "Wish Rongguang Return to Hong Kong". This song may also be the first ban on Hong Kong since the opening of the port in 1841. Stanley, who participated in this Treasure Island singing event, said: "Now the environment like Hong Kong, there will be problems with singing a song, because this song represents freedom on behalf of Hong Kong people. If you don't say a word overseas, the Hong Kong people have no chance to speak anymore. We are overseas, and we hope to give Hong Kong people some mental strength and let Hong Kong people see it. "</text:p>
      <text:p text:style-name="P4">
In the singing campaign on Treasure Island, people also showed many photos of Hong Kong political prisoners. Another Miss Wu in the United States and Hong Kong, who participated in this event, told reporters that on the occasion of the two years of the second year of the delivery, the event of singing "Wish Reward to Hong Kong" was to express the attitude of not forgive the Hong Kong authorities to suppress the people's behavior. He also said: "We want to sing to the people in prison, listen to people who have left Hong Kong or in Hong Kong, and commemorate people who are no longer in the world. We want to take this opportunity to tell them that we will not forget."</text:p>
      <text:p text:style-name="P4">
<text:span text:style-name="T4">
 612 Fourth Anniversary of Southern California Hong Kong people hold dialogue activities </text:span>
</text:p>
      <text:p text:style-name="P4">
Situation of dialogue activities in Barnes Park. (Provided by Charles Lin) <text:a xlink:type="simple" xlink:href="https://www.rfa.org/mandarin/yataibaodao/shehui/sc-06122023133845.html/m0612-sc886551451.jpg" text:style-name="Internet_20_link" text:visited-style-name="Visited_20_Internet_20_Link">
</text:a>
The local Los Angeles Hong Kong Forum head of the United States and Hong Kong groups Charleslam said that the purpose of people to start this event is: "Everyone wants to come together, what happened when recalling 612, where are we where we are, where are we Because this incident slowly faded, we hope to consolidate Hong Kong people, let people talk about it, share their experience and mood, and hope that there can be an opportunity for everyone to continue to support Hong Kong. "</text:p>
      <text:p text:style-name="P4">
On June 12, 2019, a large number of Hong Kong people surrounded the Legislative Council, opposed the second reading of the amendments to the Fugitive Regulations, and was suppressed by the police's large -scale violence. This incident is called "612", and it is also regarded as the iconic incident that officially started the sports movement on June 9 of the same year.</text:p>
      <text:p text:style-name="P4">
Situation of dialogue activities in Barnes Park. (Provided by Charles Lin) <text:a xlink:type="simple" xlink:href="https://www.rfa.org/mandarin/yataibaodao/shehui/sc-06122023133845.html/m0612-sc886551452.jpg" text:style-name="Internet_20_link" text:visited-style-name="Visited_20_Internet_20_Link">
</text:a>
In this dialogue, the participants wrote what they wanted to say on the long white cloth, and sang "Wish Rongguang to Hong Kong", in response to the global singing song initiated by the northern California Hong Kong people. People still lit the candlelight under the night, and put many candles around the flag of light, and put them into the shape of the important natural landmark of Hong Kong.</text:p>
      <text:p text:style-name="P4">
Reporter: Sun Cheng Responsible: Jiayuan.com Editor: He Fu</text:p>
      <text:p text:style-name="P4">
News Source: <text:a xlink:type="simple" xlink:href="https://www.rfa.org/mandarin/yataibaodao/shehui/sc-06122023133845.html" text:style-name="Internet_20_link" text:visited-style-name="Visited_20_Internet_20_Link">
https://www.rfa.org/mandarin/yataibaodao/shehui/sc-06122023133845.html</text:a>
</text:p>
      <!--NEWS-->
      <text:h text:style-name="P10" text:outline-level="1">
<text:span text:style-name="T4">
Wang Quanzhang and his wife pushed Jiechang Police to harass their legal leased houses</text:span>
</text:h>
      <text:p text:style-name="P4">
Author: None</text:p>
      <text:p text:style-name="P4">
Publisher: Radio Free Asia (Organization)</text:p>
      <text:p text:style-name="P4">
Published Time: 2023-06-12T16:27:00-04:00</text:p>
      <text:p text:style-name="P4">
Modified Time: 2023-06-13T09:25: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6.409914in" draw:z-index="0">
<draw:image xlink:href="../Images/rfamandarin/2023-06-12T16-27-00-04-00/000000.png" xlink:type="simple" xlink:show="embed" xlink:actuate="onLoad" draw:mime-type="image/png"/>
</draw:frame>
Li Wenzu, the wife of Chinese rights protection lawyer Wang Quanzhang, sent a tweet and video on the 12th, alleging that the police officer who claimed to be Liu, who claimed to be Liu, came to the door. <text:a xlink:type="simple" xlink:href="https://www.rfa.org/mandarin/Xinwen/11-06122023162151.html/@@images/image" text:style-name="Internet_20_link" text:visited-style-name="Visited_20_Internet_20_Link">
</text:a>
Li Wenzu Twitter Screenshot</text:p>
      <text:p text:style-name="P4">
Li Wenzu, the wife of Chinese rights protection lawyer Wang Quanzhang, sent a tweet and video on the 12th, which said: "We lived in a house in Changping's legal leased house last night. Entering the residence of others'. "</text:p>
      <text:p text:style-name="P4">
In the attached video, Wang Quanzhang talked to police officers through the camera on the door. Police demanded that they are consistent with their legal identity, lease information, and physical persons and legal identities and leasing information. Wang Quanzhang guarantees that it is legitimate and asked the police to come up with suspicion evidence, otherwise it would be "guilty."</text:p>
      <text:p text:style-name="Quotations">

<text:p text:style-name="P4">
[Lawyer Wang Quanzhang's husband and wife's residence was harassed again]&gt;
 [Police also investigated in the middle of the night on the grounds of reporting] &gt;
&gt;
 "709 major arrest" victims Wang Quanzhang and his wife Li Wenzu issued pushes and videos on the 12th, saying that they had just moved to the place in the " Changping's legally leased house was brought by the police at the Songyuan Police Station in the middle of the night, saying that it was reported to report, and "illegally invaded others 'residences'. …&gt;
 <text:a xlink:type="simple" xlink:href="https://t.co/36MLoGUlLr" text:style-name="Internet_20_link" text:visited-style-name="Visited_20_Internet_20_Link">
Pic.twitter.com/36mlogullr</text:a>
&gt;
&gt;
 - Liberty Asia Radio(@RFA_Chinese)<text:a xlink:type="simple" xlink:href="https://twitter.com/RFA_Chinese/status/1668490072700915712" text:style-name="Internet_20_link" text:visited-style-name="Visited_20_Internet_20_Link">
 June 13, 2023&gt;
 </text:a>
Wang Quanzhang's tweets issued by another Twitter account, "Lawyer of Quan Chapter", attached a lease contract with the landlord, and a video description recorded by the landlord on June 11. The contract shows that the landlord is called "Jiang Xiangjun". He said in the video that his house owned himself alone and signed a five -year rental contract with Wang Quanzhang to allow his family to live. He also said: "The content of the contract is true, legal, and effective, and it should be protected by law. I will not actively lift the contract unilaterally during the validity period. The video is evidenced by this video."</text:p>

</text:p>
      <text:p text:style-name="P4">
Some overseas people tweeted that the on -site harassment was the director of the Songyuan Police Station of the Changping District Public Security Bureau of Beijing. This station cannot independently verify the information.</text:p>
      <text:p text:style-name="P4">
This station has previously reported that Wang Quanzhang and his young son Wang Guangwei have been facing the pressure of the Beijing authorities since the end of April. Move.</text:p>
      <text:p text:style-name="P4">
Editor -in -chief: Kaidi</text:p>
      <text:p text:style-name="P4">
News Source: <text:a xlink:type="simple" xlink:href="https://www.rfa.org/mandarin/Xinwen/11-06122023162151.html" text:style-name="Internet_20_link" text:visited-style-name="Visited_20_Internet_20_Link">
https://www.rfa.org/mandarin/Xinwen/11-06122023162151.html</text:a>
</text:p>
      <!--NEWS-->
      <text:h text:style-name="P10" text:outline-level="1">
<text:span text:style-name="T4">
These words starting with D take you to understand the dilemma of China's economy and Free Version (Free Version)</text:span>
</text:h>
      <text:p text:style-name="P4">
Authors: ['夏春']</text:p>
      <text:p text:style-name="P4">
Publisher: 英国《金融时报》</text:p>
      <text:p text:style-name="P4">
Time: 2023-06-12T22:35:31+00:00</text:p>
      <text:p text:style-name="P4">
Published Time: 2023-06-12T12:00:99+08:00</text:p>
      <text:p text:style-name="P4">
Modified Time: 2023-06-12T18:00:99+08:00</text:p>
      <text:p text:style-name="P4">
Description: Xia Chun: As long as you can clearly see the difficulties, you can find a way out to allow China's economy to restore growth. The changes that need to be made can also be summarized with the words starting from D.</text:p>
      <text:p text:style-name="P4">
Images: ["<text:a xlink:type="simple" xlink:href="https://thumbor.ftacademy.cn/unsafe/picture/7/000180977_piclink.jpg" text:style-name="Internet_20_link" text:visited-style-name="Visited_20_Internet_20_Link">
000180977_pic...</text:a>
"]</text:p>
      <text:p text:style-name="P4">
Themes: ['中国经济', '关注']</text:p>
      <text:p text:style-name="P4">
Keywords: ['中国经济', '全球化', '资源错配']</text:p>
      <text:p text:style-name="P4">
Type: Article</text:p>
      <!--METADATA-->
      <text:p text:style-name="P4">
<draw:frame draw:style-name="fr1" draw:name="Image53" text:anchor-type="as-char" svg:width="6.9236in" svg:height="3.894525in" draw:z-index="0">
<draw:image xlink:href="../Images/FT Chinese Free Version/2023-06-12T22-35-31-00-00/000180977_piclink.jpg" xlink:type="simple" xlink:show="embed" xlink:actuate="onLoad" draw:mime-type="image/jpeg"/>
</draw:frame>
We often see that the Chinese economy needs six "stability" and six "guarantees". It will usher in the V -type, U -shaped, L type, and K type development. The purpose is to facilitate memory and image summary.</text:p>
      <text:p text:style-name="P4">
In early 2020, I summarized the various issues faced by the Chinese and global economies as "D -word challenge", which was summarized with words beginning with English letters D, and then expanded. The letters described by the letters are more concise and clear than many long -term articles now, and it is easy to understand.</text:p>
      <text:p text:style-name="P4">
News Source: <text:a xlink:type="simple" xlink:href="http://www.ftchinese.com/story/001099936" text:style-name="Internet_20_link" text:visited-style-name="Visited_20_Internet_20_Link">
http://www.ftchinese.com/story/001099936</text:a>
</text:p>
      <!--NEWS-->
      <text:h text:style-name="P10" text:outline-level="1">
<text:span text:style-name="T4">
Reject Saint -Germain extend the contract Mbappe this summer and may leave</text:span>
</text:h>
      <text:p text:style-name="P4">
Publisher: 法新社</text:p>
      <text:p text:style-name="P4">
Published Time: 2023-06-13T-10:32:08+00:00</text:p>
      <text:p text:style-name="P4">
Modified Time: 2023-06-13T09:05:04+00:00</text:p>
      <text:p text:style-name="P4">
Description: (Agence France -Presse, Paris, 12th) French popular football star Kylian Mbappe told the owner Paris Saint -Germain today that he would not choose to extend the current contract for another year to 2025, which allowed him to step by this summer West (lion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13T-10-32-08-00-00/000000.png" xlink:type="simple" xlink:show="embed" xlink:actuate="onLoad" draw:mime-type="image/png"/>
</draw:frame>
The 24 -year -old Mbapi is the French Possess striker. His current contract with the team will expire after the end of next season, but the contract has the clause that can be selected for one year.</text:p>
      <text:p text:style-name="P4">
If Mbappe chooses not to sign, Paris Saint -Germain will lose his risk a year later, so the team can choose to sell him this summer to avoid losing a world's top forward.</text:p>
      <text:p text:style-name="P4">
Mbappe informed the decision to renew the contract in a letter to the team, and the relevant news was disclosed by the French sports newspaper "L'Equipe". Following Messi decided to move to the American Local League Miami International Team, the Saint -Germain season was another major combat power.</text:p>
      <text:p text:style-name="P4">
By the deadline of July 31, Mbappe could still change his mind.</text:p>
      <text:p text:style-name="P4">
Just a year ago Mbapi rejected Real Madrid, and unexpectedly remained in Saint -Germain by the outside world. Now Real Madrid will once again become his first choice.</text:p>
      <text:p text:style-name="P4">
News Source: <text:a xlink:type="simple" xlink:href="https://www.rfi.fr/cn/%E8%BF%90%E5%8A%A8%E5%A4%A9%E5%9C%B0/20230613-%E6%8B%92%E7%BB%9D%E5%9C%A3%E6%97%A5%E8%80%B3%E6%9B%BC%E5%BB%B6%E9%95%BF%E5%90%88%E7%BA%A6-%E5%A7%86%E5%B7%B4%E4%BD%A9%E4%BB%8A%E5%A4%8F%E6%81%90%E8%B5%B0%E4%BA%BA" text:style-name="Internet_20_link" text:visited-style-name="Visited_20_Internet_20_Link">
https://www.rfi.fr/cn/%E8%BF%90%E5%8A%A8%E5%A4%A9%E5%9C%B0/20230613-%E6%8B%92%E7%BB%9D%E5%9C%A3%E6%97%A5%E8%80%B3%E6%9B%BC%E5%BB%B6%E9%95%BF%E5%90%88%E7%BA%A6-%E5%A7%86%E5%B7%B4%E4%BD%A9%E4%BB%8A%E5%A4%8F%E6%81%90%E8%B5%B0%E4%BA%BA</text:a>
</text:p>
      <!--NEWS-->
      <text:h text:style-name="P10" text:outline-level="1">
<text:span text:style-name="T4">
Hong Kong stock market red</text:span>
</text:h>
      <text:p text:style-name="P4">
Publisher: 法新社</text:p>
      <text:p text:style-name="P4">
Published Time: 2023-06-13T-13:32:07+00:00</text:p>
      <text:p text:style-name="P4">
Modified Time: 2023-06-13T09:20:03+00:00</text:p>
      <text:p text:style-name="P4">
Description: (Agence France -Presse, Hong Kong, 13th) The Hong Kong stock market is popular today, mainly due to increasingly optimistic markets to expect that the Federal Preparation Council's meeting will not raise interest rates this week. The Federal Reserve has previously decided to raise interest rates at 10 consecutive meeting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13T-13-32-07-00-00/000000.png" xlink:type="simple" xlink:show="embed" xlink:actuate="onLoad" draw:mime-type="image/png"/>
</draw:frame>
The Hong Kong Stock Hang Seng Index rose 117.11 points, or 0.60%, at 19521.42 points.</text:p>
      <text:p text:style-name="P4">
The Shanghai Stock Exchange's comprehensive index rose 4.84 points, or 0.15%, at 3233.67 points; the Shenzhen Stock Exchange's comprehensive index rose 12.62 points, or 0.62%, closed at 2033.79 points.</text:p>
      <text:p text:style-name="P4">
News Source: <text:a xlink:type="simple" xlink:href="https://www.rfi.fr/cn/%E8%B4%A2%E7%BB%8F%E5%BF%AB%E8%AE%AF/20230613-%E6%B8%AF%E8%82%A1%E6%94%B6%E7%BA%A2" text:style-name="Internet_20_link" text:visited-style-name="Visited_20_Internet_20_Link">
https://www.rfi.fr/cn/%E8%B4%A2%E7%BB%8F%E5%BF%AB%E8%AE%AF/20230613-%E6%B8%AF%E8%82%A1%E6%94%B6%E7%BA%A2</text:a>
</text:p>
      <!--NEWS-->
      <text:h text:style-name="P10" text:outline-level="1">
<text:span text:style-name="T4">
The receipt of the Chinese capital was prosecuted by the high -level senior management of Samsung in the semiconductor factory</text:span>
</text:h>
      <text:p text:style-name="P4">
Publisher: 法新社</text:p>
      <text:p text:style-name="P4">
Published Time: 2023-06-13T-18:32:08+00:00</text:p>
      <text:p text:style-name="P4">
Modified Time: 2023-06-13T08:05:02+00:00</text:p>
      <text:p text:style-name="P4">
Description: (Agence France -Presse, Seoul, 13th) A Korean semiconductor large factory Samsung Electronics is executed by Samsung Electronics, which is suspected of receiving Chinese capital, intending to build a "re -engraved" Samsung Electronic Semiconductor Factory in China, and was detained by South Korean prosecuto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13T-18-32-08-00-00/000000.png" xlink:type="simple" xlink:show="embed" xlink:actuate="onLoad" draw:mime-type="image/png"/>
</draw:frame>
The South Korean Mizuang Procuratorate said today that it has been detained to the 65 -year -old executive A for violation of the industrial technical protection law and improper competition law.</text:p>
      <text:p text:style-name="P4">
A, in addition to being executive in Samsung Electronics, was also the Deputy President of SK Hynix. He was a very influential figure in semiconductor manufacturers. The investigation showed that he had instructed employees to deceive Samsung Electronics's core technology.</text:p>
      <text:p text:style-name="P4">
According to the survey, a certain design information (BED) and factory configuration and design drawings were used for improperly obtained from August 2018 to 2019. Flash memory and other manufacturing technologies designated as national core technology by the Korean government.</text:p>
      <text:p text:style-name="P4">
A's planned factory is only 1.5 kilometers away from Samsung Electronics Xi'an Factory, but the construction plant is planned to be unable to achieve the influence of funds originally scheduled to from Taiwan.</text:p>
      <text:p text:style-name="P4">
According to reports, A signed a contract with Foxconn, a subsidiary of Hon Hai Group in 2015, and set up a company in Singapore more than 200 Samsung Electronic employees. In October 2019, it was established in Xi'an and established a company in Beijing, China. During the period, it received 460 billion won (about NT $ 10.7 billion) funds from Chengdu. The painting fails and does not produce energy.</text:p>
      <text:p text:style-name="P4">
Prosecutors pointed out that this case is not simply leaking semiconductor -related technologies, but trying to fully copy the semiconductor factories of Korean companies in China. Under the fierce competition in the international semiconductor industry, it is a major criminal act that endangers Korean semiconductor root.</text:p>
      <text:p text:style-name="P4">
A set up 5 employees and a Samsung e -cooperative manufacturer of Samsung E -cooperative manufacturers in China in China.</text:p>
      <text:p text:style-name="P4">
News Source: <text:a xlink:type="simple" xlink:href="https://www.rfi.fr/cn/%E5%9B%BD%E9%99%85%E6%8A%A5%E9%81%93/20230613-%E6%B6%89%E6%94%B6%E5%8F%97%E4%B8%AD%E8%B5%84%E4%BB%A5%E5%A4%8D%E5%88%BB%E5%8D%8A%E5%AF%BC%E4%BD%93%E5%8E%82-%E4%B8%89%E6%98%9F%E9%AB%98%E5%B1%82%E9%81%AD%E8%B5%B7%E8%AF%89" text:style-name="Internet_20_link" text:visited-style-name="Visited_20_Internet_20_Link">
https://www.rfi.fr/cn/%E5%9B%BD%E9%99%85%E6%8A%A5%E9%81%93/20230613-%E6%B6%89%E6%94%B6%E5%8F%97%E4%B8%AD%E8%B5%84%E4%BB%A5%E5%A4%8D%E5%88%BB%E5%8D%8A%E5%AF%BC%E4%BD%93%E5%8E%82-%E4%B8%89%E6%98%9F%E9%AB%98%E5%B1%82%E9%81%AD%E8%B5%B7%E8%AF%89</text:a>
</text:p>
      <!--NEWS-->
      <text:h text:style-name="P10" text:outline-level="1">
<text:span text:style-name="T4">
EU cryptocurrency regulatory regulations are determined that the United States needs to rise to catch up</text:span>
</text:h>
      <text:p text:style-name="P4">
Publisher: 法新社</text:p>
      <text:p text:style-name="P4">
Published Time: 2023-06-13T-2:32:08+00:00</text:p>
      <text:p text:style-name="P4">
Modified Time: 2023-06-13T11:05:02+00:00</text:p>
      <text:p text:style-name="P4">
Description: (Agence France -Presse, Switzerland, Switzerland, 13th) cryptocurrencies have been resisting supervision for a long time, but there may not be many days of freedom, because the European Union has recently led the United States through comprehensive regulations on cryptocurrency assets, and the United States is still arguing about the cryptocurrency industry Which organ should be supervi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3T-2-32-08-00-00/000000.png" xlink:type="simple" xlink:show="embed" xlink:actuate="onLoad" draw:mime-type="image/png"/>
</draw:frame>
In April of the European Parliament, with the support of most European members, the final approval of the EUROPEAN Commission was obtained by the "Markets in CryptoasSets (MICA).</text:p>
      <text:p text:style-name="P4">
As the first comprehensive regulatory regulatory regulations in the cryptocurrency industry, the "Crypto Assets Fair" is used to reduce illegal behavior including money laundering and protect investors and consumers.</text:p>
      <text:p text:style-name="P4">
Jerome Bailly, vice president of Crypto Valley, the cryptocurrency industry and blockchain center, said: "Crypto assets have a clear understanding of the assets."</text:p>
      <text:p text:style-name="P4">
He told AFP in an event that supported a startup company: "We are no longer the era of the Western Wilderness. Everyone in this industry wants the rules of the game."</text:p>
      <text:p text:style-name="P4">
Belry said that although everyone was hostile to "encrypted assets" at first, "in the end it has become a selling point of Europe," because it establishes a clear structure for the company and can organize their business operations accordingly.</text:p>
      <text:p text:style-name="P4">
He believes that a "European Group" will appear, and Britain and Switzerland will follow up the European Union to establish a regulatory area.</text:p>
      <text:p text:style-name="P4">
Belry warned, but on the other hand, "signals from the United States are obviously negative."</text:p>
      <text:p text:style-name="P4">
The United States Corporation has been weakened due to the closure of SIGNATURE Bank, Silvergate Bank, and Silicon Valleybank. These banks are key institutions for financing in large science and technology industries and startups.</text:p>
      <text:p text:style-name="P4">
In addition, since the closure of the cryptocurrency trading platform FTX and Genesis, the US authorities have begun to rectify the industry and accuse the world's largest cryptocurrency trading platform Binance and its opponent Coinbase violated the securities law.</text:p>
      <text:p text:style-name="P4">
Belry said the uncertainty of the US supervision is a difficult place for the company. The United States is fiercely arguing whether cryptocurrencies should be regarded as financial assets and are supervised by the US Securities Management Commission (SEC); or it should be regarded as a commodity, and it is supervised by the US Commodity Futures Trading Commission (CFTC).</text:p>
      <text:p text:style-name="P4">
"We see that many companies are escaping from the United States and Europe," said THOMASNAEGELI, a lawyer in Liechtenestein This industry. "If there is no correct answer, they will worry about being sued in the court by the regulatory agency on one day."</text:p>
      <text:p text:style-name="P4">
News Source: <text:a xlink:type="simple" xlink:href="https://www.rfi.fr/cn/%E8%B4%A2%E7%BB%8F%E5%BF%AB%E8%AE%AF/20230613-%E6%AC%A7%E7%9B%9F%E5%8A%A0%E5%AF%86%E8%B4%A7%E5%B8%81%E7%9B%91%E7%AE%A1%E6%B3%95%E8%A7%84%E5%BA%95%E5%AE%9A-%E7%BE%8E%E5%9B%BD%E6%9C%89%E5%BE%85%E6%80%A5%E8%B5%B7%E7%9B%B4%E8%BF%BD-1" text:style-name="Internet_20_link" text:visited-style-name="Visited_20_Internet_20_Link">
https://www.rfi.fr/cn/%E8%B4%A2%E7%BB%8F%E5%BF%AB%E8%AE%AF/20230613-%E6%AC%A7%E7%9B%9F%E5%8A%A0%E5%AF%86%E8%B4%A7%E5%B8%81%E7%9B%91%E7%AE%A1%E6%B3%95%E8%A7%84%E5%BA%95%E5%AE%9A-%E7%BE%8E%E5%9B%BD%E6%9C%89%E5%BE%85%E6%80%A5%E8%B5%B7%E7%9B%B4%E8%BF%BD-1</text:a>
</text:p>
      <!--NEWS-->
      <text:h text:style-name="P10" text:outline-level="1">
<text:span text:style-name="T4">
The US Olympic gold medal track and field female will die for a sudden death report.</text:span>
</text:h>
      <text:p text:style-name="P4">
Publisher: 法新社</text:p>
      <text:p text:style-name="P4">
Published Time: 2023-06-13T-21:02:08+00:00</text:p>
      <text:p text:style-name="P4">
Modified Time: 2023-06-13T07:50:03+00:00</text:p>
      <text:p text:style-name="P4">
Description: (Agence France -Presse Los Angeles, 12th) The 32 -year -old American track and field female general Tori Bowie, who was picked up in the 2016 Rio Olympics, died last month at home in Florida. A number of American media reported today that the autopsy report showed that Bowvi died of complications caused by childbir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3T-21-02-08-00-00/000000.png" xlink:type="simple" xlink:show="embed" xlink:actuate="onLoad" draw:mime-type="image/png"/>
</draw:frame>
Bowvi's relatives and friends were worried about her safety. Last month, she asked law enforcement officers to visit and found that her corpse was self -contained in Orange County in Florida.</text:p>
      <text:p text:style-name="P4">
"USA TODAY" reported that the Performing Medicine Office of Orange County found that Bowvi was pregnant for 8 months and was giving birth.</text:p>
      <text:p text:style-name="P4">
The report mentioned that inspectors believe that Bowvi may have complications such as respiratory distress or subplace at the time, and subtition is related to hypertension that may cause seizures.</text:p>
      <text:p text:style-name="P4">
After the news of Baowei's death came out, the world's track and field circles mourned.</text:p>
      <text:p text:style-name="P4">
Bowvi led the U.S. team in the 2016 Rio Olympic Games to win the gold medal in the 400 -meter relay race in track and field women. She personally took back the women's 100 -meter silver medal and 200 meter bronze medal in the Rio Olympics.</text:p>
      <text:p text:style-name="P4">
The following year, Bowv won the women's 100 -meter championship at the World Track and Field Championships in London. It is the only American woman who has picked gold in the Olympic or World Championships after CARMELITAJETER.</text:p>
      <text:p text:style-name="P4">
Max Siegel, CEO of the American Athletic Association (USATF), said: "(Bowei) is a talented athlete, her influence on sports is not far away, and the world will remember her deeply."</text:p>
      <text:p text:style-name="P4">
American men's sprint player Justin Gatlin also tried to Bowvi, saying that she was "fighting aspirations and excellent teammates."</text:p>
      <text:p text:style-name="P4">
Gatelin said: "Tori (Bowvi) is a beautiful person, and her smile is very infectious. A real legend leaves her mark in sports and our hearts."</text:p>
      <text:p text:style-name="P4">
News Source: <text:a xlink:type="simple" xlink:href="https://www.rfi.fr/cn/%E8%BF%90%E5%8A%A8%E5%A4%A9%E5%9C%B0/20230613-%E7%BE%8E%E5%A5%A5%E8%BF%90%E9%87%91%E7%89%8C%E7%94%B0%E5%BE%84%E5%A5%B3%E5%B0%86%E9%AA%A4%E9%80%9D-%E9%AA%8C%E5%B0%B8%E6%8A%A5%E5%91%8A%E6%98%BE%E7%A4%BA%E6%80%80%E5%AD%958%E6%9C%88%E5%88%86%E5%A8%A9%E6%97%B6%E4%B8%A7%E5%91%BD" text:style-name="Internet_20_link" text:visited-style-name="Visited_20_Internet_20_Link">
https://www.rfi.fr/cn/%E8%BF%90%E5%8A%A8%E5%A4%A9%E5%9C%B0/20230613-%E7%BE%8E%E5%A5%A5%E8%BF%90%E9%87%91%E7%89%8C%E7%94%B0%E5%BE%84%E5%A5%B3%E5%B0%86%E9%AA%A4%E9%80%9D-%E9%AA%8C%E5%B0%B8%E6%8A%A5%E5%91%8A%E6%98%BE%E7%A4%BA%E6%80%80%E5%AD%958%E6%9C%88%E5%88%86%E5%A8%A9%E6%97%B6%E4%B8%A7%E5%91%BD</text:a>
</text:p>
      <!--NEWS-->
      <text:h text:style-name="P10" text:outline-level="1">
<text:span text:style-name="T4">
Fully prepare for the presidential election Mexican Foreign Minister and the Capital Mayor dual resignation</text:span>
</text:h>
      <text:p text:style-name="P4">
Publisher: 法新社</text:p>
      <text:p text:style-name="P4">
Published Time: 2023-06-13T-23:02:08+00:00</text:p>
      <text:p text:style-name="P4">
Modified Time: 2023-06-13T07:35:02+00:00</text:p>
      <text:p text:style-name="P4">
Description: (Agence France -Presse Mexico City, 12th) Mexican Foreign Minister Eberrate and the capital mayor of Mexico City Xue Enbaham resigned today to fully invest in the presidential election next year. The outside world is generally optimistic about the ruling left par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3T-23-02-08-00-00/000000.png" xlink:type="simple" xlink:show="embed" xlink:actuate="onLoad" draw:mime-type="image/png"/>
</draw:frame>
Marcelo Ebrard and ClaudiaSheinbaum have announced their resignation in a few minutes; the two will strive for nominations for the National Revitalization Party in order to make a big position in June 2024. And replace the current President Andresmanuel Lopez Obrador.</text:p>
      <text:p text:style-name="P4">
The 60 -year -old Xue Endbom has Bulgarian and Lithuanian descent, and she hopes to be "the first female in Mexico's history to lead the fate of the country." Her resignation will take effect on the 16th.</text:p>
      <text:p text:style-name="P4">
Ellite said last week that he will leave the Ministry of Foreign Affairs, and he has officially resigned when he met with the president today. The 63 -year -old Ellite said: "From today, I will be committed to another very important task." He referred to the left -wing policy of promoting Ropez Obrado.</text:p>
      <text:p text:style-name="P4">
Other people are expected to be nominated for the "National Revival Party", including the Minister of the Interior Adan Augusto Lopez.</text:p>
      <text:p text:style-name="P4">
The National Revitalization Party plans to decide who to run for the Madrid through the national polls at the end of August and early September.</text:p>
      <text:p text:style-name="P4">
Xue Eunbham has been the mayor of Mexico since 2018; if she wins next year, she will become the first female president of Mexico. Mexico is the second largest economy in Latin America, second only to Brazil.</text:p>
      <text:p text:style-name="P4">
Mexico will hold a president, parliament and governor election in June next year, while President of Mexico can only serve as one session according to law. (Translator: Ji Jinling)</text:p>
      <text:p text:style-name="P4">
News Source: <text:a xlink:type="simple" xlink:href="https://www.rfi.fr/cn/%E5%9B%BD%E9%99%85%E6%8A%A5%E9%81%93/20230613-%E5%85%A8%E5%8A%9B%E5%A4%87%E6%88%98%E6%80%BB%E7%BB%9F%E5%A4%A7%E9%80%89-%E5%A2%A8%E8%A5%BF%E5%93%A5%E5%A4%96%E9%95%BF%E4%B8%8E%E9%A6%96%E9%83%BD%E5%B8%82%E9%95%BF%E5%8F%8C%E8%AF%B7%E8%BE%9E" text:style-name="Internet_20_link" text:visited-style-name="Visited_20_Internet_20_Link">
https://www.rfi.fr/cn/%E5%9B%BD%E9%99%85%E6%8A%A5%E9%81%93/20230613-%E5%85%A8%E5%8A%9B%E5%A4%87%E6%88%98%E6%80%BB%E7%BB%9F%E5%A4%A7%E9%80%89-%E5%A2%A8%E8%A5%BF%E5%93%A5%E5%A4%96%E9%95%BF%E4%B8%8E%E9%A6%96%E9%83%BD%E5%B8%82%E9%95%BF%E5%8F%8C%E8%AF%B7%E8%BE%9E</text:a>
</text:p>
      <!--NEWS-->
      <text:h text:style-name="P10" text:outline-level="1">
<text:span text:style-name="T4">
Japanese stock red</text:span>
</text:h>
      <text:p text:style-name="P4">
Publisher: 法新社</text:p>
      <text:p text:style-name="P4">
Published Time: 2023-06-13T-25:02:08+00:00</text:p>
      <text:p text:style-name="P4">
Modified Time: 2023-06-13T07:50:02+00:00</text:p>
      <text:p text:style-name="P4">
Description: (Agence France -Presse, Tokyo, 13th) Before the United States announced important economic data and Federal Preparatory Council (FED) interest rate decisions, the Wall Street stock market rose, and the Tokyo stock market followed the rise of U.S. stock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3T-25-02-08-00-00/000000.png" xlink:type="simple" xlink:show="embed" xlink:actuate="onLoad" draw:mime-type="image/png"/>
</draw:frame>
The Japanese stock 225 index closed up 584.65 points, or 1.80%, to 33018.65 points. The Dongzhi stock price index closed at 26.02 points, or 1.16%, and came to 2264.79 points. (Translator: Yang Zhaoyan/Calculation: Liu Shuqin)</text:p>
      <text:p text:style-name="P4">
News Source: <text:a xlink:type="simple" xlink:href="https://www.rfi.fr/cn/%E8%B4%A2%E7%BB%8F%E5%BF%AB%E8%AE%AF/20230613-%E6%97%A5%E8%82%A1%E6%94%B6%E7%BA%A2" text:style-name="Internet_20_link" text:visited-style-name="Visited_20_Internet_20_Link">
https://www.rfi.fr/cn/%E8%B4%A2%E7%BB%8F%E5%BF%AB%E8%AE%AF/20230613-%E6%97%A5%E8%82%A1%E6%94%B6%E7%BA%A2</text:a>
</text:p>
      <!--NEWS-->
      <text:h text:style-name="P10" text:outline-level="1">
<text:span text:style-name="T4">
Investigators said that Chinese components helped Iran with Free Version to Russia</text:span>
</text:h>
      <text:p text:style-name="P4">
Author: Dion Nissenbaum</text:p>
      <text:p text:style-name="P4">
Publisher: 华尔街日报中文网</text:p>
      <text:p text:style-name="P4">
Published Time: 2023-06-13T-9:05:00.000Z</text:p>
      <text:p text:style-name="P4">
Modified Time: 2023-06-13T02:05:00.000Z</text:p>
      <text:p text:style-name="P4">
Created Time: 2023-06-12T22:26:00.000Z</text:p>
      <text:p text:style-name="P4">
Description: Western researchers said when checking an Iranian drone that was shot down in Ukraine this spring that there was an important discovery: a Chinese -made component made from this drone was produced this year.</text:p>
      <text:p text:style-name="P4">
Images: []</text:p>
      <text:p text:style-name="P4">
Categories: ['国际']</text:p>
      <text:p text:style-name="P4">
Keywords: SYND,LINK:EN|WP-WSJ-0000972123</text:p>
      <text:p text:style-name="P4">
Type: Article</text:p>
      <!--METADATA-->
      <text:p text:style-name="P4">
Western researchers said when checking an Iranian drone that was shot down in Ukraine this spring that there was an important discovery: a Chinese -made component made from this drone was produced this year.</text:p>
      <text:p text:style-name="P4">
News Source: <text:a xlink:type="simple" xlink:href="https://cn.wsj.com/articles/%E8%B0%83%E6%9F%A5%E4%BA%BA%E5%91%98%E5%8F%91%E7%8E%B0%E4%B8%AD%E5%9B%BD%E5%B8%AE%E5%8A%A9%E4%BC%8A%E6%9C%97%E8%BF%85%E9%80%9F%E5%90%91%E4%BF%84%E7%BD%97%E6%96%AF%E6%8F%90%E4%BE%9B%E6%97%A0%E4%BA%BA%E6%9C%BA-2b9b3334" text:style-name="Internet_20_link" text:visited-style-name="Visited_20_Internet_20_Link">
https://cn.wsj.com/articles/%E8%B0%83%E6%9F%A5%E4%BA%BA%E5%91%98%E5%8F%91%E7%8E%B0%E4%B8%AD%E5%9B%BD%E5%B8%AE%E5%8A%A9%E4%BC%8A%E6%9C%97%E8%BF%85%E9%80%9F%E5%90%91%E4%BF%84%E7%BD%97%E6%96%AF%E6%8F%90%E4%BE%9B%E6%97%A0%E4%BA%BA%E6%9C%BA-2b9b3334</text:a>
</text:p>
      <!--NEWS-->
      <text:h text:style-name="P10" text:outline-level="1">
<text:span text:style-name="T4">
Morgan Chase will pay a lawsuit of $ 290 million to settle the victims of Epusan's sexual assault victims (Free Version)</text:span>
</text:h>
      <text:p text:style-name="P4">
Author: Khadeeja Safdar / David Benoit</text:p>
      <text:p text:style-name="P4">
Publisher: 华尔街日报中文网</text:p>
      <text:p text:style-name="P4">
Published Time: 2023-06-13T00:15:00.000Z</text:p>
      <text:p text:style-name="P4">
Modified Time: 2023-06-13T00:15:00.000Z</text:p>
      <text:p text:style-name="P4">
Created Time: 2023-06-12T22:54:00.000Z</text:p>
      <text:p text:style-name="P4">
Description: Lawyers said that the settlement agreement must be approved by the court and will become one of the largest amount reconciliation of civil cases ever in history.</text:p>
      <text:p text:style-name="P4">
Images: []</text:p>
      <text:p text:style-name="P4">
Categories: ['商业']</text:p>
      <text:p text:style-name="P4">
Keywords: SYND</text:p>
      <text:p text:style-name="P4">
Type: Article</text:p>
      <!--METADATA-->
      <text:p text:style-name="P4">
Morgan Chase(JPMorgan Chase &amp; Co., JPM)The executive was asked about the bank for many years and the convicted sexual criminal Emustein(Jeffrey Epstein)Shortly after the transaction, the lawyer of the plaintiff of Eggstein said that the bank agreed to pay $ 290 million to settle a lawsuit related to Emansan relations.</text:p>
      <text:p text:style-name="P4">
News Source: <text:a xlink:type="simple" xlink:href="https://cn.wsj.com/articles/%E6%91%A9%E6%A0%B9%E5%A4%A7%E9%80%9A%E5%B0%86%E6%94%AF%E4%BB%982-9%E4%BA%BF%E7%BE%8E%E5%85%83%E5%92%8C%E8%A7%A3%E7%88%B1%E6%B3%BC%E6%96%AF%E5%9D%A6%E6%80%A7%E4%BE%B5%E5%8F%97%E5%AE%B3%E8%80%85%E6%8F%90%E8%B5%B7%E7%9A%84%E8%AF%89%E8%AE%BC-1214986a" text:style-name="Internet_20_link" text:visited-style-name="Visited_20_Internet_20_Link">
https://cn.wsj.com/articles/%E6%91%A9%E6%A0%B9%E5%A4%A7%E9%80%9A%E5%B0%86%E6%94%AF%E4%BB%982-9%E4%BA%BF%E7%BE%8E%E5%85%83%E5%92%8C%E8%A7%A3%E7%88%B1%E6%B3%BC%E6%96%AF%E5%9D%A6%E6%80%A7%E4%BE%B5%E5%8F%97%E5%AE%B3%E8%80%85%E6%8F%90%E8%B5%B7%E7%9A%84%E8%AF%89%E8%AE%BC-1214986a</text:a>
</text:p>
      <!--NEWS-->
      <text:h text:style-name="P10" text:outline-level="1">
<text:span text:style-name="T4">
The Russian opposition failed to unite to oppose the FREE Version</text:span>
</text:h>
      <text:p text:style-name="P4">
Authors: ['马克斯•塞登']</text:p>
      <text:p text:style-name="P4">
Publisher: 英国《金融时报》</text:p>
      <text:p text:style-name="P4">
Time: 2023-06-13T00:26:39+00:00</text:p>
      <text:p text:style-name="P4">
Published Time: 2023-06-12T12:00:99+08:00</text:p>
      <text:p text:style-name="P4">
Modified Time: 2023-06-12T20:01:99+08:00</text:p>
      <text:p text:style-name="P4">
Description: Instead of united Russia's free factions, the Ukraine War deepened the existing cracks. Navarni's followers even refused to participate in the activities hosted by the European Parliament.</text:p>
      <text:p text:style-name="P4">
Images: ["<text:a xlink:type="simple" xlink:href="https://thumbor.ftacademy.cn/unsafe/picture/4/000184144_piclink.jpeg" text:style-name="Internet_20_link" text:visited-style-name="Visited_20_Internet_20_Link">
000184144_pic...</text:a>
"]</text:p>
      <text:p text:style-name="P4">
Themes: ['FT商学院', '关注']</text:p>
      <text:p text:style-name="P4">
Keywords: ['俄罗斯', '新兴市场', '普京', '高端专享', 'FT商学院']</text:p>
      <text:p text:style-name="P4">
Type: Article</text:p>
      <!--METADATA-->
      <text:p text:style-name="P4">
<draw:frame draw:style-name="fr1" draw:name="Image61" text:anchor-type="as-char" svg:width="6.9236in" svg:height="4.617987in" draw:z-index="0">
<draw:image xlink:href="../Images/FT Chinese Free Version/2023-06-13T00-26-39-00-00/000184144_piclink.jpeg" xlink:type="simple" xlink:show="embed" xlink:actuate="onLoad" draw:mime-type="image/jpeg"/>
</draw:frame>
Last week, Russia's overwhelming oppositions gathered in Brussels to plan a path to return to the democratic system. Vladimir(Vladimir Putin)The main opponents are currently either trapped or exiled overseas, and they are arguing about how to progress.</text:p>
      <text:p text:style-name="P4">
Instead of united Russia's free factions, the Ukraine War deepened the existing cracks and added new controversy, such as whether to support the military in Moscow and whether to support the compensation requirements of the Kiev Aids -some people think This is political toxicity among Russians.</text:p>
      <text:p text:style-name="P4">
News Source: <text:a xlink:type="simple" xlink:href="http://www.ftchinese.com/story/001099937" text:style-name="Internet_20_link" text:visited-style-name="Visited_20_Internet_20_Link">
http://www.ftchinese.com/story/001099937</text:a>
</text:p>
      <!--NEWS-->
      <text:h text:style-name="P10" text:outline-level="1">
<text:span text:style-name="T4">
Recognize China to set up the White House in Cuba: No Blingken visits China</text:span>
</text:h>
      <text:p text:style-name="P4">
Author: None (Language: zh)</text:p>
      <text:p text:style-name="P4">
Publisher: None</text:p>
      <text:p text:style-name="P4">
Time: 2023-06-13T00:37:00Z</text:p>
      <text:p text:style-name="P4">
Description: The media recently reported that China plans to build a new spy base in Cuba to intercept US communications. After the White House denied the news, it was confirmed that his backyard was suspected of being eavesdropped by Beijing on the 12th; Secretary of State Brosky also responded publicly for the first time. What are the latest official claims? How big is the base's threat to Guoan?</text:p>
      <text:p text:style-name="P4">
Videos: []</text:p>
      <text:p text:style-name="P4">
Images: []</text:p>
      <text:p text:style-name="P4">
Subject: 时政风云</text:p>
      <text:p text:style-name="P4">
Subjects: ['南希·佩洛西', '专题报道：习近平访美', '古巴']</text:p>
      <text:p text:style-name="P4">
Keywords: ['中美关系', '古巴', '窃听', '间谍', '间谍气球', '基地']</text:p>
      <text:p text:style-name="P4">
Id: 65887038</text:p>
      <!--METADATA-->
      <text:p text:style-name="P4">
<text:a xlink:type="simple" xlink:href="https://www.dw.com/zh/overlay/image/article/65887038/65568035" text:style-name="Internet_20_link" text:visited-style-name="Visited_20_Internet_20_Link">
 </text:a>
A few days ago, many media quoted news that Brintken was expected to visit China this Sunday (18th).</text:p>
      <text:p text:style-name="P4">
(Voice of Germany Chinese) <text:a xlink:type="simple" xlink:href="https://www.dw.com/zh/zh/中国据报将在古巴建窃听基地-美称报导有误/a-65861382" text:style-name="Internet_20_link" text:visited-style-name="Visited_20_Internet_20_Link">
For the Wall Street Journal China, China has set up an eavesdropping station in Cuba</text:a>
, American White House spokesman Johnkirby said on Monday (June 12) that the United States has expressed concern to the Cuban government, but this will not affect US Secretary of State Antony Blinken. Essence</text:p>
      <text:p text:style-name="P4">
"We understand that bilateral relations with China are now nervous," Cerbin told Reuters, "But the president hopes that the facts of maintaining communication channels with China have not changed."</text:p>
      <text:p text:style-name="P4">
A few days ago, many media quoted news that Brintken was expected to visit China this Sunday (18th). On the 12th, he said at a press conference that the espionage of China in Cuba was part of the country's dedication to expanding the plan of its overseas military ministry.</text:p>
      <text:p text:style-name="P4">
Blinden emphasized that during the period of former US President Donald Trump, the Bayeon administration has made progress in solving this issue. He said that since President Joebiden took office in 2021, the government has adopted diplomatic operations to contact countries that are considering building a Chinese base. According to expert assessments, this method has slowed China's efforts in the global spy bases in the world.</text:p>
      <text:p text:style-name="P4">
"We have been quietly and carefully executed this method," Said Brinken, but said that the results of the results could not be disclosed.</text:p>
      <text:h text:style-name="P12" text:outline-level="3">
<text:span text:style-name="T4">
China Appraisal of the United States and self -conflict</text:span>
</text:h>
      <text:p text:style-name="P4">
The Wall Street Journal took the lead in reporting the matter last week. At that time, the White House in the United States said the news was "inaccurate". A few days later, anonymous officials confirmed to major media that China has established military and intelligence facilities in Cuba since 2019. To collect American emotion.</text:p>
      <text:p text:style-name="P4">
In response to the US response over the past few days, Chinese Ministry of Foreign Affairs spokesman Wang Wenbin said at a press conference on the 12th that in just two days, the official and media of the United States "scattered a series of contradictory information" in this matter, staged a " The farce of the United States denying the United States ".</text:p>
      <text:p text:style-name="P4">
"What I want to say is that it is really impossible to fake, and it really can't be fake." Wang Wenbin said: "No matter how the United States makes rumors and discredit, it cannot destroy the sincere friendship between the Middle Ages, and it cannot hide the large -scale and non -none of the United States for the world's countries. Different from eavesdropping the stolen spots. "</text:p>
      <text:p text:style-name="P4">
Chinese President Xi Jinping visited Latin America in 2014 to meet with former Cuban President Lalestro.</text:p>
      <text:p text:style-name="P4">
Earlier, the Cuban government claimed that the report was "completely wrong and unfounded information," and Wang Wenbin also said on the 9th that he did not understand the relevant situation. It was said that the United States was the world's strongest "hacker" and a veritable "monitoring country."</text:p>
      <text:h text:style-name="P12" text:outline-level="3">
<text:span text:style-name="T4">
Cuba eavesdropping standing for years?</text:span>
</text:h>
      <text:p text:style-name="P4">
On the 10th, an unnamed U.S. official told CNN that the spy base existed during the former president Trump. At that time, China upgraded its spy equipment in Cuba to intercept electronic signals of nearby US military and commercial facilities nearby; After boarding the office, the relevant ministries also reported the situation to the government, and said that China is considering setting up similar facilities around the world.</text:p>
      <text:p text:style-name="P4">
The other two anonymous people also confirmed that China has been using Cuba base for spy activities for the United States for many years. Recently, Cuba agreed to let China build new spy facilities on the island in order The facility has not been completed.</text:p>
      <text:h text:style-name="P12" text:outline-level="3">
<text:span text:style-name="T4">
Why choose Cuba?</text:span>
</text:h>
      <text:p text:style-name="P4">
The Wall Street Journal analyzed Monday (12th) that China has been building monitoring equipment in the South China Sea and other places for a long time, and Cuba will be China's first outpost in the Western Hemisphere.</text:p>
      <text:p text:style-name="P4">
Michaelmazarr, an international security expert in Rand Corp., said that in the past, the United States believed that security challenges from China were limited to the Indo -Pacific region, so they could slowly eat China's position in Asia, but "This is this "The day has passed" because Beijing is also starting in Latin America.</text:p>
      <text:p text:style-name="P4">
According to reports, if the Cuban base is completed, its eavesdropping equipment is only about 100 miles from Florida, USA. Experts point out that this is likely to significantly increase the number and scope of China that can be obtained by China, which also includes signals sent from satellites to southeastern United States.</text:p>
      <text:p text:style-name="P4">
Former Australian intelligence official Michaelshoebridge told the Wall Street Journal: "Just as during the Cold War, it is useful to Russians in Cuba. This base will be useful to the Chinese."</text:p>
      <text:p text:style-name="P4">
During the Cold War, the Soviet Union built an intelligence base that can accommodate about 1,500 engineers in northern Cuba, which was closed in 2001. It is currently impossible to determine whether China will use the same place.</text:p>
      <text:p text:style-name="P4">
Former US Navy intelligence personnel Carlschuster said that although China may have mastered the major military targets in the United States, the tracking signal provided by the Cuban base will give China a more comprehensive understanding of other potential goals.</text:p>
      <text:p text:style-name="P4">
The United States has embarked on Cuba, and the relationship between the two countries is not harmonious. The picture shows the US Embassy in Cuban</text:p>
      <text:p text:style-name="P4">
Another experts believe that at this stage, it is not only the situation after the base built. It is the ability to build advanced spy devices in China, which is enough to show that the strength of China ’s collection of intelligence is increasing.</text:p>
      <text:p text:style-name="P4">
Drew Thompson, a senior researcher at the State University of Singapore, said: "The prospects of the China-Cuban United Base are disturbing, not only because of its meaning, but also because of their potential military and intelligence." If the two countries integrate military capabilities in the eastern waters, it will have a significant impact on US security.</text:p>
      <text:h text:style-name="P12" text:outline-level="3">
<text:span text:style-name="T4">
Mei deliberately dilute the conflict?</text:span>
</text:h>
      <text:p text:style-name="P4">
The Wall Street Journal pointed out that the establishment of eavesdropping stations in Cuba will give China the opportunity to return teeth to the United States, but China is unlikely to bargain with the United States, asking the latter to withdraw Toughness has also made cooperation commitments to allies such as Japan, Australia.</text:p>
      <text:p text:style-name="P4">
According to the newspaper analysis, compared with the "spy balloon" incident in February this year, the United States' response to the Cuban base was relatively calm, and it was likely that the situation was unwilling to upgrade the situation. The trip to China is rumored to start on June 18](https://www.dw.com/zh/zh/布林肯预计18日访华-着眼管控风险/a-65878688)Essence In addition, <text:a xlink:type="simple" xlink:href="https://www.dw.com/zh/zh/美国计划放宽对古巴的若干限制/a-61822235" text:style-name="Internet_20_link" text:visited-style-name="Visited_20_Internet_20_Link">
Because the United States has embarked on Cuba and the relationship between the two countries is not harmonious</text:a>
If the big movement is pressured, it is likely to cause anti -effects.Faced with criticism, an anonymous U.S. official told the New York Times that US diplomats have tried to contact the potential countries that intend to build a Chinese base and exchanged their opinions. The official emphasized that expert assessment has delayed the speed of Chinese stations, but he refused to disclose more details.</text:p>
      <text:p text:style-name="P4">
(Reuters, "Wall Street Journal", "New York Times", Guardian, CNN)</text:p>
      <text:p text:style-name="P4">
News Source: <text:a xlink:type="simple" xlink:href="https://www.dw.com/zh/認中國在古巴設監聽站-白宮：無礙布林肯訪華/a-65887038" text:style-name="Internet_20_link" text:visited-style-name="Visited_20_Internet_20_Link">
https://www.dw.com/zh/認中國在古巴設監聽站-白宮：無礙布林肯訪華/a-65887038?maca=chi-rss-chi-all-1127-rdf</text:a>
</text:p>
      <!--NEWS-->
      <text:h text:style-name="P10" text:outline-level="1">
<text:span text:style-name="T4">
Soros 37 -year -old son will take over, claiming to be more concerned than father than his father (Free Version)</text:span>
</text:h>
      <text:p text:style-name="P4">
Author: Gregory Zuckerman</text:p>
      <text:p text:style-name="P4">
Publisher: 华尔街日报中文网</text:p>
      <text:p text:style-name="P4">
Published Time: 2023-06-13T00:40:00.000Z</text:p>
      <text:p text:style-name="P4">
Modified Time: 2023-06-13T00:40:00.000Z</text:p>
      <text:p text:style-name="P4">
Created Time: 2023-06-12T07:07:00.000Z</text:p>
      <text:p text:style-name="P4">
Description: In the first interview after being selected as a successor, Alexander Soros said that the family of US $ 25 billion in financial and charity will help him support his voting rights and abortion rights.</text:p>
      <text:p text:style-name="P4">
Images: []</text:p>
      <text:p text:style-name="P4">
Categories: ['国际']</text:p>
      <text:p text:style-name="P4">
Keywords: SYND,LINK:EN|WP-WSJ-0000966238</text:p>
      <text:p text:style-name="P4">
Type: Article</text:p>
      <!--METADATA-->
      <text:p text:style-name="P4">
Legend investor, charityist George Solos(George Soros)The control of the $ 25 billion empire will be handed over to his son Alexander Soros(AlexanderSoros)Essence Soros is the goal of criticism of the right -wing people. His son Alexander claims to be a middle -wing thinker. He had difficulty in family wealth as a child. Previously, the outside world did not think he was a potential successor.</text:p>
      <text:p text:style-name="P4">
News Source: <text:a xlink:type="simple" xlink:href="https://cn.wsj.com/articles/%E7%B4%A2%E7%BD%97%E6%96%AF37%E5%B2%81%E5%84%BF%E5%AD%90%E5%B0%86%E6%8E%A5%E7%8F%AD250%E4%BA%BF%E7%BE%8E%E5%85%83%E9%87%91%E8%9E%8D%E6%85%88%E5%96%84%E5%B8%9D%E5%9B%BD-%E8%87%AA%E7%A7%B0%E6%9B%B4%E5%85%B7%E6%94%BF%E6%B2%BB%E6%80%A7-9f5af6ee" text:style-name="Internet_20_link" text:visited-style-name="Visited_20_Internet_20_Link">
https://cn.wsj.com/articles/%E7%B4%A2%E7%BD%97%E6%96%AF37%E5%B2%81%E5%84%BF%E5%AD%90%E5%B0%86%E6%8E%A5%E7%8F%AD250%E4%BA%BF%E7%BE%8E%E5%85%83%E9%87%91%E8%9E%8D%E6%85%88%E5%96%84%E5%B8%9D%E5%9B%BD-%E8%87%AA%E7%A7%B0%E6%9B%B4%E5%85%B7%E6%94%BF%E6%B2%BB%E6%80%A7-9f5af6ee</text:a>
</text:p>
      <!--NEWS-->
      <text:h text:style-name="P10" text:outline-level="1">
<text:span text:style-name="T4">
LEX column: Blockchain impact drives the venture capital capital to AI (Free Version)</text:span>
</text:h>
      <text:p text:style-name="P4">
Authors: ['Lex专栏']</text:p>
      <text:p text:style-name="P4">
Publisher: 英国《金融时报》</text:p>
      <text:p text:style-name="P4">
Time: 2023-06-13T00:52:25+00:00</text:p>
      <text:p text:style-name="P4">
Published Time: 2023-06-12T12:00:99+08:00</text:p>
      <text:p text:style-name="P4">
Modified Time: 2023-06-12T20:50:99+08:00</text:p>
      <text:p text:style-name="P4">
Description: The venture capital is very prosperous in the past 10 years, but this year's investment and funding are even more difficult. One of the countermeasures is to transfer funds from cryptocurrency startups to AI.</text:p>
      <text:p text:style-name="P4">
Images: ["<text:a xlink:type="simple" xlink:href="https://thumbor.ftacademy.cn/unsafe/picture/8/000184148_piclink.jpeg" text:style-name="Internet_20_link" text:visited-style-name="Visited_20_Internet_20_Link">
000184148_pic...</text:a>
"]</text:p>
      <text:p text:style-name="P4">
Themes: ['投资', '关注']</text:p>
      <text:p text:style-name="P4">
Keywords: ['投资', '私募基金']</text:p>
      <text:p text:style-name="P4">
Type: Article</text:p>
      <!--METADATA-->
      <text:p text:style-name="P4">
<draw:frame draw:style-name="fr1" draw:name="Image65" text:anchor-type="as-char" svg:width="6.9236in" svg:height="4.617987in" draw:z-index="0">
<draw:image xlink:href="../Images/FT Chinese Free Version/2023-06-13T00-52-25-00-00/000184148_piclink.jpeg" xlink:type="simple" xlink:show="embed" xlink:actuate="onLoad" draw:mime-type="image/jpeg"/>
</draw:frame>
American risk capitalists hope that a continuous rising tide will allow them to avoid admitting an unfortunate fact: some of their investments are trapped in the mud.</text:p>
      <text:p text:style-name="P4">
In all parties, the generation of artificial intelligence(generativeAI)In the context of excitement, the valuation of listed technology stocks is soaring. But the private equity market has not recovered. Start -ups are saving money to avoid making a round of financing at lower valuations. This makes huge potential investment sitting on the sidelines to wait and see.</text:p>
      <text:p text:style-name="P4">
News Source: <text:a xlink:type="simple" xlink:href="http://www.ftchinese.com/story/001099938" text:style-name="Internet_20_link" text:visited-style-name="Visited_20_Internet_20_Link">
http://www.ftchinese.com/story/001099938</text:a>
</text:p>
      <!--NEWS-->
      <text:h text:style-name="P10" text:outline-level="1">
<text:span text:style-name="T4">
The rule of law, Trump, Johnson and leaders trial</text:span>
</text:h>
      <text:p text:style-name="P4">
Authors: ['吉迪恩•拉赫曼']</text:p>
      <text:p text:style-name="P4">
Publisher: 英国《金融时报》</text:p>
      <text:p text:style-name="P4">
Time: 2023-06-13T01:42:46+00:00</text:p>
      <text:p text:style-name="P4">
Published Time: 2023-06-12T12:00:99+08:00</text:p>
      <text:p text:style-name="P4">
Modified Time: 2023-06-12T21:40:99+08:00</text:p>
      <text:p text:style-name="P4">
Description: Rahman: The United States and the United Kingdom need to prove that it is indeed possible to establish a system that can investigate the responsibility of political leaders. Under this system, the rule of law is a reality, not a myth.</text:p>
      <text:p text:style-name="P4">
Images: []</text:p>
      <text:p text:style-name="P4">
Themes: ['观点', '政治', '关注']</text:p>
      <text:p text:style-name="P4">
Keywords: ['政治', '特朗普', '鲍里斯·约翰逊', '英国', '美国', '普京', '拜登']</text:p>
      <text:p text:style-name="P4">
Type: Article</text:p>
      <!--METADATA-->
      <text:p text:style-name="P4">
Both Britain and the United States boast that their political system is admired all over the world. "Mother of Parliament" is in the UK, and the United States is the "leader of the free world." Both countries consider themselves to be a mature democratic country and are examples of imitation of other countries.</text:p>
      <text:p text:style-name="P4">
But the reality of the past few years has shaken British and American complacent psychology. Britain experienced the pain of Brexit and changed 4 Prime Minister for a few years. On January 6, 2021, the U.S. Congress was impacted, and that thing was essentially an attempted coup launched by the upcoming president.</text:p>
      <text:p text:style-name="P4">
News Source: <text:a xlink:type="simple" xlink:href="http://www.ftchinese.com/story/001099939" text:style-name="Internet_20_link" text:visited-style-name="Visited_20_Internet_20_Link">
http://www.ftchinese.com/story/001099939</text:a>
</text:p>
      <!--NEWS-->
      <text:h text:style-name="P10" text:outline-level="1">
<text:span text:style-name="T4">
Why is the artificial intelligence AI chip into the deep -water area of the US -China Semiconductor?</text:span>
</text:h>
      <text:p text:style-name="P4">
Author: https://www.facebook.com/bbcworldservice/</text:p>
      <text:p text:style-name="P4">
Publisher: BBC News 中文</text:p>
      <text:p text:style-name="P4">
Published Time: 2023-06-13T01:46:29.000Z</text:p>
      <text:p text:style-name="P4">
Modified Time: 2023-06-13T01:46:29.000Z</text:p>
      <text:p text:style-name="P4">
Description: It has been expected to face the semiconductor industry that has slowed production this year, but due to the surge in the demand for artificial intelligence AI chips, it has once again become the focus of global economic economic.</text:p>
      <text:p text:style-name="P4">
Images: ["<text:a xlink:type="simple" xlink:href="https://ichef.bbci.co.uk/news/640/cpsprodpb/1619D/production/_130052509_gettyimages-1258274369.jpg" text:style-name="Internet_20_link" text:visited-style-name="Visited_20_Internet_20_Link">
_130052509_ge...</text:a>
", "<text:a xlink:type="simple" xlink:href="https://ichef.bbci.co.uk/news/640/cpsprodpb/D280/production/_117488835_techtent-chips.jpg" text:style-name="Internet_20_link" text:visited-style-name="Visited_20_Internet_20_Link">
_117488835_te...</text:a>
"]</text:p>
      <text:p text:style-name="P4">
Videos: ["<text:a xlink:type="simple" xlink:href="https://www.bbc.com/ws/av-embeds/cps/zhongwen/simp/science-65854500/p0f1zj9c/zh-hans" text:style-name="Internet_20_link" text:visited-style-name="Visited_20_Internet_20_Link">
zh-hans</text:a>
", "<text:a xlink:type="simple" xlink:href="https://www.bbc.com/ws/av-embeds/cps/zhongwen/simp/science-65854500/p0fl2nhj/zh-hans" text:style-name="Internet_20_link" text:visited-style-name="Visited_20_Internet_20_Link">
zh-hans</text:a>
"]</text:p>
      <text:p text:style-name="P4">
Tags: ['金融财经', '技术新知', '中美关系', '世界贸易组织', '计算机安全', '创新', '中國', '韩国', '人工智能', '美国', '经济', '贸易']</text:p>
      <text:p text:style-name="P4">
Type: Article</text:p>
      <!--METADATA-->
      <text:h text:style-name="P12" text:outline-level="3">
<text:span text:style-name="T4">
US -China Semiconductor War Entering the artificial intelligence AI chip in Deepwater District, why becomes the key</text:span>
</text:h>
      <ul>
        <li>
Lu Jiahong * BBC Chinese</li>
      </ul>
      <text:p text:style-name="P4">
1:46 am on June 13, 2023![] <text:a xlink:type="simple" xlink:href="Images/BBC Chinese/2023-06-13T01-46-29.000Z/_130052509_gettyimages-1258274369.jpg" text:style-name="Internet_20_link" text:visited-style-name="Visited_20_Internet_20_Link">
</text:a>
Image source, getty images</text:p>
      <text:p text:style-name="P4">
Image adding text,</text:p>
      <text:p text:style-name="P4">
Huang Renxun, President and CEO of Huida, delivered a keynote speech at the Grace Hopper super chip at the Computex exhibition on May 29.</text:p>
      <text:p text:style-name="P4">
<text:span text:style-name="T4">
 This summer, artificial intelligence (AI) chip (chip, Chip) application show index level growth. According to analysis, this is due to various AI products such as ChatGPT and Midjouney, and the performance of AI chip has soared this year. </text:span>
</text:p>
      <text:p text:style-name="P4">
It was once considered that during the epidemic, due to excessive production of chips, it was expected to face the semiconductor industry that slows production this year, but because of the increase in the demand of AI chips, it became the focus of the world again.</text:p>
      <text:p text:style-name="P4">
This also allowed the leader of the development of AI chips, NVIDIA, Nvidia, Nvidia). ), Jensenhuang, founder of Huida, has also become a new focus of the international fintech industry.</text:p>
      <text:p text:style-name="P4">
<draw:frame draw:style-name="fr1" draw:name="Image66" text:anchor-type="as-char" svg:width="6.9236in" svg:height="3.894525in" draw:z-index="0">
<draw:image xlink:href="../Images/BBC Chinese/2023-06-13T01-46-29.000Z/_117488835_techtent-chips.jpg" xlink:type="simple" xlink:show="embed" xlink:actuate="onLoad" draw:mime-type="image/jpeg"/>
</draw:frame>
Image source, getty images</text:p>
      <text:p text:style-name="P4">
Image adding text,</text:p>
      <text:p text:style-name="P4">
Huang Renxun believes that a series of bans in the United States have caused Chinese semiconductor companies to start producing their own AI chips and compete with Huida's current heroic games, drawing and artificial intelligence processors.</text:p>
      <text:p text:style-name="P4">
However, the AI chip industry cannot avoid geopolitical issues, especially in recent years, in the United States, "spicy tricks" have been continuously produced in the United States to try to restrain the development of the Chinese chip industry. Whether the White House will ban the front -edge companies such as Huida and other AI chips in the future AI chips to Chinese customers (such as Tencent or Baidu, etc.) are waiting and seeing the world. In the face of the US tribute methods that the United States may use, how to accelerate its own production of domestic AI chips, becoming the focus of the next US -China semiconductor war.</text:p>
      <text:h text:style-name="P12" text:outline-level="3">
<text:span text:style-name="T4">
AI chip, the US -China Semiconductor War</text:span>
</text:h>
      <text:p text:style-name="P4">
Everyone knows that like oil, semiconductor cannot escape regional politics. The United States launched a trade war on sanctions against the Chinese semiconductor industry a few years ago, which was almost fully launched. Since TSMC and other companies are required to ban the sales of chips to China technology leader Huawei in 2019, the latter ’s mobile phone production line has been cut off and has been fully stopped so far. The chip bill implemented in the United States in 2022 requires those who have American green cards and nationality, and they cannot serve among Chinese semiconductor companies, causing strong protests in China.</text:p>
      <text:p text:style-name="P4">
Last month, China announced the sealing of Micron products to China. Bloomberg said that this was Beijing's export control measures for the United States. ","</text:p>
      <text:p text:style-name="P4">
<text:a xlink:type="simple" xlink:href="https://www.bbc.com/zhongwen/simp/business-54154051" text:style-name="Internet_20_link" text:visited-style-name="Visited_20_Internet_20_Link">
The chip industry landscape changes to the U.S. Nvidia acquisition of Britain Moumou</text:a>
<text:span text:style-name="T5">
 <text:a xlink:type="simple" xlink:href="https://www.bbc.com/zhongwen/simp/chinese-news-63507362" text:style-name="Internet_20_link" text:visited-style-name="Visited_20_Internet_20_Link">
Discuss the danger and card behind the Global chip war with the "Queen of Wall" in Taiwan</text:a>
</text:span>
 <text:a xlink:type="simple" xlink:href="https://www.bbc.com/zhongwen/simp/world-65608208" text:style-name="Internet_20_link" text:visited-style-name="Visited_20_Internet_20_Link">
Artificial Intelligence: How to see the impact of supervision and AI on employment</text:a>
* [Who is the winner under the veil of "against globalization" in TSMC?(https://www.bbc.com/zhongwen/simp/business-63968240)Today, after entering the deep -water zone, the United States will follow the TSMC and Huawei model to start the full ban on the production of AI chips produced by American businessmen to China, becoming the focus of attention from all walks of life. Huida's customers in China include almost all China's technology e -commerce leaders, including Alibaba, Tencent, Baidu and Douyin's parent company. These companies are specially needed to sell AI chips on their sales products. AI chip technology is also an important technology involving military weapons and medical drugs, and its sensitivity is getting higher and higher.</text:p>
      <text:p text:style-name="P4">
Merchants feel particularly deep in the face of the US -China semiconductor war. In an exclusive interview with the Financial Times at the end of May this year, the host Huang Renxun said that in order to hinder the export control measures implemented by the semiconductor industry in China, Huida has "tied hands and feet". One sells several advanced AI chips.</text:p>
      <text:p text:style-name="P4">
Image source, reuters</text:p>
      <text:p text:style-name="P4">
Image adding text,</text:p>
      <text:p text:style-name="P4">
Huang Renxun, an American technology entrepreneur born in Taiwan, founded Huida (Nvidia) in 1993.</text:p>
      <text:p text:style-name="P4">
Huang Renxun believes that a series of bans in the United States have allowed Chinese semiconductor companies to accelerate the production of their own AI chips and compete with Huida's current proud of the game, drawing and artificial intelligence processors. He emphasized that China "if there is no way to buy what you want, China will do it by itself, so the United States must face it with caution."</text:p>
      <text:p text:style-name="P4">
Professor Zhu Yuezhong, an expert in semiconductor industry and Professor Zhu Yuezhong of Nantai University of Science and Technology in Taiwan, told BBC in Chinese that Huida has not yet officially disclosed the proportion of Chinese revenue in the company's overall revenue, but he estimates at least 10%. In other words, the Chinese market has a great impact on the company. Zhu Yuezhong said that as a businessman, Huang Renxun was not surprising to have opinions on the United States' ban on China.</text:p>
      <text:p text:style-name="P4">
In addition, China's AI platform, such as Baidu or Alibaba, now develops the use of AI chips, and most of them still come from the US businessmen Huida and Chaou (AMD) before September 2022. Zhu Yuezhong said that the Chinese AI development platform is still not smooth like ChatGPT or Google. Therefore, after using high -end chips bought by the United States, China's AI development will inevitably encounter resistance.</text:p>
      <text:p text:style-name="P4">
Image source, EPA</text:p>
      <text:p text:style-name="P4">
Image adding text,</text:p>
      <text:p text:style-name="P4">
American investors are also prohibited from holding or trading SMIC.</text:p>
      <text:p text:style-name="P4">
Of course, China has been developing domestic AI chips in recent years, including Cambrian, Haiguang Information and Baidu. However, Zhu Yuezhong believes that these AI chips need high -end chip factories to cooperate to mass production. However, the strongest company SMIC in China is now, and the highest chip process is only 14nm, so it is necessary to surpass the United States in a short time, and the possibility is very low.Tirias Research founder and semiconductor analyst Jim McGrego, the founder of Tirias Research, told BBC Chinese that the AI chip industry and the world need the United States and China to need more. It is elastic and willing to negotiate and lead development. He said: "Unfortunately, I don't think this will happen. We are moving towards a situation that forced industrial division and may cause economic disasters."</text:p>
      <text:p text:style-name="P4">
<text:a xlink:type="simple" xlink:href="https://www.bbc.com/zhongwen/simp/science-59333061" text:style-name="Internet_20_link" text:visited-style-name="Visited_20_Internet_20_Link">
Can the computer completely simulate the human brain still? </text:a>
<text:span text:style-name="T5">
 <text:a xlink:type="simple" xlink:href="https://www.bbc.com/zhongwen/simp/business-65680773" text:style-name="Internet_20_link" text:visited-style-name="Visited_20_Internet_20_Link">
ChatGPT industry: Will China surpass the United States on an artificial intelligence track</text:a>
</text:span>
 <text:a xlink:type="simple" xlink:href="https://www.bbc.com/zhongwen/simp/chinese-news-65274804" text:style-name="Internet_20_link" text:visited-style-name="Visited_20_Internet_20_Link">
Look from the new rules of the China Internet Information Office to see the new track of the generation of AI</text:a>
* <text:a xlink:type="simple" xlink:href="https://www.bbc.com/zhongwen/simp/science-63903800" text:style-name="Internet_20_link" text:visited-style-name="Visited_20_Internet_20_Link">
BBC Reporter Dialogue AI Chat Robot</text:a>
</text:p>
      <text:p text:style-name="P4">
Image source, reuters</text:p>
      <text:p text:style-name="P4">
Image adding text,</text:p>
      <text:p text:style-name="P4">
Some experts believe that chips have become "current oil" and are vulnerable to geopolitics and triggered the global crisis.</text:p>
      <text:h text:style-name="P12" text:outline-level="3">
<text:span text:style-name="T4">
AI chip?</text:span>
</text:h>
      <text:p text:style-name="P4">
Like the oil of the last century, the chip was the main lifeblood of global technology operations. The chip is used in mobile phones, computers, military weapons (such as supersonic missiles) and automotoring. The use of high -end chips is the key to continuing to upgrade these products in the future.</text:p>
      <text:p text:style-name="P4">
AI chips were developed and produced in this context, and began to affect human life.</text:p>
      <text:p text:style-name="P4">
At present, it can be seen that the development of AI chips is accelerating the processing speed of machines and super computer learning and deep learning, so that users can make breakthrough progress in the fields of image recognition, speech recognition, and natural language processing. The emergence of AI chips has driven the development of autonomous driving, smart homes, the Internet of Things and other fields, bringing more intelligent application convenience and even risks to human daily life.</text:p>
      <text:p text:style-name="P4">
<text:a xlink:type="simple" xlink:href="https://www.bbc.com/ukchina/simp/vert-fut-44641617" text:style-name="Internet_20_link" text:visited-style-name="Visited_20_Internet_20_Link">
If artificial intelligence (AI) has soul: What does this mean</text:a>
<text:span text:style-name="T5">
 <text:a xlink:type="simple" xlink:href="https://www.bbc.com/zhongwen/simp/56376630" text:style-name="Internet_20_link" text:visited-style-name="Visited_20_Internet_20_Link">
Chinese AI New Application: Face recognition technology recognizes the appearance of golden monkeys</text:a>
</text:span>
 <text:a xlink:type="simple" xlink:href="https://www.bbc.com/zhongwen/simp/science-45591003" text:style-name="Internet_20_link" text:visited-style-name="Visited_20_Internet_20_Link">
The machine written in the AI and Media Editors</text:a>
* <text:a xlink:type="simple" xlink:href="https://www.bbc.com/zhongwen/simp/science-54870797" text:style-name="Internet_20_link" text:visited-style-name="Visited_20_Internet_20_Link">
How to change consumers' shopping behavior in fierce artificial intelligence</text:a>
Analyst Sag told BBC in Chinese that artificial intelligence research has accelerated the convenience and process of using artificial intelligence in the application. The rapid development of AI chips has a lot to do with this. He said: "Artificial intelligence has been widely used in many different industries. Now we see its application in all industries, and there are multiple applications that can help people save time and money."</text:p>
      <text:p text:style-name="P4">
Therefore, some comments said that after World War II, changes in the contemporary economy, from "oil wealth" to "chip financial", are now entering "AI chip wealth".</text:p>
      <text:p text:style-name="P4">
(https://www.bbc.com/ws/av-embeds/cps/zhongwen/simp/science-65854500/p0f1zj9c/zh-hans)<text:span text:style-name="T4">
 Your equipment does not support playing multimedia materials </text:span>
 video plus injection text,</text:p>
      <text:p text:style-name="P4">
Can ChatGPT write the opening of "The Night of the News", but can artificial intelligence save the technology giant?</text:p>
      <text:p text:style-name="P4">
Global scientists are entering the research and development of AI in the semiconductor field, and this year has made great further breakthroughs. Associate Professor Huang Chaozong of the Artificial Intelligence Research Center of Tsinghua University in Taiwan explained: "If the AI application is like a car changes the way human transportation, then AI chip is an indispensable fuel. It is necessary to provide the amount of fuel of the same level, which is the importance of AI chips in today. "</text:p>
      <text:p text:style-name="P4">
Long -term study of artificial intelligence and chip, the Huang Chaozong told BBC that the main reason for the attention of AI chips is the rapid rise of the recent "Gen AI" neural network.</text:p>
      <text:h text:style-name="P12" text:outline-level="3">
<text:span text:style-name="T4">
Key: Generate formula AI</text:span>
</text:h>
      <text:p text:style-name="P4">
Image source, getty images</text:p>
      <text:p text:style-name="P4">
Image adding text,</text:p>
      <text:p text:style-name="P4">
Therefore, some comments said that after World War II, changes in the contemporary economy, from oil finance to chip financial, are now entering AI chip wealth.</text:p>
      <text:p text:style-name="P4">
Researchers believe that applications for "generating AI" applications, such as text generation and image generation, will be foreseeable to be integrated into the workflow of individuals and enterprises. For example, Bingchat, ChatGPT, Google Bard, Office365 Copilot, Midjourney, etc. have begun to be integrated. The development of Huang Chaozong said that the development of "generating AI" is the key to how AI chips can continue to produce.</text:p>
      <text:p text:style-name="P4">
Huang Chaozong told reporters that the bottleneck of the previous AI development was that it was impossible to effectively and stably train oversized networks, especially its training materials was a quite large text library or gallery. However, in recent years, scientists have successfully found a suitable training method and established a huge genetic network that was unimaginable. The quality of its generation has also achieved the degree of unable to distinguish between human beings.</text:p>
      <text:p text:style-name="P4">
He believes that the current bottlenecks of implementation have become "how to make hundreds of millions of users in order in order to make inferences."</text:p>
      <text:p text:style-name="P4">
Image source, getty images</text:p>
      <text:p text:style-name="P4">
Image adding text,In response to the "generation AI", McGregor, a semiconductor analyst, told BBC in Chinese that in the next 10 years, AI will affect our almost all living needs, such as work, entertainment or education.</text:p>
      <text:p text:style-name="P4">
He pointed out: "AI's secret lies in Software, which is constantly developing." He emphasized that in the foreseeable future, AI is mostly used on very basic use cases, such as battery control, monitoring or control noise, accounting for about 90 %. However, with the advancement of technological, especially in the development of generation AI (Gen AI), "AI foresees a more challenging task, which we see in applications such as ChatGPT or Stable Diffusion."</text:p>
      <text:p text:style-name="P4">
Huang Chaozong said that in terms of education, it is foreseeable that AI will be a double -sided blade. One can accelerate the speed of self -learning students with high enthusiasm, but on the other hand, it may also weaken the ability of students to integrate knowledge by themselves: "At present AI owns It is based on the accurate guessing ability under the huge man, rather than the causal reasoning ability of human use, so he still must be quite careful in use. "He said to the BBC.</text:p>
      <text:h text:style-name="P12" text:outline-level="3">
<text:span text:style-name="T4">
Who leads the production of AI chips?</text:span>
</text:h>
      <text:p text:style-name="P4">
In the context of the Silicon Valley Factory, which started to make a drawing chip (GPU),, the GPU is very suitable for AI computing, with the explosive development of AI technology and application products since the development of this year, many years of investment have gained an amazing return. There are several factors for analyzing the reason why Huida leads in the AI chip industry.</text:p>
      <text:p text:style-name="P4">
First, the company has a leading position in the field of graphic processing unit (GPU). The high parallel computing capacity of the GPU makes it an ideal choice for training and running large -scale neural networks. In addition, the company has been committed to developing hardware and software tools (such as Tensorrt, etc.), which has been dedicated to artificial intelligence for many years, which provides developers with strong tools and support.</text:p>
      <text:p text:style-name="P4">
For example, the analyst Sag told the BBC that "many leading positions of Huida in this field are the result of the company's investment in software, especially the product CUDA developed (unified computing architecture, can integrate software and hardware), Make full use of the programming of GPU to provide high -performance and easy development GPUs. "</text:p>
      <text:p text:style-name="P4">
Image source, Joe Biden Facebook</text:p>
      <text:p text:style-name="P4">
Image adding text,</text:p>
      <text:p text:style-name="P4">
At the end of last year, Liu Deyin (second from right), the chairman of TSMC (second from right), was a wafer. The second left is Huida Huang Renxun.</text:p>
      <text:p text:style-name="P4">
Analysts McGregor explained that as the processing requirements increased, especially large language models (LLM), equipment, networks, and clouds' demand for more professional AI treatment are also increasing. He told the BBC that this processing requirements were integrated from the basic MCU (microcontroller unit) to SOC (system single chip), and now all the transactions such as the separation accelerator such as GPU produced by Huida. He said, "The reason why Huida became the leader of AI chips is not only because its chip dominates the cloud's AI training, but also mainly because the company continues to invest in development software tools and databases."</text:p>
      <text:p text:style-name="P4">
The Huang Chaozong of Tsinghua University observed that Huida began to work hard to maintain the developer platform more than 10 years ago, so that AI researchers can easily use their GPU for research. This is the deep reason why the company is currently difficult to replace. However, he also emphasized that if the chip has been recognized as the oil of the new era. Under this metaphor, the oil production company currently located in the throat is actually TSMC.</text:p>
      <text:p text:style-name="P4">
He believes that because Huida's TPU (tensor processor, which is a dedicated stagnant circuit developed by the company, for accelerated machine learning) is produced by TS -Power. "Therefore, in the future, AI chip chip in the future The development potential or bottleneck, TSMC plays an important role. "</text:p>
      <text:p text:style-name="P4">
[Video-Link:/WS/AV-EMBEDS/CPS/ZHONGWEN/SIMP/Science-65854500/P0FL2NHJ/ZH-HansS]](https://www.bbc.com/ws/av-embeds/cps/zhongwen/simp/science-65854500/p0fl2nhj/zh-hans)<text:span text:style-name="T4">
 Your equipment does not support playing multimedia materials </text:span>
 video plus injection text,</text:p>
      <text:p text:style-name="P4">
AI "Godfather" was interviewed by the BBC to warn artificial intelligence may be smarter than humans</text:p>
      <text:p text:style-name="P4">
News Source: <text:a xlink:type="simple" xlink:href="https://www.bbc.com/zhongwen/simp/science-65854500" text:style-name="Internet_20_link" text:visited-style-name="Visited_20_Internet_20_Link">
https://www.bbc.com/zhongwen/simp/science-65854500</text:a>
</text:p>
      <!--NEWS-->
      <text:h text:style-name="P10" text:outline-level="1">
<text:span text:style-name="T4">
The United States intends to re -join the UNESCO to fight against China's growing influence (Free Version)</text:span>
</text:h>
      <text:p text:style-name="P4">
Author: Noemie Bisserbe / Stacy Meichtry</text:p>
      <text:p text:style-name="P4">
Publisher: 华尔街日报中文网</text:p>
      <text:p text:style-name="P4">
Published Time: 2023-06-13T02:00:00.000Z</text:p>
      <text:p text:style-name="P4">
Modified Time: 2023-06-13T02:00:00.000Z</text:p>
      <text:p text:style-name="P4">
Created Time: 2023-06-12T22:34:00.000Z</text:p>
      <text:p text:style-name="P4">
Description: The United States is starting to join UNESCO and plans to pay hundreds of millions of dollars in conference fees to fight against China and other opponents' increasing influence in this United Nations Culture and Heritage Organization.</text:p>
      <text:p text:style-name="P4">
Images: []</text:p>
      <text:p text:style-name="P4">
Categories: ['国际']</text:p>
      <text:p text:style-name="P4">
Keywords: SYND,LINK:EN|WP-WSJ-0000972521</text:p>
      <text:p text:style-name="P4">
Type: Article</text:p>
      <!--METADATA-->
      <text:p text:style-name="P4">
The United States is starting to re -join the United Nations Education Organization(United Nations Educational, Scientific and CulturalOrganization, Unesco)And plan to pay hundreds of millions of dollars to fight against China and other opponents in this United Nations(United Nations)The increasing influence of culture and heritage organizations.</text:p>
      <text:p text:style-name="P4">
News Source: <text:a xlink:type="simple" xlink:href="https://cn.wsj.com/articles/%E7%BE%8E%E5%9B%BD%E6%8B%9F%E9%87%8D%E6%96%B0%E5%8A%A0%E5%85%A5%E8%81%94%E5%90%88%E5%9B%BD%E6%95%99%E7%A7%91%E6%96%87%E7%BB%84%E7%BB%87-%E4%BB%A5%E5%AF%B9%E6%8A%97%E4%B8%AD%E5%9B%BD%E6%97%A5%E7%9B%8A%E5%A2%9E%E9%95%BF%E7%9A%84%E5%BD%B1%E5%93%8D%E5%8A%9B-4bf64788" text:style-name="Internet_20_link" text:visited-style-name="Visited_20_Internet_20_Link">
https://cn.wsj.com/articles/%E7%BE%8E%E5%9B%BD%E6%8B%9F%E9%87%8D%E6%96%B0%E5%8A%A0%E5%85%A5%E8%81%94%E5%90%88%E5%9B%BD%E6%95%99%E7%A7%91%E6%96%87%E7%BB%84%E7%BB%87-%E4%BB%A5%E5%AF%B9%E6%8A%97%E4%B8%AD%E5%9B%BD%E6%97%A5%E7%9B%8A%E5%A2%9E%E9%95%BF%E7%9A%84%E5%BD%B1%E5%93%8D%E5%8A%9B-4bf64788</text:a>
</text:p>
      <!--NEWS-->
      <text:h text:style-name="P10" text:outline-level="1">
<text:span text:style-name="T4">
China Enterprise is repeatedly regulated by the US export 31 entity entry</text:span>
</text:h>
      <text:p text:style-name="P4">
Author: None (Language: zh)</text:p>
      <text:p text:style-name="P4">
Publisher: None</text:p>
      <text:p text:style-name="P4">
Time: 2023-06-13T02:04:00Z</text:p>
      <text:p text:style-name="P4">
Description: The Biden government has once again export control to many countries, on the grounds that it will assist in training Chinese pilots and participating in China ’s infringement of human rights activities in Xinjiang. Which companies are included in the American entity list?</text:p>
      <text:p text:style-name="P4">
Videos: []</text:p>
      <text:p text:style-name="P4">
Images: []</text:p>
      <text:p text:style-name="P4">
Subject: 时政风云</text:p>
      <text:p text:style-name="P4">
Subjects: ['奥巴马', '专题报道：习近平访美', '新疆', '美国', '南希·佩洛西']</text:p>
      <text:p text:style-name="P4">
Keywords: ['实体清单', '出口管制', '解放军', '新疆', '监控', '美国', '中美关系', '中企']</text:p>
      <text:p text:style-name="P4">
Id: 65896433</text:p>
      <!--METADATA-->
      <text:p text:style-name="P4">
<text:a xlink:type="simple" xlink:href="https://www.dw.com/zh/overlay/image/article/65896433/63719678" text:style-name="Internet_20_link" text:visited-style-name="Visited_20_Internet_20_Link">
 </text:a>
The picture shows the US Department of Commerce (data photo)</text:p>
      <text:p text:style-name="P4">
(Voice of Germany Chinese) The US Department of Commerce included 43 entities on the export control list on Monday (June 12). These entities' activities are considered to violate US interests and will be restricted to obtain US exports.</text:p>
      <text:p text:style-name="P4">
The list included the Frontier Servicesground, because the company was engaged in the training of Chinese pilots such as the training of Chinese pilots to threaten US national security. The former vice president is BlackWater, the founder of BlackWater, is now the founder of ACADEMI, Erikprince, <text:a xlink:type="simple" xlink:href="https://www.dw.com/zh/zh/安保市场兴旺-黑水前老板瞄准新丝路/a-39052241" text:style-name="Internet_20_link" text:visited-style-name="Visited_20_Internet_20_Link">
operating business includes security and aviation services</text:a>
Essence</text:p>
      <text:p text:style-name="P4">
Test Flying Academy of Southafrica is also included in the American entity list. The college was investigated by the British government for recruiting British retired pilots to train Chinese flying officials.</text:p>
      <text:p text:style-name="P4">
The sites of the Xianfeng Service Group are located in China, Kenya, Laos and the United Arab Emirates, as well as units in South Africa Testing Flight Academy in South Africa, China, UAE and Britain. In addition, China Aviation Industry Group (AVIC) in China and South Africa The branches are all included in control. Reuters failed to contact these companies immediately for comments.</text:p>
      <text:p text:style-name="P4">
At the end of last year, media such as the Wall Street Journal reported that the Chinese PLA was <text:a xlink:type="simple" xlink:href="https://www.dw.com/zh/zh/澳警方曾搜查英国前试飞员住所-法官裁决合规/a-65501305" text:style-name="Internet_20_link" text:visited-style-name="Visited_20_Internet_20_Link">
recruiting Western pilots</text:a>
Help them operate the carrier -based aircraft of the aircraft carrier; Bloomberg pointed out that this technology may be useful when the Sino -US outbreak conflict.</text:p>
      <text:p text:style-name="P4">
The picture shows the image released by Xinhua News Agency on April 9, showing that the pilots in the eastern theater of the PLA are performing exercises. (Data photo)</text:p>
      <text:h text:style-name="P12" text:outline-level="3">
<text:span text:style-name="T4">
What other companies are incorporated into the United States?</text:span>
</text:h>
      <text:p text:style-name="P4">
According to the press release of the US Department of Commerce, the company's reasons were included in the entity list. In addition to recruiting Western pilots to train the PLA to learn Western aircraft operating technology, some companies also helped China's military modernization because they have obtained US native products, such as development, such as development, such as development, such as development Simpraction of hypersonic weapons and high supersonic flight.</text:p>
      <text:p text:style-name="P4">
US Department of Commerce, Matthew Axelrod, pointed out in the statement: "We must prevent China from obtaining American technology and knowledge to achieve military modernization plans."</text:p>
      <text:p text:style-name="P4">
Among the 43 entities included this time, 31 Chinese entities were included.</text:p>
      <text:p text:style-name="P4">
Shanghai Supercomputingtechnology (SHANGHAI SupercomputingTechnology) has been added to the American entity list for helping hypersonic research because it provides a cloud -based super -computing technology.</text:p>
      <text:p text:style-name="P4">
Nine Chinese and Pakistan companies were included in the list for assisting Pakistan's ballistic missile programs.</text:p>
      <text:p text:style-name="P4">
Two companies have been included in the act of allowing China to violate human rights, such as assisting in suppressing Uighurs Muslims and other ethnic minorities in Xinjiang.</text:p>
      <text:p text:style-name="P4">
This picture was taken in the Hetian area of Hetian in May 2019. The building in the picture is considered to be a re -education camp for the detention of Muslim ethnic minorities.</text:p>
      <text:p text:style-name="P4">
Beijing Wende Science Andtechnology, Ryan Wende Science andTechnology, purchased, distributed mobile phone detection software, fingerprint recognition technology, biological statistics software and DNA testing projects; Science and Technology is to assist the Xinjiang Production and Construction Corps and the Xinjiang Public Security Bureau to obtain and distribute biotechnology projects.</text:p>
      <text:p text:style-name="P4">
Last Friday (9th), laser printer manufacturer Nasda, and Chinese companies such as China and Thailand were also included in the entity list by the US Department of Homeland Security on the grounds that the forced labor in Xinjiang was suspected of in Xinjiang. On Monday, the Ministry of Commerce of China once again denied that there were in Xinjiang <text:a xlink:type="simple" xlink:href="https://www.dw.com/zh/zh/研究全球汽車產業續受新疆強迫勞動威脅/a-64085295" text:style-name="Internet_20_link" text:visited-style-name="Visited_20_Internet_20_Link">
forced labor</text:a>
It is said that the US move "lacks factual basis and has no transparency." "China will take necessary measures to resolutely safeguard the legitimate rights and interests of Chinese enterprises."</text:p>
      <text:p text:style-name="P4">
UN experts and human rights groups have criticized China to persecute Uighurs in Xinjiang. It is estimated that more than 10 million people have been detained in [Reinstation Camp] in recent years(https://www.dw.com/zh/zh/新疆公安文件曝光3年-仍在盼望自由曙光/a-64195115)Many people say they have received ideological education and abuse. The Chinese government continues to deny relevant allegations.</text:p>
      <text:p text:style-name="P4">
(Comprehensive report)</text:p>
      <text:p text:style-name="P4">
News Source: <text:a xlink:type="simple" xlink:href="https://www.dw.com/zh/中企再遭美出口管制-31實體入列/a-65896433" text:style-name="Internet_20_link" text:visited-style-name="Visited_20_Internet_20_Link">
https://www.dw.com/zh/中企再遭美出口管制-31實體入列/a-65896433?maca=chi-rss-chi-all-1127-rdf</text:a>
</text:p>
      <!--NEWS-->
      <text:h text:style-name="P10" text:outline-level="1">
<text:span text:style-name="T4">
The United States will allow South Korea and Taiwanese semiconductor manufacturers to maintain its business in China (Free Version)</text:span>
</text:h>
      <text:p text:style-name="P4">
Author: Yuka Hayashi</text:p>
      <text:p text:style-name="P4">
Publisher: 华尔街日报中文网</text:p>
      <text:p text:style-name="P4">
Published Time: 2023-06-13T02:05:00.000Z</text:p>
      <text:p text:style-name="P4">
Modified Time: 2023-06-13T02:05:00.000Z</text:p>
      <text:p text:style-name="P4">
Created Time: 2023-06-12T10:01:00.000Z</text:p>
      <text:p text:style-name="P4">
Description: Some analysts say that the move will weaken US export control measures to slow down China's technological progress.</text:p>
      <text:p text:style-name="P4">
Images: []</text:p>
      <text:p text:style-name="P4">
Categories: ['科技']</text:p>
      <text:p text:style-name="P4">
Keywords: SYND,LINK:EN|WP-WSJ-0000972769</text:p>
      <text:p text:style-name="P4">
Type: Article</text:p>
      <!--METADATA-->
      <text:p text:style-name="P4">
According to the recent remarks of a senior official of the US Department of Commerce, Biden(Joe bids)The government plans to allow South Korea and Taiwan's top semiconductor manufacturers to maintain and expand its <text:a xlink:type="simple" xlink:href="https://cn.wsj.com/articles/CN-TEC-20221013141230" text:style-name="Internet_20_link" text:visited-style-name="Visited_20_Internet_20_Link">
existing chip manufacturing business in China</text:a>
, Will not be revealed by the United States.</text:p>
      <text:p text:style-name="P4">
News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The Hong Kong Government applied for a ban on "Wish Rongguang Return to Hong Kong", and the judge delayed the decision</text:span>
</text:h>
      <text:p text:style-name="P4">
Creator: TIFFANY MAY,CHANG CHE</text:p>
      <text:p text:style-name="P4">
Publisher: https://www.facebook.com/nytimeschinese</text:p>
      <text:p text:style-name="P4">
Published Time: 2023-06-13T02:10:41+08:00</text:p>
      <text:p text:style-name="P4">
Description: The Hong Kong government applied to the court a week to prohibit the spread of this song on the Internet. The judge asked the Hong Kong government to specifically explain the scope of its requirements and be scheduled to hold a hearing next month. This case may further challenge the operation of technology companies in China. Lam Yik Fei for the New York Times 2019, people gathered in a shopping mall. Among them, "Wish Rongguang Back to Hong Kong" became the representative song of the Hong Kong protest movement.</text:p>
      <text:p text:style-name="P4">
Images: ["<text:a xlink:type="simple" xlink:href="https://static01.nyt.com/images/2023/06/12/multimedia/12hk-injunction-bjht/12hk-injunction-bjht-master1050.jpg" text:style-name="Internet_20_link" text:visited-style-name="Visited_20_Internet_20_Link">
12hk-injuncti...</text:a>
"]</text:p>
      <text:p text:style-name="P4">
Category: 中国</text:p>
      <text:p text:style-name="P4">
Type: Article</text:p>
      <!--METADATA-->
      <text:p text:style-name="P4">
<draw:frame draw:style-name="fr1" draw:name="Image78" text:anchor-type="as-char" svg:width="6.9236in" svg:height="4.615733in" draw:z-index="0">
<draw:image xlink:href="../Images/cnnytimes/2023-06-13T02-10-41-08-00/12hk-injunction-bjht-master1050.jpg" xlink:type="simple" xlink:show="embed" xlink:actuate="onLoad" draw:mime-type="image/jpeg"/>
</draw:frame>
The Hong Kong authorities petitioned the court to prohibit the spread of a popular parent to protest songs on the Internet. A judge delayed decision on Monday that the case may further challenge the operation of technology companies in this Chinese city.</text:p>
      <text:p text:style-name="P4">
After the judge asked the government to explain more specifically, it was scheduled to hold another hearing on July 21.</text:p>
      <text:p text:style-name="P4">
The Hong Kong authorities have been fighting any behavior they think they are threatened to pose national security, and arrest and prosecute for individuals.</text:p>
      <text:p text:style-name="P4">
On Monday, the court hearing club was involved in the song "<text:a xlink:type="simple" xlink:href="https://cn.nytimes.com/china/20230608/hong-kong-google/" text:style-name="Internet_20_link" text:visited-style-name="Visited_20_Internet_20_Link">
Wish to return to Hong Kong</text:a>
》 It has always been a special detonation point of the government. The song with the song challenged China's suppression of the former British colony's political abnormalities.</text:p>
      <text:p text:style-name="P4">
advertise</text:p>
      <text:p text:style-name="P4">
The government submitted a petition to the court last week, saying that "Wish Rongguang Back to Hong Kong" was used to "insult" the Chinese national anthem. The file does not indicate any defendant, but contains 32 links of this song on YouTube. Last December, Hong Kong authorities <text:a xlink:type="simple" xlink:href="https://www.youtube.com/watch" text:style-name="Internet_20_link" text:visited-style-name="Visited_20_Internet_20_Link">
Criticism</text:a>
Google showed the protest song in the search results of the Hong Kong national anthem.</text:p>
      <text:p text:style-name="P4">
On Monday, Chen Jiaxin, a judge of the Hong Kong High Court, asked government representatives to answer a number of questions, including clarifying the respondent who had applied to the petition.</text:p>
      <text:p text:style-name="P4">
Ren Jianfeng, a senior researcher at the Asian Law Center at George University of Melbourne, Australia, said: "The judge is ensuring that if the prohibition is issued today, then some basic conditions can be met."</text:p>
      <text:p text:style-name="P4">
The impact of this case on how technology companies operate in Hong Kong still have to be observed.</text:p>
      <text:p text:style-name="P4">
More than ten years ago, Google and Meta set up offices in Hong Kong. Now both companies have hundreds of employees in Hong Kong. Twitter opened the office in 2015, but closed two years later, and there are no staff in the city.</text:p>
      <text:p text:style-name="P4">
Chen Yan, managing director of the former public policy director of Meta Greater China, is now the managing director of Taiwan and Hong Kong, the director of Taiwan and Hong Kong, who is currently a Washington consulting company the AsiaGroup. These companies can use a general technology called geographical shielding.</text:p>
      <text:p text:style-name="P4">
advertise</text:p>
      <text:p text:style-name="P4">
Google's parent company Alphabet refused to comment. Meta did not respond to the comment request.</text:p>
      <text:p text:style-name="P4">
The tension between technology companies and Hong Kong authorities began to upgrade in 2020. At that time, Hong Kong passed a wide range of [National Security Law] <text:a xlink:type="simple" xlink:href="https://cn.nytimes.com/china/20200701/hong-kong-security-law-explain/" text:style-name="Internet_20_link" text:visited-style-name="Visited_20_Internet_20_Link">
National Security Law</text:a>
It aims to eliminate opposition to the Communist Party of Governance. Monday's petition was not in accordance with the formal lawsuit of the National Security Law, but the government quoted the law last week as the reason why the court approved its request.</text:p>
      <text:p text:style-name="P4">
Since the law has passed, the authorities demanded that the request for deleting Internet content has increased. According to Google, Hong Kong officials requested that in the second half of 2022, the content deleted from YouTube and Google Search for the content reached <text:a xlink:type="simple" xlink:href="https://transparencyreport.google.com/" text:style-name="Internet_20_link" text:visited-style-name="Visited_20_Internet_20_Link">
183 items</text:a>
It is the highest peak of ten years, and the general rise in requests related to national security is the main reason. The company rejected about half of the request.</text:p>
      <text:p text:style-name="P4">
News Source: <text:a xlink:type="simple" xlink:href="https://cn.nytimes.com/china/20230613/glory-to-hong-kong-injunction/" text:style-name="Internet_20_link" text:visited-style-name="Visited_20_Internet_20_Link">
https://cn.nytimes.com/china/20230613/glory-to-hong-kong-injunction/</text:a>
</text:p>
      <!--NEWS-->
      <text:h text:style-name="P10" text:outline-level="1">
<text:span text:style-name="T4">
Former Samsung executives were accused of trying to use the blueprint of the stolen blueprint to build a chip factory in China (Free Version)</text:span>
</text:h>
      <text:p text:style-name="P4">
Author: Jiyoung Sohn</text:p>
      <text:p text:style-name="P4">
Publisher: 华尔街日报中文网</text:p>
      <text:p text:style-name="P4">
Published Time: 2023-06-13T02:25:00.000Z</text:p>
      <text:p text:style-name="P4">
Modified Time: 2023-06-13T02:25:00.000Z</text:p>
      <text:p text:style-name="P4">
Created Time: 2023-06-13T01:12:00.000Z</text:p>
      <text:p text:style-name="P4">
Description: A former senior executive of Samsung Electronics was sued in South Korea. He was accused of founding a company, attracting about $ 6 billion to invest, using Samsung's factory design blueprint and other engineering secrets to try to build a chip factory in China.</text:p>
      <text:p text:style-name="P4">
Images: []</text:p>
      <text:p text:style-name="P4">
Categories: ['商业']</text:p>
      <text:p text:style-name="P4">
Keywords: SYND,LINK:EN|WP-WSJ-0000973908</text:p>
      <text:p text:style-name="P4">
Type: Article</text:p>
      <!--METADATA-->
      <text:p text:style-name="P4">
Samsung Electronics(Samsung Electronics Co., 005930.SE)A former executive was sued in South Korea. He was accused of founding a company, attracting about $ 6 billion to invest, using <text:a xlink:type="simple" xlink:href="https://cn.wsj.com/articles/CN-TEC-20221004101644" text:style-name="Internet_20_link" text:visited-style-name="Visited_20_Internet_20_Link">
Samsung's factory design blueprint</text:a>
And other engineering secrets try to build a chip factory in China.</text:p>
      <text:p text:style-name="P4">
News Source: <text:a xlink:type="simple" xlink:href="https://cn.wsj.com/articles/%E4%B8%89%E6%98%9F%E5%89%8D%E9%AB%98%E7%AE%A1%E8%A2%AB%E6%8E%A7%E4%BC%81%E5%9B%BE%E5%88%A9%E7%94%A8%E8%A2%AB%E7%AA%83%E8%93%9D%E5%9B%BE%E5%9C%A8%E4%B8%AD%E5%9B%BD%E5%BB%BA%E8%8A%AF%E7%89%87%E5%8E%82-46a54fc8" text:style-name="Internet_20_link" text:visited-style-name="Visited_20_Internet_20_Link">
https://cn.wsj.com/articles/%E4%B8%89%E6%98%9F%E5%89%8D%E9%AB%98%E7%AE%A1%E8%A2%AB%E6%8E%A7%E4%BC%81%E5%9B%BE%E5%88%A9%E7%94%A8%E8%A2%AB%E7%AA%83%E8%93%9D%E5%9B%BE%E5%9C%A8%E4%B8%AD%E5%9B%BD%E5%BB%BA%E8%8A%AF%E7%89%87%E5%8E%82-46a54fc8</text:a>
</text:p>
      <!--NEWS-->
      <text:h text:style-name="P10" text:outline-level="1">
<text:span text:style-name="T4">
Ukraine revealed that the counterattack results and African leaders are preparing to mediate between Moscow and Kiev</text:span>
</text:h>
      <text:p text:style-name="P4">
Author: 半岛电视台＋通讯社</text:p>
      <text:p text:style-name="P4">
Publisher: Al Jazeera</text:p>
      <text:p text:style-name="P4">
Published Time: 2023-06-13T02:30:46</text:p>
      <text:p text:style-name="P4">
Modified Time: 2023-06-13T11:42:44</text:p>
      <text:p text:style-name="P4">
Description: Ukraine revealed the result of its current counterattack in the east and southern parts of the country about a week ago. At the same time, Washington condemned Russia's plan to deploy nuclear warheads in Belarus in Belarus.</text:p>
      <text:p text:style-name="P4">
Images: ["<text:a xlink:type="simple" xlink:href="https://chinese.aljazeera.net/wp-content/uploads/2023/06/1-1686622535.jpg" text:style-name="Internet_20_link" text:visited-style-name="Visited_20_Internet_20_Link">
1-1686622535.jpg</text:a>
", "<text:a xlink:type="simple" xlink:href="https://chinese.aljazeera.net/wp-content/uploads/2023/06/1-1686622594.png" text:style-name="Internet_20_link" text:visited-style-name="Visited_20_Internet_20_Link">
1-1686622594.png</text:a>
", "<text:a xlink:type="simple" xlink:href="https://chinese.aljazeera.net/wp-content/uploads/2023/06/1-1686622633.png" text:style-name="Internet_20_link" text:visited-style-name="Visited_20_Internet_20_Link">
1-1686622633.png</text:a>
", "<text:a xlink:type="simple" xlink:href="https://chinese.aljazeera.net/wp-content/uploads/2023/06/1-1686622663.png" text:style-name="Internet_20_link" text:visited-style-name="Visited_20_Internet_20_Link">
1-1686622663.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9" text:anchor-type="as-char" svg:width="6.9236in" svg:height="4.951979in" draw:z-index="0">
<draw:image xlink:href="../Images/Aljazeera Chinese/2023-06-13T02-30-46/1-1686622535.jpg" xlink:type="simple" xlink:show="embed" xlink:actuate="onLoad" draw:mime-type="image/jpeg"/>
</draw:frame>
Kiev has confirmed that the counterattack warfare launched by the Russian army continued to make progress</text:p>
      <text:p text:style-name="P4">
Ukraine revealed the result of its current counterattack in the east and southern parts of the country about a week ago. At the same time, Washington condemned Russia's plan to deploy nuclear warheads in Belarus in Belarus.</text:p>
      <text:p text:style-name="P4">
On Monday, Hannah Mariar, deputy minister of the Ministry of National Defense of Ukraine, posted on Telegram that the Ukrainian army has "liberated" 7 villages so far: 4 in the Donetsk area in the Donbass region (eastern), 3 in Zhaza Zhaza Polo -Bro -Rebon (southeast).</text:p>
      <text:p text:style-name="P4">
Maryer added that since the beginning of the counterattack, the area recovered along the front line has expanded to about 100 kilometers to 90 square kilometers, and pointed out that the Ukrainian army has pushed more than 6 kilometers to Zapolo.</text:p>
      <text:p text:style-name="P4">
There are two recovered villages located in the northern part of Bachurut, which is recently controlled by the Russian army, and the Ukrainian army is now trying to control it again.</text:p>
      <text:p text:style-name="P4">
Deputy Minister of Defense of Ukraine said that the Ukrainian army currently controls the 12 square kilometers of land in Bachomut.</text:p>
      <text:p text:style-name="P4">
<draw:frame draw:style-name="fr1" draw:name="Image80" text:anchor-type="as-char" svg:width="6.9236in" svg:height="3.884409in" draw:z-index="0">
<draw:image xlink:href="../Images/Aljazeera Chinese/2023-06-13T02-30-46/1-1686622594.png" xlink:type="simple" xlink:show="embed" xlink:actuate="onLoad" draw:mime-type="image/png"/>
</draw:frame>
Ukrainian soldiers celebrate the recovery of Dettzk Village (Reuters)</text:p>
      <text:h text:style-name="P10" text:outline-level="1">
<text:span text:style-name="T4">
</text:span>
</text:h>
      <text:h text:style-name="P13" text:outline-level="4">
<text:span text:style-name="T4">
</text:span>
</text:h>
      <text:p text:style-name="P4">
At the same time, Ukrainian President Zelei said that despite the fierce battle and rain, the Ukrainian army was still advancing in a counterattack. He also pointed out that the enemy's losses were in line with Ukraine's plan.</text:p>
      <text:p text:style-name="P4">
On the other hand, Moscow diluted the importance of Kiev's announcement and said that his troops have repelled the Ukrainian army to Russia under the control of Russia's Donedsk, Bachurut and Solidal and other cities, as well as in Zarojers. The attacks of the southeast and the provincial capital include a nuclear power plant.</text:p>
      <text:p text:style-name="P4">
The Institute of War headquarters in the United States said on Monday commented that the Ukrainian army made progress in Donetsk and Zapolo, and said that the source of Russia's source confirmed this progress, but tried to dilute its importance.</text:p>
      <text:p text:style-name="P4">
Analysts said that the current operation of the Ukrainian army may be designed to test Russia's defense capabilities and point out that, in view of the Russian army in quantity and air advantages, and for several months The task of the Russian control zone will be arduous.</text:p>
      <text:p text:style-name="P4">
In another field development, the Ukrainian army announced that its air defense system has responded to the attack on Russia's drone on Tuesday.</text:p>
      <text:p text:style-name="P4">
A reporter from the Peninsula also reported that the authorities announced that they had entered the air in the air, the alarm sounded in the south of Ukraine, and the drone was monitored in the sky in Zapolo Province.</text:p>
      <text:p text:style-name="P4">
<draw:frame draw:style-name="fr1" draw:name="Image81" text:anchor-type="as-char" svg:width="6.9236in" svg:height="4.675678in" draw:z-index="0">
<draw:image xlink:href="../Images/Aljazeera Chinese/2023-06-13T02-30-46/1-1686622633.png" xlink:type="simple" xlink:show="embed" xlink:actuate="onLoad" draw:mime-type="image/png"/>
</draw:frame>
From right: Macron, Da Da, and Tonerz met in Paris in Paris (French media)</text:p>
      <text:h text:style-name="P13" text:outline-level="4">
<text:span text:style-name="T4">
military support</text:span>
</text:h>
      <text:p text:style-name="P4">
At the same time, US Secretary of State Anthony Brincken said on Monday that the United States is determined to increase its support for Ukraine.</text:p>
      <text:p text:style-name="P4">
Blints added at a press conference held in Washington that it is expected to be the North Atlantic Convention Organization in Lithuania from July 11th to 12th.(NATO)The next summit will provide a package of political and military support.</text:p>
      <text:p text:style-name="P4">
Brinken pointed out that Ukraine's main counterattack has not yet begun, and he also said that any peace agreement in Ukraine must respect the UN Charter, which means that respect for the sovereignty and territorial integrity of various countries.</text:p>
      <text:p text:style-name="P4">
US Secretary of State also said that this kind of peace should not be the kind of breathing in Russia to attack again in 6 months, 1 year, or two years.</text:p>
      <text:p text:style-name="P4">
In Paris, French President Emartel Macron said at a press conference with German Chancellor Olaf Sumolz and Polish President Angy Duda that the three countries made their best to help Ukraine counterattack.</text:p>
      <text:p text:style-name="P4">
Macron added that the transportation of ammunition, weapons and vehicles has been strengthened, and it will continue in the next few days and weeks.</text:p>
      <text:p text:style-name="P4">
French president added that Ukraine's counterattack has begun and will last for weeks or even months. He believes that the attack is carefully prepared by carefully and systematically.</text:p>
      <text:p text:style-name="P4">
<draw:frame draw:style-name="fr1" draw:name="Image82" text:anchor-type="as-char" svg:width="6.9236in" svg:height="4.612736in" draw:z-index="0">
<draw:image xlink:href="../Images/Aljazeera Chinese/2023-06-13T02-30-46/1-1686622663.png" xlink:type="simple" xlink:show="embed" xlink:actuate="onLoad" draw:mime-type="image/png"/>
</draw:frame>
Congo President Dennis Sasu Engo and Kotda President Alasine Vatara met in Abi Lena (French media)</text:p>
      <text:h text:style-name="P13" text:outline-level="4">
<text:span text:style-name="T4">
African mediation</text:span>
</text:h>
      <text:p text:style-name="P4">
In terms of diplomacy, the President of the Congo Republic Dennis Susu Engo said on Monday at the press conference held in Abi that Africa could not be silent to the Ukrainian war. The mediation plan in the next few days will include him and some African leaders People go to Kiev and Moscow for mediation.</text:p>
      <text:p text:style-name="P4">
At the same time, AFP quoted the Congo diplomatic sources as saying that in addition to the President of the African delegation, in addition to the President of the Congo, the African delegation will also include Egyptian President Abdul Farita, Sili, Silil Lamafu Sa, Senegal President McKee Salle, Uganda President Joewari Musewini, Zambian President Har Kane Chichema, and the current non -all League's rotating President Azali.</text:p>
      <text:p text:style-name="P4">
According to Agence France -Presse, the African mediation delegation is scheduled to visit Kiev on Friday, meet with Ukraine President Zelezki, and then visit Moscow on Saturday to meet with Russian President Putin.</text:p>
      <text:h text:style-name="P13" text:outline-level="4">
<text:span text:style-name="T4">
Russian nuclear weapon</text:span>
</text:h>
      <text:p text:style-name="P4">
On the other hand, the White House stated on Monday, "Talking about the deployment of nuclear warheads in Belarus is a reckless remark, and there is no reason to change our nuclear status."</text:p>
      <text:p text:style-name="P4">
Russian President Vladimir Putin announced on Friday that his country will start the deployment of special tactical nuclear weapons on Belarus territory in July, that is, after being ready for the designated facilities it specified.</text:p>
      <text:p text:style-name="P4">
The deployment plan started before Lithuania, which borders Belarus, and the NATO Summit will be discussed at this summit.</text:p>
      <text:p text:style-name="P4">
Earlier, Russian President and Belarusian President Alexander Lukashenko reached a consensus on deploying a short -range nuclear missile program on Belarus. Belarus was a close ally of Moscow, provided that the missile was still under Russia.</text:p>
      <text:p text:style-name="P4">
Russian President announced on March 25 that Moscow will deploy "tactical" nuclear weapons in Belarus, which has aroused concerns about the upgrading of Ukraine's conflict.</text:p>
      <text:p text:style-name="P4">
Putin also announced that Belarus has been equipped with 10 aircraft to use similar weapons and pointed out that a special warehouse will be completed on July 1.</text:p>
      <text:p text:style-name="P4">
At the end of May last year, Lukashenko confirmed that the work of Russia's transfer of nuclear weapons to Belarus has begun.</text:p>
      <text:p text:style-name="P4">
News Source: <text:a xlink:type="simple" xlink:href="https://chinese.aljazeera.net/news/war-in-ukraine/2023/6/13/%e4%b9%8c%e5%85%8b%e5%85%b0%e6%8f%ad%e7%a4%ba%e5%8f%8d%e6%94%bb%e7%bb%93%e6%9e%9c%e4%b8%8e%e9%9d%9e%e6%b4%b2%e9%a2%86%e5%af%bc%e4%ba%ba%e5%87%86%e5%a4%87%e5%9c%a8%e8%8e%ab%e6%96%af%e7%a7%91%e5%92%8c" text:style-name="Internet_20_link" text:visited-style-name="Visited_20_Internet_20_Link">
https://chinese.aljazeera.net/news/war-in-ukraine/2023/6/13/%e4%b9%8c%e5%85%8b%e5%85%b0%e6%8f%ad%e7%a4%ba%e5%8f%8d%e6%94%bb%e7%bb%93%e6%9e%9c%e4%b8%8e%e9%9d%9e%e6%b4%b2%e9%a2%86%e5%af%bc%e4%ba%ba%e5%87%86%e5%a4%87%e5%9c%a8%e8%8e%ab%e6%96%af%e7%a7%91%e5%92%8c</text:a>
</text:p>
      <!--NEWS-->
      <text:h text:style-name="P10" text:outline-level="1">
<text:span text:style-name="T4">
U.S. Police Chinese hacker network attack may disrupt infrastructure</text:span>
</text:h>
      <text:p text:style-name="P4">
Author: None (Language: zh)</text:p>
      <text:p text:style-name="P4">
Publisher: None</text:p>
      <text:p text:style-name="P4">
Time: 2023-06-13T03:19:00Z</text:p>
      <text:p text:style-name="P4">
Description: If China and the United States broke out, the Chinese hacker organization may play a key role in it. Director of the US Internet and Infrastructure Security Agency warned on the 12th that the United States should be treated strictly and prepared for more complete preparations.</text:p>
      <text:p text:style-name="P4">
Videos: []</text:p>
      <text:p text:style-name="P4">
Images: []</text:p>
      <text:p text:style-name="P4">
Subject: 时政风云</text:p>
      <text:p text:style-name="P4">
Subjects: ['奥巴马', '专题报道：习近平访美', '基础设施', '美国', '南希·佩洛西']</text:p>
      <text:p text:style-name="P4">
Keywords: ['中国黑客', '黑客攻击', '美国', '中美关系', '关岛', '基础设施']</text:p>
      <text:p text:style-name="P4">
Id: 65896508</text:p>
      <!--METADATA-->
      <text:p text:style-name="P4">
<text:a xlink:type="simple" xlink:href="https://www.dw.com/zh/overlay/image/article/65896508/65189036" text:style-name="Internet_20_link" text:visited-style-name="Visited_20_Internet_20_Link">
 </text:a>
Western focus on the development of Chinese hacking organizations in the world.</text:p>
      <text:p text:style-name="P4">
(Voice of Germany Chinese) Reuters reported that an American Internet security official warn on Monday (June 12) that if China conflicts with the United States, its hacker "almost affirmation" will destroy the key infrastructure of the United States. Such as pipelines and railways.</text:p>
      <text:p text:style-name="P4">
The speech comes from Jen Easterly, director of the US Internet Security and Infrastructure Security Agency (CISA). She stated in a forum in the Aspeninstitute Institute in Washington, saying that Beijing is investing related technologies to enhance the ability to destroy US infrastructure.</text:p>
      <text:p text:style-name="P4">
Eastley warned: "In view of the threat from China, the scale of development, and the resources and efforts invested in this (hacker) (hacker), we will be very and difficult to prevent damage."</text:p>
      <text:p text:style-name="P4">
She emphasized that Americans need to be prepared and in response to Beijing hackers who have the ability to avoid the US defense system, causing damage to the real world. "I think this is a threat that we really need to deal with. We need to pay more attention and establish resistance."</text:p>
      <text:p text:style-name="P4">
Before the deadline, the Chinese Embassy in the United States had not responded to Reuters' comment requests.</text:p>
      <text:h text:style-name="P12" text:outline-level="3">
<text:span text:style-name="T4">
</text:span>
</text:h>
      <text:p text:style-name="P4">
Before Istide's warning, <text:a xlink:type="simple" xlink:href="https://www.dw.com/zh/zh/网攻将是战争导火线拜登点名中俄黑客/a-58666556" text:style-name="Internet_20_link" text:visited-style-name="Visited_20_Internet_20_Link">
the development of the Chinese hacker organization has received international attention</text:a>
Essence Earlier this year, an annual threat assessment report in the American intelligence community pointed out that if Beijing believes that potential conflicts with Washington are imminent, Beijing "will definitely take positive network actions for key infrastructure and military goals in the United States.</text:p>
      <text:p text:style-name="P4">
<text:a xlink:type="simple" xlink:href="https://www.dw.com/zh/zh/微軟中國駭客組織入侵美國關鍵網路設施/a-65727644" text:style-name="Internet_20_link" text:visited-style-name="Visited_20_Internet_20_Link">
Microsoft also issued a warning in May</text:a>
It refers to the Chinese government and the headquarters of the Chinese hacker organization "Volt Typhoon". Since its operation in 2021, it has long been locked and invaded the key network infrastructure of many industries in the United States.</text:p>
      <text:p text:style-name="P4">
Among them, the most noticeable Chinese spy activity area includes Guam, USA. According to a report released by Microsoft, because Guam is an important military outpost in the Pacific Ocean, and it is also a key base for the potential conflict of the Asia -Pacific region. The "Volt Typhoon" has thus regard the local key infrastructure as the goal.</text:p>
      <text:p text:style-name="P4">
When Perlis, the Speaker of the American House of Representatives, visited Taiwan last year, Taiwan Station and Super Business Electronic Kimoda were invaded by hackers. (Experience diagram)</text:p>
      <text:p text:style-name="P4">
The New York Times analyzed at the time that if China violated Taiwan and broke out of the Taiwan Strait crisis, and the communication capacity of the United States in Guam was cut off, it would seriously affect the response. These messages are also received by <text:a xlink:type="simple" xlink:href="https://www.dw.com/zh/zh/加拿大跟進五眼聯盟-5g網路禁用華為/a-61871493" text:style-name="Internet_20_link" text:visited-style-name="Visited_20_Internet_20_Link">
FiveEyes "</text:a>
Regarding concerns, the alliance is an intelligence sharing unit of the United States, Australia, Canada, New Zealand, and the United Kingdom.</text:p>
      <text:p text:style-name="P4">
The Chinese authorities have denied any allegations about hacking organizations. At a routine press conference in May in May, his foreign -Ministry spokesman Mao Ning pointed out that the report issued by Microsoft's report "East Pinzhi, serious lack of evidence chain, extremely unprofessional", and said that the "Five Eye Alliance" is the largest in the world. Intelligence organization, the US National Security Agency is the world's largest "hacking organization". "They jointly published false information reports, and they are very ironic itself ... ... Anyway, changing techniques can not change the United States. fact".</text:p>
      <text:p text:style-name="P4">
In August last year, NancyPelosi, then the Speaker of the American House of Representatives, visited Taiwan and caused dissatisfaction in Beijing. At that time, the Taiwanese business organs were attacked by suspected Chinese hackers, and the websites, stations, and supermarket electronics board were invaded; <text:a xlink:type="simple" xlink:href="https://www.dw.com/zh/zh/台政府官网猛烈遭袭-黑客称特别行动/a-62712427" text:style-name="Internet_20_link" text:visited-style-name="Visited_20_Internet_20_Link">
a hacker organization called "APT27" also claimed on the Internet that it had closed Taiwan 6 Ten thousand Internet connection devices</text:a>
Essence</text:p>
      <text:p text:style-name="P4">
(Comprehensive report)</text:p>
      <text:p text:style-name="P4">
News Source: <text:a xlink:type="simple" xlink:href="https://www.dw.com/zh/美示警中國駭客網攻-恐破壞基礎設施/a-65896508" text:style-name="Internet_20_link" text:visited-style-name="Visited_20_Internet_20_Link">
https://www.dw.com/zh/美示警中國駭客網攻-恐破壞基礎設施/a-65896508?maca=chi-rss-chi-all-1127-rdf</text:a>
</text:p>
      <!--NEWS-->
      <text:h text:style-name="P10" text:outline-level="1">
<text:span text:style-name="T4">
Xi Jinping requires China to prepare for the "extreme" situation, including conflict with Western (Free Version)</text:span>
</text:h>
      <text:p text:style-name="P4">
Author: Lingling Wei</text:p>
      <text:p text:style-name="P4">
Publisher: 华尔街日报中文网</text:p>
      <text:p text:style-name="P4">
Published Time: 2023-06-13T03:20:00.000Z</text:p>
      <text:p text:style-name="P4">
Modified Time: 2023-06-13T03:20:00.000Z</text:p>
      <text:p text:style-name="P4">
Created Time: 2023-06-13T01:01:00.000Z</text:p>
      <text:p text:style-name="P4">
Description: As China and the United States tried to restore high -level contact with caution, Xi Jinping was stepping up to take action to plan for China that may be in conflict.</text:p>
      <text:p text:style-name="P4">
Images: []</text:p>
      <text:p text:style-name="P4">
Categories: ['国际', '中国']</text:p>
      <text:p text:style-name="P4">
Keywords: SYND,LINK:EN|WP-WSJ-0000973544</text:p>
      <text:p text:style-name="P4">
Type: Article</text:p>
      <!--METADATA-->
      <text:p text:style-name="P4">
With the caution of China and the United States to try to restore high -level contact, Xi Jinping is stepping up to take action to <text:a xlink:type="simple" xlink:href="https://cn.wsj.com/articles/CN-BCH-20221017185427" text:style-name="Internet_20_link" text:visited-style-name="Visited_20_Internet_20_Link">
China may fall into a conflict</text:a>
Follow -up.</text:p>
      <text:p text:style-name="P4">
News Source: <text:a xlink:type="simple" xlink:href="https://cn.wsj.com/articles/%E4%B9%A0%E8%BF%91%E5%B9%B3%E8%A6%81%E6%B1%82%E4%B8%AD%E5%9B%BD%E4%B8%BA-%E6%9E%81%E7%AB%AF-%E6%83%85%E5%86%B5%E5%81%9A%E5%87%86%E5%A4%87-b182a708" text:style-name="Internet_20_link" text:visited-style-name="Visited_20_Internet_20_Link">
https://cn.wsj.com/articles/%E4%B9%A0%E8%BF%91%E5%B9%B3%E8%A6%81%E6%B1%82%E4%B8%AD%E5%9B%BD%E4%B8%BA-%E6%9E%81%E7%AB%AF-%E6%83%85%E5%86%B5%E5%81%9A%E5%87%86%E5%A4%87-b182a708</text:a>
</text:p>
      <!--NEWS-->
      <text:h text:style-name="P10" text:outline-level="1">
<text:span text:style-name="T4">
Kindergarten enrollment in various parts of China enrolls in many kindergartens in Chengdu to sign up for Moncoreta</text:span>
</text:h>
      <text:p text:style-name="P4">
Author: None</text:p>
      <text:p text:style-name="P4">
Publisher: Radio Free Asia (Organization)</text:p>
      <text:p text:style-name="P4">
Published Time: 2023-06-13T03:36:00-04:00</text:p>
      <text:p text:style-name="P4">
Modified Time: 2023-06-13T12:09:26-04:00</text:p>
      <text:p text:style-name="P4">
Description: None</text:p>
      <text:p text:style-name="P4">
Videos: []</text:p>
      <text:p text:style-name="P4">
Audios: ["<text:a xlink:type="simple" xlink:href="https://www.rfa.org/mandarin/yataibaodao/kejiaowen/gt1-061320230336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6.9236in" draw:z-index="0">
<draw:image xlink:href="../Images/rfamandarin/2023-06-13T03-36-00-04-00/000000.png" xlink:type="simple" xlink:show="embed" xlink:actuate="onLoad" draw:mime-type="image/png"/>
</draw:frame>
Regardless of marriage or non -marriage, local governments do everything possible to urge men and girls for men and girls. <text:a xlink:type="simple" xlink:href="https://www.rfa.org/mandarin/yataibaodao/kejiaowen/gt1-06132023033641.html/@@images/image" text:style-name="Internet_20_link" text:visited-style-name="Visited_20_Internet_20_Link">
</text:a>
Network screenshot/ancient pavilion provides <text:a xlink:type="simple" xlink:href="https://www.rfa.org/mandarin/yataibaodao/kejiaowen/gt1-06132023033641.html/@@stream" text:style-name="Internet_20_link" text:visited-style-name="Visited_20_Internet_20_Link">
Audio-Link: https: //www.rfa.org/mandarin/yataibaODao/kejiaowen/gt1-06132023033641.html/@stream</text:a>
The difficulty of enrollment in kindergarten in various provinces and cities in China is becoming increasingly prominent. The enrollment registration form of the eighteenth kindergarten in Chengdu's only one district shows that the number of four kindergarten applicants is double -digit, and the rest are single digits, or even zero.</text:p>
      <text:p text:style-name="P4">
<text:a xlink:type="simple" xlink:href="https://www.rfa.org/mandarin/Xinwen/9-05252023161551.html" text:style-name="Internet_20_link" text:visited-style-name="Visited_20_Internet_20_Link">
<text:span text:style-name="T4">
 2023 China's birth population may be less than 8 million </text:span>
</text:a>
<text:span text:style-name="T4">
* <text:a xlink:type="simple" xlink:href="https://www.rfa.org/mandarin/zhuanlan/jingmaorediansaomiao/econ-01202023151559.html" text:style-name="Internet_20_link" text:visited-style-name="Visited_20_Internet_20_Link">
China ’s population has emerged for the first time in 61 years negatively growing up zero -accelerated population crisis</text:a>
</text:span>
</text:p>
      <text:p text:style-name="P4">
The enrollment of public kindergartens in Yipu Street, Yudu District, Chengdu, showed that there were 18 kindergartens in the area in the area, 175 Runhong rhino and kindergarten with the most enrollment, only 36 people signed up, followed by 125 places in Runhong Campus Road Kindergarten, 26 26, 26 The number of kindergartens in the third and fourth kinds of kindergartens in the third and fourth of people are 14 and 12, respectively, and the number of other kindergarten applicants is 1 to 6, and even the number of kindergartens in 5 kindergartens is zero.</text:p>
      <text:p text:style-name="P4">
In just ten years, the Chinese public kindergarten from "unable to squeeze" to today's "enrollment difficulty". Mr. Xu, a resident of Chengdu, said in an interview on Tuesday (13th) that because of the large economic burden, many young people are unwilling to have childbirth: "Public kindergarten and private kindergartens in Pudu District are not much different. , Parents are more convenient, there are some public kindergartens. There are many people who do not raise children here now. "</text:p>
      <text:p text:style-name="P4">
There are nearly 20 kindergartens in Yipu Street, Laudu District, Chengdu, and the number of applicants is almost a single digit. (Network screenshot/ancient pavilion provided) <text:a xlink:type="simple" xlink:href="https://www.rfa.org/mandarin/yataibaodao/kejiaowen/gt1-06132023033641.html/m0613-gt1p2.jpg" text:style-name="Internet_20_link" text:visited-style-name="Visited_20_Internet_20_Link">
</text:a>
<text:span text:style-name="T4">
 The difficulty of enrollment in Chengdu Kindergarten is prominent </text:span>
</text:p>
      <text:p text:style-name="P4">
The "Enterprise Observation News" reported recently that the Chengdu High -tech Zone, which had been scarce in Chengdu, had fifteen public kindergartens issued announcements for the spring semester in the spring semester, with more than 300 free degrees. There are "difficulties in enrollment" in kindergartens such as Beijing, Shanghai, Chongqing and other cities. From the "difficulty of finding", shaking the garden to the dissatisfaction, "not full", in recent years, the number of birth population in China has continued to decline. In some cities, the impact of students during the preschool education stage has appeared.</text:p>
      <text:p text:style-name="P4">
Jiang Chengfen, a resident of Hanyuan, Sichuan, told this station that kindergartens cannot recruit children's decline in the birth of the birth population, but there are other factors: "High fees, poor services also have certain factors. It is relatively high. If you do n’t serve your children alone, it ’s popular. No matter if your child can be full, what can you eat, and what you eat, you ca n’t eat allergies.</text:p>
      <text:p text:style-name="P4">
As the number of newborn births has declined, since the beginning of this year, many kindergartens in China have declined, and many kindergartens are almost vacant. (Network screenshot/ancient pavilion provided) <text:a xlink:type="simple" xlink:href="https://www.rfa.org/mandarin/yataibaodao/kejiaowen/gt1-06132023033641.html/m0613-gt1p1.jpg" text:style-name="Internet_20_link" text:visited-style-name="Visited_20_Internet_20_Link">
</text:a>
<text:span text:style-name="T4">
 The birth of the population declines migrant workers from the city </text:span>
</text:p>
      <text:p text:style-name="P4">
He Peirong, who has been engaged in youth public welfare education for ten years in Sichuan, told this reporter that the phenomenon of "enrollment difficulties" in the kindergarten is particularly prominent in Chengdu. There are two reasons: "First, the local birth population in Chengdu has decreased significantly. The children of migrant workers are children who fill the kindergarten for children of migrant workers. Because the economy is not good, people working in Chengdu are reduced. "</text:p>
      <text:p text:style-name="P4">
He Peirong said that in addition to kindergartens, this phenomenon also appeared in elementary school: "In the countryside in Sichuan, the so -called so -called so -called rural primary schools in the past few years have disappeared and merged. The main reason for the Central Primary School is the reduction rate of birth. "</text:p>
      <text:p text:style-name="P4">
Some research institutions predict that by 2035, the demand for rural elementary schools in China will be less than half of 2020, only 35,500.</text:p>
      <text:p text:style-name="P4">
<text:span text:style-name="T4">
 Last year, the kindergarten and elementary school students were reduced by more than less than less than 2 million </text:span>
</text:p>
      <text:p text:style-name="P4">
According to data from the Ministry of Education of China, the number of young children in garden and elementary school students in the country declined. Preschool education was 46.2755 million in children in the garden and 107 million students in elementary schools, a decrease of approximately 1.77 million and 1 million compared with the previous year.</text:p>
      <text:p text:style-name="P4">
The Chinese population has entered negative growth since 2016, leading to a rapid decrease in the number of kindergartens in various places. After the Spring Festival this year, Shanghai, Guangzhou, Chengdu and other cities issued the primary and secondary schools in the fall of 2023 in the 2023 degree excess warning; the phenomenon of "urban crowding, weak townships, village empty" appeared in various places, that is, the rural population moved towards the town, the towns move towards the county, the county's population to the city, Provincial capital movement.</text:p>
      <text:p text:style-name="P4">
According to expert forecasts, by 2035, there may be more than one million elementary school teachers in China.</text:p>
      <text:p text:style-name="P4">
Reporter: Ancient Pavilion Editor: Chen Meihua, Xu Shuting, Jiayuan.com editor: Hong Wei</text:p>
      <text:p text:style-name="P4">
News Source: <text:a xlink:type="simple" xlink:href="https://www.rfa.org/mandarin/yataibaodao/kejiaowen/gt1-06132023033641.html" text:style-name="Internet_20_link" text:visited-style-name="Visited_20_Internet_20_Link">
https://www.rfa.org/mandarin/yataibaodao/kejiaowen/gt1-06132023033641.html</text:a>
</text:p>
      <!--NEWS-->
      <text:h text:style-name="P10" text:outline-level="1">
<text:span text:style-name="T4">
From business tycoon to Prime Minister: How did Berluskini change Italy</text:span>
</text:h>
      <text:p text:style-name="P4">
Creator: JASON HOROWITZ</text:p>
      <text:p text:style-name="P4">
Publisher: https://www.facebook.com/nytimeschinese</text:p>
      <text:p text:style-name="P4">
Published Time: 2023-06-13T03:36:56+08:00</text:p>
      <text:p text:style-name="P4">
Description: Berluskini completely changed Italian politics and subverted Italian sports, daily life, national image and popular culture. The worshipers and critics both agreed with his huge influence and regarded his life as a watershed in the Italian contemporary history. Andreas Solaro/Agency France-Presse-Getty Images Silvio Berluskini has never specified the heir of the right-wing Italian force party, which brings uncertainty to the future of the Prime Minister Georgia Melony.</text:p>
      <text:p text:style-name="P4">
Images: ["<text:a xlink:type="simple" xlink:href="https://static01.nyt.com/images/2023/06/12/multimedia/12berlusconi-assess-01-vhlk/12berlusconi-assess-01-vhlk-master1050.jpg" text:style-name="Internet_20_link" text:visited-style-name="Visited_20_Internet_20_Link">
12berlusconi-...</text:a>
"]</text:p>
      <text:p text:style-name="P4">
Category: 国际</text:p>
      <text:p text:style-name="P4">
Type: Article</text:p>
      <!--METADATA-->
      <text:p text:style-name="P4">
<draw:frame draw:style-name="fr1" draw:name="Image91" text:anchor-type="as-char" svg:width="6.9236in" svg:height="4.325602in" draw:z-index="0">
<draw:image xlink:href="../Images/cnnytimes/2023-06-13T03-36-56-08-00/12berlusconi-assess-01-vhlk-master1050.jpg" xlink:type="simple" xlink:show="embed" xlink:actuate="onLoad" draw:mime-type="image/jpeg"/>
</draw:frame>
Silvio Berluskini died on Monday and ended the longest, most important, and most gorgeous era of Italian politics. The enthusiastic worshipers and stubborn critics regarded their great influence. Essence</text:p>
      <text:p text:style-name="P4">
<text:a xlink:type="simple" xlink:href="https://www.nytimes.com/2023/06/12/world/europe/silvio-berlusconi-dead.html" text:style-name="Internet_20_link" text:visited-style-name="Visited_20_Internet_20_Link">
Famous Year</text:a>
The 86 -year -old Berluskini was born as a real estate and media tycoon, and then became the most powerful figure on the dramatic Italian political stage. He not only completely changed Italian politics, but also subverted Italian sports, daily life, national image and popular culture -all realized through his private TV channel -left a mark on almost everything he had contacted, Or scars.</text:p>
      <text:p text:style-name="P4">
"Goodbye Silvio," Georgia Meloni, the prime minister of the United Government, said in a statement about him, saying that he was "one of the most influential people in Italian history." His national funeral will be held on Wednesday at the Milan Cathedral.</text:p>
      <text:p text:style-name="P4">
Even if his death may disturb the stability of the political world and Meloni's ruling alliance, his party Italian force party is one of the <text:a xlink:type="simple" xlink:href="https://www.nytimes.com/2022/10/18/world/europe/berlusconi-italy-right-wing.html" text:style-name="Internet_20_link" text:visited-style-name="Visited_20_Internet_20_Link">
small and key factor</text:a>
Essence</text:p>
      <text:p text:style-name="P4">
advertise</text:p>
      <text:p text:style-name="P4">
Berlusco is extraordinary, and he seems to believe that he can live forever as many Italians. He recently set his "physiological age" to his 50s and never designated heirs for his middle and right Italian party.</text:p>
      <text:p text:style-name="P4">
Therefore, political analysts believe that either one of his children will take the initiative to control the party and even the ruling alliance, or the United government will disintegrate without him, so that the Melonini government, who has just started a five -year term, His fate is doubtful.</text:p>
      <text:p text:style-name="P4">
As a result, Berluskini brought the last shock to the political system. Although his health status and political influence have declined in recent years, everything around him can be said to be the product he created, and it is shaped by supporting or opposing him as a "knight".</text:p>
      <text:p text:style-name="P4">
This includes those political allies who have snatched him, such as Meloni; the political traders trying to win him; even the anti -building opposition that tried to drive him -but never succeeded.</text:p>
      <text:p text:style-name="P4">
Over the years, he has been singing "<text:a xlink:type="simple" xlink:href="https://www.youtube.com/watch" text:style-name="Internet_20_link" text:visited-style-name="Visited_20_Internet_20_Link">
Thank you, there is Silvio</text:a>
"Fans said that he was an irresistible force that made Italy's political modernization, mature democracy, and added capitalist vitality to the decaying economy of the government.</text:p>
      <text:p text:style-name="P4">
His critics believe that he is the incarnation of the country's political and cultural decline, a cunning businessman who entered the politics in order to protect his business interests, and a Italian swing with flowers. Contempt and strong leader.</text:p>
      <text:p text:style-name="P4">
Berluskini and Putin were taken in 2015. Alexei Druzhinin/Ria Novosti</text:p>
      <text:p text:style-name="P4">
Berlusco and Gaddafi were taken in 2010. Max rossi/reuters</text:p>
      <text:p text:style-name="P4">
He and many contradictory roles: a reformer who promised to liberalize the country, but then governed like populist. This Gu family's man has a long string of young partners, especially known as "jump plus and jump"(Bungabunga)At the reception, this was not only a scandal that made the whole country shake, but also made the clutch who also pursued the same pursuit of love him. He is a firm ally and lover in the United States, but defended Putin and his Ukraine. In the case of obvious conflict of interest, the candidate used his TV channel as a political stick.</text:p>
      <text:p text:style-name="P4">
Dean of the Roman Louis Government College, "Berluskini and Italy: Historical Interpretation"(Berlusconism and Italy: A HistoricalInterpretation)The author of the book, Jostani Olsea, said that it is a very, very complicated issue to make Italy better or worse. Berlusco has an impact on the Italian imagination for 30 years, and this debate may last for at least so long. To be sure, he changed Italy.</text:p>
      <text:p text:style-name="P4">
advertise</text:p>
      <text:p text:style-name="P4">
Italian News Media <text:a xlink:type="simple" xlink:href="https://www.linkiesta.it/" text:style-name="Internet_20_link" text:visited-style-name="Visited_20_Internet_20_Link">
Linkiesta</text:a>
The editor Christian Roca said: "His impact through TV is far -reaching than the election cycle." Roca said that Berluskini changed the ancient Italian program. "Although those programs are colorful, they are the same as black and white. "He brought new Italian style variety shows with beautiful women, movies, and beauty as the main character.</text:p>
      <text:p text:style-name="P4">
Critics believe that the transformation of this row and tacky culture not only continues in TV broadcasting, but also penetrates throughout Italian society, changing people's appearance and the ambitions and dreams of a generation of Italians. , Ambitional and false -the wealth and self -confidence represented by.</text:p>
      <text:p text:style-name="P4">
For many Italians, watching Berluskini has always been a pastime. He loves to perform dramatic performances and downward remarks. These remarks have funny many people and anger many people. Agence France-PRESSE-Getty Images</text:p>
      <text:p text:style-name="P4">
For half a century, the collapse of communism has been the main boundary of Italian politics. After that, Berluskini has "entered" the collapse of the political system under the bribe scandal -this is his own famous saying. Berluskini became the new boundary of Italy.</text:p>
      <text:p text:style-name="P4">
"This is his great innovation," Roca said. "Whether it is in favor or opposition, you can't be indifferent."</text:p>
      <text:p text:style-name="P4">
Berlusco's polarization style is not only retained in Italy, but also becoming a global trend. Trump is the most obvious in Trump in the United States. Trump is imitating Berluskini's exaggeration in many ways.advertise</text:p>
      <text:p text:style-name="P4">
Erko Rita, a left -wing opponent of former Italian Prime Minister and Berluskini, said Berluskini began to do so through "changing the daily life of Italians with commercial television", giving them more choices. In return, these audiences provide "huge votes reserves" for Berluskini.</text:p>
      <text:p text:style-name="P4">
He also changed the way of speaking by Italian politicians. He showed optimism, and used critics to make his own excessive demonization and create a perfect victim image. He described all the people who criticized him as a red communist, creating a good campaign style and an orthodox solution for the system. Later, this style was refined into his enemies and assistants in the past ten years. A large amount of toxic information is used.</text:p>
      <text:p text:style-name="P4">
However, while the people of Italian, while paying tribute to Berluskini on Monday, they also began to plan the next step.</text:p>
      <text:p text:style-name="P4">
In recent months, Berluskini's loyal supporters have been competing for power. Among them, the current head of the Foreign Affairs Ministry Antonio Tajani, in fact, has become the senator of Berluskini's nurseries, Lisia Longzuli, and his girlfriend Malta Farcina, a 50 -year -old girlfriend in Berluskini, He had a wedding with her, but did not formally get married.</text:p>
      <text:p text:style-name="P4">
Analysts said that the stability of the Italian government may depend on the decision of Berluskini's daughter of Berluskini. Daniel dal zennaro/epa, via shutterstock</text:p>
      <text:p text:style-name="P4">
"As the Italian force party, despite being injured, we have the responsibility to continue," Tagani said. He also said that Berluskini hoped that the party would be united and stayed in the government. "To commemorate him and continue his career, we must look forward to the future. The Italian Power Party will be there."</text:p>
      <text:p text:style-name="P4">
The former left -wing Prime Minister Martio Lunzi seemed to be regarded by Berlusco as a potential successor, but later he betrayed Renzi (after the betrayal of him). Renzi tried to position himself as the heir of the Morns of Italy, which was once controlled by Berluskini, to win the attention again.</text:p>
      <text:p text:style-name="P4">
advertise</text:p>
      <text:p text:style-name="P4">
Many people think this is an impossible task. But Lunzi is a sophisticated political trader. He can't wait to start to win Berluskini, and get sufficient support again to become a key figure in Italian politics. Whether it is to support or overthrow the government of Melonini.</text:p>
      <text:p text:style-name="P4">
In a recent interview, Melonney said that when she was a young minister in a certain government in Berluskini, Berluskini's reputation made her very embarrassed. Berluskini explicitly supports Putin in the Ukrainian war, which makes her a headache politically. ("For me, Silvio is a dear person, a real friend," Putin said in a statement on Monday.)</text:p>
      <text:p text:style-name="P4">
But now, Meloni, who remembers him, needs to retain his supporters.</text:p>
      <text:p text:style-name="P4">
Last year, Berluskini and the current Prime Minister of Italy Georgia Melonini. Yara nardi/reuters</text:p>
      <text:p text:style-name="P4">
Analysts said that the stability of the Italian government may depend on the decision of Berluskini's daughter, Marina, and she is generally considered to be the most keen person in the Berluskini family, and the family itself also has inheritance disputes.</text:p>
      <text:p text:style-name="P4">
"The question is, will Marina Berluskini intervene?" Said Roberto Dalimmont, a political scientist at the University of Louisy Gado Carry. "Without Berluskini's brand, this party will dissolve."</text:p>
      <text:p text:style-name="P4">
"If she intervened," he said, or clearly stated that she was operating behind the scenes. "This party will have the opportunity to survive, and the Melony government will not be particularly affected," because the two are considered consistent Essence Marina Berluskini is an executive of his father's business empire and does not seem to like politics. If she decides to stay away from the party, "the impact will be greater."</text:p>
      <text:p text:style-name="P4">
advertise</text:p>
      <text:p text:style-name="P4">
Her father will affect no matter what she does.</text:p>
      <text:p text:style-name="P4">
Roca said that there is such a story that can summarize Berluskini.</text:p>
      <text:p text:style-name="P4">
He said that when he just started as a Milan real estate tycoon, he wanted to build a suburban residential area and sell it as a peaceful and tranquil oasis.</text:p>
      <text:p text:style-name="P4">
But the airport nearby airports are hard to accept. In order to change the aircraft's route, Berluskini built a hospital -because the plane could not fly over the hospital, there were many people along the way. Later, the hospital named San Lahael became an excellent medical center. On Monday morning, he died there.</text:p>
      <text:p text:style-name="P4">
"This is Berluskini -entrepreneur, illegal, politicians," Roca said. "But go around to the end, this is still a good thing."</text:p>
      <text:p text:style-name="P4">
News Source: <text:a xlink:type="simple" xlink:href="https://cn.nytimes.com/world/20230613/silvio-berlusconi-italy/" text:style-name="Internet_20_link" text:visited-style-name="Visited_20_Internet_20_Link">
https://cn.nytimes.com/world/20230613/silvio-berlusconi-italy/</text:a>
</text:p>
      <!--NEWS-->
      <text:h text:style-name="P10" text:outline-level="1">
<text:span text:style-name="T4">
Berluskini: How this controversial former Prime Minister changes Italy</text:span>
</text:h>
      <text:p text:style-name="P4">
Author: https://www.facebook.com/bbcworldservice/</text:p>
      <text:p text:style-name="P4">
Publisher: BBC News 中文</text:p>
      <text:p text:style-name="P4">
Published Time: 2023-06-13T03:45:52.000Z</text:p>
      <text:p text:style-name="P4">
Modified Time: 2023-06-13T03:45:52.000Z</text:p>
      <text:p text:style-name="P4">
Description: Berluskini was an exaggerated billionaire and media tycoon, who once owned the Italian football club AC Milan. He first served as the Italian Prime Minister in 1994 and then led the four government until he stepped down in 2011.</text:p>
      <text:p text:style-name="P4">
Images: ["<text:a xlink:type="simple" xlink:href="https://ichef.bbci.co.uk/news/640/cpsprodpb/0100/production/_130065200_f693c0cfd30ab1c1a19208cb2a1a7a2eb0d7fa8e0_100_2953_16611000x563.jpg" text:style-name="Internet_20_link" text:visited-style-name="Visited_20_Internet_20_Link">
_130065200_f6...</text:a>
", "<text:a xlink:type="simple" xlink:href="https://ichef.bbci.co.uk/news/640/cpsprodpb/8DBC/production/_107148263_gettyimages-527619028.jpg" text:style-name="Internet_20_link" text:visited-style-name="Visited_20_Internet_20_Link">
_107148263_ge...</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world-65886869/p0ftvwmb/zh-hans" text:style-name="Internet_20_link" text:visited-style-name="Visited_20_Internet_20_Link">
zh-hans</text:a>
"]</text:p>
      <text:p text:style-name="P4">
Tags: ['意大利', '政治', '足球']</text:p>
      <text:p text:style-name="P4">
Type: Article</text:p>
      <!--METADATA-->
      <text:h text:style-name="P12" text:outline-level="3">
<text:span text:style-name="T4">
Berluskini: How does this controversial former Prime Minister change Italy</text:span>
</text:h>
      <text:p text:style-name="P4">
3:45 am on June 13, 2023![] <text:a xlink:type="simple" xlink:href="Images/BBC Chinese/2023-06-13T03-45-52.000Z/_130065200_f693c0cfd30ab1c1a19208cb2a1a7a2eb0d7fa8e0_100_2953_16611000x563.jpg" text:style-name="Internet_20_link" text:visited-style-name="Visited_20_Internet_20_Link">
</text:a>
Image source, EPA</text:p>
      <text:p text:style-name="P4">
Image adding text,</text:p>
      <text:p text:style-name="P4">
Berluskini has been in Italian politics for more than 20 years. It is the longest -governing prime minister in Italy after World War II, but he has also been trapped in sex scandals and corruption allegations, and he has a lot of controversy.</text:p>
      <text:p text:style-name="P4">
<text:span text:style-name="T4">
 Silvio Berlusconi died on Monday (June 12) at the age of 86 at the age of 86. </text:span>
</text:p>
      <text:p text:style-name="P4">
Berluskini was an exaggerated billionaire and media tycoon, who once owned the Italian football club AC Milan. He first served as the Italian Prime Minister in 1994 and then led the four government until he stepped down in 2011.</text:p>
      <text:p text:style-name="P4">
Berluskini has been in Italian politics for more than 20 years. It is the longest -governing prime minister in Italy after World War II, but he has also been trapped in sex scandals and corruption allegations, and he has a lot of controversy.</text:p>
      <text:p text:style-name="P4">
According to Italian media reports, he died at San Raffaele Hospital, Milan.</text:p>
      <text:p text:style-name="P4">
In April, he was treated with lung infections. It is reported that he had previously diagnosed chronic granular leukemia.</text:p>
      <text:p text:style-name="P4">
Born in 1936, Born in Milan, a middle -class family. His career began in a real estate company, and then entered the media industry to create the country's largest commercial broadcasting company, MediaSet.</text:p>
      <text:p text:style-name="P4">
At the end of 2012, Berluskini was convicted of tax fraud. For this reason, he participated in a one -year community service in a nursing home in the suburbs of Milan.</text:p>
      <text:p text:style-name="P4">
<draw:frame draw:style-name="fr1" draw:name="Image97" text:anchor-type="as-char" svg:width="6.9236in" svg:height="3.894525in" draw:z-index="0">
<draw:image xlink:href="../Images/BBC Chinese/2023-06-13T03-45-52.000Z/_107148263_gettyimages-527619028.jpg" xlink:type="simple" xlink:show="embed" xlink:actuate="onLoad" draw:mime-type="image/jpeg"/>
</draw:frame>
Image source, getty images</text:p>
      <text:p text:style-name="P4">
Image adding text,</text:p>
      <text:p text:style-name="P4">
Berlusco is an important public figure in the Italian business, broadcasting and politics circles</text:p>
      <text:p text:style-name="P4">
In 2019, Berluskini won a seat in the European Parliament. In the general election in September 2022, the Mid -Right -winged Italian Party (Forzaitalia) and Prime Minister Giorgia Meloni formed a political alliance and successfully entered the Senate.</text:p>
      <text:p text:style-name="P4">
<text:span text:style-name="T4">
 BBC reporter in Roman, Sofia Bettiza, reviewed the legendary life of Berluskini and how he changed Italy. </text:span>
</text:p>
      <text:p text:style-name="P4">
<draw:frame draw:style-name="fr1" draw:name="Image98" text:anchor-type="as-char" svg:width="6.9236in" svg:height="0.021636in" draw:z-index="0">
<draw:image xlink:href="../Images/BBC Chinese/2023-06-13T03-45-52.000Z/_105894347_grey_line-nc.png" xlink:type="simple" xlink:show="embed" xlink:actuate="onLoad" draw:mime-type="image/png"/>
</draw:frame>
<text:a xlink:type="simple" xlink:href="https://www.bbc.com/ws/av-embeds/cps/zhongwen/simp/world-65886869/p0ftvwmb/zh-hans" text:style-name="Internet_20_link" text:visited-style-name="Visited_20_Internet_20_Link">
Video-1-Link：/ws/av-embeds/cps/zhongwen/simp/world-65886869/p0ftvwmb/zh-hans</text:a>
<text:span text:style-name="T4">
 Your equipment does not support playing multimedia materials </text:span>
 video plus injection text,</text:p>
      <text:p text:style-name="P4">
Former Italian Prime Minister Silvio Berlusconi died at Milan on June 12 at the age of 86.</text:p>
      <text:p text:style-name="P4">
This is the end of an era. It is difficult to imagine that it has no Silvio Berlusconi, although the country has been working hard to solve its identity during the post -Berluskinian era.</text:p>
      <text:p text:style-name="P4">
Over the past 50 years, his shadow has shrouded people on parliament, media, football and streets.</text:p>
      <text:p text:style-name="P4">
In the tribute film on Monday (June 12), Prime Minister Giorgia Meloni praised his "courage and determination", saying that he was one of the most influential people in the country's history.</text:p>
      <text:p text:style-name="P4">
"Through him, Italy knew that he could not allow himself to be restricted and never given up," she said.</text:p>
      <text:p text:style-name="P4">
During his heyday, Berluskini wore colorful headscarves on a yacht in the Geyin Sea, which may be mistaken for a pirate.</text:p>
      <text:p text:style-name="P4">
But he had a huge impact on Italian society and politics and became the object of highly complex civil and criminal investigations.</text:p>
      <text:p text:style-name="P4">
As a cruise singer, he enjoyed the pleasure brought by the audience who worshiped him for the first time, and the experience of becoming the center of the stage determines his adult life.</text:p>
      <text:p text:style-name="P4">
Image source, Rex Features</text:p>
      <text:p text:style-name="P4">
Image adding text,</text:p>
      <text:p text:style-name="P4">
Berluskini has been a singer on a cruise ship.</text:p>
      <text:p text:style-name="P4">
As a media tycoon, he witnessed the dazzling American television network, and has since changed the Italian TV station. The exposed women defined many of his programs, just like they also dominated his private life.</text:p>
      <text:p text:style-name="P4">
This has caused the Italian culture to change, and they can suddenly watch a television show with political incorrect jokes and "Veline". "Veline" is a word in Italian, which means "Draft Girl".</text:p>
      <text:p text:style-name="P4">
For decades, the Italian television channel led by the public broadcasting company RAI has been rigorous and serious. Berluskini decided to put the audience's preferences first and create commercial television stations in Italy.</text:p>
      <text:p text:style-name="P4">
Image source, getty images</text:p>
      <text:p text:style-name="P4">
Image adding text,</text:p>
      <text:p text:style-name="P4">
Berluskini decided to put the audience's preferences first and create commercial television stations (1986 information photos) in Italy.</text:p>
      <text:p text:style-name="P4">
Even today, if you browse the Italian TV channel, you will inevitably encounter half -naked young women.</text:p>
      <text:p text:style-name="P4">
Berluskini is not enthusiastic about politics, but because of the desire to protect its growing business interests.</text:p>
      <text:p text:style-name="P4">
He was elected Prime Minister four times and attracted extensive voters. The former entertainment tycoon shaped a colorful image, which was in sharp contrast to the conservative intellectuals that had previously formulated the Italian route.</text:p>
      <text:p text:style-name="P4">
But the person, known as the "ILCAVALIERE", commented in the Italian people because his policy (including his controversially joining the invasion of Iraq leadership in the United States) and his entire lifestyle.</text:p>
      <text:p text:style-name="P4">
In 2018, when I interviewed him as a BBC reporter, I saw this with my own eyes. At the end of our conversation, the camera was still shooting, and we held our hands.This also reflects why many Italians hate him, because his obvious gender discrimination and disrespect to others, but others worship him as a "man's man".</text:p>
      <text:p text:style-name="P4">
Image source, getty images</text:p>
      <text:p text:style-name="P4">
Image adding text,</text:p>
      <text:p text:style-name="P4">
Berluskini has the Italian football club AC Milan.</text:p>
      <text:p text:style-name="P4">
Just as writer Curzio Malaparte, Berluskini's quality and disadvantages are "the quality and disadvantages of all Italians."</text:p>
      <text:p text:style-name="P4">
In fact, many Italian newspapers believe that he has invented populism in Italy. Several right -wing politicians in the 2010s were often used to compare with others, including Donald Trump.</text:p>
      <text:p text:style-name="P4">
Berluskini played a key role in allowing extreme right wings to enter mainstream politics. He is an alliance with the Northern Union (an independent party that calls on some parts of northern Italy) and the National Alliance, which pursues the new fascist.</text:p>
      <text:p text:style-name="P4">
Meloni himself became a well -known politician under Berluskini's wings, and served as junior minister in his last government.</text:p>
      <text:p text:style-name="P4">
Berluskini hopes to impress the world. He transformed his villa in Alcura into a palace with the Renaissance paintings. His villa on the island of Sardine looked like a theme park, including a fake volcano that erupted lava.</text:p>
      <text:p text:style-name="P4">
Investigators found that female artists and models often patronized these villas, where they received gifts and cash envelopes.</text:p>
      <text:p text:style-name="P4">
Image source, getty images</text:p>
      <text:p text:style-name="P4">
Image adding text,</text:p>
      <text:p text:style-name="P4">
Sexio Berlisco and Karima El Mahroup, which involved sexual intercourse scandals, denied that they had had sexual relationships.</text:p>
      <text:p text:style-name="P4">
In the end, the sexual intercourse party of "Bunga Bunga" crushed him, but that it was unable to deal with the unsustainable level in Italy's debt in 2011.</text:p>
      <text:p text:style-name="P4">
His political collapse occurred during the financial crisis, when the Italians believed that he responded to the country's weak economic responsibility.</text:p>
      <text:p text:style-name="P4">
Numerous criminal investigations for his bribery and corruption, as well as Yu Bo of the infamous "Bunga-Bunga" sexual intercourse party, also continued to make him struggling.</text:p>
      <text:p text:style-name="P4">
What is Berluskini's political heritage? He has almost no political reform. He seems to be more concerned about creating his own image, not managing a country.</text:p>
      <text:p text:style-name="P4">
But his ups and downs hypnotized a country.</text:p>
      <text:p text:style-name="P4">
Image source, reuters</text:p>
      <text:p text:style-name="P4">
Image adding text,</text:p>
      <text:p text:style-name="P4">
Silvio Beluskini smiled and saluted.</text:p>
      <text:p text:style-name="P4">
News Source: <text:a xlink:type="simple" xlink:href="https://www.bbc.com/zhongwen/simp/world-65886869" text:style-name="Internet_20_link" text:visited-style-name="Visited_20_Internet_20_Link">
https://www.bbc.com/zhongwen/simp/world-65886869</text:a>
</text:p>
      <!--NEWS-->
      <text:h text:style-name="P10" text:outline-level="1">
<text:span text:style-name="T4">
Chinese scholars say that the Taiwan Strait War is not inevitable to wear a wolf to put on peace coats?</text:span>
</text:h>
      <text:p text:style-name="P4">
Author: None</text:p>
      <text:p text:style-name="P4">
Publisher: Radio Free Asia (Organization)</text:p>
      <text:p text:style-name="P4">
Published Time: 2023-06-13T04:02:00-04:00</text:p>
      <text:p text:style-name="P4">
Modified Time: 2023-06-13T12:42:51-04:00</text:p>
      <text:p text:style-name="P4">
Description: None</text:p>
      <text:p text:style-name="P4">
Videos: []</text:p>
      <text:p text:style-name="P4">
Audios: ["<text:a xlink:type="simple" xlink:href="https://www.rfa.org/mandarin/yataibaodao/gangtai/hcm-061320230358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612011in" draw:z-index="0">
<draw:image xlink:href="../Images/rfamandarin/2023-06-13T04-02-00-04-00/000000.png" xlink:type="simple" xlink:show="embed" xlink:actuate="onLoad" draw:mime-type="image/png"/>
</draw:frame>
Anti -war articles appeared in the Chinese Internet, which attracted attention. The picture shows the enlistment ceremony of the recruits in Ganzhou, Jiangxi. <text:a xlink:type="simple" xlink:href="https://www.rfa.org/mandarin/yataibaodao/gangtai/hcm-06132023035850.html/@@images/image" text:style-name="Internet_20_link" text:visited-style-name="Visited_20_Internet_20_Link">
</text:a>
Reuters information. <text:a xlink:type="simple" xlink:href="https://www.rfa.org/mandarin/yataibaodao/gangtai/hcm-06132023035850.html/@@stream" text:style-name="Internet_20_link" text:visited-style-name="Visited_20_Internet_20_Link">
Audio-Link: https: //www.rfa.org/mandarin/yataibaODAI/hcm-06132023035850.html/@stream</text:a>
Recently, a post on the Internet of China appeared on the Internet that "unwilling to fight for the country", which caused heated discussion among public opinion. Subsequently, scholars with the background of the Chinese military said, "As long as Beijing believes that peace and reunification are still possible, the Taiwan Strait War is not unavoidable." Taiwanese experts pointed out that the Beijing authorities are intending to shape a peaceful image.</text:p>
      <text:p text:style-name="P4">
<text:a xlink:type="simple" xlink:href="https://www.rfa.org/mandarin/yataibaodao/gangtai/hcm-10162022055506.html" text:style-name="Internet_20_link" text:visited-style-name="Visited_20_Internet_20_Link">
<text:span text:style-name="T4">
 Xi Jinping reiterated to Taiwan to reiterate peace and unity and did not promise to abandon force </text:span>
</text:a>
<text:span text:style-name="T4">
* <text:a xlink:type="simple" xlink:href="https://www.rfa.org/mandarin/yataibaodao/junshiwaijiao/tj-03102023095734.html" text:style-name="Internet_20_link" text:visited-style-name="Visited_20_Internet_20_Link">
Talking about the future aesthetic scholar of the Taiwan Strait: Chinese -style peace reunification does not mean that no martial arts</text:a>
</text:span>
</text:p>
      <text:p text:style-name="P4">
This anti -war post circulated on the Chinese Internet wrote, "If a war occurs, I won't go, and I will not let my children go. I am a person who grows up at the bottom of society. No one remembers us during the peaceful period. It ’s difficult to think of it. Everyone is difficult to say what the country is in danger. When the benefits are issued, they do n’t treat the same treatment when they enjoy the national treatment. Whoever loves and who goes? Anyway Children go. "</text:p>
      <text:p text:style-name="P4">
A post of "unwilling to fight for the country" circulating in the Chinese network has caused warm discussions.(Network screenshot)  <text:a xlink:type="simple" xlink:href="https://www.rfa.org/mandarin/yataibaodao/gangtai/hcm-06132023035850.html/w700d1q75cms.jpg" text:style-name="Internet_20_link" text:visited-style-name="Visited_20_Internet_20_Link">
</text:a>
</text:p>
      <text:p text:style-name="P4">
这篇文章吸引42万人点阅，近8500人点赞，但在微博已遭到删除。而转述这篇文章并且还能留在微博的帖子大都是批评发文者的心态“不可取”、“国家有难、人人有责”等政治正确的观点。</text:p>
      <text:p text:style-name="P4">
“在中国，很多类似声音发不出来。我们所关心的是真正不让这种声音发出来的体制和制度，无法衡量哪种声音在上升。”旅美时事评论人士江峰接受本台采访时就此表示，无论是反战或拥战言论，在中国都具有很大的不确定性，甚至是欺骗性。他认为，不能因看到反战文就认为中国民心开始觉醒，反对独裁政府；正如看到鼓励要对台湾发动所谓“留岛不留人”的恐怖言论，也不能认为真正的中国人人心都是如此。</text:p>
      <text:p text:style-name="P4">
台湾的中华亚太菁英交流协会秘书长王智盛则认为，反战文一定程度表达了中国一般基层民众的心声，对于战争、武力统一的排斥与抗拒：“更深层的是，习近平这几年各式各样的作为，导致中国老百姓全面躺平的心态反射在对台所谓武统、战争的作为。”</text:p>
      <text:p text:style-name="P4">
The original articles of the anti -war have been removed, and only the post -critic posts have been criticized.(截图自微博)  <text:a xlink:type="simple" xlink:href="https://www.rfa.org/mandarin/yataibaodao/gangtai/hcm-06132023035850.html/008xm4j3gy1hd4zfoc31oj30wi1x8qe9.jpg" text:style-name="Internet_20_link" text:visited-style-name="Visited_20_Internet_20_Link">
</text:a>
<text:span text:style-name="T4">
 Chinese polls echo the opposition to the unified Taiwan </text:span>
</text:p>
      <text:p text:style-name="P4">
Wang Zhisheng takes a polls jointly by Singapore's National University professor Liu Yao (Adam Y.LIU) and the associate professor of Li Xiaoyi, an associate professor of Shanghai University of New York as an example. However, only 1%of people support the most extreme options, that is, they do not try other options first and start the war, which shows that the Chinese people can accept the government's gentle position in Taiwan.</text:p>
      <text:p text:style-name="P4">
In addition to reflecting the anti -war emotions of the Chinese people, the above -mentioned polls, Wang Zhisheng said, "The Chinese people are not talking about their lives, the society collapses the poor, and has the brains of Wu Tong Taiwan all day. The psychological refraction of the people. "</text:p>
      <text:p text:style-name="P4">
Zhang Jing, a senior researcher at the Chinese Society of Strategic Society in Taiwan, said in an interview that the online supervision of mainland China was extremely tight, but due to the huge amount of information and frequent activities of netizens, some posts still caught the supervisory unit. Before deleting this post, it will still attract a large number of netizens to read, comment, like and forward. Because the real -name system of the network user is adopted, as long as the user comments, likes, and reposts can be tracked in their true identity. These data volumes are worthy of in -depth research and control of scholars in the Chinese network ecology.</text:p>
      <text:p text:style-name="P4">
Zhang Jing: "Because the true identity and location of the original post of the Internet, when the lack of the information of the land connection relationship, I cannot arbitrarily determine the war in the war. It is quite dissatisfied with the current treatment, and it is also believed that the system of military mobilization of mainland China is not fair. In this regard, it is indeed the value of in -depth investigation of the specific truth. "</text:p>
      <text:p text:style-name="P4">
<text:span text:style-name="T4">
 Former PLA officials released the European release and uniform air balloon </text:span>
Regarding whether Taiwan will become the next Ukraine, he pointed out, "As long as Beijing believes in peace and reunification, it is still possible that the war in the Taiwan Strait is not unavoidable. So far, Beijing has not lost patience so far."</text:p>
      <text:p text:style-name="P4">
The reason for Zhou Bo is that for decades, China's defense budget is still lower than 2%of its GDP. In addition, the PLA held a military exercise near Taiwan in April this year. Beijing thought deeply that it only conducted analog attack, which was different from Perosi to Taiwan in August last year.</text:p>
      <text:p text:style-name="P4">
In this regard, Wang Zhisheng believes that Zhou Bo's article is investing in the British journal, facing European countries, and Beijing is released an important message, that is, Wu Tong is not an option in Beijing now. Beijing is still trying to seek peace with Taiwan, and even move forward. Push one step, "is peace rather than unified."</text:p>
      <text:p text:style-name="P4">
Wang Zhisheng: "Since the 20th National Congress of last year, China has been shaping a peaceful image and an image willing to interact with Taiwan. Whether the article is a reserved attitude of Western doubts about China, whether this move can only be regarded as a wind balloon by China.</text:p>
      <text:p text:style-name="P4">
Reporter: Huang Chunmei Responsible: Chen Meihua, Xu Shuting, He Ping.com Edited: Hong Wei</text:p>
      <text:p text:style-name="P4">
News Source: <text:a xlink:type="simple" xlink:href="https://www.rfa.org/mandarin/yataibaodao/gangtai/hcm-06132023035850.html" text:style-name="Internet_20_link" text:visited-style-name="Visited_20_Internet_20_Link">
https://www.rfa.org/mandarin/yataibaodao/gangtai/hcm-06132023035850.html</text:a>
</text:p>
      <!--NEWS-->
      <text:h text:style-name="P10" text:outline-level="1">
<text:span text:style-name="T4">
What is the next step of Taiwan Metoo?</text:span>
</text:h>
      <text:p text:style-name="P4">
Author: None (Language: zh)</text:p>
      <text:p text:style-name="P4">
Publisher: None</text:p>
      <text:p text:style-name="P4">
Time: 2023-06-13T04:03:00Z</text:p>
      <text:p text:style-name="P4">
Description: "We don't want to forget it." The line of the Taiwanese drama "Candidates" caused a series of allegations about sexual harassment and sexual assault on the Taiwan Internet. The Metoo moved in Taiwan for a while, but the collective righteousness of the society made experts worry, as if the atmosphere of public trial did not help dialogue. DW visits experts to explore the healing and responsibility of trauma.</text:p>
      <text:p text:style-name="P4">
Videos: []</text:p>
      <text:p text:style-name="P4">
Images: []</text:p>
      <text:p text:style-name="P4">
Subject: 时政风云</text:p>
      <text:p text:style-name="P4">
Subjects: []</text:p>
      <text:p text:style-name="P4">
Keywords: ['岛屿主权争端', '马英九', '专题报道：全景观看“习马会”', '专题报道：2016年台湾大选', '科隆', '台湾']</text:p>
      <text:p text:style-name="P4">
Id: 65896549</text:p>
      <!--METADATA-->
      <text:p text:style-name="P4">
<text:a xlink:type="simple" xlink:href="https://www.dw.com/zh/overlay/image/article/65896549/63338508" text:style-name="Internet_20_link" text:visited-style-name="Visited_20_Internet_20_Link">
 </text:a>
The Metoo Movement in Taiwan has begun from the political circle, and has been extended to various fields such as media, art, sports, sports, diplomacy, etc. (Experience diagram)</text:p>
      <text:p text:style-name="P4">
(Voice of Germany in Chinese) On May 31st, a letter of help is "too late, but it should also be caught." It touched many oppressive Taiwanese women and sexual minority groups, and ignited the flames of Taiwan's METOO.</text:p>
      <text:p text:style-name="P4">
The author described himself as a Democratic Progressive Party worker, and was sexually harassed by the director of cooperation. Starting from this letter, Metoo is like star fire, and victims of sexual violence such as sexual shows and sexual assault have appeared on social networking sites, spreading from the political circle to social movement, media, academic, diplomacy and other fields.</text:p>
      <text:p text:style-name="P4">
According to the Taiwan Executive Yuan, according to the Formula of Gender Inequality (GII) formulas of the United Nations Development Program, Taiwan's gender equality in 2021 ranked first in Asia. However, although <text:a xlink:type="simple" xlink:href="https://www.dw.com/zh/zh/再創亞洲第一-台灣通過同志無血緣共同收養/a-65632519" text:style-name="Internet_20_link" text:visited-style-name="Visited_20_Internet_20_Link">
Taiwan's gender equality has improved in Asia</text:a>
, This wave of Metoo outbreak is more than <text:a xlink:type="simple" xlink:href="https://www.dw.com/zh/zh/首尔已故市长朴元淳葬礼启动-50万人联署抗议/a-54154867" text:style-name="Internet_20_link" text:visited-style-name="Visited_20_Internet_20_Link">
South Korea</text:a>
, <text:a xlink:type="simple" xlink:href="https://www.dw.com/zh/zh/中国公益圈媒体圈metoo风潮忽然涌起/a-44836769" text:style-name="Internet_20_link" text:visited-style-name="Visited_20_Internet_20_Link">
 China</text:a>
It's about 5 years later.</text:p>
      <text:h text:style-name="P12" text:outline-level="3">
<text:span text:style-name="T4">
China Metoo Great Incident: Zhu Jun was charged with sexual harassment case opening</text:span>
</text:h>
      <text:p text:style-name="P4">
Wu Weiting, director of the Institute of Gender, Taiwan Shixin University, said in an interview with DW that compared with <text:a xlink:type="simple" xlink:href="https://www.dw.com/zh/zh/專訪中國公眾對性別暴力事件無解感到絕望/a-62120418" text:style-name="Internet_20_link" text:visited-style-name="Visited_20_Internet_20_Link">
China</text:a>
Waiting for <text:a xlink:type="simple" xlink:href="https://www.dw.com/zh/zh/中国修订妇女权益保障法-聚焦性别歧视和性别暴力/a-63598217" text:style-name="Internet_20_link" text:visited-style-name="Visited_20_Internet_20_Link">
Gender Legal System</text:a>
In the lack of countries, Taiwan is "lucky". It has established the "Sexual Puttering Law" such as "Equal Equality Law", "Gender Education Law", and "Sexual Happiness" for sexual harassment on different occasions. The specifications are relatively complete.</text:p>
      <text:p text:style-name="P4">
However, there are not enough law. Women's groups have pointed out that the current mechanism of sexuality is still not enough to "catch" the victims of sexual violence, and more people choose to forbearance. Wu Weiting said that many people's transit has been exported for many years. From this point of view, it is better to experience "how deep the trauma is ... let these victims have been after several years, after more than ten years, or even more time, even more time, or even more time. In fact, the trauma has never left. "</text:p>
      <text:h text:style-name="P12" text:outline-level="3">
<text:span text:style-name="T4">
Taiwan Metoo incident successively</text:span>
</text:h>
      <text:p text:style-name="P4">
In late May, the DPP announced that the former CEO of the Kuomintang Youth League Li Zhenghao, the DPP, asked him to run in the party's arduous constituency. The Democratic Progressive Party cooperates with this person, <text:a xlink:type="simple" xlink:href="https://www.dw.com/zh/zh/台灣九合一選舉女性參政創新高的背後/a-63745442" text:style-name="Internet_20_link" text:visited-style-name="Visited_20_Internet_20_Link">
criticism of young generations violated the value of progress</text:a>
Essence After the incident, Li Zhenghao took the initiative to announce the withdrawal, but for the charges of sneak shots, he said that "the determination to defend his innocence will not change."</text:p>
      <text:p text:style-name="P4">
Some observations believe that the DPP cooperates with Li Zhenghao, plus <text:a xlink:type="simple" xlink:href="https://www.dw.com/zh/zh/民主的可能樣貌理想與現實中的人選之人/a-65625170" text:style-name="Internet_20_link" text:visited-style-name="Visited_20_Internet_20_Link">
Taiwanese drama "candidate" has caused attention to sexual harassment in the workplace</text:a>
It stimulated the outbreak of Taiwan. Subsequently, people with social influence have told Metoo stories that they encounter sexual harassment or sexual assault on the Internet, driving more people to be willing to speak. The following is several cases that caused warm discussions on the Taiwan Internet:</text:p>
      <text:p text:style-name="P4">
"Candidate" screenwriter Jian Liying accused, <text:a xlink:type="simple" xlink:href="https://www.dw.com/zh/zh/贝岭当选独立中文笔会新会长/a-17197697" text:style-name="Internet_20_link" text:visited-style-name="Visited_20_Internet_20_Link">
Chinese exile poet Beiling</text:a>
During her college, she harassed her, and her "routine" was to translate the young women of literary and artistic women, and then approved the residence. When Beiling was interviewed by Taiwanese media, he described his letter with Jian Liying as the "love letter" that attracted each other's attraction of the opposite sex. In response, Jian Liying responded: "The release of goodwill and worship is not a sexual invitation. Too as emotion. "</text:p>
      <text:p text:style-name="P4">
Well -known reporter Fang Huizhen revealed that when she first entered the industry, she had been touched her chest with her elbows at the dinner; Zhao Sile, a Chinese text worker Zhao Sile, also confirmed that Wang Jianqiang had been harassed. In this regard, Wang Jianzhuang apologized to Zhao Sile, but said that Fang Huizhen was "not true."</text:p>
      <text:p text:style-name="P4">
The Kuomintang member Zhong Peijun publicly kissed the kiss of Zhu Xueheng, who was named Zhu Xueheng, and the other party also destroyed the promise of an apology. In this regard, Zhu Xueheng claimed that he had "drinking the film" at the time. On the 12th, he apologized to Zhong Peijun on Facebook, saying that he had already "reported" the case in the Taipei District Procuratorate, but Zhong Peijun approved his complaints to be cautious and avoided, "without repentance."</text:p>
      <text:p text:style-name="P4">
People with women -oriented in various fields stood up one after another. Regarding the sexual violence relay that had suffered in the past, Taiwan Metoo opened the prelude and continued to surge.</text:p>
      <text:p text:style-name="P4">
This wave of METOO movement participants in Taiwan are mainly women, but there are also men who come forward to allegations. For example, political worker Li Yuanjun (also known as Li reinforcement) held a press conference to accuse the six 4 leader Wang Dan sexual harassment on June 4, and described himself as " The person standing in front of the tank car. " Wang Dan denied the relevant allegations.</text:p>
      <text:h text:style-name="P12" text:outline-level="3">
<text:span text:style-name="T4">
Why do you say it?</text:span>
</text:h>
      <text:p text:style-name="P4">
In the interview with DW, Peng Renyu, an associate researcher at the National Institute of Nationalities of the Central Academy of Central Academy, described this wave of Metoo in the small label "Creator" named "Candidate". Just like the staff is the pusher behind politicians, <text:a xlink:type="simple" xlink:href="https://www.dw.com/zh/zh/公开讨论性侵让metoo再浮水面/a-58821481" text:style-name="Internet_20_link" text:visited-style-name="Visited_20_Internet_20_Link">
Each spoken sexual violence victims are also "making waves"</text:a>
: When social energy reaches a certain degree and more people say, the less energy everyone pays.</text:p>
      <text:p text:style-name="P4">
Peng Renyu also wrote multiple trauma experiences on Facebook since the age of 5, violating or harassing her parents with her parents, as well as teachers, hydropower and strangers. She throws a question: "How many sexual assaults should be encountered in the process of growth, study, and career of a girl or boy to grow into a way to defend themselves enough?"</text:p>
      <text:p text:style-name="P4">
She told DW that although she had never intentionally hidden these experiences, she was looking forward to the disclosure on the Internet, which could affect the victims who were still "invisible" and even the victims, prompting the public to reflect on the public, "What kind of social situations, in what kind of social situations, Under what kind of social and cultural framework, this behavior will always be in some vague zone, and there is no way to be considered clearly. "After the first "Building Letter", another former DPP party worker wrote: "I know at this moment, the DPP cannot afford to have a second victim. Any victims will occur. If you don't say it, there will be the next girl who will be injured, and I will be able to forgive myself even more. "</text:p>
      <text:p text:style-name="P4">
Unwilling to see the idea of being killed again is the common point of many Metoo stories. Peng Renyu told DW: "Most of the victims did not want to harm the social death. More people said that they would not have the next victim."</text:p>
      <text:p text:style-name="P4">
She further stated that sometimes the victim did not "shout and kill", but instead filled with people's indignation, as if "the victim died." However, the public should not think that they can easily stand on the "justice" position, but do not reflect whether they have hurt others, or they are stunned. Excessive discussion on the outside world may make the victims more unable to speak, and even be counterattacked by conservative forces.</text:p>
      <text:p text:style-name="P4">
"I look forward to the direction of the promotion of this movement is to try to establish a system of responsibility that makes people who do wrong, and assume the responsibility that match his fault or severity," Peng Renyu wrote on Facebook.</text:p>
      <text:p text:style-name="P4">
Peng Renyu, an associate researcher at the National Institute of Research, said that she hopes that the wave of Metoo in Taiwan can promote social thinking and how to establish a responsibility system that meets the principles of proportions for the principle of proportions.</text:p>
      <text:h text:style-name="P12" text:outline-level="3">
<text:span text:style-name="T4">
</text:span>
</text:h>
      <text:p text:style-name="P4">
"I always said no, hold my hand, please, please stop ... I also remember that he had a great arms and hugged his body. He was very powerful. I couldn't move it. I might have tried to shoot two times to let go, but after this I murmured to talk to myself a few times and stop. "</text:p>
      <text:p text:style-name="P4">
On June 10, a woman who had lived in Germany wrote more than 4,000 words of Metoo stories in facial writing. He accused Polish diplomats in Taiwan, Bartoszryś, offending her and led to her suffering from stress. She said that he spent 20 minutes "persuaded". He should not do this: "There is a girl who raised a girl like this society. In the end, I even said that not to be polite.</text:p>
      <text:p text:style-name="P4">
Afterwards, she asked Li Bo to apologize and decided to take a judicial approach. However, she informed her friends that her "nothing" of the text became a court evidence, determining that she "afterwards was very different from the response from the general sexual assault", and the lawsuit was rejected.</text:p>
      <text:p text:style-name="P4">
Li Bo advocated that the court in Taiwan has determined that "the allegations will not be established" and said that the accusation of the woman had asked him 2.5 million Taiwan dollars, implying that she had accused her for money. In this regard, the woman denied "". The two parties accused that DW failed to confirm.</text:p>
      <text:p text:style-name="P4">
In court, the evidence of the sexual assault charges is high, and the evidence of the two often turns into each word, so it is quite difficult to convict. According to data from the Taiwan Ministry of Justice in 2020, the percentage of the final conviction of sexual assault cases was only about 15%. The report issued by the Taiwan Science and Technology and Law Society in 2017 pointed out that the biggest main cause of sexual assault is "whether the victim and witness's certificate is inconsistent or contradictory."</text:p>
      <text:p text:style-name="P4">
According to the report, in the judicial procedure, "the victims were forced to repeat the victims from the police, the prosecutor's investigator, and the trial of the court along the way." Damage is also more likely to be contradictory.</text:p>
      <text:p text:style-name="P4">
In addition, whether to actively resist when the incident and whether to continue with the defendant afterwards are the main factor that the court determines the defendant's innocence. However, experts point out that the victims of violence are suffering from trauma. The reaction after trauma may not be the same as the behavior pattern of general rational logic, and it may not be in line with external imagination.</text:p>
      <text:p text:style-name="P4">
Liao Shuwen, Secretary -General of the "Taiwan Riot Alliance" engaged in violence prevention and control, said in an interview with DW phone that if you do not understand this, "all the reactions of his (victim) will be as expected with you, what you think you think, what you think should be, what you think should be, what you think should be, what you think should be, what you think should be, what you think should be, what you think you think, what you think should be, what you think you think, what you think should be, what you think should be, and what you think should be, what you think should be, what you think should be, and what you think should be. He did not meet ", and even misunderstood the contradiction of the victim was" lying. "</text:p>
      <text:p text:style-name="P4">
Peng Renyu, a scholar of the Institute of National Institute of China, believes that justice is the responsibility of replacing the victims on replacement of the society, but sometimes the judge or prosecutor will "do not know his role" and interrogate the victims as the victim. "Incorrect preparation" is an important principle of protecting the defendant's human rights and avoiding the case of injustice. It has its own necessary and must be extremely cautious. The victim's guilty presumption. "</text:p>
      <text:p text:style-name="P4">
Peng Renyu said that when both sides are fair, it is like trials on both sides: while trialing the defendant whether the defendant has sexually assaulted others, he is also paying attention to the plaintiff whether there is a perjury. However, "maintaining the impartiality of investigations" and "avoiding victims' second time" should not be mutually exclusive.</text:p>
      <text:p text:style-name="P4">
Compared with sexual assault and slightly more sexual harassment cases, responsibility is not easy. According to a survey from the Ministry of Labor from 2017 to 2021, about 70 % of the sexual harassment of the workplace did not appeal because they were worried that they were pointed out and they were afraid of work without guarantee, and became "silent black numbers." In addition, because the interaction may not be able to record, recording immediately, and harassment cases, it is difficult to search for evidence. Many people tend to "do not find trouble" without appealing, which also makes many harassment incidents fail to be responsible.</text:p>
      <text:p text:style-name="P4">
After speaking of their own experience, for the victims of sexual violence, the responsibility of appealing and judicial channels still face difficulties. (Experience diagram)</text:p>
      <text:h text:style-name="P12" text:outline-level="3">
<text:span text:style-name="T4">
Social healing possibility: After Metoo, what's the next?</text:span>
</text:h>
      <text:p text:style-name="P4">
Women's groups pointed out that Taiwan's sexual complaint mechanism often flows in form, and related laws also have loopholes, so they call for the law to amend the law as soon as possible.</text:p>
      <text:p text:style-name="P4">
<text:a xlink:type="simple" xlink:href="https://www.dw.com/zh/zh/德国职场咸猪手并非罕见/a-50989333" text:style-name="Internet_20_link" text:visited-style-name="Visited_20_Internet_20_Link">
Workplace sexual harassment</text:a>
For example, the Women's Team criticized the labor institution of the Labor Property to focus on whether the employer has set up prevention and control measures in accordance with the law, but does not have any effect on the appeal mechanism, and whether it can really punish the harm. The major loopholes in the "Equality Law of Gender" also include the situation that "employers are the victims" often become "investigating themselves"; women's group claims that a better approach is to establish a "external independent investigation mechanism" by the labor authority.</text:p>
      <text:p text:style-name="P4">
For victims, maybe judicial channels cannot obtain justice, but "[<text:a xlink:type="simple" xlink:href="https://www.dw.com/zh/zh/米兔中国一个女研究生的性侵故事/a-45333552" text:style-name="Internet_20_link" text:visited-style-name="Visited_20_Internet_20_Link">
right to recapture the interpretation of victims</text:a>
"Still important. Peng Renyu, a scholar of the Chinese Academy of Sciences, said: "When speaking, someone is willing to believe in me, what happened to me is true." After speaking, each victim expected the results of differently, and even some people may not know " What is the justice that you want? "At this time, you need to sort out experience and heal your psychological space.Liao Shuwen said that many times the victims need to apologize by the victims, but not to avoid the superficial skills of criminal responsibility, but to truly admit and realize how much harm to the victims; however, this is in Taiwan society is more difficult to achieve than expected, because the current social atmosphere and education have not yet made gender violence awareness that they are doing something "very harmful to others."</text:p>
      <text:p text:style-name="P4">
Observing the wave of METOO in Taiwan, the accusables often emphasize that they have no motivation to harass, and blame the problem on the gap between "intent" and "subjective feelings".</text:p>
      <text:p text:style-name="P4">
"When the victim says that I don't have that intention, he is ignorance of the law, or is responsible." Wu Weiting, a gender scholar of Shixin University, said: "When people interact with people, we can't feel the other party. I feel uncomfortable, or the other party is hiding with you, or the other party is afraid ... After seeing the other party's response, I have to go to Push, and I have to keep sexual harassment or words. That is obviously a criminal. "</text:p>
      <text:p text:style-name="P4">
How to strengthen gender education on body line and relationship interaction requires deeper reviews, and maybe it is possible to change the social environment from the young generation. Wu Weiting pointed out that the education site is still due to the pressure of conservative groups, so that many teachers still "do not dare to teach" flat education, and young people cannot learn true respect. "This is the price of conservative forces that give us Taiwan society."</text:p>
      <text:p text:style-name="P4">
News Source: <text:a xlink:type="simple" xlink:href="https://www.dw.com/zh/台灣metoo延燒-下一步是什麼？/a-65896549" text:style-name="Internet_20_link" text:visited-style-name="Visited_20_Internet_20_Link">
https://www.dw.com/zh/台灣metoo延燒-下一步是什麼？/a-65896549?maca=chi-rss-chi-all-1127-rdf</text:a>
</text:p>
      <!--NEWS-->
      <text:h text:style-name="P10" text:outline-level="1">
<text:span text:style-name="T4">
Wu Shihong: Woman is a professional person (free version)</text:span>
</text:h>
      <text:p text:style-name="P4">
Authors: ['']</text:p>
      <text:p text:style-name="P4">
Publisher: 英国《金融时报》</text:p>
      <text:p text:style-name="P4">
Time: 2023-06-13T04:17:25+00:00</text:p>
      <text:p text:style-name="P4">
Published Time: 2023-06-12T12:00:99+08:00</text:p>
      <text:p text:style-name="P4">
Modified Time: 2023-06-12T19:00:99+08:00</text:p>
      <text:p text:style-name="P4">
Description: After thirty years from a girl to a woman, someone gradually called me "strong woman"; I had a three -stage reaction to this nickname, reflecting the journey of my heart.</text:p>
      <text:p text:style-name="P4">
Images: []</text:p>
      <text:p text:style-name="P4">
Themes: ['职业女性', '关注']</text:p>
      <text:p text:style-name="P4">
Keywords: ['职业女性', '女性', '管理', '企业家', '吴士宏']</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uthor's words] _ I am Wu Shihong. [A few months ago, I introduced the humble work "Crossing the Hills] on FT Chinese website"(http://www.ftchinese.com/story/001098031)". This time, I would like to introduce "Anti -Wind Flying" (adding version). This book was born in 1999. It was regenerated in 2023. After 24 years and the Chinese calendar two cyclists, the origin of various twists and turns, and finally re -life. In this version of the additional part, I have added an experience of falling into the abyss of the sinking sand, which is exactly the opposite direction of "flying"!For the first time, the injury of entrepreneurship was opened just to explain a sincerity. I used a life of Jiazi to make this new brewing plus wine. I borrowed FT inch square treasures and presented to Zhujun. _ _ _ 吧 _</text:p>
      <text:p text:style-name="P4">
I do n’t have much confusion myself. I focus on being a good manager. It is as wise as men, and it does not prevent naturally maintaining femininity -it is the unique pride of being a woman.</text:p>
      <text:p text:style-name="P4">
After 30 years from a girl to a woman, someone gradually started to call me a "strong woman", and later it became my nickname. I have a three -paragraph reaction to this nickname, reflecting my journey.</text:p>
      <text:p text:style-name="P4">
I was startled for the first time. It turned out that I was "strong" in the eyes of others. In fact, I didn't do anything at that time, but I did it in foreign companies for a few years, and the sales of locals were even less common for women. Later, I became a manager. I took a half step ahead of the excellent people around me, and I thought I was strong. At this time, others called me a strong woman. I started to have a rebellious psychology, and I often said seriously, "Please don't call me like this!" Sometimes I couldn't even hide my face. I like "strong", but I am only willing to be acknowledged that it is true, not because of gender "giving points"!I don't like "female strong women", and because of the poor psychological image of this word, people have mentioned strong women. "I often think of powerful and lustfulness, walking and walking with the wind, and the corners of the clothes will hurt people. ", I hope my ability will be recognized, but I don't want my woman's charm to be ignored.</text:p>
      <text:p text:style-name="P4">
Analysis of this psychology is still not confident enough. I care too much about how others think of me. I only use the eyes of others to reflect their own image with other people's eyes. Whether it is a woman or a professional, I have no confidence in confidence. Essence</text:p>
      <text:p text:style-name="P4">
I thought about a lot of things before leaving Guangzhou. The most important of these is the first analysis of myself. I asked the meaning of my life. I chose the meaning of life -pursuing wonderful success and realizing wonderful in the process of pursuing career ideals. This is destined to pursue the difficulties. Since you choose to pursue it yourself, you must prepare to pay, and you cannot expect to get everything you want from life. I already have the success of my career. This has given me a unique comprehensive charm. I have been appreciated by most men and women. I should also know how to appreciate the charm I created. The success or failure of a woman is only one standard for marriage and family. When I choose to be social and professional, I should measure myself fairly with comprehensive standards. I am not a failed woman.</text:p>
      <text:p text:style-name="P4">
I have since calmly the title of "Women Strong", although I still prefer my real name -Wu Shihong, very masculine name, there were often people who thought it was a sir; Juliet, the name of the unprepared woman, her beauty was all in the whole The world is circulating. The two add up to me well: women+professional.</text:p>
      <text:p text:style-name="P4">
I especially like the professional positioning of "professional manager". It understands the connotation of crowd and practice clearly. This is my choice.</text:p>
      <text:p text:style-name="P4">
When I first started being a manager, I only demonstrated myself, and I felt that no one was more assured of myself. My behavior naturally enabled the habit of asking people to form a thing. demonstration. At that time, I only had four people, and I was tired of being tired. After I arrived in Guangzhou, the order of the management crowd has changed, from more than 40 people to more than 240 people; if the manager is full of business, it is far more than that of the sales that you know. I have to learn to listen to others, learn to ask meaningful questions, learn systematically and abstractly, learn to trust people, and learn to encourage and confidence to the team to help them think about problems. The identity of the personnel is transformed into the team's organizer and coordinator; participating in market competition has also become the role of commander. From accepting simple sales indicators to full market planning, this transformation is difficult, but I have completed this key in a timely manner The transition has crossed the watershed from the manager to the professional manager.</text:p>
      <text:p text:style-name="P4">
The manager should have a distinctive style, and should be able to actively, firm and effective infection and affect the team. If you are ambiguous, hello, I am good, everyone is good, it will make the team unsatisfactory and indifferent, and it may also cause discipline to lose their due deterrence. When I first entered Microsoft, I had intended to obscure my distinctive style. As a result, I delayed the precious timing of the overall prevention of the overall prevention of the overall prevention, or to return to myself, to win the victory, and I can truly win the team.</text:p>
      <text:p text:style-name="P4">
After doing the high -level level, directly facing the manager, it will be very different from the generals, and we must focus on the "reason" ("understanding"), and "tube" and "belt" should flow into nature and intangible. To fully trust the elite generals, and feel that it is truly responsible, it will inspire a sense of responsibility (such as the female boss's entrustment, and may even arouse the heroic sense of mission and righteousness). At the same time, it must be a spurker. If you dare to decentralize, I am a practical person. When it comes to it, it is easy to be difficult. After I finally learned the "decentralization", I discovered that it was infinite. There are many wonderful results beyond me. However, the manager who really understands and controls the overall situation is qualified to "decentralize", otherwise it is neglecting the duty and even "suicide". I will keep in mind the lesson of "blood".</text:p>
      <text:p text:style-name="P4">
In the last few months of Microsoft, I have comprehensively practiced the role of professional managers in a high density: warfare commanders, team leaders, coordination, inspiration, spurring, decentralization, and -inspiring and comprehensive team wisdom. The last point is one of the most proud and successful experiences of my manager.</text:p>
      <text:p text:style-name="P4">
I often ask: What is the special impression of a woman as a manager? This is the same as the "female strong woman". The root cause of the Chinese culture -the manager is the man's nature. In fact, the "manager" and "women" are not contradictory. Being a manager is not because it is a woman, but because of the ability (most female managers must agree). Most women who are managers will be more dedicated. Luxembourg said, "When there is only the last revolutionary on the street, this revolutionary must be women." Some female managers and entrepreneurs will overcome themselves into the image of a "standard female strong woman". They will not hesitate to kill the natural charm of women, just to confirm that women can fully look like men.</text:p>
      <text:p text:style-name="P4">
I do n’t have much confusion myself. I focus on being a good manager. It is as wise as men, and it does not prevent naturally maintaining femininity -it is the unique pride of being a woman.I choose to be a professional and choose the social field of men. I believe that my own fate of my fate is that when I have my home, I will use my life to operate, there is no barriers, and a beautiful green.</text:p>
      <text:p text:style-name="P4">
Today I already have the balance of life. It comes from the freedom of grasping the meaning of life, choosing pursuit of myself, and mastering fate. Balanced power gives me a generosity and peace, making me more cute and becoming a better person. I will also grow up, and I will find a lot of "yesterday and now", but I will never lose the balance of life.</text:p>
      <text:p text:style-name="P4">
Looking back at the past, I found that I have got too much: my parents give me life, raise me to love me; I have to regenerate after a few times, I have a few more lives than others; my friends give me selfless friendship, regardless of glory and disgrace, no matter glory and disgrace The rise and fall will care for me and support me; my lover has given me love, died and lived, and left endless beauty, let me understand the fullness of women's life; I have encountered so many good people, and help me when I need it most when I need it most. Help me, give me a chance, they are the "nobles" in my life; there are so many nobles who will never meet, use their books or write in books, teach me to think, train my emotional intelligence, Pointing for me to make a role model ... I have gone through inferiority, self -esteem, self -confidence, and self -realization until I can have ideal pursuit until I can understand the meaning of life. The self -discipline learning of the day after tomorrow training to the extreme of talent and life.</text:p>
      <text:p text:style-name="P4">
The culture and philosophy of Americans are very simple. I like a few of them:</text:p>
      <text:p text:style-name="P4">
——Ling is your own decision, and happiness is your own decision every day.</text:p>
      <text:p text:style-name="P4">
——Love like never ben hurt, dance like nobody'swatching.</text:p>
      <text:p text:style-name="P4">
I choose a happy, free and full successful life.</text:p>
      <text:p text:style-name="P4">
I love myself, love people. I don't have any complaints. I feel good as a woman and a professional!How can I not thank life? Do not want to live more passionately!</text:p>
      <text:p text:style-name="P4">
Note: This article only represents the author's personal point of view, and this article is selected from "Anti -Wind Flying" (adding version).</text:p>
      <text:p text:style-name="P4">
<text:span text:style-name="T4">
 Editor of this article Xu Jin jin.xu@ftchinese.com</text:span>
</text:p>
      <text:p text:style-name="P4">
News Source: <text:a xlink:type="simple" xlink:href="http://www.ftchinese.com/story/001099931" text:style-name="Internet_20_link" text:visited-style-name="Visited_20_Internet_20_Link">
http://www.ftchinese.com/story/001099931</text:a>
</text:p>
      <!--NEWS-->
      <text:h text:style-name="P10" text:outline-level="1">
<text:span text:style-name="T4">
Observatory comment: In the Internet era, everyone can be "giants"</text:span>
</text:h>
      <text:p text:style-name="P4">
Author: None (Language: zh)</text:p>
      <text:p text:style-name="P4">
Publisher: None</text:p>
      <text:p text:style-name="P4">
Time: 2023-06-13T04:58:00Z</text:p>
      <text:p text:style-name="P4">
Description: Argentina's "Ball King" Messi went to China to participate in a football friendly match. Ordinary people can also become "giants" that affect everyone.</text:p>
      <text:p text:style-name="P4">
Videos: []</text:p>
      <text:p text:style-name="P4">
Images: []</text:p>
      <text:p text:style-name="P4">
Subject: 时政风云</text:p>
      <text:p text:style-name="P4">
Subjects: []</text:p>
      <text:p text:style-name="P4">
Keywords: ['拜仁慕尼黑', '德甲', '足球世界杯', '足球']</text:p>
      <text:p text:style-name="P4">
Id: 65896716</text:p>
      <!--METADATA-->
      <text:p text:style-name="P4">
<text:a xlink:type="simple" xlink:href="https://www.dw.com/zh/overlay/image/article/65896716/65855056" text:style-name="Internet_20_link" text:visited-style-name="Visited_20_Internet_20_Link">
 </text:a>
Argentine football "Ball King" Messi played in France at the end of May</text:p>
      <text:p text:style-name="P4">
(Voice of Germany Chinese website) The relevant news of "Globe's entry into China" is not only "crazy" on both sides of the strait, but many foreign media also follow -up reports. If this news is true, the value of the report is not the same as small, but it is a pity that it is a pity that it is a pity that it is a pity No one can prove that Messi once said that "Taiwan is not in China?"</text:p>
      <text:p text:style-name="P4">
There is an adjective called "Perfect News" in Western news media called "Perfect News"(perfect news)That is, a news is not enough to report at first glance, but usually this kind of "perfect news" is not right. Take Messi's news as an example. According to the initial news version, it is said that Messi brought a Spanish passport, not a "visa -free" Argentine passport, so it was stopped to enter China The entry regulations will find that whether it is a Spanish passport or Argentine passport, there is no [visa -free treatment] in China.(https://www.dw.com/zh/zh/哪国护照最畅行无阻中国护照变强/a-43930444)Essence</text:p>
      <text:p text:style-name="P4">
Later, a version of Messi appeared "Messi's Spanish passport, which can only be exempted from Taiwan. Messi is innocent: Isn't Taiwan in China? (Do you say that Taiwan is an indispensable part of China?", But there is no Who he heard Messi said this. The Spanish passport really enjoys the treatment of visa -free entry in Taiwan, but it is really difficult to believe that Messi or his teammates did not check the Chinese entry regulations before departure, not to mention participating in the competition hosted by the Chinese Football Association, although the Chinese Football Association may follow the convention according to the convention Special arrangements for the team to receive visas at the airport to avoid the laborers move to the embassy to apply for a visa, but the entry regulations in Taiwan are one thing, and China's entry regulations are another. Even if Messi does not understand, the Argentine team’s team does Relevant personnel will not understand these regulations.</text:p>
      <text:p text:style-name="P4">
When Messi went to China to participate in a football game, it was not possible to enter the country because of visa issues (diagram)</text:p>
      <text:p text:style-name="P4">
A netizen did not follow the posts, which set off thousands of snow. It was impossible to happen in the era without the Internet, but now as long as it is the right appetite, an ordinary person can also make a bunch of media and Internet celebrities. Hold your nose and walk as a "giant" who can't be done before. Maybe they see the results of such "madness" will be complacent. Anyway, everyone takes what they need, and even if the Chinese Football Association explains and rumors, it is the believers. The responsibility and possible consequences are another thing.</text:p>
      <text:p text:style-name="P4">
Some people say that young people now believe that online news is more believed in the media too much, so young people often transfer to leave news, but the old -fashioned leave news is probably not less than young people, but it is just transferred to use. The community media are different. When old people, they often transfer to the posts of some experts and authoritative people, telling you what to eat to prolong life and keep good health. If they remind them, they will be stricken. "But isn't it easy for counterfeit experts to write posts? And the facts of the facts of the investigation have been identified as fake information, so in communication, sometimes young people are more logical, and they are older than they are "determined" and "positive".</text:p>
      <text:p text:style-name="P4">
The influence of the Internet is really far away. For example, the recent sexual harassment incident in Taiwan or <text:a xlink:type="simple" xlink:href="https://www.dw.com/zh/zh/台灣metoo延燒-下一步是什麼/a-65896549" text:style-name="Internet_20_link" text:visited-style-name="Visited_20_Internet_20_Link">
Taiwan version #Metoo,</text:a>
The victims can reveal the harm through the fastest way in the Internet, so that the society and relevant units can be remedied, but the same, the Internet will also become a tool for providing false information to cause others to be harmed and bullying, but it is just a person as a person. After receiving a "interesting" post or message, how many people will think about whether there is a problem with this post or message before <text:a xlink:type="simple" xlink:href="https://www.dw.com/zh/zh/事实核查如何识别人工智能生成的图片/a-65293514" text:style-name="Internet_20_link" text:visited-style-name="Visited_20_Internet_20_Link">
"transfers"</text:a>
Intersection Because once you press the "transfer", you will also become the victims who have been deceived by fake information and the victim who assisted in the spread of fake information.</text:p>
      <text:h text:style-name="P12" text:outline-level="3">
<text:span text:style-name="T4">
False news? Intersection AI!</text:span>
</text:h>
      <text:p text:style-name="P4">
_ Janwick: The medical deserter born in Taiwan once lived in the United States and then went to the UK to work in the United Kingdom. He also studied the history of East Asia. He left Taiwan in the 1980s and returned to Taiwan to settle around the world. _ _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客座評論：網路時代，人人都可以當「巨人」/a-65896716" text:style-name="Internet_20_link" text:visited-style-name="Visited_20_Internet_20_Link">
https://www.dw.com/zh/客座評論：網路時代，人人都可以當「巨人」/a-65896716?maca=chi-rss-chi-all-1127-rdf</text:a>
</text:p>
      <!--NEWS-->
      <text:h text:style-name="P10" text:outline-level="1">
<text:span text:style-name="T4">
LEX column: Weilai Automobile joined the price war (Free Version)</text:span>
</text:h>
      <text:p text:style-name="P4">
Authors: ['Lex专栏']</text:p>
      <text:p text:style-name="P4">
Publisher: 英国《金融时报》</text:p>
      <text:p text:style-name="P4">
Time: 2023-06-13T04:58:54+00:00</text:p>
      <text:p text:style-name="P4">
Published Time: 2023-06-12T12:00:99+08:00</text:p>
      <text:p text:style-name="P4">
Modified Time: 2023-06-13T00:37:99+08:00</text:p>
      <text:p text:style-name="P4">
Description: Weilai needs to prove that he can control the expenditure. According to the loss of the first quarter of this year, its cash reserves will be finished in less than two years.</text:p>
      <text:p text:style-name="P4">
Images: ["<text:a xlink:type="simple" xlink:href="https://thumbor.ftacademy.cn/unsafe/picture/7/000184157_piclink.jpg" text:style-name="Internet_20_link" text:visited-style-name="Visited_20_Internet_20_Link">
000184157_pic...</text:a>
"]</text:p>
      <text:p text:style-name="P4">
Themes: ['蔚来', '关注']</text:p>
      <text:p text:style-name="P4">
Keywords: ['蔚来', '电动汽车']</text:p>
      <text:p text:style-name="P4">
Type: Article</text:p>
      <!--METADATA-->
      <text:p text:style-name="P4">
<draw:frame draw:style-name="fr1" draw:name="Image118" text:anchor-type="as-char" svg:width="6.9236in" svg:height="3.894525in" draw:z-index="0">
<draw:image xlink:href="../Images/FT Chinese Free Version/2023-06-13T04-58-54-00-00/000184157_piclink.jpg" xlink:type="simple" xlink:show="embed" xlink:actuate="onLoad" draw:mime-type="image/jpeg"/>
</draw:frame>
China's electric vehicle price war has begun. Tesla(Tesla)At the end of 2022, it increased the sales volume and recapture the Chinese market share at the end of 2022. This decision prompted BYD(BYD)Wait for competitors to follow up. Weilai Automobile(Nio)At that time, the price war was not added. Now, it provokes a new battle.</text:p>
      <text:p text:style-name="P4">
Li Bin, CEO of the company(WilliamLi)It has said that the company will not follow Tesla's price reduction. In the first quarter of this year, sales decreased by 23%month -on -month and the prospects in the second quarter were dim. This situation seemed to change his thoughts.</text:p>
      <text:p text:style-name="P4">
News Source: <text:a xlink:type="simple" xlink:href="http://www.ftchinese.com/story/001099940" text:style-name="Internet_20_link" text:visited-style-name="Visited_20_Internet_20_Link">
http://www.ftchinese.com/story/001099940</text:a>
</text:p>
      <!--NEWS-->
      <text:h text:style-name="P10" text:outline-level="1">
<text:span text:style-name="T4">
Survey report: Sensitive quantum technology from Heidelberg to China</text:span>
</text:h>
      <text:p text:style-name="P4">
Author: None (Language: zh)</text:p>
      <text:p text:style-name="P4">
Publisher: None</text:p>
      <text:p text:style-name="P4">
Time: 2023-06-13T05:08:00Z</text:p>
      <text:p text:style-name="P4">
Description: Over the past two decades, Hydeburg University, the oldest university in Germany, has been working with the University of Science and Technology of China to jointly study quantum physics. As for how this top Chinese university has a close connection with the military, it has just attracted the attention of Germany until recently.</text:p>
      <text:p text:style-name="P4">
Videos: []</text:p>
      <text:p text:style-name="P4">
Images: []</text:p>
      <text:p text:style-name="P4">
Subject: 时政风云</text:p>
      <text:p text:style-name="P4">
Subjects: []</text:p>
      <text:p text:style-name="P4">
Keywords: ['量子科技', '国盾量子', '潘建伟', '中科大', '国防科大', '海德堡大学', '军民融合', '量子通讯', '千人计划']</text:p>
      <text:p text:style-name="P4">
Id: 65895830</text:p>
      <!--METADATA-->
      <text:p text:style-name="P4">
<text:a xlink:type="simple" xlink:href="https://www.dw.com/zh/overlay/image/article/65895830/65874107" text:style-name="Internet_20_link" text:visited-style-name="Visited_20_Internet_20_Link">
 </text:a>
The team led by Chinese quantum physicist Pan Jianwei released 76 photon quantum computing prototypes "Nine Chapter" on December 4, 2020</text:p>
      <text:p text:style-name="P4">
(Voice of Germany) Behind a forum with pink plastic fake flowers, a man is introducing a laser radar system that can be used to detect invisible aircraft. <text:a xlink:type="simple" xlink:href="https://www.xast.org.cn/info/1479/49273.htm" text:style-name="Internet_20_link" text:visited-style-name="Visited_20_Internet_20_Link">
This 20 -minute video circulating on the Internet</text:a>
The date is marked as December 2020. At the time of the epidemic control, the event organized by the Xinjiang Science and Technology Association to introduce the results of the research on Chinese quantum technology is held online.</text:p>
      <text:p text:style-name="P4">
A young man asked during the event: What is the significance of quantum technology research on Xinjiang? The speaker replied that Xinjiang is "the main battlefield of counter -terrorism and stability." Need to mention the identity of the speaker: the technical executive of Guodun Quantum Technology Co., Ltd.. This article will be ink again later in this Chinese technology company.</text:p>
      <text:p text:style-name="P4">
The speaker mentioned in the answer that "our national defense security is very stressful", especially in the field of information security, "some hostile forces in the West have tapped and stole our internal information, and put forward higher information security on our information security. Require".</text:p>
      <text:p text:style-name="P4">
In recent years, large -scale data leakage incidents such as "Xinjiang Police Documents" and "China Decryption" have allowed the outside world to recognize that <text:a xlink:type="simple" xlink:href="https://www.dw.com/zh/zh/新疆独家报导1再教育营强冠我们假罪名/a-53722596" text:style-name="Internet_20_link" text:visited-style-name="Visited_20_Internet_20_Link">
the comprehensiveness of the Chinese authorities' monitoring and suppression of the Muslim minority of Xinjiang Muslims</text:a>
 。</text:p>
      <text:p text:style-name="P4">
The Chinese government refers to the "re -education camp" in Xinjiang in the picture as the "Vocational Training Center"</text:p>
      <text:p text:style-name="P4">
The speaker of the Guildren Quantum believes that the key to solving this problem lies in quantum communication technology, which helps "better support the overall goal of our society's stability and long -term stability."</text:p>
      <text:p text:style-name="P4">
However, what does this online speech on the research results of Chinese quantum science and technology have something to do with the University of Heidelberg, Germany? The German Voice Investigation Team cooperated with the German news survey agency Correctiv for several months, revealing the 20 -year German -China scientific research cooperation that had been rejoicing and recently caused by both sides. In addition to the University of Heidelberg, we will also focus on Pan Jianwei, a Chinese quantum physicist, and he is also one of the co -founders of the national shield quantum.</text:p>
      <text:h text:style-name="P12" text:outline-level="3">
<text:span text:style-name="T4">
Talent Cradle Heidelberg</text:span>
</text:h>
      <text:p text:style-name="P4">
Pan Jianwei studied for a master's degree in physics at the University of Science and Technology of China in his early years. He went to Vienna, Austria in the mid -1990s.(AntonZeilinger)Doctorate. In the summer of 2003, he moved to the University of Heidelberg.</text:p>
      <text:p text:style-name="P4">
Heidelberg, founded in 1386, is the oldest university in Germany. The picturesque small town on the side of the Neka River has a population of only 160,000, but it can attract scientific researchers from all over the world. Over the years, the University of Heidelberg's Physics and Astronomical College has been considered to be the top institution of the basic research of quantum physics.</text:p>
      <text:p text:style-name="P4">
Austrian quantum physicist Schmidel, a Austrian quantum physicist who worked with Pan Jianwei(JörgSchmiedmayer)Recalling: "Pan Jianwei is always very interested in basic issues, trying to explore whether you can develop some new technologies from basic issues." Schmidmel said that the topic that Pan Jianwei was concerned was: quantum confidential communication transmission distance distance How much can it be? How to achieve it?</text:p>
      <text:p text:style-name="P4">
Some analysts even believe that quantum technology will have a deeper change in the world than the Internet. When Pan Jianwei himself responded in writing and Correctiv in writing, he firmly believed that these emerging technologies would eventually make humans "comprehensively benefit". However, quantum technology also has broad potential in the military field, especially in spy reports, reconnaissance, and monitoring.</text:p>
      <text:p text:style-name="P4">
Pan Jianwei's scientific research results were great, and the fame of gradually accumulated in the field of quantum communications allowed him to receive a lot of important awards, and he also received a lot of scientific research funding support.</text:p>
      <text:p text:style-name="P4">
Herman, physicist at the school(Norbert Herrmann)In an interview with the Voice of Germany and Correctiv, Pan Jianwei was already a "absolute star" at first; the reason why quantum technology research at the University of Heidelberg could stabilize the heel, "especially due to Pan Jianwei", all of which "of course, it is also there is also there is also there is also in it. The status of our college has been enhanced at the international level. "</text:p>
      <text:p text:style-name="P4">
At that time, China, as the most important trading partner, became more and more popular in Germany. Both the politics and the economy are very happy to see German -China science and technology cooperation.</text:p>
      <text:h text:style-name="P12" text:outline-level="3">
<text:span text:style-name="T4">
藕</text:span>
</text:h>
      <text:p text:style-name="P4">
Pan Jianwei came to Heidelberg in 2003. He spent more than 5 years in the environment that he was almost disturbed. During this period, he often flew back to China. Pan Jianwei is very good at building a network network. He recruited a total of nine young Chinese quantum scientists and asked them to study at Heidelberg University. These young Chinese people also received funding from Europe.</text:p>
      <text:p text:style-name="P4">
Schmidmel recalled that in Heidelberg, "for five or six years, we jointly studied some cool basic scientific issues. The cooperation has achieved a considerable influence."</text:p>
      <text:p text:style-name="P4">
In 2018, Pan Jianwei was elected as the world's top 100 most influential figures selected by Time Magazine</text:p>
      <text:p text:style-name="P4">
In 2008, Pan Jianwei returned to China. He never concealed his love for the motherland. He not only took his apprentices, but also took away his laboratory and research projects. Many devices followed Pan Jianwei to be transported to the Campus of the University of Science and Technology in Hefei. It is worth mentioning that at that time, the European Union had just allocated a 1.4 million euros of R &amp; D funds for Pan Jianwei's research team at Heidelberg University for 5 years.</text:p>
      <text:p text:style-name="P4">
With Pan Jianwei's return to China, China has continuously released the latest research results of quantum communication technology, which is also the fastest development of the field of quantum technology.</text:p>
      <text:p text:style-name="P4">
In 2016, Pan Jianwei's research team will <text:a xlink:type="simple" xlink:href="https://www.dw.com/zh/zh/中国成功发射世界首颗量子科学试验卫星/a-19477120" text:style-name="Internet_20_link" text:visited-style-name="Visited_20_Internet_20_Link">
"Mozi" quantum communication satellite</text:a>
Send it to space. In the fall of 2017, a video connection between Beijing and Vienna used the confidential communication channel set up by this quantum communication satellite for the first time.</text:p>
      <text:h text:style-name="P12" text:outline-level="3">
<text:span text:style-name="T4">
Suspicious military contact</text:span>
</text:h>
      <text:p text:style-name="P4">
The archives at the University of Heidelberg show that even if Pan Jianwei returns to China, the cooperation between the university and the University of Science and Technology will be suspended. In 2009, Pan Jianwei appointed Pan Jianwei as a lecturer in 2009. Pan Jianwei was still sending young scholars to Heidelberg to study. In 2011, the two universities also signed a teacher -student exchange agreement.</text:p>
      <text:p text:style-name="P4">
By 2016, the two universities planned to cooperate in China to establish a joint quantum research center in China, while the person in charge was Pan Jianwei and Weidemuler. In the preface to the cooperation agreement signed the following year, the National University of Defense Science and Technology of the People's Liberation Army was also mentioned. This is a university directly affiliated to the Central Military Commission, and the chairman of the Central Military Commission is Xi Jinping himself.However, this ambitious cooperation plan has not become a reality so far, and maybe it will not be in the future. China, a beloved partner China, has now become a "institutional competitor" in Germany. China is showing a more confident attitude. Just in November last year, a draft of the disclosure of the disclosure of the Ministry of Foreign Affairs of the German Ministry of Foreign Affairs wrote: "China's military -civilian integration policy is facing our cooperation, especially these cooperation will strengthen China's ability to send military power and internal oppression internally. ","</text:p>
      <text:p text:style-name="P4">
Pan Jianwei still retains the identity of the chair professor of the School of Physics and Astronomy of Heidelberg.</text:p>
      <text:p text:style-name="P4">
The University of Heidelberg is the oldest university in Germany and one of the top ten elite universities in Germany.</text:p>
      <text:h text:style-name="P12" text:outline-level="3">
<text:span text:style-name="T4">
German physicist who is curious about China</text:span>
</text:h>
      <text:p text:style-name="P4">
President Wei De Mueller of Physics and Astronomical College(Matthias Weidemüller)A face -to -face interview with the Voice of Germany and Correctiv was accepted on the campus of Heidelberg. Weidermu came to the University of Heidelberg in 2008, the year when Pan Jianwei returned to China. However, Wei Dimuler is still considered the most important partner of Pan Jianwei in this oldest university in Germany.</text:p>
      <text:p text:style-name="P4">
He led the reporter to visit the college's laboratory and pointed out: "Basic science researchers must conduct research, but need to be clear rules. This includes transparency and public."</text:p>
      <text:p text:style-name="P4">
In 2013, Wei Dimuler received an invitation from China. Later, he went to China University of Science and Technology under the framework of the "Thousand Talents Program" framework. Wei Dimueller accepted the top Chinese top scientific research invitation. According to himself, it is mainly because of "curiosity about this country and its people."</text:p>
      <text:p text:style-name="P4">
Many Western scholars have rejected the invitation of the "Thousand Talents Plan", and some of them refuse from ideological concerns.</text:p>
      <text:p text:style-name="P4">
Wei Dimueller became a member of the "Thousand Talents Plan", hosted by Pan Jianwei.</text:p>
      <text:p text:style-name="P4">
Pan Jianwei himself said to the Voice of Germany and Correctiv, "Promoting academic exchanges and talent training of cross -cultural and cross -borders has a decisive significance for the healthy development of science, because this has a profound impact on the well -being of all humanity." This year was convinced of this time in Europe.</text:p>
      <text:p text:style-name="P4">
The National Research Center of Hefei Micro -scale Material Sciences set up a laboratory for Wendermuel in the Shanghai Research Institute of China University of Science and Technology. Before 2018, Wei Demuller stayed there for two months every year. Since then, he is still a lecturer at the University of Science and Technology. Weidueller's last time to go back to China to go back to the outbreak of the new crown epidemic in 2019.</text:p>
      <text:p text:style-name="P4">
In 2016, Wei Dimuler won the "Friendship Award" awarded by the Hefei Municipal Government</text:p>
      <text:p text:style-name="P4">
During the interview, Wei Demolle emphasized that he set up a very clear boundary for himself, "No one tried to persuade what I studied." He said that academic freedom is very important to him, "We are to nature As raised questions, we urgently want to understand the mechanism of nature. "</text:p>
      <text:p text:style-name="P4">
Wenderuller bet all the enthusiasm for basic scientific research. As for whether the research results will be transformed into military, he is indifferent. He explained, "As a basic science researcher, of course, we will not pay attention to this."</text:p>
      <text:p text:style-name="P4">
Since 2019, Wei Demuller has also served as the vice president of the innovation results of the University of Heidelberg. Therefore, he certainly knows that the research results of quantum technology have the potential to transform military use. However, he still emphasized: "Researchers can decide how close or far from the application is from different research methods."</text:p>
      <text:p text:style-name="P4">
There are currently two doctoral students of Pan Jianwei studying at the Institute of Physics, the University of Heidelber</text:p>
      <text:h text:style-name="P12" text:outline-level="3">
<text:span text:style-name="T4">
Xinjiang Branch</text:span>
</text:h>
      <text:p text:style-name="P4">
In addition to Pan Jianwei, there are now 11 scholars who have been studying in Heidelberg at the University of Science and Technology. Among them, some people are leading the national key research projects, and some people have participated in the establishment of startups in the field of quantum technology. These companies have been confirmed to be related to the military.</text:p>
      <text:p text:style-name="P4">
After returning to China, Pan Jianwei also quickly participated in the establishment of Guodun Quantum Technology Co., Ltd. The company's largest shareholder is the University of Science and Technology, and the second largest shareholder is Pan Jianwei. The company often uses an advertising word: "Protect each bit with quantum technology." In 2022, the company disclosed in a report submitted to the Shanghai Stock Exchange that it was participating in "multiple military projects." In addition to the headquarters of Hefei, the Guogeon quantum also has 6 points, including the Xinjiang branch established in 2017.</text:p>
      <text:p text:style-name="P4">
In the early years, Cheng Yangyang, a Chinese particle physicist who studied the development of Chinese science and technology in China at the University of Science and Technology of China and the current Yale University studying Chinese science and technology development and Sino -US relations. There is a place to refer to. " "This young company set up a branch in Xinjiang. This fact shows that the company is likely to have a very close connection with the Chinese authorities' security agencies."</text:p>
      <text:p text:style-name="P4">
Pan Jianwei told the Voice of Germany and Correctiv that he did not know why the national shield quantum had a branch in Xinjiang. He claimed that after 2011, "except as shareholders, he never participated in the company's leadership work." The national shield quantum did not reply to the reporter's inquiry.</text:p>
      <text:p text:style-name="P4">
The relationship between Pan Jianwei and Chinese military suppliers has caused concerns about Heidelberg University</text:p>
      <text:h text:style-name="P12" text:outline-level="3">
<text:span text:style-name="T4">
US sanctions</text:span>
</text:h>
      <text:p text:style-name="P4">
American intelligence security company "Entering Technology"(StriderTechnologies)Reports have been released at the end of 2019 that Pan Jianwei and the University of Science and Technology of China have connected with China's military industry. The report also believes that the University of Heidelberg "may be the most important foreign partner in the field of quantum technology, which is developed rapidly, and the military and civilian use."</text:p>
      <text:p text:style-name="P4">
Pan Jianwei herself stated in the voice of Germany and Correctiv that after he returned to China from Europe in 2008, "no project was supported by the military." However, Pan Jianwei also acknowledged that "the development of any technology may be used for military purposes"; "even if a certain technology can be used for military, it is not something scientist can control or predict." When Pan Jianwei replied, he deliberately used a full -write letter to highlight the word "any"(ANY)Essence</text:p>
      <text:p text:style-name="P4">
The U.S. government introduced in 2021 <text:a xlink:type="simple" xlink:href="https://www.dw.com/zh/zh/阻北京军事发展美又双叒叕拉黑中企/a-59926021" text:style-name="Internet_20_link" text:visited-style-name="Visited_20_Internet_20_Link">
Sanctions for Guild Shield Quantum</text:a>
Essence The reasons for sanctions are: Guogeng quantum is a Chinese technology company that "supports the Chinese People's Liberation Army's military modernization". In addition, the United States also accused the national shield quantum "obtaining or trying to obtain US supplies to support (China) military application."</text:p>
      <text:p text:style-name="P4">
The Voice of Germany and Correctiv have repeatedly sanned the US authorities to make an inquiry letter, but the United States did not provide further information. China and the United States have been fighting for the leading position of quantum technology for many years.NATO Alliance Transformation Supreme Command(SACT)In February 2022, we also began to pay attention to the application research around the University of Science and Technology. The highest transformation command is responsible for promoting NATO countries to prepare for future war forms.</text:p>
      <text:p text:style-name="P4">
It is reported that at a online meeting, the Command spent an hour discussed the rapid progress in the field of quantum technology in China, which also mentioned the connection between the University of Science and Technology and Heidelberg University, and the connection between the national shield quantum and large military enterprises.</text:p>
      <text:p text:style-name="P4">
On April 26, 2016, Xi Jinping, the highest leader of China, inspected at the University of Science and Technology of China.</text:p>
      <text:h text:style-name="P12" text:outline-level="3">
<text:span text:style-name="T4">
Academic freedom and moral responsibility</text:span>
</text:h>
      <text:p text:style-name="P4">
Regarding military -civilian cooperation in the field of scientific research in China, electronic science and engineering group(C ETC)It provides a good case. The main business of this state -owned enterprise is concentrated in the field of communications technology and data processing, and it is clearly stated that they also face the needs of the military and national security departments. A mobile app for Xinjiang Police to comprehensively monitor Uyghur people is also from the hands of China Electronic Science and Technology Group.</text:p>
      <text:p text:style-name="P4">
In 2018, the University of Science and Technology of China and Electronic Science and Technology Group signed a scientific cooperation agreement, including the field of quantum scientific research. It was Pan Jianwei signed on behalf of the University of Science and Technology. At that time, he had also served as Vice President.</text:p>
      <text:p text:style-name="P4">
Pan Jianwei stated in a written reply that quantum scientific research needs extensive international cooperation. "The important thing is that I am committed to improving knowledge and creativity to better serve human beings and society."</text:p>
      <text:p text:style-name="P4">
However, China is no longer regarded as a "normal" partner in Germany and Europe. The European Commission stated to the Voice of Germany and Correctiv that in the "high development and closer to the market's field of scientific and technological innovation", cooperation with Chinese institutions is no longer "in line with EU interests."</text:p>
      <text:h text:style-name="P12" text:outline-level="3">
<text:span text:style-name="T4">
What is quantum physics?</text:span>
</text:h>
      <text:p text:style-name="P4">
In the face of stress, the University of Heidelberg established an export control office in 2022 to carefully review whether the potential for military applications for transnational research projects. The oldest university in Germany is facing a principle problem: if a partner "is" difficult to avoid from military institutions due to institutional factors ", how should cooperation be carried out?</text:p>
      <text:p text:style-name="P4">
Zeng Ci, the vice president and sinologist in charge of teaching in Heidelberg University(Anjasenz)I am also thinking about this problem. She believes that the cooperative relationship with the University of Science and Technology of China is "a very typical case." Zeng Ci was unwilling to set the red line with a knife, but he hoped to "criticize the influence of technology critical."</text:p>
      <text:p text:style-name="P4">
When asked about Pan Jianwei, Zeng Ci said that he had to "critical companionship" on a person's development process, and asked himself at a certain time: "What role does this person play under this system?"</text:p>
      <text:p text:style-name="P4">
Zeng Ci hopes to "criticize the influence of science and technology critical"</text:p>
      <text:p text:style-name="P4">
Wei Dimueller avoided the issue of Pan Jianwei. He is also a vice -principal. Even if "someone is at a certain moment to make a common basic scientific research results in a certain way, the danger of being applied to the purpose that is not used" should not be cut off. He also said that he could imagine to go to China again when the frame condition is appropriate. "Do we want to stop communication on the major topic of natural science?"</text:p>
      <text:p text:style-name="P4">
In the face of such questions, there is no simple answer. What we know is that China is planning to build the most modern army by 2049, and through technological transfer achieved with Western scientific research, it is an important means to achieve this goal.</text:p>
      <text:p text:style-name="P4">
In the "Thirteenth Five -Year Plan", China mentioned the military -civilian integration policy in the field of science and technology, which emphasized that quantum technology research plays an important role and strives to transform the results of civilian basic scientific research into military.</text:p>
      <text:h text:style-name="P12" text:outline-level="3">
<text:span text:style-name="T4">
Exclusive Survey: Scholars who cooperate with China National Defense University of Science and Technology</text:span>
</text:h>
      <text:p text:style-name="P4">
News Source: <text:a xlink:type="simple" xlink:href="https://www.dw.com/zh/调查报道：从海德堡走向中国的敏感量子科技/a-65895830" text:style-name="Internet_20_link" text:visited-style-name="Visited_20_Internet_20_Link">
https://www.dw.com/zh/调查报道：从海德堡走向中国的敏感量子科技/a-65895830?maca=chi-rss-chi-all-1127-rdf</text:a>
</text:p>
      <!--NEWS-->
      <text:h text:style-name="P10" text:outline-level="1">
<text:span text:style-name="T4">
Wu Zhaozheng accepted an exclusive interview with the BBC to talk about the tension situation of the Taiwan Strait, Western assistance and the "cognitive war" in China</text:span>
</text:h>
      <text:p text:style-name="P4">
Author: https://www.facebook.com/bbcworldservice/</text:p>
      <text:p text:style-name="P4">
Publisher: BBC News 中文</text:p>
      <text:p text:style-name="P4">
Published Time: 2023-06-13T05:15:01.000Z</text:p>
      <text:p text:style-name="P4">
Modified Time: 2023-06-13T05:15:01.000Z</text:p>
      <text:p text:style-name="P4">
Description: Taiwan Foreign Minister Wu Zhaozheng said in an exclusive interview with BBC that the tension on both sides of the strait "may affect other parts of the world", and trade is one of the important reasons.</text:p>
      <text:p text:style-name="P4">
Images: []</text:p>
      <text:p text:style-name="P4">
Videos: ["<text:a xlink:type="simple" xlink:href="https://www.bbc.com/ws/av-embeds/cps/zhongwen/simp/chinese-news-65887170/p0fttybd/zh-hans" text:style-name="Internet_20_link" text:visited-style-name="Visited_20_Internet_20_Link">
zh-hans</text:a>
"]</text:p>
      <text:p text:style-name="P4">
Tags: ['中國', '政治', '台湾', '军事']</text:p>
      <text:p text:style-name="P4">
Type: Article</text:p>
      <!--METADATA-->
      <text:h text:style-name="P12" text:outline-level="3">
<text:span text:style-name="T4">
Wu Zhaozheng accepted an exclusive interview with BBC, talking about the tension situation of Taiwan Straits, Western aid and China's "Cognitive War"</text:span>
</text:h>
      <text:p text:style-name="P4">
<text:a xlink:type="simple" xlink:href="https://www.bbc.com/ws/av-embeds/cps/zhongwen/simp/chinese-news-65887170/p0fttybd/zh-hans" text:style-name="Internet_20_link" text:visited-style-name="Visited_20_Internet_20_Link">
Video-1-Link:/WS/AV-EMBEDS/CPS/ZHONGWEN/SIMP/Chinese-News-65887170/P0FTTYBD/ZH-HansS</text:a>
<text:span text:style-name="T4">
 Your equipment does not support playing multimedia materials </text:span>
** Wu Zhaozheng accepted an exclusive interview with the BBC.</text:p>
      <text:p text:style-name="P4">
Taiwan Foreign Minister Wu Zhaozheng said in an exclusive interview with BBC reporter Laurakuensberg TV show that the tensions on both sides of the strait "may affect other parts of the world, and trade is one of the important reasons.</text:p>
      <text:p text:style-name="P4">
When asked if Taiwan was invaded and whether the United States would provide military assistance, Wu Zhaozheng said that Taiwan needed US assistance and said that the United States "has been helping Taiwan during this time."</text:p>
      <text:p text:style-name="P4">
Wu Zhaozheng also talked about how China uses "fake news" to influence the people of Taiwan.</text:p>
      <text:p text:style-name="P4">
News Source: <text:a xlink:type="simple" xlink:href="https://www.bbc.com/zhongwen/simp/chinese-news-65887170" text:style-name="Internet_20_link" text:visited-style-name="Visited_20_Internet_20_Link">
https://www.bbc.com/zhongwen/simp/chinese-news-65887170</text:a>
</text:p>
      <!--NEWS-->
      <text:h text:style-name="P10" text:outline-level="1">
<text:span text:style-name="T4">
"World Factory" -OEM company's role in China Foreign Trade (Free Version)</text:span>
</text:h>
      <text:p text:style-name="P4">
Authors: ['李瀚明']</text:p>
      <text:p text:style-name="P4">
Publisher: 英国《金融时报》</text:p>
      <text:p text:style-name="P4">
Time: 2023-06-13T05:22:59+00:00</text:p>
      <text:p text:style-name="P4">
Published Time: 2023-06-12T12:00:99+08:00</text:p>
      <text:p text:style-name="P4">
Modified Time: 2023-06-12T18:00:99+08:00</text:p>
      <text:p text:style-name="P4">
Description: Li Hanming: Looking back at the thirty years when Taiwan ’s electronics industry has invested in the industry in the mainland, the impact of cooperation between Taiwanese businessmen and mainland’ s cooperation on China ’s consumer electronics brand is far -reaching.</text:p>
      <text:p text:style-name="P4">
Images: ["<text:a xlink:type="simple" xlink:href="https://thumbor.ftacademy.cn/unsafe/picture/6/000140606_piclink.jpg" text:style-name="Internet_20_link" text:visited-style-name="Visited_20_Internet_20_Link">
000140606_pic...</text:a>
"]</text:p>
      <text:p text:style-name="P4">
Themes: ['中国经济', '关注']</text:p>
      <text:p text:style-name="P4">
Keywords: ['中国经济', '电子产业', '台湾']</text:p>
      <text:p text:style-name="P4">
Type: Article</text:p>
      <!--METADATA-->
      <text:p text:style-name="P4">
<draw:frame draw:style-name="fr1" draw:name="Image129" text:anchor-type="as-char" svg:width="6.9236in" svg:height="4.617987in" draw:z-index="0">
<draw:image xlink:href="../Images/FT Chinese Free Version/2023-06-13T05-22-59-00-00/000140606_piclink.jpg" xlink:type="simple" xlink:show="embed" xlink:actuate="onLoad" draw:mime-type="image/jpeg"/>
</draw:frame>
In the previous article, we talked about the investment of Taiwanese businessmen on the mainland. In this issue, let's talk about a segmented industry -electronic processing industry.</text:p>
      <text:p text:style-name="P4">
In the 1980s, the "Four Asian Dragons" embarked on different transformation roads because of volume problems. Singapore and Hong Kong cities with smaller population and land size are subject to land size and can only be changed to its road; while Taiwan and Korean population and land are slightly more. Go further.</text:p>
      <text:p text:style-name="P4">
News Source: <text:a xlink:type="simple" xlink:href="http://www.ftchinese.com/story/001099935" text:style-name="Internet_20_link" text:visited-style-name="Visited_20_Internet_20_Link">
http://www.ftchinese.com/story/001099935</text:a>
</text:p>
      <!--NEWS-->
      <text:h text:style-name="P10" text:outline-level="1">
<text:span text:style-name="T4">
Trump Manor's "toilet reading"</text:span>
</text:h>
      <text:p text:style-name="P4">
Creator: MAUREEN DOWD</text:p>
      <text:p text:style-name="P4">
Publisher: https://www.facebook.com/nytimeschinese</text:p>
      <text:p text:style-name="P4">
Published Time: 2023-06-13T05:30:00+08:00</text:p>
      <text:p text:style-name="P4">
Description: The secrets of the United States are accumulated in Trump's private manor, scattered under dry laundry, guitar boxes and other items. God knows what he intends to use these files to do, God knows who he wants to show it.</text:p>
      <text:p text:style-name="P4">
Images: ["<text:a xlink:type="simple" xlink:href="https://static01.nyt.com/images/2023/06/12/multimedia/10Dowd-3-kjcw/10Dowd-3-kjcw-jumbo.jpg" text:style-name="Internet_20_link" text:visited-style-name="Visited_20_Internet_20_Link">
10Dowd-3-kjcw...</text:a>
"]</text:p>
      <text:p text:style-name="P4">
Category: 观点与评论</text:p>
      <text:p text:style-name="P4">
Type: Article</text:p>
      <!--METADATA-->
      <text:p text:style-name="P4">
<draw:frame draw:style-name="fr1" draw:name="Image130" text:anchor-type="as-char" svg:width="6.9236in" svg:height="9.155249in" draw:z-index="0">
<draw:image xlink:href="../Images/cnnytimes/2023-06-13T05-30-00-08-00/10Dowd-3-kjcw-jumbo.jpg" xlink:type="simple" xlink:show="embed" xlink:actuate="onLoad" draw:mime-type="image/jpeg"/>
</draw:frame>
Washington -amazingly, we can easily imagine Trump's appearance in prison.</text:p>
      <text:p text:style-name="P4">
<draw:frame draw:style-name="fr1" draw:name="Image131" text:anchor-type="as-char" svg:width="6.9236in" svg:height="9.155249in" draw:z-index="0">
<draw:image xlink:href="../Images/cnnytimes/2023-06-13T05-30-00-08-00/10Dowd-3-kjcw-jumbo.jpg" xlink:type="simple" xlink:show="embed" xlink:actuate="onLoad" draw:mime-type="image/jpeg"/>
</draw:frame>
U.S. Justice department, via reuters</text:p>
      <text:p text:style-name="P4">
He will be like "Good guy"(Goodfellas)Those gangsters in it, so that their own cells should be available. He will enjoy a variety of privileges, putting the songs of "Elvis" and Pavarotti; he can get a steady stream of Viagra, cheese burgers and spouses to visit (not Melania). Maybe he can still bring people in his dedicated orange hair dye.</text:p>
      <text:p text:style-name="P4">
This is not the first time that someone has tried to enter the White House from the cell. In 1920, Eugene Debers was sentenced to incitement for condemning the United States to participate in the First World War (he believes that the First World War was a capitalist war). ](https://www.nytimes.com/2023/04/01/us/politicians-indicted-trump-rick-perry.html)Become the nomination of the Socialist Party.</text:p>
      <text:p text:style-name="P4">
"I can be a candidate who lives at home," he joked when he was asked how he would run. "This is not so troublesome, and my manager and opponents can always find me." He was allowed to send a briefing to the United News Agency every week. As for Trump, it will be sent to Newsmax.</text:p>
      <text:p text:style-name="P4">
advertise</text:p>
      <text:p text:style-name="P4">
However, Trump will not be imprisoned because he adheres to his own principles. If he goes to prison, it is because he has no principle. We are witnessing him gradually revealing. It was a large, dangerous scammer and criminal. As Logan Roy said, he was not a serious person.</text:p>
      <text:p text:style-name="P4">
The dramatic trial of the Donald J. Trump case in the United States of America was a proper turning trial. Earlier, Donald J. Trump has sued the United States of America. He tried to plan a coup to overthrow the government he led. I gamble Jack Smith later to make these allegations.</text:p>
      <text:p text:style-name="P4">
The special prosecutor clearly stated that this was not only what Trump called the "box scam". You can't steal confidential documents; leave them in the golden shiny bathrooms, cleansing rooms, bedrooms and ballrooms in the Macaolu Manor; then take them out to show off, remind others how important you are. Trump's arrogance is his biggest weakness. He couldn't help but brag. Hey, I have so many confidential documents.</text:p>
      <text:p text:style-name="P4">
The indictment accused Trump that violated the Anti -Spy Law and other laws, which provided shocking photos, showing that the secrets of the United States were like "Poly Coopea"(Hoarders)It is piled up as well as under drying clothes, guitar boxes and other items.</text:p>
      <text:p text:style-name="P4">
"The confidential files placed in the box include the defense and weapons capabilities of the United States and foreign countries, the nuclear planning of the United States, the potential vulnerability of the United States and its allies in the face of military attacks, and possible retaliation plans to deal with foreign attacks." The book says. "Unexpected disclosure of these confidential documents may endure the continuous feasibility of the United States' national security, diplomatic relations, the security of the US military and human resources, and the method of sensitive information collection."</text:p>
      <text:p text:style-name="P4">
Well, it's bad.</text:p>
      <text:p text:style-name="P4">
advertise</text:p>
      <text:p text:style-name="P4">
This prosecution is based on the information provided by Trump's own lawyers, staff, telephone records and monitoring cameras. This is not a insider or hate Trump wants to deal with him. It clearly stated that Trump deliberately reserved and hidden these documents. God knows what he intends to use these documents to do, and God knows who he wants to show it.</text:p>
      <text:p text:style-name="P4">
The former president instructed his servant Walting Naita (he was regarded as Trump's co -conspiracy) to move about 64 boxes from a storage room to Trump's official residence, and moved about 30 boxes back to the storage Room -Lawyer Trump who did not notify these materials.</text:p>
      <text:p text:style-name="P4">
Even the lawyer said that Trump later encouraged him to read the documents he reviewed carefully and eliminated anything particularly bad. Trump even made the movement of the west.</text:p>
      <text:p text:style-name="P4">
During the 2016 campaign, Trump always boasted that he was committed to protecting confidential information to ridicule Hillary. The prosecutor carefully quoted some of his past remarks, such as: "In my government, I will implement all laws related to confidential information. No one will override the law."</text:p>
      <text:p text:style-name="P4">
These statements are obviously as important as his remarks in 2016. He vowed to be very busy as the president, so he would never play golf again. It is a thorough liar.</text:p>
      <text:p text:style-name="P4">
The Republicans who jumped out to face the indictment for Trump should be ashamed. Unfortunately, the shame of the Republican Party has long been gone, and only Mitt Romney's office still has a little residue.</text:p>
      <text:p text:style-name="P4">
advertise</text:p>
      <text:p text:style-name="P4">
So far, Trump has claimed that he is a victim, and successfully avoided countless ugly incidents such as the personal improper behavior from bankruptcy to despicable.</text:p>
      <text:p text:style-name="P4">
After watching the performance of James Komi and Robert Muller, I was worried. But Jack Smith seemed to show rewarding skills and temperament when he sued Trump. Perhaps he developed in the years when he explained the war prisoners in Hague.</text:p>
      <text:p text:style-name="P4">
Special Prosecutor Jack Smith. Kenny Holston/The New York Times</text:p>
      <text:p text:style-name="P4">
Smith emphasized in the short -standing appearance of the Ministry of Justice on Friday afternoon that the improper processing of sensitive information brings risks to those who voluntarily protect us.</text:p>
      <text:p text:style-name="P4">
He praised the FBI -Trump and Republicans that have been trying to demolish and withdraw capital -say that the agents there "work tirelessly every day to maintain the rule of law of our country."</text:p>
      <text:p text:style-name="P4">
Republicans used to support the rule of law. Many people now describe the riots on January 6 as martyrs and say they should not sue Trump. Kevin McCarthy claimed that the prosecution was "a day of the dark country in the United States."</text:p>
      <text:p text:style-name="P4">
But Smith deliberately reminds Americans that the rule of law is the basic credo of our country.</text:p>
      <text:p text:style-name="P4">
advertise</text:p>
      <text:p text:style-name="P4">
On Friday, Trump <text:a xlink:type="simple" xlink:href="https://truthsocial.com/@realDonaldTrump/posts/110515733898227087" text:style-name="Internet_20_link" text:visited-style-name="Visited_20_Internet_20_Link">
Angry</text:a>
Smith is "a mad neuropathy." He naturally attacked Smith's wife and award -winning documentary director Katie Sherina. She produced a documentary about Michelle Obama and donated a campaign for Joe Biden. Trump called her "" Hate the bone. "</text:p>
      <text:p text:style-name="P4">
But Smith is unlikely to be scared. This guy is very stubborn. A few years ago <text:a xlink:type="simple" xlink:href="http://swimnac.com/masterstri-qa-jack-smith/" text:style-name="Internet_20_link" text:visited-style-name="Visited_20_Internet_20_Link">
Interview</text:a>
In Smith, Smith talked about his enthusiasm for the three items of the Iron Man. He talked about once he was hit by a truck to a pelvic fracture when he was riding a bicycle. After 10 weeks, he returned to participate in a three -ranging race.</text:p>
      <text:p text:style-name="P4">
News Source: <text:a xlink:type="simple" xlink:href="https://cn.nytimes.com/opinion/20230613/trump-indicted-jack-smith/" text:style-name="Internet_20_link" text:visited-style-name="Visited_20_Internet_20_Link">
https://cn.nytimes.com/opinion/20230613/trump-indicted-jack-smith/</text:a>
</text:p>
      <!--NEWS-->
      <text:h text:style-name="P10" text:outline-level="1">
<text:span text:style-name="T4">
Stimulating the interest rate of the economic affairs counter -repurchase interest rate decreases 10 base points each shares also lowered the deposit interest rate</text:span>
</text:h>
      <text:p text:style-name="P4">
Author: None</text:p>
      <text:p text:style-name="P4">
Publisher: Radio Free Asia (Organization)</text:p>
      <text:p text:style-name="P4">
Published Time: 2023-06-13T05:35:00-04:00</text:p>
      <text:p text:style-name="P4">
Modified Time: 2023-06-13T09:20: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6-13T05-35-00-04-00/000000.png" xlink:type="simple" xlink:show="embed" xlink:actuate="onLoad" draw:mime-type="image/png"/>
</draw:frame>
The People's Bank of China reduces interest rates. All banks also reduce deposit interest rates. <text:a xlink:type="simple" xlink:href="https://www.rfa.org/mandarin/Xinwen/st-06132023053346.html/@@images/image" text:style-name="Internet_20_link" text:visited-style-name="Visited_20_Internet_20_Link">
</text:a>
Reuters information.</text:p>
      <text:p text:style-name="P4">
According to a report by Zhongxin Jingwei on June 13, the China Central Bank website reported on the 13th. In order to maintain the banking system, the People's Bank of China conducted an inverse repurchase operation of 2 billion yuan by interest rate bidding, and the interest rate of the winning bid was 1.90%, a decrease of 10 decreased by 10 Base point.</text:p>
      <text:p text:style-name="P4">
The Wall Street Journal reported that this is the first time that the central bank has reduced short -term loan interest rates since August last year. The People's Bank of China also stated that the following new interest rates injected RMB 2 billion from the bank system, equivalent to about 280 million US dollars.</text:p>
      <text:p text:style-name="P4">
Caixin.com reported that after the six major national banks lowered some deposit interest rates on June 8, 11 shares such as China Merchants Bank also announced that they would adjust the interest rate of the current deposit of current deposits and medium and long -term deposits from June 12, and State -owned banks are consistent. Only Xingye Bank has not yet issued an announcement, but the industry is expected to remain consistent with other shares.</text:p>
      <text:p text:style-name="P4">
The Financial Association also reported that following the six major banks of state -owned shares, the national shares followed their officials to reduce the RMB deposit interest rate. On June 12, national joint -stock business banks including China Merchants Bank, Pudong Development Bank, CITIC Bank, Everbright Bank, Ping An Bank, Minsheng Bank, etc. have updated the RMB deposit interest rate sheet, which is similar to the state -owned bank. In order to reduce, the regulatory deposits in the medium and long -term period have a larger decrease. According to the official website of China Merchants Bank, the RMB interest rate adjustment will be implemented from June 12, 2023, and the interest rate of RMB current deposits will be reduced from 0.25%to 0.2%; It dropped to 2.05%, 2.45%, and 2.50%, and previously 2.15%, 2.60%, and 2.65%, respectively, lowered 10bp, 15bp and 15bp, respectively.</text:p>
      <text:p text:style-name="P4">
According to the Wall Street Journal analysis, the central bank's interest rate cuts have shown that decision makers are becoming more and more uneasy about recovery, which may indicate that there will be more measures to be introduced to promote the return of the Chinese economy back. However, economists said that reducing the cost of borrowing may not help much to change the weakness of China's economic recovery, because the debt level is already at a high level and the growth prospects are sluggish. So far, households and enterprises have little interest in borrowing.</text:p>
      <text:p text:style-name="P4">
The New York Times reported on the 12th report that reducing deposit interest rates is a leverage that policy makers can use to stimulate expenditure. It hopes that lower interest rates can inspire consumers to consume or invest, instead of saving savings into banks. This shows that consumers spending as the main driving force for economic growth are still sluggish. China has predicted that its economy will recover from one of the slowest years in the decades last year, and by 2023, the GDP will increase by about 5%. But economic weakness still exists.</text:p>
      <text:p text:style-name="P4">
Editor Xu Shuting</text:p>
      <text:p text:style-name="P4">
News Source: <text:a xlink:type="simple" xlink:href="https://www.rfa.org/mandarin/Xinwen/st-06132023053346.html" text:style-name="Internet_20_link" text:visited-style-name="Visited_20_Internet_20_Link">
https://www.rfa.org/mandarin/Xinwen/st-06132023053346.html</text:a>
</text:p>
      <!--NEWS-->
      <text:h text:style-name="P10" text:outline-level="1">
<text:span text:style-name="T4">
"Near -shore outsourcing" drives Europe</text:span>
</text:h>
      <text:p text:style-name="P4">
Authors: ['奥利弗•特林']</text:p>
      <text:p text:style-name="P4">
Publisher: 英国《金融时报》</text:p>
      <text:p text:style-name="P4">
Time: 2023-06-13T06:33:21+00:00</text:p>
      <text:p text:style-name="P4">
Published Time: 2023-06-12T12:00:99+08:00</text:p>
      <text:p text:style-name="P4">
Modified Time: 2023-06-13T02:28:99+08:00</text:p>
      <text:p text:style-name="P4">
Description: In 2022, companies purchased or leased 9.6 million square feet of industrial real estate in Europe, an increase of 29%over the previous year.</text:p>
      <text:p text:style-name="P4">
Images: ["<text:a xlink:type="simple" xlink:href="https://thumbor.ftacademy.cn/unsafe/picture/0/000184170_piclink.jpg" text:style-name="Internet_20_link" text:visited-style-name="Visited_20_Internet_20_Link">
000184170_pic...</text:a>
"]</text:p>
      <text:p text:style-name="P4">
Themes: ['供应链', '关注']</text:p>
      <text:p text:style-name="P4">
Keywords: ['供应链', '商业地产', '欧盟经济', '脱钩', '制造业', '贸易', '中欧关系']</text:p>
      <text:p text:style-name="P4">
Type: Article</text:p>
      <!--METADATA-->
      <text:p text:style-name="P4">
<draw:frame draw:style-name="fr1" draw:name="Image135" text:anchor-type="as-char" svg:width="6.9236in" svg:height="3.901286in" draw:z-index="0">
<draw:image xlink:href="../Images/FT Chinese Free Version/2023-06-13T06-33-21-00-00/000184170_piclink.jpg" xlink:type="simple" xlink:show="embed" xlink:actuate="onLoad" draw:mime-type="image/jpeg"/>
</draw:frame>
Despite the downturn in European economy, manufacturers around the world are scrambling here to obtain more factories, because of the concerns of geopolitical and supply chain, it has prompted enterprises to move their business to a place closer to customers.</text:p>
      <text:p text:style-name="P4">
Gaowei Global(Cushman &amp; Wakefield)Data show that in 2022, enterprises purchased or leased 9.6 million square feet of industrial real estate in the region, an increase of 29%over the previous year. The analysis of this commercial real estate broker covers 9 European countries, including Britain, France and Germany.</text:p>
      <text:p text:style-name="P4">
News Source: <text:a xlink:type="simple" xlink:href="http://www.ftchinese.com/story/001099941" text:style-name="Internet_20_link" text:visited-style-name="Visited_20_Internet_20_Link">
http://www.ftchinese.com/story/001099941</text:a>
</text:p>
      <!--NEWS-->
      <text:h text:style-name="P10" text:outline-level="1">
<text:span text:style-name="T4">
South Korean and Japanese reconciliation aroused Chinese alerts (Free Version)</text:span>
</text:h>
      <text:p text:style-name="P4">
Authors: ['克里斯蒂安•戴维斯', '李若瑟']</text:p>
      <text:p text:style-name="P4">
Publisher: 英国《金融时报》</text:p>
      <text:p text:style-name="P4">
Time: 2023-06-13T06:55:10+00:00</text:p>
      <text:p text:style-name="P4">
Published Time: 2023-06-12T12:00:99+08:00</text:p>
      <text:p text:style-name="P4">
Modified Time: 2023-06-13T02:41:99+08:00</text:p>
      <text:p text:style-name="P4">
Description: South Korea and Japan have obtained diplomatic breakthroughs this year and signed a agreement this month to share real -time information about the North Korean missile launch with the United States.</text:p>
      <text:p text:style-name="P4">
Images: ["<text:a xlink:type="simple" xlink:href="https://thumbor.ftacademy.cn/unsafe/picture/1/000184191_piclink.jpg" text:style-name="Internet_20_link" text:visited-style-name="Visited_20_Internet_20_Link">
000184191_pic...</text:a>
"]</text:p>
      <text:p text:style-name="P4">
Themes: ['中韩关系', '关注']</text:p>
      <text:p text:style-name="P4">
Keywords: ['中韩关系', '高端专享', '美韩关系', '日韩关系', '韩国外交', '地缘政治']</text:p>
      <text:p text:style-name="P4">
Type: Article</text:p>
      <!--METADATA-->
      <text:p text:style-name="P4">
<draw:frame draw:style-name="fr1" draw:name="Image136" text:anchor-type="as-char" svg:width="6.9236in" svg:height="3.894525in" draw:z-index="0">
<draw:image xlink:href="../Images/FT Chinese Free Version/2023-06-13T06-55-10-00-00/000184191_piclink.jpg" xlink:type="simple" xlink:show="embed" xlink:actuate="onLoad" draw:mime-type="image/jpeg"/>
</draw:frame>
The deepening of defense cooperation between South Korea and Japan is causing China to be alert. At present, the United States is seeking to unite its East Asian allies on the occasion of the regional tension.</text:p>
      <text:p text:style-name="P4">
This month, the "Shangri -La Dialogue" held by Japan and South Korea in Singapore(Shangri-la Dialogue)A agreement is signed to share real -time information about North Korean missile launches with the United States.</text:p>
      <text:p text:style-name="P4">
News Source: <text:a xlink:type="simple" xlink:href="http://www.ftchinese.com/story/001099942" text:style-name="Internet_20_link" text:visited-style-name="Visited_20_Internet_20_Link">
http://www.ftchinese.com/story/001099942</text:a>
</text:p>
      <!--NEWS-->
      <text:h text:style-name="P10" text:outline-level="1">
<text:span text:style-name="T4">
The White House is expected to set up spy facilities in Cuba without affecting Brinken's visit to China</text:span>
</text:h>
      <text:p text:style-name="P4">
Author: 联合早报 (Person)</text:p>
      <text:p text:style-name="P4">
Publisher: 联合早报 (Organization)</text:p>
      <text:p text:style-name="P4">
Published Time: 2023-06-13T07:04</text:p>
      <text:p text:style-name="P4">
Modified Time: 2023-06-13T07:14</text:p>
      <text:p text:style-name="P4">
Description: The White House in the United States said that the bilateral relationship between the United States and China is currently tight, but President Biden is committed to maintaining the smooth communication channels of bilateral communication. Comprehensive Reuters and Bloomberg reported that the White House spokesman Kobe said on Monday (June 12) in the briefing that he expected reports on China to set up spy bases in Cuba, ...</text:p>
      <text:p text:style-name="P4">
Videos: []</text:p>
      <text:p text:style-name="P4">
Audios: []</text:p>
      <text:p text:style-name="P4">
Images: []</text:p>
      <text:p text:style-name="P4">
Type: NewsArticle</text:p>
      <text:p text:style-name="P4">
Breadcrumbs: ['即时', '国际']</text:p>
      <text:p text:style-name="P4">
Keywords: ['美中关系', '布林肯', '中国', '古巴', '白宫', '间谍']</text:p>
      <!--METADATA-->
      <text:p text:style-name="P4">
The White House in the United States said that the bilateral relationship between the United States and China is currently tight, but President Biden is committed to maintaining the smooth communication channels of bilateral communication.</text:p>
      <text:p text:style-name="P4">
Comprehensive Reuters and Bloomberg reported that the White House spokesman Cerbon said on Monday (June 12) in the briefing that he expected reports on China to set up spy bases in Cuba, which will not affect State Secretary of State Brills in China later this week. journey.</text:p>
      <text:p text:style-name="P4">
"Wall Street Journal" quoted U.S. officials last week that <text:a xlink:type="simple" xlink:href="https://www.zaobao.com/realtime/world/story20230608-1402565" text:style-name="Internet_20_link" text:visited-style-name="Visited_20_Internet_20_Link">
China is setting up a new surveillance base for the United States in Cuba</text:a>
Essence</text:p>
      <text:p text:style-name="P4">
Cerbone said that the United States has expressed concerns about Cuba's concerns about Chinese spy activities on its territory. He said: "We know that the current bilateral relations between the United States and China are tight, and (but) the idea of maintaining the smooth communication channels with China has not changed."</text:p>
      <text:p text:style-name="P4">
On the same day, Brinken was asked about the Wall Street Journal that the Bayeng government had taken diplomatic measures to slow down China's efforts to project military forces around the world.</text:p>
      <text:p text:style-name="P4">
Blingken pointed out that China has set up monitoring facilities in Cuba, which is part of Beijing's expansion worldwide.</text:p>
      <text:p text:style-name="P4">
He said that the US government had known that China was upgrading overseas information collection in 2019, but then President Trump did not take sufficient response measures.</text:p>
      <text:p text:style-name="P4">
Brinken said that the Bayeng government had taken actions and achieved some results after taking office, but he did not specifically explain any results.</text:p>
      <text:p text:style-name="P4">
"According to our expert evaluation, our diplomatic efforts have slowed down China's efforts in this area."</text:p>
      <text:p text:style-name="P4">
In response to the U.S. government's information about China's operational "spy center" in Cuba, Chinese Ministry of Foreign Affairs spokesman Wang Wenbin responded at a regular press conference on Monday that US officials and the media built "spy facilities" in Cuba in the so -called China in Cuba in Cuba in Cuba in Cuba. A series of contradictory information was scattered, and a farce of "the United States denied the United States" was staged again.</text:p>
      <text:p text:style-name="P4">
A U.S. officials disclosed to Reuters last Saturday (10th) that <text:a xlink:type="simple" xlink:href="https://www.zaobao.com/news/china/story20230610-1403127" text:style-name="Internet_20_link" text:visited-style-name="Visited_20_Internet_20_Link">
Brinken is expected to visit Beijing on Sunday (18th)</text:a>
Essence When the Chinese Ministry of Foreign Affairs was asked on Monday, it was said that there was no news that China was released at present.</text:p>
      <text:p text:style-name="P4">
News Source: <text:a xlink:type="simple" xlink:href="https://www.zaobao.com.sg/realtime/world/story20230613-1403748" text:style-name="Internet_20_link" text:visited-style-name="Visited_20_Internet_20_Link">
https://www.zaobao.com.sg/realtime/world/story20230613-1403748</text:a>
</text:p>
      <!--NEWS-->
      <text:h text:style-name="P10" text:outline-level="1">
<text:span text:style-name="T4">
Nvidia's market value is close to trillion dollars, Wall Street face it calmly (Free Version)</text:span>
</text:h>
      <text:p text:style-name="P4">
Author: Dan Gallagher</text:p>
      <text:p text:style-name="P4">
Publisher: 华尔街日报中文网</text:p>
      <text:p text:style-name="P4">
Published Time: 2023-06-13T07:15:00.000Z</text:p>
      <text:p text:style-name="P4">
Modified Time: 2023-06-13T07:15:00.000Z</text:p>
      <text:p text:style-name="P4">
Created Time: 2023-06-13T05:53:00.000Z</text:p>
      <text:p text:style-name="P4">
Description: The demand for generating artificial intelligence will continue to exist, and the competitive advantage of Nvidia should make the company maintain strong pricing.</text:p>
      <text:p text:style-name="P4">
Images: []</text:p>
      <text:p text:style-name="P4">
Categories: ['金融市场', '股闻天下']</text:p>
      <text:p text:style-name="P4">
Keywords: SYND,LINK:EN|WP-WSJ-0000969846</text:p>
      <text:p text:style-name="P4">
Type: Article</text:p>
      <!--METADATA-->
      <text:p text:style-name="P4">
Wall Street to Nvidia(NVIDIA, NVDA)The market value reaches $ 1 trillion at all. However, some investors are not sure.</text:p>
      <text:p text:style-name="P4">
News Source: <text:a xlink:type="simple" xlink:href="https://cn.wsj.com/articles/%E8%8B%B1%E4%BC%9F%E8%BE%BE%E5%B8%82%E5%80%BC%E9%80%BC%E8%BF%91%E4%B8%87%E4%BA%BF%E7%BE%8E%E5%85%83-%E5%8D%8E%E5%B0%94%E8%A1%97%E5%9D%A6%E7%84%B6%E9%9D%A2%E5%AF%B9-2f1251b1" text:style-name="Internet_20_link" text:visited-style-name="Visited_20_Internet_20_Link">
https://cn.wsj.com/articles/%E8%8B%B1%E4%BC%9F%E8%BE%BE%E5%B8%82%E5%80%BC%E9%80%BC%E8%BF%91%E4%B8%87%E4%BA%BF%E7%BE%8E%E5%85%83-%E5%8D%8E%E5%B0%94%E8%A1%97%E5%9D%A6%E7%84%B6%E9%9D%A2%E5%AF%B9-2f1251b1</text:a>
</text:p>
      <!--NEWS-->
      <text:h text:style-name="P10" text:outline-level="1">
<text:span text:style-name="T4">
British distributor Bunzl transferred some purchases out of China (Free Version)</text:span>
</text:h>
      <text:p text:style-name="P4">
Authors: ['雷克•奥索•阿拉比']</text:p>
      <text:p text:style-name="P4">
Publisher: 英国《金融时报》</text:p>
      <text:p text:style-name="P4">
Time: 2023-06-13T07:19:04+00:00</text:p>
      <text:p text:style-name="P4">
Published Time: 2023-06-12T12:00:99+08:00</text:p>
      <text:p text:style-name="P4">
Modified Time: 2023-06-13T03:18:99+08:00</text:p>
      <text:p text:style-name="P4">
Description: As the geopolitics of the Asia -Pacific region triggered concerns, Bunzl was transferring some purchases from China to Mexico, India, Vietnam, and Malaysia.</text:p>
      <text:p text:style-name="P4">
Images: ["<text:a xlink:type="simple" xlink:href="https://thumbor.ftacademy.cn/unsafe/picture/0/000184160_piclink.jpg" text:style-name="Internet_20_link" text:visited-style-name="Visited_20_Internet_20_Link">
000184160_pic...</text:a>
"]</text:p>
      <text:p text:style-name="P4">
Themes: ['中国经济', '关注']</text:p>
      <text:p text:style-name="P4">
Keywords: ['供应链', '脱钩', '制造业', '中国经济', '贸易']</text:p>
      <text:p text:style-name="P4">
Type: Article</text:p>
      <!--METADATA-->
      <text:p text:style-name="P4">
<draw:frame draw:style-name="fr1" draw:name="Image137" text:anchor-type="as-char" svg:width="6.9236in" svg:height="3.894525in" draw:z-index="0">
<draw:image xlink:href="../Images/FT Chinese Free Version/2023-06-13T07-19-04-00-00/000184160_piclink.jpg" xlink:type="simple" xlink:show="embed" xlink:actuate="onLoad" draw:mime-type="image/jpeg"/>
</draw:frame>
At the time of geopolitics in the Asia -Pacific region, Bunzl, a British distributor Bunzl, is transferring part of the procurement from China to other places to "de -risk" its supply chain. The company's distribution from plastic spoons to personal protection equipment(PPE)All kinds of products.</text:p>
      <text:p text:style-name="P4">
10%to 15%of the products provided to customers by Bunzl are purchased from China. The company's CEO Frank Fan Zanteng(Frank Vanzanten)It is said that the procurement channels are currently diversified to expand to countries including Mexico, India, Vietnam and Malaysia.</text:p>
      <text:p text:style-name="P4">
News Source: <text:a xlink:type="simple" xlink:href="http://www.ftchinese.com/story/001099943" text:style-name="Internet_20_link" text:visited-style-name="Visited_20_Internet_20_Link">
http://www.ftchinese.com/story/001099943</text:a>
</text:p>
      <!--NEWS-->
      <text:h text:style-name="P10" text:outline-level="1">
<text:span text:style-name="T4">
Senior official of the US Open: The United States must prepare for the key infrastructure for Chinese hackers to destroy the key infrastructure</text:span>
</text:h>
      <text:p text:style-name="P4">
Author: 联合早报 (Person)</text:p>
      <text:p text:style-name="P4">
Publisher: 联合早报 (Organization)</text:p>
      <text:p text:style-name="P4">
Published Time: 2023-06-13T07:38</text:p>
      <text:p text:style-name="P4">
Modified Time: 2023-06-13T07:53</text:p>
      <text:p text:style-name="P4">
Description: US senior network security officials said that Beijing has made major investment in the ability to disrupt the US infrastructure. Once the US and China broke out, Chinese hackers will inevitably destroy key infrastructure in the United States, such as pipelines and railways. Reuters reports that American network security and infrastructure ... ...</text:p>
      <text:p text:style-name="P4">
Videos: []</text:p>
      <text:p text:style-name="P4">
Audios: []</text:p>
      <text:p text:style-name="P4">
Images: []</text:p>
      <text:p text:style-name="P4">
Type: NewsArticle</text:p>
      <text:p text:style-name="P4">
Breadcrumbs: ['即时', '国际']</text:p>
      <text:p text:style-name="P4">
Keywords: ['美国', '中国', '黑客', '基础设施', '中美关系']</text:p>
      <!--METADATA-->
      <text:p text:style-name="P4">
US senior network security officials said that Beijing has made major investment in the ability to disrupt the US infrastructure. Once the US and China broke out, Chinese hackers will inevitably destroy key infrastructure in the United States, such as pipelines and railways.</text:p>
      <text:p text:style-name="P4">
Reuters reported that Jenesterly, director of the US Cyber Security and Infrastructure Security Agency (CISA), pointed out at the Aston Institute in Washington, DC (June 12) that Beijing has destroyed the US infrastructure that destroys the US infrastructure Integration has made major investment.</text:p>
      <text:p text:style-name="P4">
"I think this is a real threat. We need to do a good job of prevention, focus on this, and establish resistance."</text:p>
      <text:p text:style-name="P4">
Eastley also warned that Beijing hackers may escape the US defense mechanism and cause damage to the real world. The United States must be prepared in this regard.</text:p>
      <text:p text:style-name="P4">
She said: "Considering the huge threat of Chinese national actors to us, the scale of their capabilities, and the resources and efforts they invested, we will be very difficult to stop the damage."</text:p>
      <text:p text:style-name="P4">
The Chinese Embassy in Washington did not immediately respond to a comment request for Eastley's speech.</text:p>
      <text:p text:style-name="P4">
News Source: <text:a xlink:type="simple" xlink:href="https://www.zaobao.com.sg/realtime/world/story20230613-1403751" text:style-name="Internet_20_link" text:visited-style-name="Visited_20_Internet_20_Link">
https://www.zaobao.com.sg/realtime/world/story20230613-1403751</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3T07:49:40</text:p>
      <text:p text:style-name="P4">
Modified Time: 2023-06-13T14:25:51</text:p>
      <text:p text:style-name="P4">
Description: Ukrainian President Zelegiski said, "I thank our people, it is you who let each Ukrainian flag return to its position." The background is that the Ukrainian army claims to recapture multiple in the counterattack launched by the Russian army in the counterattack launched by the Russian army. village.</text:p>
      <text:p text:style-name="P4">
Images: ["<text:a xlink:type="simple" xlink:href="https://chinese.aljazeera.net/wp-content/uploads/2023/06/2023-06-13T045855Z_1856582460_RC24I1A5VNSJ_RTRMADP_3_UKRAINE-CRISIS-ATTACK-KRYVYI-RIH-1686643254-1686645798.jpg" text:style-name="Internet_20_link" text:visited-style-name="Visited_20_Internet_20_Link">
2023-06-13T04...</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38" text:anchor-type="as-char" svg:width="6.9236in" svg:height="4.612736in" draw:z-index="0">
<draw:image xlink:href="../Images/Aljazeera Chinese/2023-06-13T07-49-40/2023-06-13T045855Z_1856582460_RC24I1A5VNSJ_RTRMADP_3_UKRAINE-CRISIS-ATTACK-KRYVYI-RIH-1686643254-1686645798.jpg" xlink:type="simple" xlink:show="embed" xlink:actuate="onLoad" draw:mime-type="image/jpeg"/>
</draw:frame>
In the Crevilik region of Denbero, Ukraine, people responded on the spot after being severely damaged by Russian missiles in their residential buildings(Reuters)* Ukraine said that Russia launched a "large -scale missile" attack in Crivilihn overnight, causing at least 11 people to die, and another 28 were injured. * According to the head of the local party, the Ukrainian army was shelled and damaged many houses near the Kurusk area near the Ukraine border.</text:p>
      <text:p text:style-name="P4">
read more</text:p>
      <text:p text:style-name="P4">
News Source: <text:a xlink:type="simple" xlink:href="https://chinese.aljazeera.net/news/war-in-ukraine/liveblog/2023/6/13/%e4%bf%84%e7%bd%97%e6%96%af%e5%af%b9%e4%b9%8c%e5%85%8b%e5%85%b0%e6%88%98%e4%ba%89%e7%9a%84%e4%bb%8a%e6%97%a5%e5%8f%91%e5%b1%95-356" text:style-name="Internet_20_link" text:visited-style-name="Visited_20_Internet_20_Link">
https://chinese.aljazeera.net/news/war-in-ukraine/liveblog/2023/6/13/%e4%bf%84%e7%bd%97%e6%96%af%e5%af%b9%e4%b9%8c%e5%85%8b%e5%85%b0%e6%88%98%e4%ba%89%e7%9a%84%e4%bb%8a%e6%97%a5%e5%8f%91%e5%b1%95-356</text:a>
</text:p>
      <!--NEWS-->
      <text:h text:style-name="P10" text:outline-level="1">
<text:span text:style-name="T4">
China hopes that India can do with it in the reporter's visa dispute</text:span>
</text:h>
      <text:p text:style-name="P4">
Author: chinese@voanews.com (美国之音)</text:p>
      <text:p text:style-name="P4">
Publisher: 美国之音中文网 (Type: NewsMediaOrganization)</text:p>
      <text:p text:style-name="P4">
Published Time: 2023-06-13T07:58:50+08:00</text:p>
      <text:p text:style-name="P4">
Modified Time: 2023-06-12 23:58:50Z</text:p>
      <text:p text:style-name="P4">
Description: China called on Monday (June 12) that India went to each other in the visa dispute to the other country's journalists. Previously, China said that Chinese reporters in India were treated unfairly, and an Indian journalist was asked to leave China.</text:p>
      <text:p text:style-name="P4">
Videos: []</text:p>
      <text:p text:style-name="P4">
Images: []</text:p>
      <text:p text:style-name="P4">
Categories: ['中国', '亚太', '新闻自由']</text:p>
      <text:p text:style-name="P4">
Type: None</text:p>
      <!--METADATA-->
      <text:p text:style-name="P4">
Nonenone</text:p>
      <text:p text:style-name="P4">
News Source: <text:a xlink:type="simple" xlink:href="https://www.voachinese.com/a/china-hopes-india-can-meet-it-halfway-in-media-dispute-20230612/7134125.html" text:style-name="Internet_20_link" text:visited-style-name="Visited_20_Internet_20_Link">
https://www.voachinese.com/a/china-hopes-india-can-meet-it-halfway-in-media-dispute-20230612/7134125.html</text:a>
</text:p>
      <!--NEWS-->
      <text:h text:style-name="P10" text:outline-level="1">
<text:span text:style-name="T4">
It is said that the former host Carson took off the new program of Twitter</text:span>
</text:h>
      <text:p text:style-name="P4">
Publisher: 法新社</text:p>
      <text:p text:style-name="P4">
Published Time: 2023-06-13T08:02:08+00:00</text:p>
      <text:p text:style-name="P4">
Modified Time: 2023-06-13T07:35:03+00:00</text:p>
      <text:p text:style-name="P4">
Description: (Agence France -Presse, New York, 12th) The US media reported today that Fox News has warned Karlson, the host of the prior golden period program, stating that he had opened a new program in the community media after leaving. Violation of the contract signed with the Foss News Institu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6-13T08-02-08-00-00/000000.png" xlink:type="simple" xlink:show="embed" xlink:actuate="onLoad" draw:mime-type="image/png"/>
</draw:frame>
American News Website Axios and New York Times reported that although Tuckercarlson had left Fox News on April 24, he was still subject to an exclusive contract expired on December 31, 2024 Restricted.</text:p>
      <text:p text:style-name="P4">
Harmeet Dhillon, a lawyer of Karson, responded to relevant reports on Twitter that his "friends and customers" would not be "suppressed by the extreme left or Fox news."</text:p>
      <text:p text:style-name="P4">
When AFP contacts the Foss, the other party did not respond immediately.</text:p>
      <text:p text:style-name="P4">
Agence France -Presse reported that just a few days before Karson was expelled from Foss, the media tycoon Rupertmurdoch reached a slanderous case with Dominion Voting Systems with a Dominion Voting Systems of $ 787.5 million and the Dominion Voting Systems. reconciliation.</text:p>
      <text:p text:style-name="P4">
"Tucker Carlsontonight" complained about various issues such as immigration policy to gun control, and criticized the trend of modern American liberalism. His style caused some audiences to dissatisfy, but also pushed the ratings of the show to the unprecedented height of cable TV.</text:p>
      <text:p text:style-name="P4">
Calrson announced a few weeks after leaving Fox that he will start a show on Twitter. Elon Musk has been committed to making Twitter a place welcomed by conservatives.</text:p>
      <text:p text:style-name="P4">
Subsequently, Calson uploaded two new show films on June 6 and 8. Its style is the same as his opening clip in Fox News.</text:p>
      <text:p text:style-name="P4">
"Takkarsen Tonight Show" was the most viewing night news program in the United States. After Karson's departure, Foss News has declined in May, but still leads competitors such as the Microsoft National Broadcasting Corporation (MSNBC) and the United States CNN (CNN).</text:p>
      <text:p text:style-name="P4">
Carlson has 8.3 million followers on Twitter. The number of films he released is 115 million times, and as of this evening, the number of movies in episode 2 is 55.2 million times. (Translator: Ji Jinling)</text:p>
      <text:p text:style-name="P4">
News Source: <text:a xlink:type="simple" xlink:href="https://www.rfi.fr/cn/%E7%BC%A4%E7%BA%B7%E4%B8%96%E7%95%8C/20230613-%E4%BC%A0%E7%A6%8F%E6%96%AF%E8%AD%A6%E5%91%8A%E5%89%8D%E4%B8%BB%E6%8C%81%E4%BA%BA%E5%8D%A1%E5%B0%94%E6%A3%AE-%E6%94%B6%E6%8E%89%E6%8E%A8%E7%89%B9%E6%96%B0%E8%8A%82%E7%9B%AE" text:style-name="Internet_20_link" text:visited-style-name="Visited_20_Internet_20_Link">
https://www.rfi.fr/cn/%E7%BC%A4%E7%BA%B7%E4%B8%96%E7%95%8C/20230613-%E4%BC%A0%E7%A6%8F%E6%96%AF%E8%AD%A6%E5%91%8A%E5%89%8D%E4%B8%BB%E6%8C%81%E4%BA%BA%E5%8D%A1%E5%B0%94%E6%A3%AE-%E6%94%B6%E6%8E%89%E6%8E%A8%E7%89%B9%E6%96%B0%E8%8A%82%E7%9B%AE</text:a>
</text:p>
      <!--NEWS-->
      <text:h text:style-name="P10" text:outline-level="1">
<text:span text:style-name="T4">
The proposal of the two parties of the two parties of the Messings and the two parties of the House of Representatives approves the implementation of the first batch of the "US Taiwan 21st Century Trade Initiative"</text:span>
</text:h>
      <text:p text:style-name="P4">
Author: chinese@voanews.com (锺辰芳)</text:p>
      <text:p text:style-name="P4">
Publisher: 美国之音中文网 (Type: NewsMediaOrganization)</text:p>
      <text:p text:style-name="P4">
Published Time: 2023-06-13T08:05:38+08:00</text:p>
      <text:p text:style-name="P4">
Modified Time: 2023-06-13 00:05:38Z</text:p>
      <text:p text:style-name="P4">
Description: The two -party leadership of the US Senate Finance Committee and the House of Representatives Bolid Leadership announced on Friday (June 9) that they jointly proposed to approve and implement the first batch of legislation of the "US -Taiwan 21st Century Trade Initiative" recently reached by the United States and Taiwan. The House of Representatives has scheduled this new legislation on Tuesday.</text:p>
      <text:p text:style-name="P4">
Videos: []</text:p>
      <text:p text:style-name="P4">
Images: []</text:p>
      <text:p text:style-name="P4">
Categories: ['台湾', '国会报道', '经济·金融·贸易']</text:p>
      <text:p text:style-name="P4">
Type: None</text:p>
      <!--METADATA-->
      <text:p text:style-name="P4">
Nonenone</text:p>
      <text:p text:style-name="P4">
News Source: <text:a xlink:type="simple" xlink:href="https://www.voachinese.com/a/congressional-committee-to-mark-up-bipartisan-bill-approving-implementation-of-taiwan-trade-deal-20230612/7134131.html" text:style-name="Internet_20_link" text:visited-style-name="Visited_20_Internet_20_Link">
https://www.voachinese.com/a/congressional-committee-to-mark-up-bipartisan-bill-approving-implementation-of-taiwan-trade-deal-20230612/7134131.html</text:a>
</text:p>
      <!--NEWS-->
      <text:h text:style-name="P10" text:outline-level="1">
<text:span text:style-name="T4">
Japan tried the Fukushima nuclear waste water discharge equipment in China against China</text:span>
</text:h>
      <text:p text:style-name="P4">
Author: None (Language: zh)</text:p>
      <text:p text:style-name="P4">
Publisher: None</text:p>
      <text:p text:style-name="P4">
Time: 2023-06-13T08:07:00Z</text:p>
      <text:p text:style-name="P4">
Description: 12 years after the Fukushima nuclear disaster, the Japanese government will discharge nuclear waste water to the sea this summer. China has criticized Japan for "extremely selfish and irresponsible", while South Korea has launched protests.</text:p>
      <text:p text:style-name="P4">
Videos: []</text:p>
      <text:p text:style-name="P4">
Images: []</text:p>
      <text:p text:style-name="P4">
Subject: 时政风云</text:p>
      <text:p text:style-name="P4">
Subjects: ['韩国', '岛屿主权争端', '日本', '福岛', '朝鲜']</text:p>
      <text:p text:style-name="P4">
Keywords: ['日本', '福岛', '核废水', '核污染', '福岛核灾', '核电厂', '韩国']</text:p>
      <text:p text:style-name="P4">
Id: 65897783</text:p>
      <!--METADATA-->
      <text:p text:style-name="P4">
<text:a xlink:type="simple" xlink:href="https://www.dw.com/zh/overlay/image/article/65897783/64969470" text:style-name="Internet_20_link" text:visited-style-name="Visited_20_Internet_20_Link">
 </text:a>
The Japanese government decided to discharge Fukushima nuclear waste water into the sea in 2021. The picture shows the water storage tank for cooling water. (Data photo)</text:p>
      <text:p text:style-name="P4">
(Voice of Germany Chinese Network) Tokyo Electric Power Corporation (Todhine for short) began the nuclear waste water discharge system of the Fukushima First Nuclear Power Plant on Monday (June 12) to discharge the nuclear waste water that will be processed and diluted in the future. prepare for.</text:p>
      <text:p text:style-name="P4">
According to the Japan Broadcasting Association (NHK), the trial phase is about 2 weeks. Dan water testing is used. During the period, it will check whether the pump operates normally, and if a major accident occurs, whether it can urgently block water discharge. Dongdian hopes to complete the trial within this month and is tested by the Japanese atomic energy control committee.</text:p>
      <text:p text:style-name="P4">
On the 12th, a spokesman for the Chinese Ministry of Foreign Affairs, Wang Wenbin, reiterated that he opposed Japan's discharge of nuclear pollution water, criticized Japan to pollute the ocean and harm the common interests of human beings, and "extremely selfish and irresponsible." On the 27th of last month, the Chinese representative also criticized Japan at the World Health Conference (WHA), saying that this move will spread to the global waters through ocean currents. Therefore, Japan should not discharge nuclear waste water before reaching an agreement.</text:p>
      <text:p text:style-name="P4">
For Dongdian's nuclear waste water discharge plan, <text:a xlink:type="simple" xlink:href="https://www.dw.com/zh/zh/日本核废水排海在即-原子能机构再赴福岛审查/a-65763766" text:style-name="Internet_20_link" text:visited-style-name="Visited_20_Internet_20_Link">
International Atomic Energy Agency (IAEA) will visit Fukushima again at the end of May to the beginning of June</text:a>
The comprehensive security assessment report will be released as soon as this month.</text:p>
      <text:p text:style-name="P4">
The picture shows the cooling water sink of the Fukushima first nuclear power plant. (Data photo)</text:p>
      <text:h text:style-name="P12" text:outline-level="3">
<text:span text:style-name="T4">
Is it safe to discharge nuclear waste water?</text:span>
</text:h>
      <text:p text:style-name="P4">
In March 2011, a strong earthquake was accompanied by the tsunami, causing severe damage to the Fukushima first nuclear power plant. The melting reactor should continue to cool with cold water. Most radioactive substances have been removed after the cooling water is treated, but <text:a xlink:type="simple" xlink:href="https://www.dw.com/zh/zh/含氚核废水真的不会危害健康/a-57184856" text:style-name="Internet_20_link" text:visited-style-name="Visited_20_Internet_20_Link">
containing tritium</text:a>
Essence These wastewater have accumulated more than 1 million tons, and the storage tank is difficult to afford, and the storage costs are getting higher and higher. In April 2021, the Japanese government decided to discharge the processed nuclear pollution wastewater into the sea.</text:p>
      <text:p text:style-name="P4">
Georgsteinhauser, a professor of radiology at the University of Hanover, Germany, visited Fukushima to collect samples. In 2021, he accepted a DW interview and believed that due to the frequent earthquake in Japan, compared with the water storage tank, the cooling water was excreted into the sea in the sea. It is "the best and the safest way."</text:p>
      <text:p text:style-name="P4">
Dongdian said that nuclear wastewater is expected to start into the sea this summer, provided that after dilution, the cricket content is reduced to one -seventh of the drinking water standards stipulated by the World Health Organization. Although the Japanese government says that water contains a small amount of crickets will not pose a threat to human health, this plan still causes local environmentalists and fishermen, as well as <text:a xlink:type="simple" xlink:href="https://www.dw.com/zh/zh/福岛核废水倾倒海洋-渔民说不-中韩反对-美国支持/a-57244397" text:style-name="Internet_20_link" text:visited-style-name="Visited_20_Internet_20_Link">
criticism of South Korea, China, and Pacific Island countries</text:a>
 。</text:p>
      <ul>
        <li>
#</li>
      </ul>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ose.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text:p text:style-name="P4">
An employee of Tokyo Electric Power Co., Ltd. raised the water sample in front of the camera. These water is treated, filtered and diluted. Dongdian and the government claim that it is safe now. However, it contains trace. Although this radioactive homogenin is considered relatively harmless, fishermen are worried that the water will be discharged into the sea again to destroy their business again.</text:p>
      <text:p text:style-name="P4">
*#</text:p>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ul>
        <li>
#</li>
      </ul>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ccording to the "Japan Times" report, the Minister of Economics and Industry Nishimura Kangyu of Nishimura again on Saturday (June 10) again <text:a xlink:type="simple" xlink:href="https://www.dw.com/zh/zh/日本坚持排福岛核废水入海-计划补偿当地产业/a-60277456" text:style-name="Internet_20_link" text:visited-style-name="Visited_20_Internet_20_Link">
communicate with local fishery representatives</text:a>
，強調政府將強化對水產品消費的支持，並避免因廢水排放而進一步損害日本海鮮產品的形象。</text:p>
      <text:p text:style-name="P4">
韓國的漁民也擔憂生計受到影響，12日聚集在首爾的國會議事堂抗議，反對福島核廢水排入海中；隔日，濟州島也有大型抗議行動。對此，韓國海洋水產部將舉行說明會，消除民眾對水產品的疑慮。</text:p>
      <text:p text:style-name="P4">
據韓聯社報導，韓國政府5月下旬首度派遣獨立的專家小組赴福島核電廠考察，確認排放設備狀況。此前，韓國總統尹錫悅與日本首相岸田文雄曾在廣島舉行峰會，當時尹錫悅向岸田強調，福島核廢水必須以「透明、客觀、符合國際標準」的方式處置。</text:p>
      <text:p text:style-name="P4">
台灣行政院原子能委員會也宣布，12日至17日再度前往福島，實際觀察核廢水排放設備狀況，並了解相關的分析、檢測技術。據台灣中央社4日報導，該委員會分析指，依照環太平洋的洋流路徑，核廢水約會在排放4年後流至台灣海域，此時氚濃度均小於最小可測量值，即「低於儀器偵測極限」。</text:p>
      <text:p text:style-name="P4">
中國駐日本使館7日再度批評，稱日本沒有提供足夠的科學證據回應國際社會疑慮，包含排放計劃是否正當、核廢水數據和淨水裝置是否可靠，以及環境不確定性等問題。該使館發言人稱，日本並未認真考慮其他的處置方案，例如地層注入、蒸氣排放等做法，「出於成本考慮決定向海洋一排了之是不負責任的行為」。</text:p>
      <text:p text:style-name="P4">
Japan is about to discharge nuclear waste water, and local fishermen worry that the image of aquatic products may be hit again and affects the livelihood of fishermen. (Data photo)</text:p>
      <text:p text:style-name="P4">
(Comprehensive report)</text:p>
      <text:p text:style-name="P4">
News Source: <text:a xlink:type="simple" xlink:href="https://www.dw.com/zh/日本試行福島核廢水排放設備-中國反對/a-65897783" text:style-name="Internet_20_link" text:visited-style-name="Visited_20_Internet_20_Link">
https://www.dw.com/zh/日本試行福島核廢水排放設備-中國反對/a-65897783?maca=chi-rss-chi-all-1127-rdf</text:a>
</text:p>
      <!--NEWS-->
      <text:h text:style-name="P10" text:outline-level="1">
<text:span text:style-name="T4">
United Nations Report: For the past ten years, men and women have stagnated in the past four points.</text:span>
</text:h>
      <text:p text:style-name="P4">
Author: https://www.facebook.com/bbcworldservice/</text:p>
      <text:p text:style-name="P4">
Publisher: BBC News 中文</text:p>
      <text:p text:style-name="P4">
Published Time: 2023-06-13T08:08:54.000Z</text:p>
      <text:p text:style-name="P4">
Modified Time: 2023-06-13T08:08:54.000Z</text:p>
      <text:p text:style-name="P4">
Description: 尽管#MeToo等社会运动涌现，但报告显示全球一半人仍然认为男性是更好的政治领袖，甚至25％的人认为男人殴打妻子是正当的。</text:p>
      <text:p text:style-name="P4">
Images: ["<text:a xlink:type="simple" xlink:href="https://ichef.bbci.co.uk/news/640/cpsprodpb/15E89/production/_130073798_gettyimages-1244921358.jpg" text:style-name="Internet_20_link" text:visited-style-name="Visited_20_Internet_20_Link">
_130073798_ge...</text:a>
"]</text:p>
      <text:p text:style-name="P4">
Videos: ["<text:a xlink:type="simple" xlink:href="https://www.bbc.com/ws/av-embeds/cps/zhongwen/simp/65887930/p0ft5zy4/zh-hans" text:style-name="Internet_20_link" text:visited-style-name="Visited_20_Internet_20_Link">
zh-hans</text:a>
"]</text:p>
      <text:p text:style-name="P4">
Tags: ['性别', '女人']</text:p>
      <text:p text:style-name="P4">
Type: Article</text:p>
      <!--METADATA-->
      <text:h text:style-name="P12" text:outline-level="3">
<text:span text:style-name="T4">
United Nations Report: In the past ten years, men and women have stagnated for ten years.</text:span>
</text:h>
      <text:p text:style-name="P4">
8:08 am on June 13, 2023![] <text:a xlink:type="simple" xlink:href="Images/BBC Chinese/2023-06-13T08-08-54.000Z/_130073798_gettyimages-1244921358.jpg" text:style-name="Internet_20_link" text:visited-style-name="Visited_20_Internet_20_Link">
</text:a>
Image source, getty images</text:p>
      <text:p text:style-name="P4">
Image adding text,</text:p>
      <text:p text:style-name="P4">
Although social movements such as #Metoo have emerged in recent years, the problems of inequality in men and women have not improved.</text:p>
      <text:p text:style-name="P4">
<text:span text:style-name="T4">
 The United Nations Development Program announced the latest "Gender Social Norms Index (GSNI" on June 12, showing that nearly 90 % of the world's population still holds fundamental prejudice to women. 25 % believe that men beat their wives by men. It is justified. </text:span>
</text:p>
      <text:p text:style-name="P4">
The survey results show that nearly half of the world's population believes that men are better political leaders than women, and only 27%believe that women enjoy the same rights as men is necessary for democracy.</text:p>
      <text:p text:style-name="P4">
In addition, 46%believe that men should have more job rights, 43%believe that men are more suitable for corporate executives, 28%believe that university education is more important to men, and 58%believe that abortion has never been correct.</text:p>
      <text:p text:style-name="P4">
The survey data comes from 80 countries and regions, covering 85%of the world's population. The report pointed out that although social movements such as #Metoo continued to emerge, gender prejudice was still ingrained, and more women in the new crown epidemic lost their income sources, which also caused the problem of gender inequality to deteriorate.</text:p>
      <text:p text:style-name="P4">
<text:a xlink:type="simple" xlink:href="https://www.bbc.com/zhongwen/simp/science-57395832" text:style-name="Internet_20_link" text:visited-style-name="Visited_20_Internet_20_Link">
How does human gender prejudice dominate our brain</text:a>
<text:span text:style-name="T5">
 <text:a xlink:type="simple" xlink:href="https://www.bbc.com/zhongwen/simp/chinese-news-65818510" text:style-name="Internet_20_link" text:visited-style-name="Visited_20_Internet_20_Link">
Taiwan 2024 Presidential Election: The issue of sexual harassment is accidentally becoming a political storm</text:a>
</text:span>
 <text:a xlink:type="simple" xlink:href="https://www.bbc.com/zhongwen/simp/world-63256653" text:style-name="Internet_20_link" text:visited-style-name="Visited_20_Internet_20_Link">
#Metoo 5th Anniversary: What exactly changed? </text:a>
<text:span text:style-name="T5">
 <text:a xlink:type="simple" xlink:href="https://www.bbc.com/zhongwen/simp/chinese-news-61566209" text:style-name="Internet_20_link" text:visited-style-name="Visited_20_Internet_20_Link">
Hong Kong and Taiwan "big size" women are looking forward to breaking the only criterion for "thinness is beauty"</text:a>
</text:span>
 <text:a xlink:type="simple" xlink:href="https://www.bbc.com/zhongwen/simp/58397603" text:style-name="Internet_20_link" text:visited-style-name="Visited_20_Internet_20_Link">
The tradition and reality of women after marriage after marriage</text:a>
</text:p>
      <text:h text:style-name="P12" text:outline-level="3">
<text:span text:style-name="T4">
The income gap between men and women in high education reaches 39%</text:span>
</text:h>
      <text:p text:style-name="P4">
Image source, getty images</text:p>
      <text:p text:style-name="P4">
Image adding text,</text:p>
      <text:p text:style-name="P4">
The picture shows French women on the street in 2022 to protest the violence performed by patriarchy and men. They read the female names died in the year at the rally.</text:p>
      <text:p text:style-name="P4">
Researchers said that global gender inequality is stagnant in the past 10 years, and it is expected that the world will be difficult to achieve the goal of the United Nations aimed at gender equality by 2030.</text:p>
      <text:p text:style-name="P4">
Pedro Conceição, the director of the Human Development Report Office of the Development Agency, shocked the results: "In fact, the lack of progress in the Gender Socialnorms of Gender is triggering a crisis of human development: globally Within the scope, the human development index fell for the first time since the record in 2020, and the following year fell again. "</text:p>
      <text:p text:style-name="P4">
The latest report states that women's education level and ability are higher than before, but in 59 women's education levels higher than men, women's average income is 39%lower than men.</text:p>
      <text:p text:style-name="P4">
Since 1995, the proportion of women as the head of state or government leader has been staying at 10 %. In the labor market, women account for less than one -third of the proportion of management.</text:p>
      <text:p text:style-name="P4">
The United Nations calls for countries to promote relevant laws and policies to promote feminine equality to politics, strengthen social security mechanisms, and combat online hatred and false information against women, and at the same time change the concept of the public through education.</text:p>
      <text:p text:style-name="P4">
<text:a xlink:type="simple" xlink:href="https://www.bbc.com/zhongwen/simp/business-61151504" text:style-name="Internet_20_link" text:visited-style-name="Visited_20_Internet_20_Link">
Every family has the scriptures that are difficult to read: Why do women's income higher than that of the other half lose family happiness</text:a>
<text:span text:style-name="T5">
 <text:a xlink:type="simple" xlink:href="https://www.bbc.com/zhongwen/simp/business-59560868" text:style-name="Internet_20_link" text:visited-style-name="Visited_20_Internet_20_Link">
British men's and women's equality research: The gap between gender income in the past 25 years has almost no change</text:a>
</text:span>
 <text:a xlink:type="simple" xlink:href="https://www.bbc.com/zhongwen/simp/world-63883383" text:style-name="Internet_20_link" text:visited-style-name="Visited_20_Internet_20_Link">
BBC Hundreds: Women today are even more angry, or will it be more expressed? </text:a>
<text:span text:style-name="T5">
 <text:a xlink:type="simple" xlink:href="https://www.bbc.com/zhongwen/simp/chinese-news-63533370" text:style-name="Internet_20_link" text:visited-style-name="Visited_20_Internet_20_Link">
Inner Mongolia female officials criticized due to appearance: Why do Chinese women stand still under the current political atmosphere</text:a>
</text:span>
 <text:a xlink:type="simple" xlink:href="https://www.bbc.com/zhongwen/simp/world-62757251" text:style-name="Internet_20_link" text:visited-style-name="Visited_20_Internet_20_Link">
Why do Japanese women need consent to obtain oral abortion medicine? </text:a>
</text:p>
      <text:p text:style-name="P4">
Image source, getty images</text:p>
      <text:p text:style-name="P4">
Image adding text,</text:p>
      <text:p text:style-name="P4">
After Taliban took power, Afghan girls were deprived of the right to educate. The picture was taken in July 2022. A group of Afghan female students studying in a local secret school.</text:p>
      <text:h text:style-name="P12" text:outline-level="3">
<text:span text:style-name="T4">
"It still takes 300 years to achieve gender equality"</text:span>
</text:h>
      <text:p text:style-name="P4">
On March 6, the United Nations Secretary -General Antonio Guterres warned at the Commission on the Status OFWOMEN meeting that the progress of gender equality in recent decades is "disappearing in front of us". Judging from the development, "it takes 300 years to achieve gender equality."</text:p>
      <text:p text:style-name="P4">
He pointed out that under the Taliban regime, Afghan women and girls were "erased from the public". He does not name criticism that in many places, women's sexual rights and fertility rights are backward.</text:p>
      <text:p text:style-name="P4">
Simabahous, executive director of the United Nations Women's Organization, also mentioned technology. Last year, men who could access the Internet last year were 259 million more women than women. Among the people using smartphones, men were 18%more men than women. She also quoted the investigation that three -quarters of the female journalists in 125 countries in the world had been storm during their work, and three of them were self -censorship.<text:a xlink:type="simple" xlink:href="https://www.bbc.com/ws/av-embeds/cps/zhongwen/simp/65887930/p0ft5zy4/zh-hans" text:style-name="Internet_20_link" text:visited-style-name="Visited_20_Internet_20_Link">
 Video-1-Link：/ws/av-embeds/cps/zhongwen/simp/65887930/p0ft5zy4/zh-hans</text:a>
 <text:span text:style-name="T4">
 Your equipment does not support playing multimedia materials </text:span>
 video plus injection text,</text:p>
      <text:p text:style-name="P4">
Tracking "idiot": Who is selling sexual assault and candid filming</text:p>
      <text:p text:style-name="P4">
News Source: <text:a xlink:type="simple" xlink:href="https://www.bbc.com/zhongwen/simp/65887930" text:style-name="Internet_20_link" text:visited-style-name="Visited_20_Internet_20_Link">
https://www.bbc.com/zhongwen/simp/65887930</text:a>
</text:p>
      <!--NEWS-->
      <text:h text:style-name="P10" text:outline-level="1">
<text:span text:style-name="T4">
Washington is about to announce 325 million new military aids, which can make up for the Battle of the Ukraine's big counterattack.</text:span>
</text:h>
      <text:p text:style-name="P4">
Author: chinese@voanews.com (巴布)</text:p>
      <text:p text:style-name="P4">
Publisher: 美国之音中文网 (Type: NewsMediaOrganization)</text:p>
      <text:p text:style-name="P4">
Published Time: 2023-06-13T08:14:32+08:00</text:p>
      <text:p text:style-name="P4">
Modified Time: 2023-06-13 05:14:44Z</text:p>
      <text:p text:style-name="P4">
Description: US defense officials told VOA (VOA) that the United States is about to provide Ukraine with a new value of up to $ 325 million.</text:p>
      <text:p text:style-name="P4">
Videos: []</text:p>
      <text:p text:style-name="P4">
Images: []</text:p>
      <text:p text:style-name="P4">
Categories: ['乌克兰局势', '美国', '欧洲', '军事', '编辑推荐']</text:p>
      <text:p text:style-name="P4">
Type: None</text:p>
      <!--METADATA-->
      <text:p text:style-name="P4">
Nonenone</text:p>
      <text:p text:style-name="P4">
News Source: <text:a xlink:type="simple" xlink:href="https://www.voachinese.com/a/us-providing-325-million-in-more-aid-for-ukraine-20230612/7134149.html" text:style-name="Internet_20_link" text:visited-style-name="Visited_20_Internet_20_Link">
https://www.voachinese.com/a/us-providing-325-million-in-more-aid-for-ukraine-20230612/7134149.html</text:a>
</text:p>
      <!--NEWS-->
      <text:h text:style-name="P10" text:outline-level="1">
<text:span text:style-name="T4">
Toyota's leaders are facing the challenge of removal, and electric vehicles are annoying to shareholders (Free Version)</text:span>
</text:h>
      <text:p text:style-name="P4">
Author: River Davis</text:p>
      <text:p text:style-name="P4">
Publisher: 华尔街日报中文网</text:p>
      <text:p text:style-name="P4">
Published Time: 2023-06-13T08:15:00.000Z</text:p>
      <text:p text:style-name="P4">
Modified Time: 2023-06-13T08:15:00.000Z</text:p>
      <text:p text:style-name="P4">
Created Time: 2023-06-13T07:01:00.000Z</text:p>
      <text:p text:style-name="P4">
Description: Some shareholders of Toyota Motors want to remove several directors such as Toyota Zhangnan.</text:p>
      <text:p text:style-name="P4">
Images: []</text:p>
      <text:p text:style-name="P4">
Categories: ['商业']</text:p>
      <text:p text:style-name="P4">
Keywords: SYND,LINK:EN|WP-WSJ-0000973100</text:p>
      <text:p text:style-name="P4">
Type: Article</text:p>
      <!--METADATA-->
      <text:p text:style-name="P4">
Toyota Automotive(Toyota, 7203.to, TM)This year's annual shareholders' meeting has evolved into a long -term leader Toyota Zhangnan(Autumn Toyota)<text:a xlink:type="simple" xlink:href="https://cn.wsj.com/articles/CN-BIZ-20220930095136" text:style-name="Internet_20_link" text:visited-style-name="Visited_20_Internet_20_Link">
Electric Vehicle Strategy</text:a>
A showdown. This strategy is more cautious than some other car manufacturers.</text:p>
      <text:p text:style-name="P4">
News Source: <text:a xlink:type="simple" xlink:href="https://cn.wsj.com/articles/%E4%B8%B0%E7%94%B0%E6%B1%BD%E8%BD%A6%E9%A2%86%E5%AF%BC%E4%BA%BA%E9%9D%A2%E4%B8%B4%E7%BD%A2%E5%85%8D%E6%8C%91%E6%88%98-%E7%94%B5%E5%8A%A8%E6%B1%BD%E8%BD%A6%E6%88%98%E7%95%A5%E5%BC%95%E5%8F%91%E4%B8%8D%E6%BB%A1-671952df" text:style-name="Internet_20_link" text:visited-style-name="Visited_20_Internet_20_Link">
https://cn.wsj.com/articles/%E4%B8%B0%E7%94%B0%E6%B1%BD%E8%BD%A6%E9%A2%86%E5%AF%BC%E4%BA%BA%E9%9D%A2%E4%B8%B4%E7%BD%A2%E5%85%8D%E6%8C%91%E6%88%98-%E7%94%B5%E5%8A%A8%E6%B1%BD%E8%BD%A6%E6%88%98%E7%95%A5%E5%BC%95%E5%8F%91%E4%B8%8D%E6%BB%A1-671952df</text:a>
</text:p>
      <!--NEWS-->
      <text:h text:style-name="P10" text:outline-level="1">
<text:span text:style-name="T4">
Japan is opening the door to overseas workers, and even allows them to live permanently (Free Version)</text:span>
</text:h>
      <text:p text:style-name="P4">
Author: Miho Inada</text:p>
      <text:p text:style-name="P4">
Publisher: 华尔街日报中文网</text:p>
      <text:p text:style-name="P4">
Published Time: 2023-06-13T08:20:00.000Z</text:p>
      <text:p text:style-name="P4">
Modified Time: 2023-06-13T08:20:00.000Z</text:p>
      <text:p text:style-name="P4">
Created Time: 2023-06-13T07:10:00.000Z</text:p>
      <text:p text:style-name="P4">
Description: Japan, which has always been famous for its exception, is opening the door to overseas workers in many industries, and may even allow them to stay in Japan permanently.</text:p>
      <text:p text:style-name="P4">
Images: []</text:p>
      <text:p text:style-name="P4">
Categories: ['国际']</text:p>
      <text:p text:style-name="P4">
Keywords: SYND</text:p>
      <text:p text:style-name="P4">
Type: Article</text:p>
      <!--METADATA-->
      <text:p text:style-name="P4">
Japan, which has always been famous for its exception, is opening the door to overseas workers in many industries, and may even allow them to stay in Japan permanently.</text:p>
      <text:p text:style-name="P4">
News Source: <text:a xlink:type="simple" xlink:href="https://cn.wsj.com/articles/%E6%97%A5%E6%9C%AC%E6%AD%A3%E5%90%91%E6%B5%B7%E5%A4%96%E5%8A%B3%E5%B7%A5%E6%95%9E%E5%BC%80%E5%A4%A7%E9%97%A8-%E7%94%9A%E8%87%B3%E5%85%81%E8%AE%B8%E4%BB%96%E4%BB%AC%E6%B0%B8%E4%B9%85%E5%B1%85%E7%95%99-a2eedfb3" text:style-name="Internet_20_link" text:visited-style-name="Visited_20_Internet_20_Link">
https://cn.wsj.com/articles/%E6%97%A5%E6%9C%AC%E6%AD%A3%E5%90%91%E6%B5%B7%E5%A4%96%E5%8A%B3%E5%B7%A5%E6%95%9E%E5%BC%80%E5%A4%A7%E9%97%A8-%E7%94%9A%E8%87%B3%E5%85%81%E8%AE%B8%E4%BB%96%E4%BB%AC%E6%B0%B8%E4%B9%85%E5%B1%85%E7%95%99-a2eedfb3</text:a>
</text:p>
      <!--NEWS-->
      <text:h text:style-name="P10" text:outline-level="1">
<text:span text:style-name="T4">
The British investigating the government's epidemic prevention as a killer family member was dissatisfied with the dissatisfaction and failed to testify</text:span>
</text:h>
      <text:p text:style-name="P4">
Publisher: 法新社</text:p>
      <text:p text:style-name="P4">
Published Time: 2023-06-13T08:32:08+00:00</text:p>
      <text:p text:style-name="P4">
Modified Time: 2023-06-13T08:05:03+00:00</text:p>
      <text:p text:style-name="P4">
Description: (Agence France-Presse, London, 13th) A survey of the British government's COVID-19 (2019 Coronary Virus Disease) epidemic process was launched today, but even the first witness had not been summoned, and the investigation fell into controvers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13T08-32-08-00-00/000000.png" xlink:type="simple" xlink:show="embed" xlink:actuate="onLoad" draw:mime-type="image/png"/>
</draw:frame>
The subject of this survey was HEather Hallett, a retired senior judge, and she was about to surrender the unexposed WhatsApp original message and notebook for the former Prime Minister Borisjohnson. Legal challenge.</text:p>
      <text:p text:style-name="P4">
During the epidemic, Sunak served as the Minister of Finance, and he denied trying to obstruct the above information; it is said that Johnson &amp; Johnson agreed to submit the information.</text:p>
      <text:p text:style-name="P4">
The family members of the patients with infection also pointed their finger at the survey. They said that if the family members do not test, the investigation will become a "farce."</text:p>
      <text:p text:style-name="P4">
As of mid -July 2021, Britain's infection was more than 128,500, which is one of the most serious European countries.</text:p>
      <text:p text:style-name="P4">
The first stage of investigation will focus on responding to the elasticity and preparation of global public health emergencies in the UK.</text:p>
      <text:p text:style-name="P4">
Johnson &amp; Johnson agreed to launch an investigation in 2021. A total of 6 stages were divided into 6 stages. Halete supervised the body of 52 victims in the London explosion on July 7, 2005.</text:p>
      <text:p text:style-name="P4">
After the opening statement, a short film affecting the epidemic will be played.</text:p>
      <text:p text:style-name="P4">
The first two witnesses who personally proved were epidemiologists Jimmy Whitworth and Charlotte Hammer who will testify tomorrow.</text:p>
      <text:p text:style-name="P4">
The first stage of the investigation was 6 weeks, and the family members of the patients who died in dyeing were criticized at this stage without inviting family members to testify.</text:p>
      <text:p text:style-name="P4">
The family members who want to discuss the fairies of the infected dystociae recommend 20 representatives who can testify in the first stage, but they said that the investigation unit did not summon anyone.</text:p>
      <text:p text:style-name="P4">
Barbara Herbert, who lost her husband in the epidemic, said: "Don't learn experience from our members, how to properly evaluate the decision made by the decision makers?"</text:p>
      <text:p text:style-name="P4">
Saleyha Ahsan, who was killed, also said, "We can make Halete's theoreticalization into reality. This must be done, otherwise it is just a farce."</text:p>
      <text:p text:style-name="P4">
A spokesman for the survey plan said that Halete did not rule out the summon family members to testify during the future investigation stage.</text:p>
      <text:p text:style-name="P4">
In the UK, public investigations were funded by the government, but they were chaired by independent people.</text:p>
      <text:p text:style-name="P4">
The subsequent investigation stage will focus on how the British health institutions respond to the impact of epidemic, vaccine and therapy, government procurement and epidemic control.</text:p>
      <text:p text:style-name="P4">
The public hearing process will end in the summer of 2026.</text:p>
      <text:p text:style-name="P4">
News Source: <text:a xlink:type="simple" xlink:href="https://www.rfi.fr/cn/%E5%9B%BD%E9%99%85%E6%8A%A5%E9%81%93/20230613-%E8%8B%B1%E8%B0%83%E6%9F%A5%E6%94%BF%E5%BA%9C%E9%98%B2%E7%96%AB%E4%BD%9C%E4%B8%BA-%E4%B8%A7%E5%91%BD%E6%82%A3%E8%80%85%E5%AE%B6%E5%B1%9E%E4%B8%8D%E6%BB%A1%E6%9C%AA%E8%83%BD%E4%BD%9C%E8%AF%81" text:style-name="Internet_20_link" text:visited-style-name="Visited_20_Internet_20_Link">
https://www.rfi.fr/cn/%E5%9B%BD%E9%99%85%E6%8A%A5%E9%81%93/20230613-%E8%8B%B1%E8%B0%83%E6%9F%A5%E6%94%BF%E5%BA%9C%E9%98%B2%E7%96%AB%E4%BD%9C%E4%B8%BA-%E4%B8%A7%E5%91%BD%E6%82%A3%E8%80%85%E5%AE%B6%E5%B1%9E%E4%B8%8D%E6%BB%A1%E6%9C%AA%E8%83%BD%E4%BD%9C%E8%AF%81</text:a>
</text:p>
      <!--NEWS-->
      <text:h text:style-name="P10" text:outline-level="1">
<text:span text:style-name="T4">
NATO's largest air force exercise aims to prepare for the "crisis situation"</text:span>
</text:h>
      <text:p text:style-name="P4">
Author: 半岛电视台＋通讯社</text:p>
      <text:p text:style-name="P4">
Publisher: Al Jazeera</text:p>
      <text:p text:style-name="P4">
Published Time: 2023-06-13T08:34:03</text:p>
      <text:p text:style-name="P4">
Modified Time: 2023-06-13T11:46:59</text:p>
      <text:p text:style-name="P4">
Description: NATO began the largest Air Force deployment exercise in the history of the Western Military Alliance. After Moscow fully invaded Ukraine in February 2022,</text:p>
      <text:p text:style-name="P4">
Images: ["<text:a xlink:type="simple" xlink:href="https://chinese.aljazeera.net/wp-content/uploads/2023/06/1-1686644174.jpg" text:style-name="Internet_20_link" text:visited-style-name="Visited_20_Internet_20_Link">
1-1686644174.jpg</text:a>
", "<text:a xlink:type="simple" xlink:href="https://chinese.aljazeera.net/wp-content/uploads/2023/06/2-1686644256.jpg" text:style-name="Internet_20_link" text:visited-style-name="Visited_20_Internet_20_Link">
2-1686644256.jpg</text:a>
", "<text:a xlink:type="simple" xlink:href="https://chinese.aljazeera.net/wp-content/uploads/2023/06/1-1686644331.jpg" text:style-name="Internet_20_link" text:visited-style-name="Visited_20_Internet_20_Link">
1-1686644331.jpg</text:a>
", "<text:a xlink:type="simple" xlink:href="https://chinese.aljazeera.net/wp-content/uploads/2023/06/2-1686644388.jpg" text:style-name="Internet_20_link" text:visited-style-name="Visited_20_Internet_20_Link">
2-1686644388.jpg</text:a>
"]</text:p>
      <text:p text:style-name="P4">
Topics: ['乌克兰战争', '军事', '新闻']</text:p>
      <text:p text:style-name="P4">
Keywords: ['乌克兰战争', '军事', '新闻', '俄罗斯', '欧洲', '美国']</text:p>
      <text:p text:style-name="P4">
Type: Article</text:p>
      <!--METADATA-->
      <text:p text:style-name="P4">
<draw:frame draw:style-name="fr1" draw:name="Image156" text:anchor-type="as-char" svg:width="6.9236in" svg:height="3.894525in" draw:z-index="0">
<draw:image xlink:href="../Images/Aljazeera Chinese/2023-06-13T08-34-03/1-1686644174.jpg" xlink:type="simple" xlink:show="embed" xlink:actuate="onLoad" draw:mime-type="image/jpeg"/>
</draw:frame>
"Air Guard 23": Germany's largest NATO aerial exercise</text:p>
      <text:p text:style-name="P4">
NATO began the largest Air Force deployment exercise in the history of the Western Military Alliance. After Moscow fully invaded Ukraine in February 2022, the tension between NATO and Russia continued to upgrade. Unity.</text:p>
      <text:p text:style-name="P4">
According to the German Air Force, the "Air Defender 23" (Air Defender 23) led by the German Air Force started on Monday, involving about 250 military aircraft from 25 NATO and its partner countries (including Japan and NATO applications and Sweden). Essence</text:p>
      <text:p text:style-name="P4">
As many as 10,000 soldiers participated in the exercise that will last until June 23. This exercise aims to improve the interoperability and preparation capabilities of NATO's "Air Force in the crisis". Human -machine and cruise missiles.</text:p>
      <text:p text:style-name="P4">
The German Air Force Commander Ying Ge Gehaz told Public Television on Monday, "The important information we send is that we can defend themselves."</text:p>
      <text:p text:style-name="P4">
The "Air Guard 23" exercise was conceived in 2018, partly to respond to the behavior of Russia's annexation from Crimea from Ukraine four years ago, although Lieutenant Gehaz insisted that the exercise was "not targeted at anyone."</text:p>
      <text:p text:style-name="P4">
Gehaz said that the exercise will not "send any flights, for example, to the direction of Kalinrad", and Galinerad is a Russian land bordering the Russian land from NATO member states Poland and Lithuania.</text:p>
      <text:p text:style-name="P4">
Gehaz also said, "We are a defense alliance, this is the plan of this exercise."</text:p>
      <text:p text:style-name="P4">
Russia's war on Ukraine has inspired NATO's enthusiasm. NATO was the Western military alliance established to fight against the threat from the Soviet Union at that time in the past 75 years ago.</text:p>
      <text:p text:style-name="P4">
<draw:frame draw:style-name="fr1" draw:name="Image157" text:anchor-type="as-char" svg:width="6.9236in" svg:height="3.826739in" draw:z-index="0">
<draw:image xlink:href="../Images/Aljazeera Chinese/2023-06-13T08-34-03/2-1686644256.jpg" xlink:type="simple" xlink:show="embed" xlink:actuate="onLoad" draw:mime-type="image/jpeg"/>
</draw:frame>
Ukrainian war: NATO urges allies to increase defense expenses</text:p>
      <text:p text:style-name="P4">
After the Russia -Ukraine War broke out in February 2022, Finland and Sweden -have long maintained the official neutral appearance for a long time to avoid conflicts with Moscow -they all seek to join NATO.</text:p>
      <text:p text:style-name="P4">
Finland has since become the 31st member of the world's largest military alliance, and Sweden's application is stranded due to the opposition from Turkey and Hungary, a member of NATO.</text:p>
      <text:p text:style-name="P4">
According to Article 5 of NATO, the attack on any member should be regarded as an attack on everyone, and all members must agree to join the membership qualification.</text:p>
      <text:p text:style-name="P4">
German Defense Minister Boris Pistoris(Boris Pistorius)It was said on Monday that the Air Force of NATO "was very important when attacking, because they were the first reactors to ensure the safety of the people and their national armed forces."</text:p>
      <text:p text:style-name="P4">
Pistoris said that the exercise was "designed to show that NATO and the German Air Force have been prepared for self -defense."</text:p>
      <text:p text:style-name="P4">
In a commentary broadcast by National Television, Pistoris added that it was suitable for Russian President Vladimir Putin and any "people who threatened our freedom and security."</text:p>
      <text:p text:style-name="P4">
According to the German Air Force, 100 of the 250 aircraft involved have been deployed from 42 states in the United States to Europe.</text:p>
      <text:p text:style-name="P4">
<draw:frame draw:style-name="fr1" draw:name="Image158" text:anchor-type="as-char" svg:width="6.9236in" svg:height="3.894525in" draw:z-index="0">
<draw:image xlink:href="../Images/Aljazeera Chinese/2023-06-13T08-34-03/1-1686644331.jpg" xlink:type="simple" xlink:show="embed" xlink:actuate="onLoad" draw:mime-type="image/jpeg"/>
</draw:frame>
The Cold War treaty is disintegrated, but can it be saved?</text:p>
      <text:p text:style-name="P4">
March, commander of the National Air Force National Guard (ANG), said that NATO's duties are at a "inflection point."</text:p>
      <text:p text:style-name="P4">
Lieutenant General Michael Lu said, "The strategic pattern of the world has changed a lot, especially in Europe."</text:p>
      <text:p text:style-name="P4">
Michael Luzhong will add that the exercise will focus on the training of "supplementing the permanent existence of the United States in Europe" and "larger scale than usually in the European continent".</text:p>
      <text:p text:style-name="P4">
He also said that many alliance pilots cooperated for the first time.</text:p>
      <text:p text:style-name="P4">
"This is what it means to confront the big power in the competition of big powers."</text:p>
      <text:p text:style-name="P4">
The exercise said on Monday that NATO said on Monday that the alliance fighter jets performed a number of tasks last week to investigate the unknown Russian military aircraft over the Baltic Sea.</text:p>
      <text:p text:style-name="P4">
Last week, a total of 15 flights were launched to investigate the possible threats. This is the largest number of aircraft launching aircraft so far this year.</text:p>
      <text:p text:style-name="P4">
NATO member State Lili Palarian military official said that according to reports, most Russian military aircraft fly in the international airspace without pre -submitted flight plans, forwarder signals or radio connections.</text:p>
      <text:p text:style-name="P4">
The emergence of Russian aircraft is attributed to the United States -led annual naval military exercise "Baltic Operation" and Baltops. It involves 50 ships from 19 NATO countries and Sweden. Military exercises are also conducting military exercises.</text:p>
      <text:p text:style-name="P4">
<draw:frame draw:style-name="fr1" draw:name="Image159" text:anchor-type="as-char" svg:width="6.9236in" svg:height="3.894525in" draw:z-index="0">
<draw:image xlink:href="../Images/Aljazeera Chinese/2023-06-13T08-34-03/2-1686644388.jpg" xlink:type="simple" xlink:show="embed" xlink:actuate="onLoad" draw:mime-type="image/jpeg"/>
</draw:frame>
With Russia's war in Ukraine, Finland joined NATO</text:p>
      <text:p text:style-name="P4">
News Source: <text:a xlink:type="simple" xlink:href="https://chinese.aljazeera.net/news/war-in-ukraine/2023/6/13/%e5%8c%97%e7%ba%a6%e6%9c%80%e5%a4%a7%e8%a7%84%e6%a8%a1%e7%a9%ba%e5%86%9b%e6%bc%94%e4%b9%a0%e6%97%a8%e5%9c%a8%e4%b8%ba%e5%8d%b1%e6%9c%ba%e5%b1%80%e5%8a%bf%e5%81%9a%e5%87%86%e5%a4%87" text:style-name="Internet_20_link" text:visited-style-name="Visited_20_Internet_20_Link">
https://chinese.aljazeera.net/news/war-in-ukraine/2023/6/13/%e5%8c%97%e7%ba%a6%e6%9c%80%e5%a4%a7%e8%a7%84%e6%a8%a1%e7%a9%ba%e5%86%9b%e6%bc%94%e4%b9%a0%e6%97%a8%e5%9c%a8%e4%b8%ba%e5%8d%b1%e6%9c%ba%e5%b1%80%e5%8a%bf%e5%81%9a%e5%87%86%e5%a4%87</text:a>
</text:p>
      <!--NEWS-->
      <text:h text:style-name="P10" text:outline-level="1">
<text:span text:style-name="T4">
The People's Bank of China takes measures to support economic recovery</text:span>
</text:h>
      <text:p text:style-name="P4">
Author: Jason Douglas</text:p>
      <text:p text:style-name="P4">
Publisher: 华尔街日报中文网</text:p>
      <text:p text:style-name="P4">
Published Time: 2023-06-13T08:40:00.000Z</text:p>
      <text:p text:style-name="P4">
Modified Time: 2023-06-13T08:40:00.000Z</text:p>
      <text:p text:style-name="P4">
Created Time: 2023-06-13T07:28:00.000Z</text:p>
      <text:p text:style-name="P4">
Description: The People's Bank of China unexpectedly downgrads a key loan interest rate, indicating that decision makers are becoming more and more uneasy about recovery, which may indicate that there will be more measures to promote the return of the Chinese economy back.</text:p>
      <text:p text:style-name="P4">
Images: []</text:p>
      <text:p text:style-name="P4">
Categories: ['经济', '中国经济']</text:p>
      <text:p text:style-name="P4">
Keywords: SYND,LINK:EN|WP-WSJ-0000976107</text:p>
      <text:p text:style-name="P4">
Type: Article</text:p>
      <!--METADATA-->
      <text:p text:style-name="P4">
The People's Bank of China unexpectedly downgrads a key loan interest rate, indicating that decision makers are becoming more and more uneasy about recovery, which may indicate that there will be more measures to promote the return of the Chinese economy back.</text:p>
      <text:p text:style-name="P4">
News Source: <text:a xlink:type="simple" xlink:href="https://cn.wsj.com/articles/%E4%B8%AD%E5%9B%BD%E5%A4%AE%E8%A1%8C%E9%87%87%E5%8F%96%E6%8E%AA%E6%96%BD%E6%94%AF%E6%8C%81%E7%BB%8F%E6%B5%8E%E5%A4%8D%E8%8B%8F-c18bd926" text:style-name="Internet_20_link" text:visited-style-name="Visited_20_Internet_20_Link">
https://cn.wsj.com/articles/%E4%B8%AD%E5%9B%BD%E5%A4%AE%E8%A1%8C%E9%87%87%E5%8F%96%E6%8E%AA%E6%96%BD%E6%94%AF%E6%8C%81%E7%BB%8F%E6%B5%8E%E5%A4%8D%E8%8B%8F-c18bd926</text:a>
</text:p>
      <!--NEWS-->
      <text:h text:style-name="P10" text:outline-level="1">
<text:span text:style-name="T4">
Trump arrived in Florida one day in advance to attend the first hearing of the secret document case</text:span>
</text:h>
      <text:p text:style-name="P4">
Author: 联合早报 (Person)</text:p>
      <text:p text:style-name="P4">
Publisher: 联合早报 (Organization)</text:p>
      <text:p text:style-name="P4">
Published Time: 2023-06-13T08:48</text:p>
      <text:p text:style-name="P4">
Modified Time: 2023-06-13T10:00</text:p>
      <text:p text:style-name="P4">
Description: Former US President Trump will go to the first hearing of a confidential document case at 3 pm on Tuesday (June 13) at 3 pm on Tuesday (June 13) at the Miami Federal Court in Florida. Bloomberg reported that Trump flew from New Jersey to Miami one day in advance, and ...</text:p>
      <text:p text:style-name="P4">
Videos: []</text:p>
      <text:p text:style-name="P4">
Audios: []</text:p>
      <text:p text:style-name="P4">
Images: []</text:p>
      <text:p text:style-name="P4">
Type: NewsArticle</text:p>
      <text:p text:style-name="P4">
Breadcrumbs: ['即时', '国际']</text:p>
      <text:p text:style-name="P4">
Keywords: ['美国', '美国司法部', '特朗普', '起诉']</text:p>
      <!--METADATA-->
      <text:p text:style-name="P4">
Former US President Trump will go to the first hearing of a confidential document case at 3 pm on Tuesday (June 13) at 3 pm on Tuesday (June 13) at the Miami Federal Court in Florida.</text:p>
      <text:p text:style-name="P4">
Bloomberg reports, <text:a xlink:type="simple" xlink:href="https://www.zaobao.com/keywords/te-lang-pu" text:style-name="Internet_20_link" text:visited-style-name="Visited_20_Internet_20_Link">
Trump</text:a>
One day from New Jersey to Miami, he stayed at a golf club in his golf.</text:p>
      <text:p text:style-name="P4">
Trump has been on his own social media platform Truth Social before he boarded the plane. He wrote in an uppercase English letter: "I hope the whole country is watching the good left party in the United States."</text:p>
      <text:p text:style-name="P4">
Miami Police Director Morales held a press conference on Monday (12th) that it is estimated that 5,000 to 50,000 people may gather around the court, and the police are preparing for this.</text:p>
      <text:p text:style-name="P4">
Morales said that as of the afternoon of the same day, there was no plan to close the street or setting up roadblocks, which would depend on the size of the masses. "We know that the situation may be out of control or deterioration, but Miami will never allow this situation. What we don't want to see the most is to bring inconvenience to anyone."</text:p>
      <text:p text:style-name="P4">
So far, the preparation of the Miami police has been in sharp contrast to the situation in New York last April last year. Trump first appeared in court last April for a criminal charges. At that time, a large number of supporters and opponents gathered outside the court, and New York City closed several districts to prohibit vehicles from passing.</text:p>
      <text:p text:style-name="P4">
On Monday, there is only a handful of <text:a xlink:type="simple" xlink:href="https://www.zaobao.com.sg/realtime/world/story20230612-1403450" text:style-name="Internet_20_link" text:visited-style-name="Visited_20_Internet_20_Link">
Trump supporters</text:a>
A cheerful to Trump in Florida, several of them wearing Maga duckbill hats and American flag badges. Maga is an English abbreviation of Trump's 2016 presidential campaign "Make the United States Great".</text:p>
      <text:p text:style-name="P4">
The US media interviewed Trump's hearing. On Monday (June 12), about 40 tents were set up outside the Melich Court, and the number was far more than the number of Trump supporters outside the court. (Bloomberg)</text:p>
      <text:p text:style-name="P4">
To interview Trump's hearing, the US media set up about 40 tents outside the Mild Court, far exceeding the number of Trump supporters.</text:p>
      <text:p text:style-name="P4">
The US Department of Justice Special Prosecutor Smith unlocked a prosecution against Trump on June 9, accusing Trump in the confidential document case <text:a xlink:type="simple" xlink:href="https://www.zaobao.com/news/world/story20230610-1403126" text:style-name="Internet_20_link" text:visited-style-name="Visited_20_Internet_20_Link">
violates 37 federal criminal crimes</text:a>
Including 31 "Spy Law" deliberately retain the crime of defense data, the other six crimes are obstructing justice, false statements, conspiracy, and concealing crimes.</text:p>
      <text:p text:style-name="P4">
News Source: <text:a xlink:type="simple" xlink:href="https://www.zaobao.com.sg/realtime/world/story20230613-1403757" text:style-name="Internet_20_link" text:visited-style-name="Visited_20_Internet_20_Link">
https://www.zaobao.com.sg/realtime/world/story20230613-1403757</text:a>
</text:p>
      <!--NEWS-->
      <text:h text:style-name="P10" text:outline-level="1">
<text:span text:style-name="T4">
The heavy rain attacked Cuba to win 3 life of thousands of people out of displacement</text:span>
</text:h>
      <text:p text:style-name="P4">
Publisher: 法新社</text:p>
      <text:p text:style-name="P4">
Published Time: 2023-06-13T09:02:08+00:00</text:p>
      <text:p text:style-name="P4">
Modified Time: 2023-06-13T08:35:02+00:00</text:p>
      <text:p text:style-name="P4">
Description: (Agence France -Presse Cuban capital Havana, 12th) Cuban authorities said today that the eastern and central parts of Cuba have recently been attacked by heavy rain, causing three people to die, and thousands of people have been forced to evacua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13T09-02-08-00-00/000000.png" xlink:type="simple" xlink:show="embed" xlink:actuate="onLoad" draw:mime-type="image/png"/>
</draw:frame>
The rainfall began to fall from the 8th until this evening, including Holguin, Camaguey, Granma, SantiaGo Decuba, Las Tunas (Las Tunas), Las Tunas The restoration of the Eastern Provinces and the Sancti Spiritus of the Central Holy Spirit is still ongoing.</text:p>
      <text:p text:style-name="P4">
The Kamaga Ministry of Defense said in a statement today that a 56 -year -old man's body was found in the dam, and the cause of the death of another 67 -year -old man was still to be found.</text:p>
      <text:p text:style-name="P4">
Nearly 7,500 people in Galama were evacuated from their homes, and about 700 hectares of agricultural land in the neighboring Las Dutanas were destroyed. The provincial authorities reported on the 9th that a man in his 60s drowned.</text:p>
      <text:p text:style-name="P4">
Cuban President Miguel Diaz-Canel promised on the 11th: "We will recover, no one will be isolated and helpless."</text:p>
      <text:p text:style-name="P4">
Bridge, roads and drainage systems are reportedly canceled from Havana to the east of Havana to the east.</text:p>
      <text:p text:style-name="P4">
News Source: <text:a xlink:type="simple" xlink:href="https://www.rfi.fr/cn/%E5%9B%BD%E9%99%85%E6%8A%A5%E9%81%93/20230613-%E5%A4%A7%E9%9B%A8%E7%8B%82%E8%A2%AD%E5%8F%A4%E5%B7%B4%E5%A4%BA3%E5%91%BD-%E6%95%B0%E5%8D%83%E4%BA%BA%E6%B5%81%E7%A6%BB%E5%A4%B1%E6%89%80" text:style-name="Internet_20_link" text:visited-style-name="Visited_20_Internet_20_Link">
https://www.rfi.fr/cn/%E5%9B%BD%E9%99%85%E6%8A%A5%E9%81%93/20230613-%E5%A4%A7%E9%9B%A8%E7%8B%82%E8%A2%AD%E5%8F%A4%E5%B7%B4%E5%A4%BA3%E5%91%BD-%E6%95%B0%E5%8D%83%E4%BA%BA%E6%B5%81%E7%A6%BB%E5%A4%B1%E6%89%80</text:a>
</text:p>
      <!--NEWS-->
      <text:h text:style-name="P10" text:outline-level="1">
<text:span text:style-name="T4">
The first Samsung executives were accused of stealing technology to build the "Cottage Edition" chip factory (Free Version) in China</text:span>
</text:h>
      <text:p text:style-name="P4">
Authors: ['克里斯蒂安•戴维斯', '宋京雅']</text:p>
      <text:p text:style-name="P4">
Publisher: 英国《金融时报》</text:p>
      <text:p text:style-name="P4">
Time: 2023-06-13T09:12:15+00:00</text:p>
      <text:p text:style-name="P4">
Published Time: 2023-06-12T12:00:99+08:00</text:p>
      <text:p text:style-name="P4">
Modified Time: 2023-06-13T05:08:99+08:00</text:p>
      <text:p text:style-name="P4">
Description: South Korean prosecutors said that the plan of the former Korean executive was to copy a semiconductor factory only 1.5 kilometers away from Samsung Xi'an Storage Chip Factory.</text:p>
      <text:p text:style-name="P4">
Images: ["<text:a xlink:type="simple" xlink:href="https://thumbor.ftacademy.cn/unsafe/picture/1/000184201_piclink.jpg" text:style-name="Internet_20_link" text:visited-style-name="Visited_20_Internet_20_Link">
000184201_pic...</text:a>
"]</text:p>
      <text:p text:style-name="P4">
Themes: ['三星', '关注']</text:p>
      <text:p text:style-name="P4">
Keywords: ['三星', 'SK海力士', '半导体', '芯片', '中韩关系', '韩国']</text:p>
      <text:p text:style-name="P4">
Type: Article</text:p>
      <!--METADATA-->
      <text:p text:style-name="P4">
<draw:frame draw:style-name="fr1" draw:name="Image162" text:anchor-type="as-char" svg:width="6.9236in" svg:height="3.894525in" draw:z-index="0">
<draw:image xlink:href="../Images/FT Chinese Free Version/2023-06-13T09-12-15-00-00/000184201_piclink.jpg" xlink:type="simple" xlink:show="embed" xlink:actuate="onLoad" draw:mime-type="image/jpeg"/>
</draw:frame>
Samsung Electronics(Samsung Electronics)A former executive was arrested and sued in South Korea because he was suspected of stealing the technology of the leading chip manufacturer to build a "cottage version" factory in China.</text:p>
      <text:p text:style-name="P4">
The 65 -year -old Koreans have also been in Samsung's competitors, Korean chip manufacturer SK Hynix(SKHynix)As the vice president, when he was prosecuted, South Korea was trying to strengthen the defense and resist the joint action of Chinese companies to obtain cutting -edge Korean technology.</text:p>
      <text:p text:style-name="P4">
News Source: <text:a xlink:type="simple" xlink:href="http://www.ftchinese.com/story/001099944" text:style-name="Internet_20_link" text:visited-style-name="Visited_20_Internet_20_Link">
http://www.ftchinese.com/story/001099944</text:a>
</text:p>
      <!--NEWS-->
      <text:h text:style-name="P10" text:outline-level="1">
<text:span text:style-name="T4">
How can children who do not learn the element cycle table understand the world? (Free version)</text:span>
</text:h>
      <text:p text:style-name="P4">
Authors: ['安贾娜•阿胡贾']</text:p>
      <text:p text:style-name="P4">
Publisher: 英国《金融时报》</text:p>
      <text:p text:style-name="P4">
Time: 2023-06-13T09:22:07+00:00</text:p>
      <text:p text:style-name="P4">
Published Time: 2023-06-12T12:00:99+08:00</text:p>
      <text:p text:style-name="P4">
Modified Time: 2023-06-13T05:21:99+08:00</text:p>
      <text:p text:style-name="P4">
Description: Ahu: Indian education authorities have confirmed that the content of element cycle tables and evolution theory will be deleted from some school textbooks. This is a mistake.</text:p>
      <text:p text:style-name="P4">
Images: ["<text:a xlink:type="simple" xlink:href="https://thumbor.ftacademy.cn/unsafe/picture/2/000184212_piclink.jpg" text:style-name="Internet_20_link" text:visited-style-name="Visited_20_Internet_20_Link">
000184212_pic...</text:a>
"]</text:p>
      <text:p text:style-name="P4">
Themes: ['观点', '教育', '关注']</text:p>
      <text:p text:style-name="P4">
Keywords: ['教育', '科学', '化学', '印度']</text:p>
      <text:p text:style-name="P4">
Type: Article</text:p>
      <!--METADATA-->
      <text:p text:style-name="P4">
<draw:frame draw:style-name="fr1" draw:name="Image163" text:anchor-type="as-char" svg:width="6.9236in" svg:height="3.901286in" draw:z-index="0">
<draw:image xlink:href="../Images/FT Chinese Free Version/2023-06-13T09-22-07-00-00/000184212_piclink.jpg" xlink:type="simple" xlink:show="embed" xlink:actuate="onLoad" draw:mime-type="image/jpeg"/>
</draw:frame>
<text:span text:style-name="T5">
The author of this article is a scientific commentator</text:span>
</text:p>
      <text:p text:style-name="P4">
A piece of A3 -sized paper hangs under the blackboard of the kitchen, just in the cricket club of Midelsex County(Middlesex County Cricket Club)Below the schedule and the timetable of garbage trucks. Considering the bad performance of this team in the T20 cup World Cup this season, this paper is the only one of the three lists that can bring a little fun.</text:p>
      <text:p text:style-name="P4">
News Source: <text:a xlink:type="simple" xlink:href="http://www.ftchinese.com/story/001099945" text:style-name="Internet_20_link" text:visited-style-name="Visited_20_Internet_20_Link">
http://www.ftchinese.com/story/001099945</text:a>
</text:p>
      <!--NEWS-->
      <text:h text:style-name="P10" text:outline-level="1">
<text:span text:style-name="T4">
U.S. officials: The United States needs to prepare to deal with China's network attack</text:span>
</text:h>
      <text:p text:style-name="P4">
Author: chinese@voanews.com (塞尔丁)</text:p>
      <text:p text:style-name="P4">
Publisher: 美国之音中文网 (Type: NewsMediaOrganization)</text:p>
      <text:p text:style-name="P4">
Published Time: 2023-06-13T09:28:46+08:00</text:p>
      <text:p text:style-name="P4">
Modified Time: 2023-06-13 01:28:46Z</text:p>
      <text:p text:style-name="P4">
Description: A highest network security official in the United States said that if the competition between the current country between Washington and Beijing has evolved into actual conflict, the United States may not have enough toughness to resist and survive China's key infrastructure.</text:p>
      <text:p text:style-name="P4">
Videos: []</text:p>
      <text:p text:style-name="P4">
Images: []</text:p>
      <text:p text:style-name="P4">
Categories: ['美国', '科技', '美中关系']</text:p>
      <text:p text:style-name="P4">
Type: None</text:p>
      <!--METADATA-->
      <text:p text:style-name="P4">
Nonenone</text:p>
      <text:p text:style-name="P4">
News Source: <text:a xlink:type="simple" xlink:href="https://www.voachinese.com/a/americans-need-to-be-prepared-for-chinese-cyberattacks-20230612/7134502.html" text:style-name="Internet_20_link" text:visited-style-name="Visited_20_Internet_20_Link">
https://www.voachinese.com/a/americans-need-to-be-prepared-for-chinese-cyberattacks-20230612/7134502.html</text:a>
</text:p>
      <!--NEWS-->
      <text:h text:style-name="P10" text:outline-level="1">
<text:span text:style-name="T4">
European stocks open up</text:span>
</text:h>
      <text:p text:style-name="P4">
Publisher: 法新社</text:p>
      <text:p text:style-name="P4">
Published Time: 2023-06-13T09:32:07+00:00</text:p>
      <text:p text:style-name="P4">
Modified Time: 2023-06-13T09:05:02+00:00</text:p>
      <text:p text:style-name="P4">
Description: (Agence France -Presse, London, 13th) The major European stock markets have opened today. Investors are waiting for the United States to announce the latest inflation data. Related data may determine that the Federal Federal Council will move on interest rates nex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13T09-32-07-00-00/000000.png" xlink:type="simple" xlink:show="embed" xlink:actuate="onLoad" draw:mime-type="image/png"/>
</draw:frame>
The London Stock Market Financial Times 100 stock price index (FTSE 100) rose 0.2%to 7588.15 points.</text:p>
      <text:p text:style-name="P4">
In the euro area, the Frankfurt stock market DAX index rose 0.6%to 16192.80 points; the CAC 40 index of the Paris stock market rose 0.6%to 7296.29 points.</text:p>
      <text:p text:style-name="P4">
News Source: <text:a xlink:type="simple" xlink:href="https://www.rfi.fr/cn/%E8%B4%A2%E7%BB%8F%E5%BF%AB%E8%AE%AF/20230613-%E6%AC%A7%E8%82%A1%E5%BC%80%E7%9B%98%E8%B5%B0%E9%AB%98" text:style-name="Internet_20_link" text:visited-style-name="Visited_20_Internet_20_Link">
https://www.rfi.fr/cn/%E8%B4%A2%E7%BB%8F%E5%BF%AB%E8%AE%AF/20230613-%E6%AC%A7%E8%82%A1%E5%BC%80%E7%9B%98%E8%B5%B0%E9%AB%98</text:a>
</text:p>
      <!--NEWS-->
      <text:h text:style-name="P10" text:outline-level="1">
<text:span text:style-name="T4">
22 soldiers in the U.S. helicopter Syria were injured in 22 soldiers</text:span>
</text:h>
      <text:p text:style-name="P4">
Publisher: 法新社</text:p>
      <text:p text:style-name="P4">
Published Time: 2023-06-13T09:32:08+00:00</text:p>
      <text:p text:style-name="P4">
Modified Time: 2023-06-13T09:20:04+00:00</text:p>
      <text:p text:style-name="P4">
Description: (Agence France -Presse Berut, 13th) The Central Command of the US Army said today that a U.S. military helicopter accident occurred on weekends in Northeast Syria, causing 22 American soldiers to be injured. This accident did not involve any notice of enemy firep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3.617581in" draw:z-index="0">
<draw:image xlink:href="../Images/rficn/2023-06-13T09-32-08-00-00/000000.png" xlink:type="simple" xlink:show="embed" xlink:actuate="onLoad" draw:mime-type="image/png"/>
</draw:frame>
The US Central Command said in a statement: "One helicopter had an accident in northeast of Syria on the 11th, resulting in different degrees of injuries to 22 US soldiers."</text:p>
      <text:p text:style-name="P4">
The statement said: "The injured person is being treated, and 10 people are sent to higher -level care institutions later."</text:p>
      <text:p text:style-name="P4">
"Although there is no report from the enemy to fire, the cause of the incident is under investigation."</text:p>
      <text:p text:style-name="P4">
The U.S. military deployed about 1,000 people in Syria to regularly crack down on local armed groups, which is part of the International Saint Warrior Organization.</text:p>
      <text:p text:style-name="P4">
Over the past year, the US military base has repeatedly become the target of attacks. Organizations related to the Islamic State (IS) claim that some of these attacks are what they do.</text:p>
      <text:p text:style-name="P4">
Since the outbreak of Syria's conflict in 2011, it has killed about 500,000 people. From the cruel suppression of anti -government protests, it has evolved into a complex battlefield involving foreign troops, militia and armed groups. (Translator: Lin Yifeng/Calculating Draft: Liu Shuqin)</text:p>
      <text:p text:style-name="P4">
News Source: <text:a xlink:type="simple" xlink:href="https://www.rfi.fr/cn/%E5%9B%BD%E9%99%85%E6%8A%A5%E9%81%93/20230613-%E7%BE%8E%E5%86%9B%E7%9B%B4%E5%8D%87%E6%9C%BA%E5%8F%99%E5%88%A9%E4%BA%9A%E4%BA%8B%E6%95%85-22%E5%90%8D%E5%A3%AB%E5%85%B5%E5%8F%97%E4%BC%A4" text:style-name="Internet_20_link" text:visited-style-name="Visited_20_Internet_20_Link">
https://www.rfi.fr/cn/%E5%9B%BD%E9%99%85%E6%8A%A5%E9%81%93/20230613-%E7%BE%8E%E5%86%9B%E7%9B%B4%E5%8D%87%E6%9C%BA%E5%8F%99%E5%88%A9%E4%BA%9A%E4%BA%8B%E6%95%85-22%E5%90%8D%E5%A3%AB%E5%85%B5%E5%8F%97%E4%BC%A4</text:a>
</text:p>
      <!--NEWS-->
      <text:h text:style-name="P10" text:outline-level="1">
<text:span text:style-name="T4">
The fourth anniversary of the "anti -repair" demonstration in Hong Kong: street attacks occur after the commemorative assembly in the UK</text:span>
</text:h>
      <text:p text:style-name="P4">
Author: https://www.facebook.com/bbcworldservice/</text:p>
      <text:p text:style-name="P4">
Publisher: BBC News 中文</text:p>
      <text:p text:style-name="P4">
Published Time: 2023-06-13T09:32:41.000Z</text:p>
      <text:p text:style-name="P4">
Modified Time: 2023-06-13T09:32:41.000Z</text:p>
      <text:p text:style-name="P4">
Description: The Hong Kong's "Anti -Repairing" movement has entered the fourth anniversary. There are commemorative rally across the United Kingdom. After attending the rally in England on June 11, a man in England was attacked by a Chinese flag on the street. The incident once again triggered the worries of the British and Hong Kong people, and threatened the rights and personal safety in English.</text:p>
      <text:p text:style-name="P4">
Images: ["<text:a xlink:type="simple" xlink:href="https://ichef.bbci.co.uk/news/640/cpsprodpb/D1DF/production/_130072735_southampton.jpg" text:style-name="Internet_20_link" text:visited-style-name="Visited_20_Internet_20_Link">
_130072735_so...</text:a>
"]</text:p>
      <text:p text:style-name="P4">
Videos: ["<text:a xlink:type="simple" xlink:href="https://www.bbc.com/ws/av-embeds/cps/zhongwen/simp/uk-65886858/p0ft5s47/zh-hans" text:style-name="Internet_20_link" text:visited-style-name="Visited_20_Internet_20_Link">
zh-hans</text:a>
", "<text:a xlink:type="simple" xlink:href="https://www.bbc.com/ws/av-embeds/cps/zhongwen/simp/uk-65886858/p0fsqdtd/zh-hans" text:style-name="Internet_20_link" text:visited-style-name="Visited_20_Internet_20_Link">
zh-hans</text:a>
"]</text:p>
      <text:p text:style-name="P4">
Tags: ['英国', '香港版国安法', '移民', '逃犯条例', '中國', '政治', '香港', '法律', '暴力']</text:p>
      <text:p text:style-name="P4">
Type: Article</text:p>
      <!--METADATA-->
      <text:h text:style-name="P12" text:outline-level="3">
<text:span text:style-name="T4">
The fourth anniversary of the "anti -repair" demonstration of Hong Kong: street attacks occur after the commemorative assembly in the UK</text:span>
</text:h>
      <ul>
        <li>
Lin Ziqing * BBC Chinese special reporter from London</li>
      </ul>
      <text:p text:style-name="P4">
9:32 am on June 13, 2023![] <text:a xlink:type="simple" xlink:href="Images/BBC Chinese/2023-06-13T09-32-41.000Z/_130072735_southampton.jpg" text:style-name="Internet_20_link" text:visited-style-name="Visited_20_Internet_20_Link">
</text:a>
Image adding text,</text:p>
      <text:p text:style-name="P4">
The fourth anniversary of the "Anti -Repairing" movement in Hong Kong, more than 50 people in Britain and Hong Kong rally at the main city gate of Southampton. Witnesses pointed out that the attacker had arrived at the rally scene.</text:p>
      <text:p text:style-name="P4">
<text:span text:style-name="T4">
 The Hong Kong's "Anti -Repairing" movement has entered the fourth anniversary. There are commemorative rally across the United Kingdom. After attending the rally on Sunday (June 11) in Sunday (June 11), a man with the Chinese flag holding the Chinese flag The attack caused the two to suffer slight injuries. The incident once again triggered the worries of the British -Hong Kong people community, worried that their rights and personal security in Britain were threatened; many members of the British Congress expressed their attention to the BBC Chinese expression incident. </text:span>
</text:p>
      <text:p text:style-name="P4">
The attacks of dozens of seconds on the Internet showed that the three men punched and kicked a man and a woman. The BBC Chinese visited the two attacked people who were attacked by Hang Hong Kong and their friends with them. "I never thought I would encounter these premeditated attacks in the UK." The attacked Tiffany said, "We didn't do anything, but we just wore a clothes that expressed their opinions."</text:p>
      <text:h text:style-name="P12" text:outline-level="3">
<text:span text:style-name="T4">
Due to the success of the Hong Kong slogan T -shirt, the attacker waved the national flag</text:span>
</text:h>
      <text:p text:style-name="P4">
Tennini explained that she and three friends attended the "anti -repair" demonstration rally to commemorate Hong Kong in the center of Southampton on June 12, and went to the nearby Lanzhou ramen shop to eat. During this time, a male diner raised Mobile phones, suspected to shoot them, including their friends Helen, they are wearing a top with "supporting freedom and supporting Hong Kong".</text:p>
      <text:p text:style-name="P4">
At about 4:30 in the afternoon, when they left the ramen shop, the diner followed them and came forward in Mandarin, pointing at the top with slogan to ask: "What happened in Hong Kong in 2019?"</text:p>
      <text:p text:style-name="P4">
She continued that when her friend talked with the diners briefly, when the four got on the car and left, a man wearing about 1.9 meters high and another man wearing a black clothes got out of the road and rushed to the friend Peter. (Peter), reached out and grabbed his neck; he kept waving the Chinese flag, scolding rough words in Mandarin, and repeatedly called "Hong Kong is China", and intimidated them, "I see you once once."</text:p>
      <text:p text:style-name="P4">
Tinnini also said that after seeing Peter's attack, she stepped forward to block the collision with the two men. The previous male diners kept shooting and attacked by the side. After Tenpini reached out to kill his phone, the male diners also joined the push -pull.</text:p>
      <text:p text:style-name="P4">
She said that the four of them later retreated to a supermarket and temporarily avoided.</text:p>
      <text:p text:style-name="P4">
They also tried to call the police, but the 999 report center asked them to turn to 101 non -emergency calls for help. They called 101 many times, and no one answered for nearly half an hour.</text:p>
      <text:p text:style-name="P4">
The Police of Hamp County, Britain, pointed out that a "attack related to hatred" in Southampton has received a "attack related to hatred" and "we are investigating the incident and making inquiries to understand the actual situation."</text:p>
      <text:p text:style-name="P4">
<text:a xlink:type="simple" xlink:href="https://www.bbc.com/ws/av-embeds/cps/zhongwen/simp/uk-65886858/p0ft5s47/zh-hans" text:style-name="Internet_20_link" text:visited-style-name="Visited_20_Internet_20_Link">
Video-1-Link:/WS/AV-EMBEDS/CPS/ZHONGWEN/SIMP/UK-65886858/P0FT5S47/ZH-Hans</text:a>
 <text:span text:style-name="T4">
 Your equipment does not support playing multimedia materials </text:span>
 video plus injection text,</text:p>
      <text:p text:style-name="P4">
After the "anti -repair" movement in Hong Kong in 2019, a large number of young people were arrested and imprisoned for related protests. BBC interviewed the "anti -repair" motion demonstrators from prison, as well as supporting networks for helping people into prison for social movement cases.</text:p>
      <text:h text:style-name="P12" text:outline-level="3">
<text:span text:style-name="T4">
Witches: Attackers have appeared in the rally</text:span>
</text:h>
      <text:p text:style-name="P4">
The attack clips were quickly spread in the community of the people in the Hong Kong -Hong Kong people. Some people uploaded a college student ID suspected to wear a man in white, referring to the man as a Southampton college student; however, the BBC Chinese reporter failed to confirm the identity of the person.</text:p>
      <text:p text:style-name="P4">
Ella (Ella), who is responsible for holding a local commemorative "Anti -Repairing" demonstration on June 12, pointed out that the white man in white appeared on the rally, shooting demonstrators, and once had a residence on Hong Kong's sovereignty issues and participating rallys. The British and Hong Kong people had a heated discussion, but did not cause conflicts.</text:p>
      <text:p text:style-name="P4">
Ella pointed out that more than 50 people attended the rally on the same day and the atmosphere was peaceful. Even though she applied for the approval of the British government, she also informed the police, but no police officer was present on the day.</text:p>
      <text:p text:style-name="P4">
In 2019, the "anti -repair" demonstration broke out in Hong Kong and opposed the amendment to the "Fugitive Regulations". The incident later evolved for more than a month and fought for democracy and freedom. student. After the wave of demonstrations, Hong Kong implemented the National Security Law, and civil society has undergone tremendous changes.</text:p>
      <text:p text:style-name="P4">
Aira pointed out that the initiative is looking forward to the original intention of Hong Kong people to participate in the "anti -repair" demonstration even after moving to the UK, and support a group of Hong Kong people who are in prison because of participation in the movement. Essence</text:p>
      <text:p text:style-name="P4">
Because the theme of the assembly opposed the Beijing regime's suppression of Hong Kong, some people holding the "Hong Kong independence" claim conflicted with some Chinese nationalists who supported the Beijing regime.</text:p>
      <text:h text:style-name="P12" text:outline-level="3">
<text:span text:style-name="T4">
Public letter from worrying about safety</text:span>
</text:h>
      <text:p text:style-name="P4">
In recent years, when the people in the British and Hong Kong people participated in the demonstration rally in the UK, there were often incidents of conflict or someone attacked. In October last year, Hong Kong demonstrators were accused of being beaten when protest when protest outside the Chinese consulate in Manchester. Residents and Hong Kong people expressed their security issues during political opinions.</text:p>
      <text:p text:style-name="P4">
The people who were attacked or involved in the incident this time pointed out that they would not expect that they would also become a "premeditated attack" object because of political statements. They believed that the attack was premeditated and the goal was because when the man in white appeared in the rally, he had no friendly mentioning "calling friends to the scene"; and suspected that the diners were delayed by the four people, waiting for the attacker to arrive. When the two men got off the car, the two men got off the car and got off the car. Obviously, there is a goal and a national flag rushing directly to them.</text:p>
      <text:p text:style-name="P4">
Tiffany said that she moved to the UK after the implementation of the "National Security Law" in Hong Kong. , But the incident is undoubtedly scared and prohibitive when it comes to voicing.</text:p>
      <text:p text:style-name="P4">
Helen said that she would be careful in the future. "The place where I live is very close to the place of the incident. I am worried that it will be tracked or suffered again in the future."</text:p>
      <text:p text:style-name="P4">
Southampton Hong Kong people group organized a collective letter to the British media, the Cabinet Minister and Parliament MPs on Monday, urging them to condemn the incident. In the letter, "we just advocate basic rights, but have become the goal of violent attacks; and seeing that Hong Kong people are threatened by the security of Hong Kong people in the UK, it is particularly disappointing."</text:p>
      <text:h text:style-name="P12" text:outline-level="3">
<text:span text:style-name="T4">
Member of the parliament: "One person feels unsafe and is too much"There was no real -time handling case in the reporting center and the participants said that no police officers were at the rally at the time, and West said that it was "unexpected." She pointed out that there have been many similar incidents in the past few years, and in the British community, "one person thinks it is too safe." She believes that the authorities should take corresponding measures, including ensuring law enforcement departments in various places, noticing the security risks faced by Hong Kong and other communities, and ensuring that they can exercise citizenship safely.</text:span>
</text:h>
      <text:p text:style-name="P4">
Roystonsmith, a member of the British Conservative Party, said "I am as worried as the Hong Kong community as much as the incident that happened yesterday and was pleased with the police's investigation attack."</text:p>
      <text:p text:style-name="P4">
He also said: "Although the incident has not been confirmed, I feel uneasy to see the violence against peace protesters. We are worried about the sinister nature of China and the opposition to freedom of speech in the university."</text:p>
      <text:p text:style-name="P4">
A spokesman for the University of Southampton responded, "We know the films circulating in social media, and are investigating", "the university condemn the violence of what form is, and respects each person's right to speech."</text:p>
      <text:p text:style-name="P4">
<text:span text:style-name="T5">
*To ensure the identity of the interviewees, Tiffany, Helen (Helen), Peter (Peter), Ella (Aira) are all pseudonyms. _ </text:span>
 _ 吧 _</text:p>
      <text:p text:style-name="P4">
<text:a xlink:type="simple" xlink:href="https://www.bbc.com/ws/av-embeds/cps/zhongwen/simp/uk-65886858/p0fsqdtd/zh-hans" text:style-name="Internet_20_link" text:visited-style-name="Visited_20_Internet_20_Link">
Video-2-Link:/WS/AV-EMBEDS/CPS/ZHONGWEN/SIMP/UK-65886858/P0FSQDTD/ZH-Hans</text:a>
 <text:span text:style-name="T4">
 Your equipment does not support playing multimedia materials </text:span>
 video plus injection text,</text:p>
      <text:p text:style-name="P4">
Hong Kong protests the four -year year: "Removal China" movement back and end to the end</text:p>
      <text:p text:style-name="P4">
News Source: <text:a xlink:type="simple" xlink:href="https://www.bbc.com/zhongwen/simp/uk-65886858" text:style-name="Internet_20_link" text:visited-style-name="Visited_20_Internet_20_Link">
https://www.bbc.com/zhongwen/simp/uk-65886858</text:a>
</text:p>
      <!--NEWS-->
      <text:h text:style-name="P10" text:outline-level="1">
<text:span text:style-name="T4">
Comment | Chen Pokong: Moist the relationship? It is necessary to review the contemporary history of US -China relations</text:span>
</text:h>
      <text:p text:style-name="P4">
Author: None</text:p>
      <text:p text:style-name="P4">
Publisher: Radio Free Asia (Organization)</text:p>
      <text:p text:style-name="P4">
Published Time: 2023-06-13T09:34:00-04:00</text:p>
      <text:p text:style-name="P4">
Modified Time: 2023-06-13T11:13:36-04:00</text:p>
      <text:p text:style-name="P4">
Description: None</text:p>
      <text:p text:style-name="P4">
Videos: []</text:p>
      <text:p text:style-name="P4">
Audios: ["<text:a xlink:type="simple" xlink:href="https://www.rfa.org/mandarin/pinglun/chenpokong/js-061320230929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612011in" draw:z-index="0">
<draw:image xlink:href="../Images/rfamandarin/2023-06-13T09-34-00-04-00/000000.png" xlink:type="simple" xlink:show="embed" xlink:actuate="onLoad" draw:mime-type="image/png"/>
</draw:frame>
Pictures of the United States and China National Flag Reuters <text:a xlink:type="simple" xlink:href="https://www.rfa.org/mandarin/pinglun/chenpokong/js-06132023092936.html/@@stream" text:style-name="Internet_20_link" text:visited-style-name="Visited_20_Internet_20_Link">
Audio-Link: https: //www.rfa.org/mandarin/pinglun/chenpokong/js-06132023092936.html/@stream</text:a>
Related news shows that U.S. Secretary of State Brillin is about to visit China. This is at least four months of visits. It should have occurred in February this year, but the CCP's spy balloon disrupted everything. The United States has disclosed the CCP spy ball flight route and announced that it will postpone Bronken's visit to China (although the Chinese side privately persuades the United States not to postpone it), and then shot it down to a sensation in the world.</text:p>
      <text:p text:style-name="P4">
After the dust was settled, the United States remembered the visit to Bollingken, but the Chinese side picked up the "shelf" and repeatedly refused. Angered by the spy balloon being shot down, and Biden formed the formed international alliance to tighten the encirclement of the CCP. Layers of alliances, including international geopolitical alliances, regional military alliances, and global chip, technology and supply chain alliances.</text:p>
      <text:p text:style-name="P4">
China has fallen into the Xi Jinping era. How to take care of the US -China relations? The United States and China have their own expectations and abacus. The fantasy of China is that the US -China relations have returned to the past. They have both high -level interoperability and comprehensive integration, which facilitates the CCP's hands and continuous large -scale penetration of the United States. The expectation of the United States is that despite being hostile, the United States and China should maintain communication to avoid war, including avoiding the start of the Taiwan Strait or the third world war. Maintaining world peace is the United States responsibility as the world leader.</text:p>
      <text:p text:style-name="P4">
In this way, it is necessary to briefly review the contemporary history of US -China relations. Since the establishment of the Communist Party of China and the establishment of the People's Republic of China, US -China relations have roughly experienced four stages:</text:p>
      <text:p text:style-name="P4">
In the first stage, in the early 1950s, the two sides were hostile to fight on the Korean Peninsula. At this stage, the cause and dominance of the Communist Party of China are mainly caused by the CCP.</text:p>
      <text:p text:style-name="P4">
In the second stage, from the 1970s to the end of the 1980s, the United States Anti -Soviet Anti -Soviet, the relationship between the two countries eased. In the anti -Soviet, US -China relations are even like quasi -ally. At this stage, the cause and dominance of the United States are mainly caused by the United States.</text:p>
      <text:p text:style-name="P4">
In the third stage, after the CCP ’s Massacre Massacre in 1989, in the 2016 U.S. Obama era, the United States no longer regarded the CCP as an allies, but continued to contact and integrate policies, hoping that the Chinese Communist Party would go to democratization through reform and opening up. Peaceful evolution? In fact, it can be defined as an appeasement policy. At this stage, both the United States and China have the cause and their own lead.</text:p>
      <text:p text:style-name="P4">
In the fourth stage, Xi Jinping in China came to power (2012), and Trump came to power in the United States a few years later (2017), and the sharp struggle began. Awakening the United States began to counterattack and counter the CCP. After taking over (2021), Biden continued to pursue counterattack and counter -CCP policies, unite and integrate international allies, and formed a thorough surround for the Communist China. The United States and China returned to a state of comprehensive hostility. At this stage, both the United States and China have the cause and their own lead.</text:p>
      <text:p text:style-name="P4">
China hopes that US -China relations will return to the third stage. Under the different values systems of democracy and autocracy, the United States has held comprehensive contact and integration of comprehensive contact and integration. The United States hopes to avoid war. In other words, the United States maintains the fourth stage and faces reality.</text:p>
      <text:p text:style-name="P4">
There is also an important factor in the United States to deal with US -China relations and hopes to maintain high -level communication: the war that Russia invasion in Ukraine is still a formula. The United States, NATO, and the world of civilization have firmly supported Ukraine, and are determined to make Putin completely fail. At this time, Chinese factor is the key. If China and Russia are bundled, the delay of the war and the consequences will be unpredictable; if Beijing listens to greeting and is not completely bundled with Russia, Ukraine will win.</text:p>
      <text:p text:style-name="P4">
How to define US -China relations? The U.S. tone is a three -point method: confrontation, competition, and cooperation. According to the Bayndon government: "Competition, cooperation, cooperation, and confrontation when necessary." China does not want to be led by his nose. Essence However, after several fighting methods, the United States' context strategy obviously occupied the upper hand. After Beijing was not allowed, he was forced to restart the high -level dialogue. This is the origin of Blingken's visit to China.</text:p>
      <text:p text:style-name="P4">
The United States notice that the US -China relations may ease or temporarily ease, but it is impossible to return to the past. The ideology of democracy and autocracy is fundamentally opposed to, and struggle or competition is always the main axis of US -China relations. "Dream of Red Mansions" has a motto: "Either the east wind overwhelms the west wind or the west wind overwhelming the east wind." The set of dictatorships to realize the "community of human destiny". Xi Jinping, who lives in the old era, has to "indicate directions" for human development in the new era. The United States and the civilized world are indispensable.</text:p>
      <text:p text:style-name="P4">
(The article only represents the personal position and point of view of the special commentator)</text:p>
      <text:p text:style-name="P4">
News Source: <text:a xlink:type="simple" xlink:href="https://www.rfa.org/mandarin/pinglun/chenpokong/js-06132023092936.html" text:style-name="Internet_20_link" text:visited-style-name="Visited_20_Internet_20_Link">
https://www.rfa.org/mandarin/pinglun/chenpokong/js-06132023092936.html</text:a>
</text:p>
      <!--NEWS-->
      <text:h text:style-name="P10" text:outline-level="1">
<text:span text:style-name="T4">
Modern dentistry maintains the growth of family controls, but it becomes a hidden concern (Free Version)</text:span>
</text:h>
      <text:p text:style-name="P4">
Authors: ['咏竹坊']</text:p>
      <text:p text:style-name="P4">
Publisher: 英国《金融时报》</text:p>
      <text:p text:style-name="P4">
Time: 2023-06-13T09:53:59+00:00</text:p>
      <text:p text:style-name="P4">
Published Time: 2023-06-06T12:00:99+08:00</text:p>
      <text:p text:style-name="P4">
Modified Time: 2023-06-07T05:55:99+08:00</text:p>
      <text:p text:style-name="P4">
Description: This dental group revenue increased by 18.3%in the first quarter, but it was controlled by a single family, which may limit its attractiveness to investors.</text:p>
      <text:p text:style-name="P4">
Images: ["<text:a xlink:type="simple" xlink:href="https://thumbor.ftacademy.cn/unsafe/picture/6/000183666_piclink.jpg" text:style-name="Internet_20_link" text:visited-style-name="Visited_20_Internet_20_Link">
000183666_pic...</text:a>
"]</text:p>
      <text:p text:style-name="P4">
Themes: ['专栏', '咏竹坊', '关注']</text:p>
      <text:p text:style-name="P4">
Keywords: ['咏竹坊', '现代牙科', '医疗设备', '健康']</text:p>
      <text:p text:style-name="P4">
Type: Article</text:p>
      <!--METADATA-->
      <text:p text:style-name="P4">
<draw:frame draw:style-name="fr1" draw:name="Image169" text:anchor-type="as-char" svg:width="6.9236in" svg:height="3.894525in" draw:z-index="0">
<draw:image xlink:href="../Images/FT Chinese Free Version/2023-06-13T09-53-59-00-00/000183666_piclink.jpg" xlink:type="simple" xlink:show="embed" xlink:actuate="onLoad" draw:mime-type="image/jpeg"/>
</draw:frame>
<text:span text:style-name="T4">
 Author Tan Ying, this article only represents the author's own point of view. </text:span>
</text:p>
      <text:p text:style-name="P4">
Modern Dental Group Co., Ltd.(3600.HK)The first quarter update released last week was welcomed by investors because it reported that the number of products for its products increased by 17.7%, and the average price of each product rose 2.5%. The "digital solution" sold by the company headquartered in Hong Kong allows dentists and its main customers -hospitals and dental laboratories to use 3D, that is, computer -aided design and manufacturing(CAD/CAM)Traditional dental plastic surgery work.</text:p>
      <text:p text:style-name="P4">
News Source: <text:a xlink:type="simple" xlink:href="http://www.ftchinese.com/story/001099890" text:style-name="Internet_20_link" text:visited-style-name="Visited_20_Internet_20_Link">
http://www.ftchinese.com/story/001099890</text:a>
</text:p>
      <!--NEWS-->
      <text:h text:style-name="P10" text:outline-level="1">
<text:span text:style-name="T4">
The stock payment acquisition is effective, the FREE VERSION</text:span>
</text:h>
      <text:p text:style-name="P4">
Authors: ['咏竹坊']</text:p>
      <text:p text:style-name="P4">
Publisher: 英国《金融时报》</text:p>
      <text:p text:style-name="P4">
Time: 2023-06-13T09:56:59+00:00</text:p>
      <text:p text:style-name="P4">
Published Time: 2023-06-12T12:00:99+08:00</text:p>
      <text:p text:style-name="P4">
Modified Time: 2023-06-13T05:54:99+08:00</text:p>
      <text:p text:style-name="P4">
Description: In the first quarter, the income growth brought by the acquisition of stock payment by this insurance brokerage company exceeded expenses.</text:p>
      <text:p text:style-name="P4">
Images: ["<text:a xlink:type="simple" xlink:href="https://thumbor.ftacademy.cn/unsafe/picture/7/000184217_piclink.jpg" text:style-name="Internet_20_link" text:visited-style-name="Visited_20_Internet_20_Link">
000184217_pic...</text:a>
"]</text:p>
      <text:p text:style-name="P4">
Themes: ['专栏', '咏竹坊', '关注']</text:p>
      <text:p text:style-name="P4">
Keywords: ['咏竹坊', '泛华', '保险', '并购']</text:p>
      <text:p text:style-name="P4">
Type: Article</text:p>
      <!--METADATA-->
      <text:p text:style-name="P4">
<draw:frame draw:style-name="fr1" draw:name="Image170" text:anchor-type="as-char" svg:width="6.9236in" svg:height="3.894525in" draw:z-index="0">
<draw:image xlink:href="../Images/FT Chinese Free Version/2023-06-13T09-56-59-00-00/000184217_piclink.jpg" xlink:type="simple" xlink:show="embed" xlink:actuate="onLoad" draw:mime-type="image/jpeg"/>
</draw:frame>
<text:span text:style-name="T4">
 Author Liang Wuren, this article only represents the author's own point of view. </text:span>
</text:p>
      <text:p text:style-name="P4">
Combining income growth and effective cost control is a method of raising profit after time test. But these two are easy to run, because business expansion usually require huge expenses, especially strategic acquisitions. Insurance broker Fanhua Holding Group(FANH.US)I found a clever way to solve this tricky problem, that is, to pay the latest series of acquisitions with stocks, these acquisitions immediately increased its income.</text:p>
      <text:p text:style-name="P4">
News Source: <text:a xlink:type="simple" xlink:href="http://www.ftchinese.com/story/001099947" text:style-name="Internet_20_link" text:visited-style-name="Visited_20_Internet_20_Link">
http://www.ftchinese.com/story/001099947</text:a>
</text:p>
      <!--NEWS-->
      <text:h text:style-name="P10" text:outline-level="1">
<text:span text:style-name="T4">
美参院共和党大佬质疑特朗普再次当选总统的能力</text:span>
</text:h>
      <text:p text:style-name="P4">
Author: 联合早报 (Person)</text:p>
      <text:p text:style-name="P4">
Publisher: 联合早报 (Organization)</text:p>
      <text:p text:style-name="P4">
Published Time: 2023-06-13T09:58</text:p>
      <text:p text:style-name="P4">
Modified Time: 2023-06-13T10:07</text:p>
      <text:p text:style-name="P4">
Description: Former US President Trump showed signs of weakening the Republican Party's control. A Senate Republican leader questioned Trump, who was impeached twice, and questioned the president again. Bloomberg reported that Trump, who was facing 37 federal criminal criminals due to confidential documents, according to ...</text:p>
      <text:p text:style-name="P4">
Videos: []</text:p>
      <text:p text:style-name="P4">
Audios: []</text:p>
      <text:p text:style-name="P4">
Images: []</text:p>
      <text:p text:style-name="P4">
Type: NewsArticle</text:p>
      <text:p text:style-name="P4">
Breadcrumbs: ['即时', '国际']</text:p>
      <text:p text:style-name="P4">
Keywords: ['美国共和党', '参议院', '特朗普', '麦康奈尔', '美国总统大选']</text:p>
      <!--METADATA-->
      <text:p text:style-name="P4">
美国前总统特朗普对共和党的操控力出现了微减弱的迹象，一名参议院共和党大佬对两度被弹劾的特朗普再次当选总统的能力，表示质疑。</text:p>
      <text:p text:style-name="P4">
彭博社报道，因机密文件案面临 <text:a xlink:type="simple" xlink:href="https://www.zaobao.com/news/world/story20230610-1403126" text:style-name="Internet_20_link" text:visited-style-name="Visited_20_Internet_20_Link">
 37项联邦刑事罪名</text:a>
Trump is still a leader among the Republican presidential candidates. However, Johncornyn, Republican Senator Johncornyn on Monday (June 12) that Trump's latest prosecution is "unscrupulous".</text:p>
      <text:p text:style-name="P4">
Cenin also criticized Trump that he did not try to expand his attractiveness to voters, and only took care of the support of extreme conservatives. "I think he is unwilling to strive for voters other than his basic market, which makes him unlikely to win <text:a xlink:type="simple" xlink:href="https://www.zaobao.com/keywords/mei-guo-zong-tong-xuan-ju" text:style-name="Internet_20_link" text:visited-style-name="Visited_20_Internet_20_Link">
 Presidential election</text:a>
Essence "</text:p>
      <text:p text:style-name="P4">
Cenin is the close ally of the minority party leader McConal.</text:p>
      <text:p text:style-name="P4">
Tuen, Republicans No. 2 Republican and Senator of South Dakota, said that Trump's federal criminal charges are "serious", but he also believes that evidence proves that Trump's crimes will be the "burden" of the Ministry of Justice.</text:p>
      <text:p text:style-name="P4">
The reporter asked Tuen, <text:a xlink:type="simple" xlink:href="https://www.zaobao.com/realtime/world/story20230610-1402905" text:style-name="Internet_20_link" text:visited-style-name="Visited_20_Internet_20_Link">
Trump was sued for confidential documents</text:a>
Whether it means that the Republican Party will be difficult to recapture the Senate's control next year. He said that Trump could prove that he was innocent in court, "he will have a chance to do this."</text:p>
      <text:p text:style-name="P4">
But Tuen paused and said, "You know, I support Scott."</text:p>
      <text:p text:style-name="P4">
Republican Senator <text:a xlink:type="simple" xlink:href="https://www.zaobao.com/realtime/world/story20230523-1397300" text:style-name="Internet_20_link" text:visited-style-name="Visited_20_Internet_20_Link">
Scott announced on May 22 that he participated in the 2024 US presidential election</text:a>
Essence Scott, 57, is the only African senator of Republican.</text:p>
      <text:p text:style-name="P4">
News Source: <text:a xlink:type="simple" xlink:href="https://www.zaobao.com.sg/realtime/world/story20230613-1403770" text:style-name="Internet_20_link" text:visited-style-name="Visited_20_Internet_20_Link">
https://www.zaobao.com.sg/realtime/world/story20230613-1403770</text:a>
</text:p>
      <!--NEWS-->
      <text:h text:style-name="P10" text:outline-level="1">
<text:span text:style-name="T4">
Can artificial intelligence really destroy humans?</text:span>
</text:h>
      <text:p text:style-name="P4">
Creator: CADE METZ</text:p>
      <text:p text:style-name="P4">
Publisher: https://www.facebook.com/nytimeschinese</text:p>
      <text:p text:style-name="P4">
Published Time: 2023-06-13T09:58:45+08:00</text:p>
      <text:p text:style-name="P4">
Description: Industry experts recently warned the future of artificial intelligence, arguing that AI's strong autonomy will pose a threat to human survival. But these warnings lack details, and there are no signs that AI can do this. Why are experts so worried? Saratta chungsatiansup</text:p>
      <text:p text:style-name="P4">
Images: ["<text:a xlink:type="simple" xlink:href="https://static01.nyt.com/images/2023/06/11/business/00ai-existential/00ai-existential-master1050.png" text:style-name="Internet_20_link" text:visited-style-name="Visited_20_Internet_20_Link">
00ai-existent...</text:a>
"]</text:p>
      <text:p text:style-name="P4">
Category: 科技</text:p>
      <text:p text:style-name="P4">
Type: Article</text:p>
      <!--METADATA-->
      <text:p text:style-name="P4">
<draw:frame draw:style-name="fr1" draw:name="Image171" text:anchor-type="as-char" svg:width="6.9236in" svg:height="4.84652in" draw:z-index="0">
<draw:image xlink:href="../Images/cnnytimes/2023-06-13T09-58-45-08-00/00ai-existential-master1050.png" xlink:type="simple" xlink:show="embed" xlink:actuate="onLoad" draw:mime-type="image/png"/>
</draw:frame>
Last month, hundreds of well -known people in the artificial intelligence industry <text:a xlink:type="simple" xlink:href="https://cn.nytimes.com/technology/20230531/ai-threat-warning/" text:style-name="Internet_20_link" text:visited-style-name="Visited_20_Internet_20_Link">
signed a public letter</text:a>
, Warn AI that one day may destroy humans.</text:p>
      <text:p text:style-name="P4">
Public letter <text:a xlink:type="simple" xlink:href="https://www.safe.ai/statement-on-ai-risk" text:style-name="Internet_20_link" text:visited-style-name="Visited_20_Internet_20_Link">
only one sentence</text:a>
: "Restore artificial intelligence and extinction human risks, and it should be a global priority with risks of other social scale such as major epidemics and nuclear war."</text:p>
      <text:p text:style-name="P4">
This is the latest one of the open letters of ominous warnings of artificial intelligence. The warnings are particularly prominent in lack of details. Today's AI system cannot destroy humanity. Some of these systems can only barely do some addition and subtraction. So why are these people who know the most about AI so worried?</text:p>
      <text:p text:style-name="P4">
<text:span text:style-name="T4">
 A scary prediction. </text:span>
</text:p>
      <text:p text:style-name="P4">
advertise</text:p>
      <text:p text:style-name="P4">
The disaster prophets in the technology industry said that one day, researchers from companies, governments or independent work can effectively use strong artificial intelligence systems to deal with everything from commercial to war. These systems can do what we don't want to let them do. If humans try to intervene or turn them off, they will resist and even copy themselves so that they can continue to run.</text:p>
      <text:p text:style-name="P4">
"Today's system is still far from the threat of survival," said Joshua Benji, a professor of artificial intelligence at the University of Montreal's research on artificial intelligence. "But what will happen after one, two, and five years? There are too many uncertainty. This is the problem. We cannot determine whether the AI will become catastrophic at a certain moment."</text:p>
      <text:p text:style-name="P4">
Personal people often use a simple metaphor. They said that if you ask for a machine to make a clottering needle as much as possible, the machine may forget it, and make everything -including humans -into a factory that manufactures a pins.</text:p>
      <text:p text:style-name="P4">
What does this have to do with the real world (or the future world that is not in a long time)? The company can give the AI system more and more autonomy and connect them to important infrastructure (including power grids, stock markets, and military weapons). They may cause problems from there.</text:p>
      <text:p text:style-name="P4">
For many experts, this possibility did not seem to be so credible until last year. Last year, companies and other companies showed major progress in AI technology, indicating that if AI continues to develop at such a fast speed, this possibility is existing.</text:p>
      <text:p text:style-name="P4">
"AI will gradually be authorized and becomes more autonomous. It may usurp the decisions and thinking of the current institutions of human and human management," said Anthony Ajile, a cosmologist at the University of California, San Cruz. Two organizations related to open letter -the founder of the Institute of Life Future.</text:p>
      <text:p text:style-name="P4">
advertise</text:p>
      <text:p text:style-name="P4">
"At some point, people will find that large machines running in society and economy are not under the control of human beings, nor can they turn them off, just as they cannot turn off the S &amp; P 500 index," he said.</text:p>
      <text:p text:style-name="P4">
Or according to the theory. Other artificial intelligence experts believe that this is a ridiculous assumption.</text:p>
      <text:p text:style-name="P4">
"Regarding my view of" Survival Threat ", it is said that it is very polite," the research laboratory in Seattle, the founder of the Ellen Institute of Artificial Intelligence, Ollen Elenei explain.</text:p>
      <text:p text:style-name="P4">
<text:span text:style-name="T4">
 Is there any sign that AI can do this? </text:span>
</text:p>
      <text:p text:style-name="P4">
not yet. But researchers are putting <text:a xlink:type="simple" xlink:href="https://www.nytimes.com/2022/12/10/technology/ai-chat-bot-chatgpt.html" text:style-name="Internet_20_link" text:visited-style-name="Visited_20_Internet_20_Link">
chat robot like ChatGPT</text:a>
The transformation is a system that can act according to the text that can generate. The project named AutoGPT is the best example.</text:p>
      <text:p text:style-name="P4">
The idea of this project is to give the AI system goals, such as "creating a company" or "making money". The system will then continue to find methods to achieve goals, especially if it connects with other Internet servers.</text:p>
      <text:p text:style-name="P4">
advertise</text:p>
      <text:p text:style-name="P4">
Systems like AutoGPT can <text:a xlink:type="simple" xlink:href="https://www.nytimes.com/2021/09/09/technology/codex-artificial-intelligence-coding.html" text:style-name="Internet_20_link" text:visited-style-name="Visited_20_Internet_20_Link">
generate computer program</text:a>
Essence If researchers connect them to a computer server, it can actually run these programs. Theoretically, AutoGPT can use this method to perform almost any operation on the Internet -asking for information, using applications, writing new applications, and even improving itself.</text:p>
      <text:p text:style-name="P4">
Systems such as AutoGPT can not work well. They often fall into an endless cycle. Researchers have provided a system with all the resources required for their self -copying. <text:a xlink:type="simple" xlink:href="https://cdn.openai.com/papers/gpt-4-system-card.pdf" text:style-name="Internet_20_link" text:visited-style-name="Visited_20_Internet_20_Link">
It failed to copy itself</text:a>
Essence</text:p>
      <text:p text:style-name="P4">
With enough time, these limitations may be resolved.</text:p>
      <text:p text:style-name="P4">
"People are actively trying to build a system that can be improved," said Conner Lehis, the founder of Conjecture, and his company hopes to keep AI technology consistent with human values. "I haven't done this yet. But one day it will be done. We don't know when that day is coming."</text:p>
      <text:p text:style-name="P4">
Loch believes that as researchers, companies, and criminals set the goals such as "making money" for these systems, they may end with bad results, such as invading the banking system, and instigating the revolution in the country where they hold oil futures, or Copy themselves when someone tries to turn them off.</text:p>
      <text:p text:style-name="P4">
<text:span text:style-name="T4">
 Where does the AI system learn bad? </text:span>
</text:p>
      <text:p text:style-name="P4">
advertise</text:p>
      <text:p text:style-name="P4">
AI systems such as ChatGPT are mathematical system based on neural networks to learn skills by analyzing data.</text:p>
      <text:p text:style-name="P4">
Around 2018, companies such as Google and Openai began to build neural networks to train it with a large number of digital text collected from the Internet. By looking for modes in all these data, the neural network system has learned to generate text itself, including news articles, poetry, computer programs, and even human conversations. The result is a chat robot like ChatGPT.</text:p>
      <text:p text:style-name="P4">
The large amount of data used to train these systems makes it impossible for system creators to understand all data, so these systems will show unexpected behaviors of creators. Researchers recently reported that a system can <text:a xlink:type="simple" xlink:href="https://cdn.openai.com/papers/gpt-4-system-card.pdf" text:style-name="Internet_20_link" text:visited-style-name="Visited_20_Internet_20_Link">
hire people online to defeat the verification code inspection</text:a>
Essence When the human asking the system is a "robot", the system lies and say that it is a person with vision disorder.</text:p>
      <text:p text:style-name="P4">
Some experts are worried that as researchers make these systems stronger and train them with more and more data, they may learn more bad habits.</text:p>
      <text:p text:style-name="P4">
<text:span text:style-name="T4">
 Who are these warnings? </text:span>
advertise</text:p>
      <text:p text:style-name="P4">
The things he wrote and he wrote in OPENAI and the creation of the DeepMind laboratory acquired by Google in 2014. Many people from EA groups work in these laboratories. They believe that because they know the danger of artificial intelligence, they are the most suitable for building the AI system.</text:p>
      <text:p text:style-name="P4">
The two organizations that have recently issued public letter warning artificial intelligence risks -the artificial intelligence security center and the future research institute — are closely related to the movement.</text:p>
      <text:p text:style-name="P4">
Recent warnings also come from research pioneer and industry leaders, such as Elon Musk, who has been warning AI's risks for a long time. Recently, this letter is also the CEO of OPENAI Sam Ultraman, and the Demis Kazakhstan, who helped create DeepMind, is now responsible for a new artificial intelligence laboratory. This new laboratory combines the combination Top researchers from DeepMind and Google.</text:p>
      <text:p text:style-name="P4">
Other respected people signed on one of the recent or two warning letters include Benjio, and Jeffrey Hente, who recently resigned from Google executives and researchers. In 2018, they won the Turing Award of the Nobel Prize in the "Calculation Field" for their neural networks.</text:p>
      <text:p text:style-name="P4">
News Source: <text:a xlink:type="simple" xlink:href="https://cn.nytimes.com/technology/20230613/ai-humanity/" text:style-name="Internet_20_link" text:visited-style-name="Visited_20_Internet_20_Link">
https://cn.nytimes.com/technology/20230613/ai-humanity/</text:a>
</text:p>
      <!--NEWS-->
      <text:h text:style-name="P10" text:outline-level="1">
<text:span text:style-name="T4">
The Heat Lao Eighth Legendary NBA Champions League game defeats and learned from a lesson to look forward to the future</text:span>
</text:h>
      <text:p text:style-name="P4">
Publisher: 法新社</text:p>
      <text:p text:style-name="P4">
Published Time: 2023-06-13T10:02:07+00:00</text:p>
      <text:p text:style-name="P4">
Modified Time: 2023-06-13T09:50:03+00:00</text:p>
      <text:p text:style-name="P4">
Description: (Agence France -Presse Denver, 12th.) The Miami Heat Team unexpectedly broke into the NBA championship with the eighth seed in the east of the East District. Although it was still defeated in the end, the team members and coaches learned a lot of life. Still unity between teamm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6-13T10-02-07-00-00/000000.png" xlink:type="simple" xlink:show="embed" xlink:actuate="onLoad" draw:mime-type="image/png"/>
</draw:frame>
Agence France-Presse reported that the Heat is the eighth seed in the history of the American professional basketball NBA history to enter the championship war. They today defeated 89-94 in Denver, and the series ended with 1-4 disappointment. Magic performance. The Heat Jimmybutler said, "I have learned a lot", "I hope I can win the championship for my teammates because they are definitely worth winning the championship. But one thing I learned is to compete with them to compete with them Extremely beautiful. "</text:p>
      <text:p text:style-name="P4">
Although the Heat lost the championship, since the victory of the game, the male deer with the best routine competition in the league has been eliminated, and then defeated Nick and Seltik. The Heat coach Erikspoelstra has got rid of disappointment and looked at the team's future from a long -term perspective.</text:p>
      <text:p text:style-name="P4">
"Our players will be able to give full play to the characteristics of perseverance, perseverance, strongness, competitiveness, etc. in their career, so that we will accept the judges of others and be able to deal with adversity."</text:p>
      <text:p text:style-name="P4">
"Although this is a sport, you can from this game to the principle of life -you can persist that people may be regarded as a small failure on the road of life, and it becomes stronger from it to overcome difficulties."</text:p>
      <text:p text:style-name="P4">
Although the Heat lost 3 degrees in the championship in 10 years, it is an amazing move to enter the championship war itself. Butler said he believed that Heat had the ability to win the NBA championship. "My teammates along the way compete with me to bring us the opportunity to win the championship. I still believe that we will do it with everything we are."</text:p>
      <text:p text:style-name="P4">
Batler also said, "We have a lot of money, but I am lucky. I think we will be fine." Bamadebayo scored 20 points and 12 rebounds in this game, but could not turn the tide. He said that the willpower brought Miami to the championship.</text:p>
      <text:p text:style-name="P4">
Adeba said: "We have a firm will through all kinds of ups and downs. We have completed what we say that we can't do." "I learn these lessons and apply them to next season."</text:p>
      <text:p text:style-name="P4">
News Source: <text:a xlink:type="simple" xlink:href="https://www.rfi.fr/cn/%E8%BF%90%E5%8A%A8%E5%A4%A9%E5%9C%B0/20230613-%E7%83%AD%E7%81%AB%E8%80%81%E5%85%AB%E4%BC%A0%E5%A5%87%E9%97%AFnba%E5%86%A0%E5%86%9B%E8%B5%9B%E5%8A%9F%E8%B4%A5%E5%9E%82%E6%88%90-%E6%B1%B2%E5%8F%96%E6%95%99%E8%AE%AD%E5%B1%95%E6%9C%9B%E6%9C%AA%E6%9D%A5" text:style-name="Internet_20_link" text:visited-style-name="Visited_20_Internet_20_Link">
https://www.rfi.fr/cn/%E8%BF%90%E5%8A%A8%E5%A4%A9%E5%9C%B0/20230613-%E7%83%AD%E7%81%AB%E8%80%81%E5%85%AB%E4%BC%A0%E5%A5%87%E9%97%AFnba%E5%86%A0%E5%86%9B%E8%B5%9B%E5%8A%9F%E8%B4%A5%E5%9E%82%E6%88%90-%E6%B1%B2%E5%8F%96%E6%95%99%E8%AE%AD%E5%B1%95%E6%9C%9B%E6%9C%AA%E6%9D%A5</text:a>
</text:p>
      <!--NEWS-->
      <text:h text:style-name="P10" text:outline-level="1">
<text:span text:style-name="T4">
NBA Golden Block Sealing King Malong Hao's Word to establish a dynasty</text:span>
</text:h>
      <text:p text:style-name="P4">
Publisher: 法新社</text:p>
      <text:p text:style-name="P4">
Published Time: 2023-06-13T10:02:08+00:00</text:p>
      <text:p text:style-name="P4">
Modified Time: 2023-06-13T09:50:02+00:00</text:p>
      <text:p text:style-name="P4">
Description: (Agence France -Presse Denver, 12th) The US professional basket NBA Denver gold block defeated the Miami hot fire king in the fifth game of the championship today. After the coach Michael Malone led the golden block to win the first championship of the team, he sent a proud language to create a golden block dynas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6-13T10-02-08-00-00/000000.png" xlink:type="simple" xlink:show="embed" xlink:actuate="onLoad" draw:mime-type="image/png"/>
</draw:frame>
The Golden Bag team stopped the mayor of Denver for 47 years today. 94-189 defeated the Heat in the 7th game and 4 wins and 4 wins.</text:p>
      <text:p text:style-name="P4">
When the celebrated colorful broken paper was still flying, Malone couldn't wait to declare that he hoped that the first championship of the team history of the gold block was only the starting point, and then won more championships.</text:p>
      <text:p text:style-name="P4">
Ma Long said, "I want to tell you here that we will not be satisfied with one seat, we want more seats!"</text:p>
      <text:p text:style-name="P4">
Ma Long said that he was inspired by the former Heat of the championship and Pat Riley, a former Heat who won the championship with five championships.</text:p>
      <text:p text:style-name="P4">
"What Lyri said many years ago, I have been remembering to coach the tactical board. It is about how to make a team from becoming a rising star from an unknown star, then from the rise of the star to the Changsheng Army, and the Changsheng Army, from the Changsheng Army, Become the powers, and then from the powers to the champion. After becoming the champion, the last step is to create a dynasty. "</text:p>
      <text:p text:style-name="P4">
Ma Long said that he believes that the elements of the creation of the Golden Bag dynasty are now in place, and the core of the team led by Nikola Jokic is relatively young. It is expected that in the future, it will be the backbone of the team.</text:p>
      <text:p text:style-name="P4">
After the end of last season, Kentavious Caldwell-Pope, a defender from the Lakers, believes that the gold block does have the capital to maintain the championship in the next few seasons.</text:p>
      <text:p text:style-name="P4">
He said, "Everyone wants to keep it after winning, depending on the team's organization ability. But now this gold block is very special. I can see from the pre -season training. From before the season to the whole season, I am throughout the season. Tell them all: we can do it. "</text:p>
      <text:p text:style-name="P4">
News Source: <text:a xlink:type="simple" xlink:href="https://www.rfi.fr/cn/%E8%BF%90%E5%8A%A8%E5%A4%A9%E5%9C%B0/20230613-nba%E9%87%91%E5%9D%97%E5%B0%81%E7%8E%8B-%E6%95%99%E5%A4%B4%E9%A9%AC%E9%BE%99%E8%B1%AA%E8%AF%AD%E8%A6%81%E5%BB%BA%E7%AB%8B%E7%8E%8B%E6%9C%9D" text:style-name="Internet_20_link" text:visited-style-name="Visited_20_Internet_20_Link">
https://www.rfi.fr/cn/%E8%BF%90%E5%8A%A8%E5%A4%A9%E5%9C%B0/20230613-nba%E9%87%91%E5%9D%97%E5%B0%81%E7%8E%8B-%E6%95%99%E5%A4%B4%E9%A9%AC%E9%BE%99%E8%B1%AA%E8%AF%AD%E8%A6%81%E5%BB%BA%E7%AB%8B%E7%8E%8B%E6%9C%9D</text:a>
</text:p>
      <!--NEWS-->
      <text:h text:style-name="P10" text:outline-level="1">
<text:span text:style-name="T4">
The United States is concerned that North Korea plans to provide more weapons to Russia</text:span>
</text:h>
      <text:p text:style-name="P4">
Author: 联合早报 (Person)</text:p>
      <text:p text:style-name="P4">
Publisher: 联合早报 (Organization)</text:p>
      <text:p text:style-name="P4">
Published Time: 2023-06-13T10:39</text:p>
      <text:p text:style-name="P4">
Modified Time: 2023-06-13T10:41</text:p>
      <text:p text:style-name="P4">
Description: As North Korean leader Kim Jong -un vowed to strengthen strategic cooperation with Moscow, the United States was concerned that North Korea was planning to provide more weapons to Russia. Reuters reported that the U.S. State Department spokesman on Monday (June 12) said that although Pyongyang denied that it would be used to sell to Russia ...</text:p>
      <text:p text:style-name="P4">
Videos: []</text:p>
      <text:p text:style-name="P4">
Audios: []</text:p>
      <text:p text:style-name="P4">
Images: []</text:p>
      <text:p text:style-name="P4">
Type: NewsArticle</text:p>
      <text:p text:style-name="P4">
Breadcrumbs: ['即时', '国际']</text:p>
      <text:p text:style-name="P4">
Keywords: ['美国国务院', '俄乌战争', '朝鲜', '俄罗斯', '武器', '金正恩']</text:p>
      <!--METADATA-->
      <text:p text:style-name="P4">
As North Korean leader Kim Jong -un vowed to strengthen strategic cooperation with Moscow, the United States was concerned that North Korea was planning to provide more weapons to Russia.</text:p>
      <text:p text:style-name="P4">
Reuters reported that the U.S. State Department spokesman said on Monday (June 12) that although Pyongyang denied the sale of Russia's weapons that would be used for the Ukraine War, the United States confirmed that North Korea had completed a number of weapons delivery in November last year, including The infantry rockets and missiles provided by the Russian mercenary organization Wagner Group.</text:p>
      <text:p text:style-name="P4">
A spokesman for the State Council said: "We are worried that North Korea is planning to provide more military equipment to Russia."</text:p>
      <text:p text:style-name="P4">
Monday is the National Day of Russia. Kim Jong -un sent a congratulatory message to the Russian President Putin, and also <text:a xlink:type="simple" xlink:href="https://www.zaobao.com/realtime/world/story20230612-1403422" text:style-name="Internet_20_link" text:visited-style-name="Visited_20_Internet_20_Link">
vowed to "hold hands" with Putin to strengthen the strategic cooperation between the two parties</text:a>
In order to achieve the common goal of building a strong country.</text:p>
      <text:p text:style-name="P4">
News Source: <text:a xlink:type="simple" xlink:href="https://www.zaobao.com.sg/realtime/world/story20230613-1403773" text:style-name="Internet_20_link" text:visited-style-name="Visited_20_Internet_20_Link">
https://www.zaobao.com.sg/realtime/world/story20230613-1403773</text:a>
</text:p>
      <!--NEWS-->
      <text:h text:style-name="P10" text:outline-level="1">
<text:span text:style-name="T4">
To deal with China's threats of the Military Commission of the United States and People's Congress will review the 2024 National Defense Authorization Law</text:span>
</text:h>
      <text:p text:style-name="P4">
Author: None</text:p>
      <text:p text:style-name="P4">
Publisher: Radio Free Asia (Organization)</text:p>
      <text:p text:style-name="P4">
Published Time: 2023-06-13T10:47:00-04:00</text:p>
      <text:p text:style-name="P4">
Modified Time: 2023-06-13T10:5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88615in" draw:z-index="0">
<draw:image xlink:href="../Images/rfamandarin/2023-06-13T10-47-00-04-00/000000.png" xlink:type="simple" xlink:show="embed" xlink:actuate="onLoad" draw:mime-type="image/png"/>
</draw:frame>
Mike Rogers, chairman of the House of Representatives Military Committee, talked to Democratic Chief Member of the Democratic Party, Adam Smith before starting reviewing the naval budget on April 28. <text:a xlink:type="simple" xlink:href="https://www.rfa.org/mandarin/Xinwen/1-06132023104221.html/@@images/image" text:style-name="Internet_20_link" text:visited-style-name="Visited_20_Internet_20_Link">
</text:a>
The Associated House of Representatives of the Associated Press will begin to conduct a final consideration of the "NADAA" of the "2024 Fiscal Defense AuthorizationAct (NDAA). Multiple group committees have proposed response plans for China to highlight the urgency of China's threat. Mikerogers, chairman of the House of Representatives Military Commission, said that 2024NDAA provides the basic tools for the U.S. military by promoting innovation, providing protection and focusing on our national defense industry, in order Unexpected threats. He said, "Providing guarantee for our defense is the most important task given to Congress by the US Constitution, and the law of national defense authorization is the key part of fulfilling the responsibility." Long problem. The Commission requested the US Minister of Defense to submit a report before March 1, 2024, explaining the benefits and challenges of joint production of weapons and ammunition with Taiwan. The draft of the maritime power and projection unit group issued by the Military Commission emphasized that "maintaining combat reservations, competing against China, and investing in national defense industrial bases." The draft of the Military Commission's intelligence and special combat team requires to ensure the structure and personnel needs of the special combat forces, which is enough to support the NationalDeFense Strategy to fight against China and participate in the competition of great powers. The draft proposed by the Military Commission's military personnel group is prohibited from the establishment of or maintaining the training team of primary reserve officers in educational institutions owned, operated or controlled by the Communist Party of China. (Responsible editor: (：)</text:p>
      <text:p text:style-name="P4">
News Source: <text:a xlink:type="simple" xlink:href="https://www.rfa.org/mandarin/Xinwen/1-06132023104221.html" text:style-name="Internet_20_link" text:visited-style-name="Visited_20_Internet_20_Link">
https://www.rfa.org/mandarin/Xinwen/1-06132023104221.html</text:a>
</text:p>
      <!--NEWS-->
      <text:h text:style-name="P10" text:outline-level="1">
<text:span text:style-name="T4">
Will Germany's upcoming security strategy be more acute to China?</text:span>
</text:h>
      <text:p text:style-name="P4">
Author: None (Language: zh)</text:p>
      <text:p text:style-name="P4">
Publisher: None</text:p>
      <text:p text:style-name="P4">
Time: 2023-06-13T10:48:00Z</text:p>
      <text:p text:style-name="P4">
Description: The German government is about to propose a national security strategy on Wednesday. Hu Yongkong, director of the German Makato China Research Center, predicts that the content will appear "more critical words for China's challenges internationally."</text:p>
      <text:p text:style-name="P4">
Videos: []</text:p>
      <text:p text:style-name="P4">
Images: []</text:p>
      <text:p text:style-name="P4">
Subject: 时政风云</text:p>
      <text:p text:style-name="P4">
Subjects: ['德中关系', '欧债危机', '欧盟', '德国', '留学德国', '留学德国', '德国联邦大选', '默克尔']</text:p>
      <text:p text:style-name="P4">
Keywords: ['墨卡托', '胡谧空', '欧委会', '德国', '国家安全战略']</text:p>
      <text:p text:style-name="P4">
Id: 65904142</text:p>
      <!--METADATA-->
      <text:p text:style-name="P4">
<text:a xlink:type="simple" xlink:href="https://www.dw.com/zh/overlay/image/article/65904142/63388860" text:style-name="Internet_20_link" text:visited-style-name="Visited_20_Internet_20_Link">
 </text:a>
Will the German policy of China become stronger and hard?</text:p>
      <text:p text:style-name="P4">
(Voice of Germany Chinese) Hu Yongkong, Director of the China Research Center of Mokato China(Mikkohuotari)Calling the federal government to strengthen the coordination of Chinese policies within the European Union. In an interview with Reuters TV, he said: "We'd better be consistent with the European Commission."</text:p>
      <text:p text:style-name="P4">
The German government will propose on Wednesday <text:a xlink:type="simple" xlink:href="https://www.dw.com/zh/zh/德国国安战略千呼万唤不出来/a-65872459" text:style-name="Internet_20_link" text:visited-style-name="Visited_20_Internet_20_Link">
National Security Strategy</text:a>
Essence Hu Yongkong is expected to have a "more critical speech for China's challenges internationally internationally", and emphasizes that China is an institutional competitor and authoritarianism.</text:p>
      <text:p text:style-name="P4">
Hu Yankong warned not to take excessive means or reduce connection with China. He welcomed the German -Chinese government consultation that was about to be held in Berlin. He said that holding a meeting is the correct practice, and it is important to maintain a dialogue with difficult partners and put forward their own views. In November last year, Germany's agreement strengthened cooperation on the issue of hygiene and sustainable development. He believes that the talks will be a test of whether both parties will really take action. So far, cooperation in the above -mentioned field has not yet seen much progress. From a China perspective, consultation with an important Western country will be used as a successful selling point. "It can be said that the meeting itself is information."</text:p>
      <text:h text:style-name="P12" text:outline-level="3">
<text:span text:style-name="T4">
"Different Opinions of the Green Party and the Social Democratic Party"</text:span>
</text:h>
      <text:p text:style-name="P4">
Hu Yankong believes that in the analysis of China's development, the differences in the governing alliances composed of the Social Democratic Party, the Green Party and the Liberal Democratic Party are less than that of the governing alliance. But he also said that "the party is indeed a correct way to deal with this issue." In particular, the Green Party and the Social Democratic Party have a "very different point of view."</text:p>
      <text:p text:style-name="P4">
At the same time, Hu Yongkong accused the federal government of lack of coordination within the European Union. "The federal government is not credible enough to European policy Europeanization."</text:p>
      <text:p text:style-name="P4">
Green Party, German Foreign Minister Belbak and Chinese Foreign Minister Qin Gang in Berlin (May 9)</text:p>
      <text:p text:style-name="P4">
But he also pointed out that when European countries are facing China, unity is very important. In response to the debate of the 5G mobile network and whether to use the Chinese parts manufacturer, Hu Yongkong said: "China's side will obviously try to draw Germany on these issues to ensure that the European Commission will not take a too tough position."</text:p>
      <text:p text:style-name="P4">
Germany is reviewing the use of 5G networks in China. In addition, the European Commission will propose a proposal about how to define economic security next week, which also involves technical control.</text:p>
      <text:p text:style-name="P4">
Hu Yankong warned: "Beijing will lobby Berlin to ensure that these measures will not be too severe." However, given the situation of geopolitical tensions, "it is necessary to think more widely than in the past."</text:p>
      <text:p text:style-name="P4">
In the interview, Hu Yankong also for some <text:a xlink:type="simple" xlink:href="https://www.dw.com/zh/zh/德语媒体德国企业为北京武统未雨绸缪/a-65871883" text:style-name="Internet_20_link" text:visited-style-name="Visited_20_Internet_20_Link">
large -scale investment in German companies in China</text:a>
Defense. He pointed out that people need "tolerance" macroeconomics and enterprises to have different views on new challenges. Some companies claim that new investment in China is due to the urgent demand or desire to realize localized production.</text:p>
      <text:p text:style-name="P4">
Hu Yongkong said: "It is correct to continue to obtain the maximum benefits from the Chinese market and should continue to do it." Different. In view of the conflict between the Taiwan Strait that may occur in the future, "the risk is significantly higher and it is difficult to predict." But he believes that the method of response cannot be evacuated from China.</text:p>
      <text:p text:style-name="P4">
He advocates that the investment review in the discussion focuses on limiting artificial intelligence or quantum technology, because China may obtain military interests from these fields.</text:p>
      <text:p text:style-name="P4">
Hu Yongkong also proposed a warning not to interrupt the scientific research exchanges with China. What currently needs is transparency, and what institutions and personnel are working in Germany. "But I think it is a very questionable view that treating every Chinese student or doctoral student as a threat." Hu Yimong emphasized that "must not be pursued to" reduce contact with China to solve all our problems "."</text:p>
      <text:h text:style-name="P12" text:outline-level="3">
<text:span text:style-name="T4">
Defense Chief of Germany: next year, I will send warships to Asia Pacific next year</text:span>
</text:h>
      <text:p text:style-name="P4">
(Reuters)</text:p>
      <text:p text:style-name="P4">
News Source: <text:a xlink:type="simple" xlink:href="https://www.dw.com/zh/德国即将发布安全战略-对中国言辞将更尖锐？/a-65904142" text:style-name="Internet_20_link" text:visited-style-name="Visited_20_Internet_20_Link">
https://www.dw.com/zh/德国即将发布安全战略-对中国言辞将更尖锐？/a-65904142?maca=chi-rss-chi-all-1127-rdf</text:a>
</text:p>
      <!--NEWS-->
      <text:h text:style-name="P10" text:outline-level="1">
<text:span text:style-name="T4">
Samsung senior executives were accused of stealing technology in China to set up factories in China</text:span>
</text:h>
      <text:p text:style-name="P4">
Author: None</text:p>
      <text:p text:style-name="P4">
Publisher: Radio Free Asia (Organization)</text:p>
      <text:p text:style-name="P4">
Published Time: 2023-06-13T10:53:24-04:00</text:p>
      <text:p text:style-name="P4">
Modified Time: 2023-06-13T10:53: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8" text:anchor-type="as-char" svg:width="6.9236in" svg:height="4.612011in" draw:z-index="0">
<draw:image xlink:href="../Images/rfamandarin/2023-06-13T10-53-24-04-00/000000.png" xlink:type="simple" xlink:show="embed" xlink:actuate="onLoad" draw:mime-type="image/png"/>
</draw:frame>
The picture shows Samsung's headquarters building in Seoul. A former executive of the company was prosecuted and arrested for suspected stealing Samsung technology in a chip factory in China. <text:a xlink:type="simple" xlink:href="https://www.rfa.org/mandarin/Xinwen/2-06132023104917.html/@@images/image" text:style-name="Internet_20_link" text:visited-style-name="Visited_20_Internet_20_Link">
</text:a>
The Associated Press picture South Korea's procuratorate stated that a former senior executive of a Samsung Company was sued and arrested for suspected stealing Samsung technology to open a chip factory in China. It is said that the executive involved in the case has an authoritative position in the Korean chip industry. Comprehensive international media reported on the 13th, a statement issued by the Minami Mizuhara local prosecutor's office on Monday stated that the suspect was suspected of obtaining and using the Samsung Electronic Semiconductor Factory Basic Engineering Data from August 2018 to 2019. ), Process flowchart, design diagram and other information. The technology involved in the case is to create a process process for making dynamic random access memory (DRAM) and flash memory chips (NAND) below 30 nanometer, which is a national key technology. Anshi reported that the suspect attempts to build a copycat version of the Samsung chip factory only 1.5 kilometers away from Samsung Electronics Xi'an Semiconductor Factory. However, due to the decline of Taiwan investors, factory construction projects have not actually carried out. However, it is reported that the suspect had obtained 460 billion won investment in the construction semiconductor manufacturing plant in Chengdu. Among them, the R &amp; D building has been completed last year, and Samsung Electronic Semiconductor Technology produces samples. The statement of the Prosecutor Mizuhara stated that, with the suspect, a total of six people were prosecuted for suspected violation of the "Industrial Technology Protection Law" and "Improper Competition Prevention Law". The procuratorate's statement stated: "This is a serious crime. At the moment when the competition of chip is becoming increasingly fierce, it may shake South Korea's chip technical foundation and cause a significant blow to South Korea's economic security." (Responsible editor: 梒 检)</text:p>
      <text:p text:style-name="P4">
News Source: <text:a xlink:type="simple" xlink:href="https://www.rfa.org/mandarin/Xinwen/2-06132023104917.html" text:style-name="Internet_20_link" text:visited-style-name="Visited_20_Internet_20_Link">
https://www.rfa.org/mandarin/Xinwen/2-06132023104917.html</text:a>
</text:p>
      <!--NEWS-->
      <text:h text:style-name="P10" text:outline-level="1">
<text:span text:style-name="T4">
The United States will approve the provision of the depleted uranium tank shells for Ukraine (Free Version)</text:span>
</text:h>
      <text:p text:style-name="P4">
Author: Michael R. Gordon</text:p>
      <text:p text:style-name="P4">
Publisher: 华尔街日报中文网</text:p>
      <text:p text:style-name="P4">
Published Time: 2023-06-13T11:00:00.000Z</text:p>
      <text:p text:style-name="P4">
Modified Time: 2023-06-13T11:00:00.000Z</text:p>
      <text:p text:style-name="P4">
Created Time: 2023-06-13T09:51:00.000Z</text:p>
      <text:p text:style-name="P4">
Description: U.S. officials said on Monday that after several weeks of internal debate on how to equip the Ebrams Tank, which is equipped with the United States, the Bayeon government may provide Ukraine with depleted uranium bombs.</text:p>
      <text:p text:style-name="P4">
Images: []</text:p>
      <text:p text:style-name="P4">
Categories: ['国际']</text:p>
      <text:p text:style-name="P4">
Keywords: SYND</text:p>
      <text:p text:style-name="P4">
Type: Article</text:p>
      <!--METADATA-->
      <text:p text:style-name="P4">
US officials said on Monday that on Monday how to equip the United States to give the United States, Aiblams, which is given to Kiev(Abrams)After several weeks of internal debate in the tank, the Biden government may provide Ukraine with depleted uranium bombs.</text:p>
      <text:p text:style-name="P4">
News Source: <text:a xlink:type="simple" xlink:href="https://cn.wsj.com/articles/%E7%BE%8E%E5%9B%BD%E5%B0%86%E6%89%B9%E5%87%86%E4%B8%BA%E4%B9%8C%E5%85%8B%E5%85%B0%E6%8F%90%E4%BE%9B%E8%B4%AB%E9%93%80%E5%9D%A6%E5%85%8B%E7%82%AE%E5%BC%B9-8a65adf3" text:style-name="Internet_20_link" text:visited-style-name="Visited_20_Internet_20_Link">
https://cn.wsj.com/articles/%E7%BE%8E%E5%9B%BD%E5%B0%86%E6%89%B9%E5%87%86%E4%B8%BA%E4%B9%8C%E5%85%8B%E5%85%B0%E6%8F%90%E4%BE%9B%E8%B4%AB%E9%93%80%E5%9D%A6%E5%85%8B%E7%82%AE%E5%BC%B9-8a65adf3</text:a>
</text:p>
      <!--NEWS-->
      <text:h text:style-name="P10" text:outline-level="1">
<text:span text:style-name="T4">
EU cryptocurrency regulatory regulations are determined that the United States needs to rise to catch up</text:span>
</text:h>
      <text:p text:style-name="P4">
Publisher: 法新社</text:p>
      <text:p text:style-name="P4">
Published Time: 2023-06-13T11:02:07+00:00</text:p>
      <text:p text:style-name="P4">
Modified Time: 2023-06-13T10:50:02+00:00</text:p>
      <text:p text:style-name="P4">
Description: (Agence France -Presse, Switzerland, Switzerland, 13th) cryptocurrencies have been resisting supervision for a long time, but there may not be many days of freedom, because the European Union has recently led the United States through comprehensive regulations on cryptocurrency assets, and the United States is still arguing about the cryptocurrency industry Which organ should be supervi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6-13T11-02-07-00-00/000000.png" xlink:type="simple" xlink:show="embed" xlink:actuate="onLoad" draw:mime-type="image/png"/>
</draw:frame>
In April of the European Parliament, with the support of most European members, the final approval of the EUROPEAN Commission was obtained by the "Markets in CryptoasSets (MICA).</text:p>
      <text:p text:style-name="P4">
As the first comprehensive regulatory regulatory regulations in the cryptocurrency industry, the "Crypto Assets Fair" is used to reduce illegal behavior including money laundering and protect investors and consumers.</text:p>
      <text:p text:style-name="P4">
Jerome Bailly, vice president of Crypto Valley, the cryptocurrency industry and blockchain center, said: "Crypto assets have a clear understanding of the assets."</text:p>
      <text:p text:style-name="P4">
He told AFP in an event that supported a startup company: "We are no longer the era of the Western Wilderness. Everyone in this industry wants the rules of the game."</text:p>
      <text:p text:style-name="P4">
Belry said that although everyone was hostile to "encrypted assets" at first, "in the end it has become a selling point of Europe," because it establishes a clear structure for the company and can organize their business operations accordingly.</text:p>
      <text:p text:style-name="P4">
He believes that a "European Group" will appear, and Britain and Switzerland will follow up the European Union to establish a regulatory area.</text:p>
      <text:p text:style-name="P4">
Belry warned, but on the other hand, "signals from the United States are obviously negative."</text:p>
      <text:p text:style-name="P4">
The United States Corporation has been weakened due to the closure of SIGNATURE Bank, Silvergate Bank, and Silicon Valleybank. These banks are key institutions for financing in large science and technology industries and startups.</text:p>
      <text:p text:style-name="P4">
In addition, since the closure of the cryptocurrency trading platform FTX and Genesis, the US authorities have begun to rectify the industry and accuse the world's largest cryptocurrency trading platform Binance and its opponent Coinbase violated the securities law.</text:p>
      <text:p text:style-name="P4">
Belry said the uncertainty of the US supervision is a difficult place for the company. The United States is fiercely arguing whether cryptocurrencies should be regarded as financial assets and are supervised by the US Securities Management Commission (SEC); or it should be regarded as a commodity, and it is supervised by the US Commodity Futures Trading Commission (CFTC).</text:p>
      <text:p text:style-name="P4">
"We see that many companies are escaping from the United States and Europe," said THOMASNAEGELI, a lawyer in Liechtenestein This industry. "If there is no correct answer, they will worry about being sued in the court by the regulatory agency on one day."</text:p>
      <text:p text:style-name="P4">
News Source: <text:a xlink:type="simple" xlink:href="https://www.rfi.fr/cn/%E8%B4%A2%E7%BB%8F%E5%BF%AB%E8%AE%AF/20230613-%E6%AC%A7%E7%9B%9F%E5%8A%A0%E5%AF%86%E8%B4%A7%E5%B8%81%E7%9B%91%E7%AE%A1%E6%B3%95%E8%A7%84%E5%BA%95%E5%AE%9A-%E7%BE%8E%E5%9B%BD%E6%9C%89%E5%BE%85%E6%80%A5%E8%B5%B7%E7%9B%B4%E8%BF%BD" text:style-name="Internet_20_link" text:visited-style-name="Visited_20_Internet_20_Link">
https://www.rfi.fr/cn/%E8%B4%A2%E7%BB%8F%E5%BF%AB%E8%AE%AF/20230613-%E6%AC%A7%E7%9B%9F%E5%8A%A0%E5%AF%86%E8%B4%A7%E5%B8%81%E7%9B%91%E7%AE%A1%E6%B3%95%E8%A7%84%E5%BA%95%E5%AE%9A-%E7%BE%8E%E5%9B%BD%E6%9C%89%E5%BE%85%E6%80%A5%E8%B5%B7%E7%9B%B4%E8%BF%BD</text:a>
</text:p>
      <!--NEWS-->
      <text:h text:style-name="P10" text:outline-level="1">
<text:span text:style-name="T4">
Xi Jinping's response to &amp; quot; extreme situation &amp; quot; Hong Kong media alert: China may be broken by the world</text:span>
</text:h>
      <text:p text:style-name="P4">
Author: None</text:p>
      <text:p text:style-name="P4">
Publisher: Radio Free Asia (Organization)</text:p>
      <text:p text:style-name="P4">
Published Time: 2023-06-13T11:06:00-04:00</text:p>
      <text:p text:style-name="P4">
Modified Time: 2023-06-13T13:39:28-04:00</text:p>
      <text:p text:style-name="P4">
Description: None</text:p>
      <text:p text:style-name="P4">
Videos: []</text:p>
      <text:p text:style-name="P4">
Audios: ["<text:a xlink:type="simple" xlink:href="https://www.rfa.org/mandarin/yataibaodao/jingmao/hx1-061320231037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4.612011in" draw:z-index="0">
<draw:image xlink:href="../Images/rfamandarin/2023-06-13T11-06-00-04-00/000000.png" xlink:type="simple" xlink:show="embed" xlink:actuate="onLoad" draw:mime-type="image/png"/>
</draw:frame>
On May 19, 2023, Chinese President Xi Jinping attended the China-Central Asian Summit joint press conference held in Xi'an, Shaanxi. <text:a xlink:type="simple" xlink:href="https://www.rfa.org/mandarin/yataibaodao/jingmao/hx1-06132023103746.html/@@images/image" text:style-name="Internet_20_link" text:visited-style-name="Visited_20_Internet_20_Link">
</text:a>
Hoshinsha <text:a xlink:type="simple" xlink:href="https://www.rfa.org/mandarin/yataibaodao/jingmao/hx1-06132023103746.html/@@stream" text:style-name="Internet_20_link" text:visited-style-name="Visited_20_Internet_20_Link">
Audio-1-Link: https: //www.rfa.org/mandarin/yataibaodao/hx1-06132023203746.html/@stream</text:a>
Chinese leader Xi Jinping recently said that "dual -loop" was not to be closed to lock the country, but that when others did not open the door to China, they could still survive. Some Hong Kong media analysis believes that Xi Jinping's response to the "extreme situation" is the worst plan for China to be designed by the global industrial chain.</text:p>
      <text:p text:style-name="P4">
<text:a xlink:type="simple" xlink:href="https://www.rfa.org/mandarin/yataibaodao/jingmao/ec2-06072023111114.html" text:style-name="Internet_20_link" text:visited-style-name="Visited_20_Internet_20_Link">
<text:span text:style-name="T4">
 China's import and export data performance is poor by depreciation stimulation to stimulate exports to exchange foreign currencies and fails </text:span>
</text:a>
<text:span text:style-name="T4">
* <text:a xlink:type="simple" xlink:href="https://www.rfa.org/mandarin/yataibaodao/jingmao/hcm1-12152022062055.html" text:style-name="Internet_20_link" text:visited-style-name="Visited_20_Internet_20_Link">
China ’s multiple economic data decline and“ expand domestic demand ”</text:a>
</text:span>
</text:p>
      <text:p text:style-name="P4">
Chinese official "People's Daily" published on June 10th that Xi Jinping went to Hohhot, Inner Mongolia last Wednesday, and said after visiting the Central Industrial Park, "The construction of a large domestic cycle is to ensure that the national economy can run normally under extreme circumstances." In the interpretation of Hong Kong's "Ming Pao", Xi Jinping's "extreme situation" means that China is facing the "global industrial chain to completely remove" and must make the worst plans and preparations.</text:p>
      <text:p text:style-name="P4">
<text:span text:style-name="T4">
 Xi Jinping: Others can survive without opening the door </text:span>
</text:p>
      <text:p text:style-name="P4">
The "documentary" of the "People's Daily" disclosed that Xi Jinping said: "To build a new development pattern, we must first do a good domestic cycle. This is a strategy to cure. When the door is opened, we can live and live better. We open the door, who will cooperate with us. Welcome. Economic globalization is the avenue.</text:p>
      <text:p text:style-name="P4">
Xi Jinping also said that among all kinds of foreseeable and unpredictable wind and storms, the most important thing is to do its own thing, and China must rely on high -tech self -reliance.</text:p>
      <text:p text:style-name="P4">
Nobu Jianyu, an associate researcher at the National Safety Research Institute of Taiwan, was interviewed by Radio Free Asia that Xi Jinping's visit to the Central Science and Technology Park in Inner Mongolia was one of the officially promoted high -tech parks. It mainly produced solar products and 8 -inch chips.</text:p>
      <text:p text:style-name="P4">
Nobel, an associate researcher at the National Institute of National Security in Taiwan, mentioned that the so -called "dual -cycle" -based lectures have begun to appear early this year, but it is still difficult to determine whether this move involves whether it can succeed in the high -tech process of competition with the United States. It may not be known after several years. (Provided by Shi Jianyu) <text:a xlink:type="simple" xlink:href="https://www.rfa.org/mandarin/yataibaodao/jingmao/hx1-06132023103746.html/hx13.jpg" text:style-name="Internet_20_link" text:visited-style-name="Visited_20_Internet_20_Link">
</text:a>
<text:span text:style-name="T4">
 Scholars: Xi called "outer cycle" refers to the "Belt and Road" country </text:span>
</text:p>
      <text:p text:style-name="P4">
Shi Jianyu said: "China's official extension of internal circulation is mainly based on the internal cycle, supplemented by the external circulation, which means that the industrial chain should be pulled back to China, shorten the industrial chain, and do not cross the country. It is a related country on the "Belt and Road"; it is not an external cycle with each country, there are specific areas, and especially can provide raw material countries, including the Arab world, Central Asia, and Southeast Asia countries. "</text:p>
      <text:p text:style-name="P4">
Shi Jianyu mentioned that the so -called "dual -cycle" cycle -based lectures have begun to appear earlier this year, but it is still difficult to determine whether this move involved in the development of high -tech development with the United States. Then I know. The United States and China relations are tight, and the United States will take off with China in the high -tech field. Yan Xuetong, the dean of Beijing Tsinghua University, has previously qualitatively competed in the United States and China, and the pole pattern is becoming more and more clear. The era of free trade in US -China cooperation has passed, and the future profit model must be redesigned.</text:p>
      <text:p text:style-name="P4">
<text:span text:style-name="T4">
 Expert: People do not consume </text:span>
 <text:span text:style-name="T4">
 "</text:span>
 <text:span text:style-name="T4">
 Inner cycle" weak </text:span>
</text:p>
      <text:p text:style-name="P4">
Wu Jianzhong, Secretary -General of the Society of Taiwan Tao Lue Strategy, was interviewed by Radio Free Asia, and also said: "How can China go out of the neck of the foreign card in the world? In the new materials and new industries, China's manufacturing industry has the potential part. He hopes that the new industry can drive the internal economy of China. "</text:p>
      <text:p text:style-name="P4">
Xi Jinping has previously reiterated that it is necessary to accelerate the construction of a new development pattern of "using domestic large -cycle as the main body and the promotion of domestic and international dual cycles", which not only enhances the endogenous power and reliability of the "domestic large cycle", but also improves the quality and level of international cycle. Xi Jinping also criticized "some countries need to engage in hegemony, monopoly, and want to let us run with Yong."</text:p>
      <text:p text:style-name="P4">
Wu Jianzhong pointed out that Xi Jinping went to Inner Mongolia to talk about new energy, new materials, and new industries, which is in line with Chinese -style modernization. Faced with the major domestic cycle, the people are afraid to consume and do not want to consume. They prefer to cash in hand.</text:p>
      <text:p text:style-name="P4">
<text:span text:style-name="T4">
 Talking about "dual -cycle" in Inner Mongolia is intended to be stable </text:span>
 <text:span text:style-name="T4">
 strategic location? </text:span>
</text:p>
      <text:p text:style-name="P4">
Xi Haiming, chairman of the "South Mongolia Hulgaria", accepted an interview and analysis of Radio Free Asia. Xi Jinping went to Inner Mongolia to talk about "big cycle", reflecting the pressure of the authorities facing international resistance.</text:p>
      <text:p text:style-name="P4">
Xi Haiming said: "He said that this big thing was very panicked. Foreigners did not buy us, and we were in a large country in China. The goods are always sold and we must not be piled in the warehouse. This shows that there is a lot of pressure on China's economy. ","</text:p>
      <text:p text:style-name="P4">
In response to the time in the inspection of Xi Jinping's inspection of Inner Mongolia, Xi Heming believes: "Russia and China have oil pipelines. In order to increase the passage of transmission, it is under construction or in the completion stage through Mongolia. Stop stabilizing. "</text:p>
      <text:p text:style-name="P4">
On May 30, Xi Jinping presided over the first meeting of the 20th Central National Security Commission as the chairman of the National Security Council of the Communist Party of China. Xi Haiming said that the Chinese Communist Party believes that Inner Mongolia is a model autonomous region. Every time Xi Jinping, Xi Jinping, has to go to Inner Mongolia and expressed his attention, but he is not assured.Reporter: Xia Xiaohua Editor: Xu Shuting, He Ping.com Edited: Hong Wei</text:p>
      <text:p text:style-name="P4">
News Source: <text:a xlink:type="simple" xlink:href="https://www.rfa.org/mandarin/yataibaodao/jingmao/hx1-06132023103746.html" text:style-name="Internet_20_link" text:visited-style-name="Visited_20_Internet_20_Link">
https://www.rfa.org/mandarin/yataibaodao/jingmao/hx1-06132023103746.html</text:a>
</text:p>
      <!--NEWS-->
      <text:h text:style-name="P10" text:outline-level="1">
<text:span text:style-name="T4">
"Go to the United States" further? Pakistan uses RMB to buy Russian crude oil</text:span>
</text:h>
      <text:p text:style-name="P4">
Author: None (Language: zh)</text:p>
      <text:p text:style-name="P4">
Publisher: None</text:p>
      <text:p text:style-name="P4">
Time: 2023-06-13T11:07:00Z</text:p>
      <text:p text:style-name="P4">
Description: The first batch of Russian crude oil settled in RMB has arrived in Pakistan. For the Islamabad government facing the international revenue and expenditure crisis, it has purchased Russian crude oil at a discount price and settled with RMB to bring it opportunities for breathing.</text:p>
      <text:p text:style-name="P4">
Videos: []</text:p>
      <text:p text:style-name="P4">
Images: []</text:p>
      <text:p text:style-name="P4">
Subject: 经济纵横</text:p>
      <text:p text:style-name="P4">
Subjects: ['俄罗斯', '乌克兰', '巴基斯坦', '普京', '俄罗斯入侵乌克兰']</text:p>
      <text:p text:style-name="P4">
Keywords: ['石油人民币', '巴基斯坦', '俄罗斯', '人民币国际化', '去美元化', '贸易结算', '石油贸易']</text:p>
      <text:p text:style-name="P4">
Id: 65900831</text:p>
      <!--METADATA-->
      <text:p text:style-name="P4">
<text:a xlink:type="simple" xlink:href="https://www.dw.com/zh/overlay/image/article/65900831/51992283" text:style-name="Internet_20_link" text:visited-style-name="Visited_20_Internet_20_Link">
 </text:a>
Pakistan used RMB to pay crude oil purchased from Russia</text:p>
      <text:p text:style-name="P4">
(Voice of Germany) According to Reuters, the Minister of Pakistan Pakistan announced that the country had paid the first batch of imported discount Russian crude oil for RMB. The move marked the change of the country's foreign trade payment policy.</text:p>
      <text:p text:style-name="P4">
Purchasing Russian crude oil at a discount price, providing a chance to breathe for Pakistan facing serious international income and expenditure issues and even the risk of foreign debt defaults. The foreign exchange reserves held by the Central Bank of the country only barely pay for one month of management and control.</text:p>
      <text:p text:style-name="P4">
It is reported that these batch of Russian crude oils purchased to the port of Karachi on Sunday are currently unloading. The procurement transaction was the first intergovernmental transaction reached between Islamabad and Moscow.</text:p>
      <text:p text:style-name="P4">
Pakistan Petroleum Minister Musadikmalik did not disclose details about the transaction in an interview with Reuters, such as procurement prices and discounts. But he said that the transaction was settled with RMB.</text:p>
      <text:p text:style-name="P4">
<text:a xlink:type="simple" xlink:href="https://www.dw.com/zh/zh/为何美元在中东的主导地位出现衰退/a-65706009" text:style-name="Internet_20_link" text:visited-style-name="Visited_20_Internet_20_Link">
Background Reading: Why did the US dollar lead in decline in the Middle East? </text:a>
Pakistan purchased 100,000 tons of Russian crude oil in April. At present, the first batch of delivery is about 45,000 tons. The rest is still on the way.</text:p>
      <text:p text:style-name="P4">
Malik also said that this time it was a light Ural crude oil.</text:p>
      <text:p text:style-name="P4">
Although Russian oil is currently unable to enter the Western market because of sanctions, Pakistan's procurement has increased Moscow in addition to India and China, which has increased sales.</text:p>
      <text:h text:style-name="P12" text:outline-level="3">
<text:span text:style-name="T4">
"Go to the US dollar" process further?</text:span>
</text:h>
      <text:p text:style-name="P4">
Earlier this month, the Islamabad government also proposed a plan to openly trade with Russia, Afghanistan and Iran. Analysts pointed out that this is the sought in the South Asian economy seeking to buy and sell transactions in commodities <text:a xlink:type="simple" xlink:href="https://www.dw.com/zh/zh/印俄石油交易正在削弱美元的主导地位/a-64921007" text:style-name="Internet_20_link" text:visited-style-name="Visited_20_Internet_20_Link">
"Go to the US dollar"</text:a>
Another signs can also be said to be a policy orientation to the East from the West.</text:p>
      <text:p text:style-name="P4">
Minister of Petroleum Malik said Pakistan's refining company PRL was refined. He had previously said that this purchase was a feasibility test for the procurement of Russian crude oil. On Monday, he said that all the tests and tests have been completed, and it concludes that the purchase of Russian oil to refine and sell it in the country is business.</text:p>
      <text:p text:style-name="P4">
A gas station in Karachi</text:p>
      <text:p text:style-name="P4">
He also said that in the future, Pakistan hopes that Russian crude oil will account for one -third of the country's imported oil.</text:p>
      <text:p text:style-name="P4">
Energy imports account for a large proportion in Pakistan's foreign payment transactions. According to the data provided by the analysis company KPler, in 2022, the country's average imported 154,000 barrels of oil per day was basically the same as the previous year.</text:p>
      <text:p text:style-name="P4">
According to Bloomberg, Pakistani Electric Power Minister Kurham pointed out in an interview in May that Pakistan hopes to use RMB to settle Russian crude oil and hopes that "this can become a long -term arrangement."</text:p>
      <text:p text:style-name="P4">
Bloomberg believes that Pakistan's move is not only in line with Russia's desire to get rid of the US dollar and euro exports, but also helps to promote the internationalization of the RMB to weaken the dominant position of the US dollar in the international community.</text:p>
      <text:p text:style-name="P4">
In May of this year, Dorisfischer, a professor of economics at the University of Verzburg, pointed out in an interview with Voice of Germany that in an interview with the Voice of Germany, it is necessary to truly challenge the US dollar status, or the RMB wants to develop in the direction of becoming leading currency. Need to reach an agreement between the third countries, <text:a xlink:type="simple" xlink:href="https://www.dw.com/zh/zh/中国巴西达成协议放弃美元贸易结算/a-65179740" text:style-name="Internet_20_link" text:visited-style-name="Visited_20_Internet_20_Link">
Settlement of trade with RMB</text:a>
Essence</text:p>
      <text:p text:style-name="P4">
"For example, if one day Germany began to use RMB settlement and trade between Saudi Arabia, only because the renminbi is a better currency, then we can advance in this direction." (Reuters, etc.)</text:p>
      <text:h text:style-name="P12" text:outline-level="3">
<text:span text:style-name="T4">
Argentina embark on the way to pay for RMB</text:span>
</text:h>
      <text:p text:style-name="P4">
News Source: <text:a xlink:type="simple" xlink:href="https://www.dw.com/zh/去美元化-又进一步？巴基斯坦用人民币购买俄罗斯原油/a-65900831" text:style-name="Internet_20_link" text:visited-style-name="Visited_20_Internet_20_Link">
https://www.dw.com/zh/去美元化-又进一步？巴基斯坦用人民币购买俄罗斯原油/a-65900831?maca=chi-rss-chi-all-1127-rdf</text:a>
</text:p>
      <!--NEWS-->
      <text:h text:style-name="P10" text:outline-level="1">
<text:span text:style-name="T4">
Defeating the heat wave gold block to win the NBA championship</text:span>
</text:h>
      <text:p text:style-name="P4">
Author: 联合早报 (Person)</text:p>
      <text:p text:style-name="P4">
Publisher: 联合早报 (Organization)</text:p>
      <text:p text:style-name="P4">
Published Time: 2023-06-13T11:13</text:p>
      <text:p text:style-name="P4">
Modified Time: 2023-06-13T12:54</text:p>
      <text:p text:style-name="P4">
Description: Denver Nuggets (Denver Nuggets) In the fifth American Professional Basketball Tournament (NBA) in the morning on Tuesday (June 13) local time, he defeated Miami Heat 94 to 89 and 4 to 1 with 4 to 1. total...</text:p>
      <text:p text:style-name="P4">
Videos: []</text:p>
      <text:p text:style-name="P4">
Audios: []</text:p>
      <text:p text:style-name="P4">
Images: []</text:p>
      <text:p text:style-name="P4">
Type: NewsArticle</text:p>
      <text:p text:style-name="P4">
Breadcrumbs: ['即时', '国际']</text:p>
      <text:p text:style-name="P4">
Keywords: ['美国职业篮球赛']</text:p>
      <!--METADATA-->
      <text:p text:style-name="P4">
Denver Nuggets (Denver Nuggets) in the fifth American Professional Basketball Tournament (NBA) in the morning on Tuesday (June 13), local time, defeated Miamiheat 94 to 89, and the total of 4 to 1 The results won the NBA championship for the first time in history.</text:p>
      <text:p text:style-name="P4">
In the first two quarters, the heat waves of the backwater leader led with a weak advantage in the first two quarters. In the first quarter, the first quarter was 24-22, and at the end of the halftime, the advantage was further expanded to 57 to 44. However, the scoring score of gold in the third quarter has exceeded the score of 26-2 to reduce the difference between the two teams to one point.</text:p>
      <text:p text:style-name="P4">
Golden blocks won the lead in the last quarter, but the team faced the fierce counterattack of the heat wave at the last moment, and finally won 94 to 89. The main star Jokic is still the biggest contributor to the team's victory. In addition to winning the highest 28 points in the audience, 16 rebounds and four assists are also taken.</text:p>
      <text:p text:style-name="P4">
News Source: <text:a xlink:type="simple" xlink:href="https://www.zaobao.com.sg/realtime/world/story20230613-1403778" text:style-name="Internet_20_link" text:visited-style-name="Visited_20_Internet_20_Link">
https://www.zaobao.com.sg/realtime/world/story20230613-1403778</text:a>
</text:p>
      <!--NEWS-->
      <text:h text:style-name="P10" text:outline-level="1">
<text:span text:style-name="T4">
The situation of the Russian and Ukraine: Zelenezki said that the counterattack front line advanced steadily</text:span>
</text:h>
      <text:p text:style-name="P4">
Author: None (Language: zh)</text:p>
      <text:p text:style-name="P4">
Publisher: None</text:p>
      <text:p text:style-name="P4">
Time: 2023-06-13T11:22:00Z</text:p>
      <text:p text:style-name="P4">
Description: Ukraine President Zeleziski said that the counterattack launched by the Ukrainian army has achieved some "results". Moscow claims that they have seized a number of US and German tanks, and the leaders of the three German -Pharma countries emphasized that they will continue to provide military aid for the Ukraine.</text:p>
      <text:p text:style-name="P4">
Videos: []</text:p>
      <text:p text:style-name="P4">
Images: []</text:p>
      <text:p text:style-name="P4">
Subject: 新闻广角</text:p>
      <text:p text:style-name="P4">
Subjects: ['乌克兰', '法国', '法国沙尔利周刊枪击案', '俄罗斯入侵乌克兰']</text:p>
      <text:p text:style-name="P4">
Keywords: ['乌克兰', '俄乌战争', '泽连斯基', '顿涅茨克', '豹2型坦克', '军援乌克兰', '法国']</text:p>
      <text:p text:style-name="P4">
Id: 65900912</text:p>
      <!--METADATA-->
      <text:p text:style-name="P4">
<text:a xlink:type="simple" xlink:href="https://www.dw.com/zh/overlay/image/article/65900912/65882332" text:style-name="Internet_20_link" text:visited-style-name="Visited_20_Internet_20_Link">
 </text:a>
(Voice of Germany Chinese) After the Ukrainian army recovered multiple villages and towns in the eastern country, President Zeleiski said that the counterattack initiated by the Ukraine has achieved some achievements. In his daily routine video speech, Zelei said: "Thanks to our brave and war officers and soldiers, some villages and towns have been liberated from the occupation of the Russian army. "The battle is very difficult, but the most important thing is that we are constantly advancing."</text:p>
      <text:p text:style-name="P4">
In the past few days, the Ukrainian army has been mainly regained in many villages and towns in the Donetsk area, which was annexed by Russia. Wufang said that a total of seven villages and towns were liberated. Zelei and military generals held a consultation on the front line situation: "The Russian military has suffered heavy losses, which is exactly what we need."</text:p>
      <text:h text:style-name="P12" text:outline-level="3">
<text:span text:style-name="T4">
Moscow: The Russian army seized a number of German Leopard 2 tanks</text:span>
</text:h>
      <text:p text:style-name="P4">
The Russian Ministry of Defense claimed that the Russian army seized a number of German Leopard 2 tanks on the front line. <text:a xlink:type="simple" xlink:href="https://www.dw.com/zh/zh/首批坦克送抵乌克兰-泽连斯基-争取今年取得胜利/a-64818567" text:style-name="Internet_20_link" text:visited-style-name="Visited_20_Internet_20_Link">
The statement and videos issued by the Russian Ministry of Defense on the social platform "telegram" showed the number of tanks that were damaged and seized, and declared: "This is our loot."</text:a>
The "Lives" video released by Russia also includes several US -made "Blatley" armored tanks. The Russian Ministry of Defense claimed that these tanks were seized from the Ukraine in Zapolo, and Russia would conduct further inspections on these tanks. At present, the authenticity of these videos cannot be conducted independently, and the location of the video shooting is unknown.</text:p>
      <text:h text:style-name="P12" text:outline-level="3">
<text:span text:style-name="T4">
"Weima Triangle" shouted to Russia</text:span>
</text:h>
      <text:p text:style-name="P4">
Germany, France, and Poland emphasized that they will continue to support Ukraine's anti -Russian aggression. German Chancellor Salz, French President Macron, and Polish President Duda reiterated the position of the above -mentioned Three Kingdoms in a three -party meeting held in Paris. The meeting statement stated that "Weima Triangle" issued a unity signal. The so -called "Weima Triangle" was a dialogue platform set up after a talks held in Weimar, Germany in 1991.</text:p>
      <text:p text:style-name="P4">
The leaders of the three countries of Germany emphasized that they will continue to provide military aid to Ukraine.</text:p>
      <text:p text:style-name="P4">
Germany Prime Minister Shulz emphasized: "As long as we have its necessity, we will provide support to Ukraine, and we have prepared for this." Shulz said that Germany is the largest arms supplier in Ukraine after the United States.</text:p>
      <text:p text:style-name="P4">
Macron also emphasized that after Ukraine launched a counterattack, France also increased its efforts to help the Ukraine. He said that the purpose of military aid is to help Ukraine to recapture the land, "but you must not attack Russia." Macron said that the counterattack may last for several weeks or even months. good conditions.</text:p>
      <text:p text:style-name="P4">
Poland President Duda called on members of NATO to show "the prospect of joining NATO" for Ukraine. He said that this is the common desire of the Ukrainian leadership and officers and soldiers who are defending the country. Dada expects that at the NATO summit in mid -June, it can "dawn" on this issue. Salz and Macron were cautious about Ukraine's joining NATO.</text:p>
      <text:h text:style-name="P12" text:outline-level="3">
<text:span text:style-name="T4">
British Intelligence Department: Iran exports to Russia by shipping</text:span>
</text:h>
      <text:p text:style-name="P4">
The number of Iranian suicide drones in the Ukrainian battlefield in Russia has continued to increase. The British Ministry of Defense claims that drones have previously used air transportation to arrive in Russia, and now it may have been changed to pass the shipping method through the Lili Sea. The British side stated that Iran provided Russia with drones that violated the UN Security Council's sanctions resolution.</text:p>
      <text:p text:style-name="P4">
Iranian suicide drone (publicity picture of the Ministry of Defense of Iran)</text:p>
      <text:p text:style-name="P4">
In addition, the British intelligence agency also said that Russia is currently preparing for production drones in the country and is likely to receive Iranian help. The British intelligence department claims that as Russia's missile inventory has basically been exhausted, <text:a xlink:type="simple" xlink:href="https://www.dw.com/zh/zh/美制裁五中企-指其助伊朗獲無人機零件/a-64940191" text:style-name="Internet_20_link" text:visited-style-name="Visited_20_Internet_20_Link">
Iran's drone machine provides Russia with a long -range and low -cost offensive method</text:a>
Essence After Russia launched an invasion of the Ukraine, the British Department of Defense issued a war notification every day, while Moscow accused the British of information war on confusing audiovisual.</text:p>
      <text:p text:style-name="P4">
(Germany, Agence France -Presse, Reuters)</text:p>
      <text:p text:style-name="P4">
News Source: <text:a xlink:type="simple" xlink:href="https://www.dw.com/zh/俄乌战况：泽连斯基称反攻前线稳步推进/a-65900912" text:style-name="Internet_20_link" text:visited-style-name="Visited_20_Internet_20_Link">
https://www.dw.com/zh/俄乌战况：泽连斯基称反攻前线稳步推进/a-65900912?maca=chi-rss-chi-all-1127-rdf</text:a>
</text:p>
      <!--NEWS-->
      <text:h text:style-name="P10" text:outline-level="1">
<text:span text:style-name="T4">
22 soldiers in the U.S. helicopter Syria were injured in 22 soldiers</text:span>
</text:h>
      <text:p text:style-name="P4">
Publisher: 法新社</text:p>
      <text:p text:style-name="P4">
Published Time: 2023-06-13T11:32:08+00:00</text:p>
      <text:p text:style-name="P4">
Modified Time: 2023-06-13T11:05:03+00:00</text:p>
      <text:p text:style-name="P4">
Description: (Agence France -Presse Berut, 13th) The Central Command of the US Army said today that a U.S. military helicopter accident occurred on weekends in Northeast Syria, causing 22 American soldiers to be injured. This accident did not involve any notice of enemy firepow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617581in" draw:z-index="0">
<draw:image xlink:href="../Images/rficn/2023-06-13T11-32-08-00-00/000000.png" xlink:type="simple" xlink:show="embed" xlink:actuate="onLoad" draw:mime-type="image/png"/>
</draw:frame>
Agence France -Presse reported that the US Central Command (US Central Command) said in a statement: "One helicopter had an accident in northeastern Syria on the 11th, causing 22 US soldiers to be injured."</text:p>
      <text:p text:style-name="P4">
The statement said: "The injured person is being treated, and 10 people are sent to higher -level care institutions later."</text:p>
      <text:p text:style-name="P4">
"Although there is no report from the enemy to fire, the cause of the incident is under investigation."</text:p>
      <text:p text:style-name="P4">
The U.S. military deployed about 1,000 people in Syria to regularly crack down on local armed groups, which is part of the International Saint Warrior Organization.</text:p>
      <text:p text:style-name="P4">
Over the past year, the US military base has repeatedly become the target of attacks. Organizations related to the Islamic State (IS) claim that some of these attacks are what they do.</text:p>
      <text:p text:style-name="P4">
Since the outbreak of Syria's conflict in 2011, it has killed about 500,000 people. From the cruel suppression of anti -government protests, it has evolved into a complex battlefield involving foreign troops, militia and armed groups. (Translator: Lin Yifeng/Calculating Draft: Liu Shuqin)</text:p>
      <text:p text:style-name="P4">
News Source: <text:a xlink:type="simple" xlink:href="https://www.rfi.fr/cn/%E5%9B%BD%E9%99%85%E6%8A%A5%E9%81%93/20230613-%E7%BE%8E%E5%86%9B%E7%9B%B4%E5%8D%87%E6%9C%BA%E5%8F%99%E5%88%A9%E4%BA%9A%E4%BA%8B%E6%95%85-22%E5%90%8D%E5%A3%AB%E5%85%B5%E5%8F%97%E4%BC%A4-1" text:style-name="Internet_20_link" text:visited-style-name="Visited_20_Internet_20_Link">
https://www.rfi.fr/cn/%E5%9B%BD%E9%99%85%E6%8A%A5%E9%81%93/20230613-%E7%BE%8E%E5%86%9B%E7%9B%B4%E5%8D%87%E6%9C%BA%E5%8F%99%E5%88%A9%E4%BA%9A%E4%BA%8B%E6%95%85-22%E5%90%8D%E5%A3%AB%E5%85%B5%E5%8F%97%E4%BC%A4-1</text:a>
</text:p>
      <!--NEWS-->
      <text:h text:style-name="P10" text:outline-level="1">
<text:span text:style-name="T4">
Chip Wars Upgrade Dutch to ban Chinese students to take semiconductor courses</text:span>
</text:h>
      <text:p text:style-name="P4">
Author: None</text:p>
      <text:p text:style-name="P4">
Publisher: Radio Free Asia (Organization)</text:p>
      <text:p text:style-name="P4">
Published Time: 2023-06-13T11:34:00-04:00</text:p>
      <text:p text:style-name="P4">
Modified Time: 2023-06-13T12:08:32-04:00</text:p>
      <text:p text:style-name="P4">
Description: None</text:p>
      <text:p text:style-name="P4">
Videos: []</text:p>
      <text:p text:style-name="P4">
Audios: ["<text:a xlink:type="simple" xlink:href="https://www.rfa.org/mandarin/yataibaodao/junshiwaijiao/gf-061320231115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3.88615in" draw:z-index="0">
<draw:image xlink:href="../Images/rfamandarin/2023-06-13T11-34-00-04-00/000000.png" xlink:type="simple" xlink:show="embed" xlink:actuate="onLoad" draw:mime-type="image/png"/>
</draw:frame>
University of Amsterdam, Netherlands (pictured). In the future, Chinese students may be banned from taking semiconductor courses in Dutch universities. <text:a xlink:type="simple" xlink:href="https://www.rfa.org/mandarin/yataibaodao/junshiwaijiao/gf-06132023111530.html/@@images/image" text:style-name="Internet_20_link" text:visited-style-name="Visited_20_Internet_20_Link">
</text:a>
Lin Shengliang is exclusively provided, and the shooting date is unknown(https://www.rfa.org/mandarin/yataibaodao/junshiwaijiao/gf-06132023111530.html/@@stream)Recently, the Netherlands has joined the US camp and strengthened the export of control chips to China. Recently, the Dutch government plans to prohibit Chinese students from taking courses such as semiconductor and national defense. Some comments believe that China ’s righteousness to absorb advanced Western technology, and the Netherlands and other Western countries are fundamentally defending.</text:p>
      <text:p text:style-name="P4">
<text:a xlink:type="simple" xlink:href="https://www.rfa.org/mandarin/Xinwen/7-02152023145755.html" text:style-name="Internet_20_link" text:visited-style-name="Visited_20_Internet_20_Link">
<text:span text:style-name="T4">
 chip spy war, Dutch manufacturer ASML before Chinese employees stealing secret </text:span>
</text:a>
<text:span text:style-name="T4">
* <text:a xlink:type="simple" xlink:href="https://www.rfa.org/mandarin/yataibaodao/junshiwaijiao/tj-02232023132641.html" text:style-name="Internet_20_link" text:visited-style-name="Visited_20_Internet_20_Link">
Competition with China will announce the "Chip Law" fund planning</text:a>
</text:span>
</text:p>
      <text:p text:style-name="P4">
The United States and allies are facing upgrading to Chinese scientific and technological wars. Following the restrictions on the export of advanced semiconductor manufacturing equipment in the United States, Japan, and the Netherlands to reach an agreement in China, the Bloomberg Society quoted sources as saying that the Netherlands is studying legislation and prohibiting Chinese students from taking courses such as semiconductor and national defense.</text:p>
      <text:p text:style-name="P4">
A spokesman for the Ministry of Education of the Netherlands acknowledged that international students planned to study in the technology field were reviewed to prevent possible security risks. The review is considered to be formulated to restrict Chinese students and enterprises in contact with Dutch technology. However, a spokesman for the Ministry of Education emphasized that reviewing all students from other countries from the European Union are not only for Chinese students.</text:p>
      <text:p text:style-name="P4">
The British "Financial Times" mentioned that the Dutch government plans to review international students, especially the Chinese students who are loyal to the CCP and regularly report to the Chinese Embassy because these people may pose a threat to the national security of the Netherlands.</text:p>
      <text:p text:style-name="P4">
Lai Rongwei, an assistant professor at the General Education Center of the Longhua University of Science and Technology in Taiwan, believes that it is gratified that the West has a wishes to the development of China's semiconductor industry.</text:p>
      <text:p text:style-name="P4">
Lai Rongwei: "It (Beijing) uses technology to suppress human rights, monitor dissidents, and requires society to obedient. It not only wants to catch up in military and economically, but also wants to change world civilization through hard power. The Netherlands is worried that their key technology will be in China Take it with very improper means, and even threaten Western industrial countries further. "</text:p>
      <text:p text:style-name="P4">
Lai Rongwei does not rule out the possibility of Chinese intelligence personnel penetrated into overseas universities in different forms.</text:p>
      <text:p text:style-name="P4">
Taiwan scholar Lai Rongwei (pictured) said that the possibility of Chinese intelligence personnel infiltrated overseas universities in different forms. (Lai Rongwei is exclusively provided, the shooting date is unknown) <text:a xlink:type="simple" xlink:href="https://www.rfa.org/mandarin/yataibaodao/junshiwaijiao/gf-06132023111530.html/m0613gf-2.jpg" text:style-name="Internet_20_link" text:visited-style-name="Visited_20_Internet_20_Link">
</text:a>
Lai Rongwei: "The CCP's intelligence agencies have always been in contact with Chinese students. It is also possible that (individual students) are formal intelligence staff in themselves, and he covers the identity of students overseas."</text:p>
      <text:p text:style-name="P4">
The Dutch authorities are reportedly taking measures to prevent Chinese students from being exposed to sensitive knowledge, but Lai Rongwei believes that China has always been unreasonable in this regard, making it invincible outside the outside world.</text:p>
      <text:p text:style-name="P4">
Lai Rongwei: "The interests of supplies, emotional disputes, employees' dissatisfaction with the institution, etc. (Beijing authorities) find ways to go to these civil institutions, R &amp; D institutions or government agencies in the Netherlands The information it wants. "</text:p>
      <text:p text:style-name="P4">
In 2020, seven Chinese universities signed an academic exchange agreement with Japanese universities were revealed that they were closely related to the PLA's relationship, causing the attention of all parties to Japan. They were worried that cutting -edge technology would be stolen in disguise.</text:p>
      <text:p text:style-name="P4">
Professor Yang Haiying, a professor at the National Shizuoka University in Japan, said that in order to achieve the ultimate goal, China often makes a name.</text:p>
      <text:p text:style-name="P4">
Yang Haiying: "For example, it proposed to conduct joint research to scientific and technical personnel in Japanese. Nowadays, the funds of scientific research in Japan are lacking. Some scientific organs or personnel will accept Chinese students. People can't find a job. China will find them in China. "</text:p>
      <text:p text:style-name="P4">
Yang Haiying criticized the Chinese authorities and was accustomed to packaging the stealing technology into "Chinese development." He said that the phenomenon has attracted the attention of Japanese universities.</text:p>
      <text:p text:style-name="P4">
Reporter: Editor of Gao Feng: Xu Shuting, Jiayuan.com Editor: Hong Wei</text:p>
      <text:p text:style-name="P4">
News Source: <text:a xlink:type="simple" xlink:href="https://www.rfa.org/mandarin/yataibaodao/junshiwaijiao/gf-06132023111530.html" text:style-name="Internet_20_link" text:visited-style-name="Visited_20_Internet_20_Link">
https://www.rfa.org/mandarin/yataibaodao/junshiwaijiao/gf-06132023111530.html</text:a>
</text:p>
      <!--NEWS-->
      <text:h text:style-name="P10" text:outline-level="1">
<text:span text:style-name="T4">
NATO Future Air Power: Drone VS. Fighter</text:span>
</text:h>
      <text:p text:style-name="P4">
Author: None (Language: zh)</text:p>
      <text:p text:style-name="P4">
Publisher: None</text:p>
      <text:p text:style-name="P4">
Time: 2023-06-13T11:34:00Z</text:p>
      <text:p text:style-name="P4">
Description: NATO's "Air Guard 23" exercise still uses traditional fighters, comparing with new tactics in air combat. UAV may become cheaper and efficient choices, but Germany still has skepticism.</text:p>
      <text:p text:style-name="P4">
Videos: []</text:p>
      <text:p text:style-name="P4">
Images: []</text:p>
      <text:p text:style-name="P4">
Subject: 时政风云</text:p>
      <text:p text:style-name="P4">
Subjects: []</text:p>
      <text:p text:style-name="P4">
Keywords: ['北大西洋公约组织']</text:p>
      <text:p text:style-name="P4">
Id: 65900268</text:p>
      <!--METADATA-->
      <text:p text:style-name="P4">
<text:a xlink:type="simple" xlink:href="https://www.dw.com/zh/overlay/image/article/65900268/65892484" text:style-name="Internet_20_link" text:visited-style-name="Visited_20_Internet_20_Link">
 </text:a>
Experts point out that drones will not replace the status of fighters in the short term</text:p>
      <text:p text:style-name="P4">
(Voice of Germany) in some areas of some areas, if they hear sound explosion in the next few days, they do not need to be surprised. Because NATO is holding the "Air Guard 23" exercise. <text:a xlink:type="simple" xlink:href="https://www.dw.com/zh/zh/北约开启最大空军演习/a-65889684" text:style-name="Internet_20_link" text:visited-style-name="Visited_20_Internet_20_Link">
"Airdefender"</text:a>
It is a military exercise activity that Germany shows air forces in 2018. It aims to enhance the coordination capabilities in the European-Atlantic region and be a deterrent measure for possible invaders such as Russia.</text:p>
      <text:p text:style-name="P4">
This exercise that invested dense resources at a high altitude gathered a series of expensive and complex military assets, which aims to successfully implement complex air actions, which is in sharp contrast to the actual war from not far away.</text:p>
      <text:p text:style-name="P4">
In Ukraine, people assembled grenades on a small cheap drone, throwing the enemy forces below. This is reminiscent of the early air strike. During World War I, the pilot would throw the explosives from the slowly moved winged aircraft.</text:p>
      <text:p text:style-name="P4">
Other drones perform suicide tasks one way, and it is difficult to fight back from the ground or in the air.</text:p>
      <text:p text:style-name="P4">
The German Foreign Relations Committee (DGAP) Security and Defense Researcher Torbenschütz told Germany: "The reason why this war shows such a situation is that both sides cannot establish an air advantage."</text:p>
      <text:h text:style-name="P12" text:outline-level="3">
<text:span text:style-name="T4">
Ukraine: Case research and warning</text:span>
</text:h>
      <text:p text:style-name="P4">
Ukraine's Air Force is small and old, and the country's air defense depends on the weapons provided by its partners. The Russian Air Force is theoretically deterrent, but failed to make full use of its technical and quantitative advantages. Russia can launch high -speed missiles remotely, but both sides have adopted ready -made solutions, which looks more like temporary but not strategic solutions.</text:p>
      <text:p text:style-name="P4">
<text:a xlink:type="simple" xlink:href="https://www.dw.com/zh/zh/无人机袭击俄罗斯的背后究竟是怎么回事/a-65803958" text:style-name="Internet_20_link" text:visited-style-name="Visited_20_Internet_20_Link">
Yanshen Reading: What is going on behind the drone to attack Russia? </text:a>
The Ukrainian war has made Western war planners start thinking, how it reflects the future conflict situation, and also thinks about how to avoid the following situations: that is, the advantages of training and technology are dizzy by groups of low -altitude. Electronic interference.</text:p>
      <text:p text:style-name="P4">
The overwhelming air power is essential for the strategy of the United States and allies, and it can ensure almost the air advantage. The opponent lacks advanced air defense systems and trained pilots, and cannot compete with them.</text:p>
      <text:p text:style-name="P4">
But in the future conflict, this advantage may not be available. Schitz, who claims to be the "drone suspect", said that a "opponent who drives together" may be able to compare with NATO's equipment and action forces. He added that this is even more reasonable to "practice cooperative operations and practice military assets that NATO stationed in Germany to ensure that the procedure is correct." Otherwise, the United States and its allies may find that they have no effect on high -tech air power worth billions of dollars.</text:p>
      <text:h text:style-name="P12" text:outline-level="3">
<text:span text:style-name="T4">
Coordination tools, strategies and policies</text:span>
</text:h>
      <text:p text:style-name="P4">
A spokesman for the German Air Force told Germany that it can resist threats such as drones from close to long -range "various levels of defense". It is the duty of the ground forces first.</text:p>
      <text:p text:style-name="P4">
Information picture: German Defense Minister inspected the Federal Defense Force's garrison in Mali</text:p>
      <text:p text:style-name="P4">
Although the progress of the battle is not as expected, the theory of war in Russia has made people start to pay attention, and there is an asymmetric problem between threats and resources that can be used to deal with threats. Shortly after Russia's invasion of Ukraine, Germany promised to improve its native and European air defense capabilities, which will require a large number of military equipment.</text:p>
      <text:p text:style-name="P4">
Benhodges, former commander of the NATO grounding forces in European ground troops, told Germany: "We have not enough, comprehensive air and missile defense to deal with any threats." He said that his concerns are based on too few NATO inventory. The facts, such as the Patriot missile combat group.</text:p>
      <text:p text:style-name="P4">
"When I saw Russia's random use of millions of dollars of weapons to deal with the apartment building, I realized that we were really not prepared for the violent air and missile attacks."</text:p>
      <text:p text:style-name="P4">
Hodis said that the United States cannot fight with the support of allies such as Germany. Therefore, joint training is not only to make the allies prepare for war, but also to understand each other's laws and action restrictions.</text:p>
      <text:h text:style-name="P12" text:outline-level="3">
<text:span text:style-name="T4">
Take you in -depth: NATO "Air Guard 23"</text:span>
</text:h>
      <text:h text:style-name="P12" text:outline-level="3">
<text:span text:style-name="T4">
Human -machine collaborative power</text:span>
</text:h>
      <text:p text:style-name="P4">
He said: "In terms of artificial intelligence and armed drones, not every country in Europe is keen or possessed to formulate technologies."</text:p>
      <text:p text:style-name="P4">
Germany has been hesitant to incorporate drones, especially armed drones into its army. Germany operates an old fighter in the field of military aviation. Among the additional national defense expenditures of 100 billion euros, Germany has allocated more than 8 billion euros to purchase up to 35 F-35 fighters-this is an US-made stealth fighter with nuclear weapons.</text:p>
      <text:p text:style-name="P4">
Supporters of traditional aerial power believe that drone technology is still unable to compare with human flight; airplanes are stronger compared with, can carry larger loads, and for cyber attacks and electronic interference that may fail to invalidate drones, and electronic interference. Strong resistance.</text:p>
      <text:p text:style-name="P4">
Traditional fighters are stronger than drone loads and are not easily attacked by digital attacks (pictured F35 fighter)</text:p>
      <text:p text:style-name="P4">
The next generation of air combat operations may combine pilot driving and unmanned planes. European aircraft manufacturer Airbus, the "Futurecombat Air System" dominated by Airbus, is to realize this goal.</text:p>
      <text:p text:style-name="P4">
Torbenarnold, an expert in the Berlin Think Tank Science and Political Foundation (SWP), pointed out that considering the speed of science and technology development and the differences in combat reserve, the conflict between the past and currently, such as Ukraine, Syria, and Armen, and Azerbaijan, " The army (NATO) concludes the conclusion of draft. "</text:p>
      <text:p text:style-name="P4">
For the German officer who served as a visiting scholar in SWP, the experience he learned "cannot be copied one -on -one."</text:p>
      <text:p text:style-name="P4">
He added that even if there is an artificial intelligence, drones will not cause the fighter to be outdated, at least not yet.</text:p>
      <text:h text:style-name="P12" text:outline-level="3">
<text:span text:style-name="T4">
Game Simulation Battlefield Killing Russian Soldiers: Is this okay?</text:span>
</text:h>
      <text:p text:style-name="P4">
News Source: <text:a xlink:type="simple" xlink:href="https://www.dw.com/zh/北约的未来空中力量：无人机vs-战斗机/a-65900268" text:style-name="Internet_20_link" text:visited-style-name="Visited_20_Internet_20_Link">
https://www.dw.com/zh/北约的未来空中力量：无人机vs-战斗机/a-65900268?maca=chi-rss-chi-all-1127-rdf</text:a>
</text:p>
      <!--NEWS-->
      <text:h text:style-name="P10" text:outline-level="1">
<text:span text:style-name="T4">
Essezhe will invest 3 billion US dollars in data and AI</text:span>
</text:h>
      <text:p text:style-name="P4">
Author: Will Feuer</text:p>
      <text:p text:style-name="P4">
Publisher: 华尔街日报中文网</text:p>
      <text:p text:style-name="P4">
Published Time: 2023-06-13T11:35:00.000Z</text:p>
      <text:p text:style-name="P4">
Modified Time: 2023-06-13T11:35:00.000Z</text:p>
      <text:p text:style-name="P4">
Created Time: 2023-06-13T10:26:00.000Z</text:p>
      <text:p text:style-name="P4">
Description: Essezhe said that it plans to invest 3 billion US dollars within three years to specialize in data and artificial intelligence (AI) business.</text:p>
      <text:p text:style-name="P4">
Images: []</text:p>
      <text:p text:style-name="P4">
Categories: ['商业']</text:p>
      <text:p text:style-name="P4">
Keywords: SYND</text:p>
      <text:p text:style-name="P4">
Type: Article</text:p>
      <!--METADATA-->
      <text:p text:style-name="P4">
Eisenzhe(Accenture PLC ,ACN)It is said that it is planned to invest 3 billion US dollars within three years, specializing in data and artificial intelligence(AI)business.</text:p>
      <text:p text:style-name="P4">
News Source: <text:a xlink:type="simple" xlink:href="https://cn.wsj.com/articles/%E5%9F%83%E6%A3%AE%E5%93%B2%E5%B0%86%E5%9C%A8%E6%95%B0%E6%8D%AE%E5%92%8Cai%E6%96%B9%E9%9D%A2%E6%8A%95%E5%85%A530%E4%BA%BF%E7%BE%8E%E5%85%83-689404e8" text:style-name="Internet_20_link" text:visited-style-name="Visited_20_Internet_20_Link">
https://cn.wsj.com/articles/%E5%9F%83%E6%A3%AE%E5%93%B2%E5%B0%86%E5%9C%A8%E6%95%B0%E6%8D%AE%E5%92%8Cai%E6%96%B9%E9%9D%A2%E6%8A%95%E5%85%A530%E4%BA%BF%E7%BE%8E%E5%85%83-689404e8</text:a>
</text:p>
      <!--NEWS-->
      <text:h text:style-name="P10" text:outline-level="1">
<text:span text:style-name="T4">
American media: China helps Iran attack Ukraine with Russia's military aid drone</text:span>
</text:h>
      <text:p text:style-name="P4">
Author: None</text:p>
      <text:p text:style-name="P4">
Publisher: Radio Free Asia (Organization)</text:p>
      <text:p text:style-name="P4">
Published Time: 2023-06-13T11:36:53-04:00</text:p>
      <text:p text:style-name="P4">
Modified Time: 2023-06-13T11:36: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4.612011in" draw:z-index="0">
<draw:image xlink:href="../Images/rfamandarin/2023-06-13T11-36-53-04-00/000000.png" xlink:type="simple" xlink:show="embed" xlink:actuate="onLoad" draw:mime-type="image/png"/>
</draw:frame>
The photos released on the Iranian Army website show the country's self -made drone. The Iranian Ministry of Defense stated that it has been delivered to the army with more than 200 long -distance strategic drones. <text:a xlink:type="simple" xlink:href="https://www.rfa.org/mandarin/Xinwen/3-06132023113623.html/@@images/image" text:style-name="Internet_20_link" text:visited-style-name="Visited_20_Internet_20_Link">
</text:a>
According to the Wall Street Journal report on the 13th, the investigators said that Chinese parts helped Iran provide Russia to quickly provide drones. Western researchers said when checking an Iranian drone that was shot down in Ukraine this spring that a Chinese -made component on this drone was produced this year. This discovery shows that although the United States has made increasing pressure to cut off the global supply chain, China continues to send the parts required for its drone projects to Iran. In the Russian and Ukraine War, Iran was able to help Russia quickly, and it would be possible to make and provide Russia with weapons of intimidating Ukraine civilians in three months. Investigators said that an Iranian drone shot down in April contains a voltage converter made in mid -January in mid -January. This is a conflict weapon research organization(Conflict Armament Research)For the first time, researchers found components made in 2023 in related drones. A conflict weapon research organization headquarters in the UK tracks the global weapon supply chain. The above discovery shows that Iran can quickly create drones and send drones to Russia. The Chinese parts were manufactured in January, and were sent to Iran. After the installation, it was sent to Russia and was used to deal with Ukraine in April. According to the Ukrainian military, Russia has launched more than 700 drones to target power plants, cities and military goals. Last month, Byden(Joe Biden)政府称，俄罗斯已经用光了伊朗提供的无人机，已要求德黑兰方面输送更多供应。上周，白宫表示，伊朗最近通过穿梭于里海的船只向俄罗斯输送了数以百计的无人机。美国及其盟友试图阻止零部件从世界各地流向伊朗的无人机工厂，而上述2023年产中国部件的发现突显了这方面的挑战。 (责编：梒青)</text:p>
      <text:p text:style-name="P4">
News Source: <text:a xlink:type="simple" xlink:href="https://www.rfa.org/mandarin/Xinwen/3-06132023113623.html" text:style-name="Internet_20_link" text:visited-style-name="Visited_20_Internet_20_Link">
https://www.rfa.org/mandarin/Xinwen/3-06132023113623.html</text:a>
</text:p>
      <!--NEWS-->
      <text:h text:style-name="P10" text:outline-level="1">
<text:span text:style-name="T4">
Hubei Academy of Fine Arts installation art exhibits was banned because it was not approved in advance</text:span>
</text:h>
      <text:p text:style-name="P4">
Author: None</text:p>
      <text:p text:style-name="P4">
Publisher: Radio Free Asia (Organization)</text:p>
      <text:p text:style-name="P4">
Published Time: 2023-06-13T11:39:00-04:00</text:p>
      <text:p text:style-name="P4">
Modified Time: 2023-06-13T12:07:37-04:00</text:p>
      <text:p text:style-name="P4">
Description: None</text:p>
      <text:p text:style-name="P4">
Videos: []</text:p>
      <text:p text:style-name="P4">
Audios: ["<text:a xlink:type="simple" xlink:href="https://www.rfa.org/mandarin/yataibaodao/meiti/gt2-06132023102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355168in" draw:z-index="0">
<draw:image xlink:href="../Images/rfamandarin/2023-06-13T11-39-00-04-00/000000.png" xlink:type="simple" xlink:show="embed" xlink:actuate="onLoad" draw:mime-type="image/png"/>
</draw:frame>
 湖北美术学院学生展示的装置艺术 <text:a xlink:type="simple" xlink:href="https://www.rfa.org/mandarin/yataibaodao/meiti/gt2-06132023102228.html/@@images/image" text:style-name="Internet_20_link" text:visited-style-name="Visited_20_Internet_20_Link">
</text:a>
Network screenshot/ancient pavilion provides <text:a xlink:type="simple" xlink:href="https://www.rfa.org/mandarin/yataibaodao/meiti/gt2-06132023102228.html/@@stream" text:style-name="Internet_20_link" text:visited-style-name="Visited_20_Internet_20_Link">
Audio-Link: https://www.rfa.org/mandarin/yataibaODao/meiti/GT2-06132022228.html/@stream</text:a>
Students from Hubei Academy of Fine Arts recently displayed the installation art works on the campus to discuss stereotypes.</text:p>
      <text:p text:style-name="P4">
<text:a xlink:type="simple" xlink:href="https://www.rfa.org/mandarin/yataibaodao/kejiaowen/gt-06082023024436.html" text:style-name="Internet_20_link" text:visited-style-name="Visited_20_Internet_20_Link">
<text:span text:style-name="T4">
 Technician found: WeChat or record computer logs and uploaded </text:span>
</text:a>
<text:span text:style-name="T4">
* <text:a xlink:type="simple" xlink:href="https://www.rfa.org/mandarin/ytbdzhuantixilie/diaocha-baodao/mz-06062023121301.html" text:style-name="Internet_20_link" text:visited-style-name="Visited_20_Internet_20_Link">
Survey Report | An artificial intelligence camera immediately notified the Chinese public security when the banner was launched</text:a>
</text:span>
</text:p>
      <text:p text:style-name="P4">
According to social media such as WeChat circle of friends and Twitter, students at Hubei Academy of Fine Arts on Monday (12th) showed device arts at the door of a supermarket that classmates often patronized, and were removed by the school security staff. Li, a college graduate of the university, told the station on Tuesday that the school publicly showed unspeakable works to the students, which was highly sensitive. Even if it did not involve political topics, it would obstruct it. She said: "These works are gentle and not criticized. He seems to be discussing dogmaticism, which is equivalent to discussing a definition, such as a definition of your career before, without any sensitive things. The position of the position is not allowed to make a public display in China now, and you must apply for it first. The cultural level of security should not be able to judge what the nature of this art is. "</text:p>
      <text:p text:style-name="P4">
Comprehensive information on the Internet, this Monday, a installation art work at Hubei Academy of Fine Arts was withdrawn by the security team, and the interactive device had only survived for less than 5 hours.</text:p>
      <text:p text:style-name="P4">
Some exhibitors said that although he was very nervous for the first time he made an installation art, he was very happy to see that everyone was taking pictures or sticking to a small ball. However, when the author returned to the door of the supermarket in the afternoon, "girls smoking would not damn" and "girls are not just passed on to generation, what do you read so many books" were removed. The result of the question was that the security team said: "Your work content is not approved, and it is not allowed to be displayed in such a large event."</text:p>
      <text:p text:style-name="P4">
This incident has aroused widespread attention and discussion. Some people think that the teacher should contact the students and inform the relevant regulations; others suspect whether it is a discussion of the school's prohibition of stereotypes; others think it may be just a security guard.</text:p>
      <text:p text:style-name="P4">
The security of the Hubei Academy of Fine Arts withdrew the installation art because it was "not approved." (Network screenshot/ancient pavilion provided) <text:a xlink:type="simple" xlink:href="https://www.rfa.org/mandarin/yataibaodao/meiti/gt2-06132023102228.html/m0613-gt2p2.jpg" text:style-name="Internet_20_link" text:visited-style-name="Visited_20_Internet_20_Link">
</text:a>
<text:span text:style-name="T4">
 The school attaches great importance to the artwork that has not been reviewed but publicly displayed. </text:span>
</text:p>
      <text:p text:style-name="P4">
Li classmate believes that it should not be a security behavior, but an official behavior. She said: "Afraid of the accident, including the school's personnel to see this device first, because it has not been reported by the school. I think it has nothing to do with the content. It is a public display behavior. Negative issues.</text:p>
      <text:p text:style-name="P4">
This station called the Office of the Dean of Hubei Academy of Fine Arts on Tuesday.</text:p>
      <text:p text:style-name="P4">
Zheng Xuguang, a senior current affairs commentator, said in an interview with this station that stereotypes are a topic worth exploring, but in China, they cannot discuss some deep -rooted cultural traditions. In their life experience, they may be relatively late. The so -called stereotypes he conveyed have a model of shaping men in men. Women have a model of shaping. Some men seem to be feminine, or some women are very neutral. It seems that there are only two specimens in your life. Men must have men, girls have girls. "</text:p>
      <text:p text:style-name="P4">
<text:span text:style-name="T4">
 Art students suggest disagreement with the concept of stereotype </text:span>
</text:p>
      <text:p text:style-name="P4">
Zheng Xuguang said that students in Chinese art colleges are more likely to accept the concepts of developed western countries, so through the expression of works: "In fact, human nature is common, and the art world is more likely to accept these things. Not only is it stereotypes, but also there are also impressions, but also there are also. The stereotypes are as good as the male lead, the female lead, the art student is a poor culture, and the girl smoking is damn. From the concept of these art students, the exhibition does not agree with these things. I want to make a prompt. I don't think there is any Strong political rebellion. "</text:p>
      <text:p text:style-name="P4">
The shower commented, no matter what the purpose, the movement of the security guard has enriched the meaning of the work itself. We look forward to more similar art forms to be displayed so that people can think and discuss more deeply.</text:p>
      <text:p text:style-name="P4">
Reporter: Ancient Pavilion Editor: Chen Meihua, Xu Shuting, Jiayuan.com editor: Hong Wei</text:p>
      <text:p text:style-name="P4">
News Source: <text:a xlink:type="simple" xlink:href="https://www.rfa.org/mandarin/yataibaodao/meiti/gt2-06132023102228.html" text:style-name="Internet_20_link" text:visited-style-name="Visited_20_Internet_20_Link">
https://www.rfa.org/mandarin/yataibaodao/meiti/gt2-06132023102228.html</text:a>
</text:p>
      <!--NEWS-->
      <text:h text:style-name="P10" text:outline-level="1">
<text:span text:style-name="T4">
The US stock bull market is expected to continue</text:span>
</text:h>
      <text:p text:style-name="P4">
Author: Hardika Singh</text:p>
      <text:p text:style-name="P4">
Publisher: 华尔街日报中文网</text:p>
      <text:p text:style-name="P4">
Published Time: 2023-06-13T11:40:00.000Z</text:p>
      <text:p text:style-name="P4">
Modified Time: 2023-06-13T11:40:00.000Z</text:p>
      <text:p text:style-name="P4">
Created Time: 2023-06-13T06:14:00.000Z</text:p>
      <text:p text:style-name="P4">
Description: The S &amp; P 500 index entered a new bull market last week after rising by more than 20%in October last year. There are encouraging signs that there is still room for this round of rise.</text:p>
      <text:p text:style-name="P4">
Images: []</text:p>
      <text:p text:style-name="P4">
Categories: ['金融市场', '股市']</text:p>
      <text:p text:style-name="P4">
Keywords: SYND,LINK:EN|WP-WSJ-0000975451</text:p>
      <text:p text:style-name="P4">
Type: Article</text:p>
      <!--METADATA-->
      <text:p text:style-name="P4">
On the eve of the decision of key economic data and the Federal Reserve's next interest rate, the US stock market occupied the upper hand.</text:p>
      <text:p text:style-name="P4">
News Source: <text:a xlink:type="simple" xlink:href="https://cn.wsj.com/articles/%E7%BE%8E%E8%82%A1%E7%89%9B%E5%B8%82%E8%A1%8C%E6%83%85%E6%9C%89%E6%9C%9B%E6%8C%81%E7%BB%AD-e178bbc0" text:style-name="Internet_20_link" text:visited-style-name="Visited_20_Internet_20_Link">
https://cn.wsj.com/articles/%E7%BE%8E%E8%82%A1%E7%89%9B%E5%B8%82%E8%A1%8C%E6%83%85%E6%9C%89%E6%9C%9B%E6%8C%81%E7%BB%AD-e178bbc0</text:a>
</text:p>
      <!--NEWS-->
      <text:h text:style-name="P10" text:outline-level="1">
<text:span text:style-name="T4">
China holds real bombs in the East China Sea region north of Taiwan</text:span>
</text:h>
      <text:p text:style-name="P4">
Author: None (Language: zh)</text:p>
      <text:p text:style-name="P4">
Publisher: None</text:p>
      <text:p text:style-name="P4">
Time: 2023-06-13T11:43:00Z</text:p>
      <text:p text:style-name="P4">
Description: The Zhejiang Maritime Safety Administration issued a sailing warning yesterday. On Tuesday (13th) from 11:30 noon to 3pm, carrier -based weapons and light weapons were launched in the East China Sea. The United States, Japan, Canada, and France are currently holding joint military exercises in the Philippine Sea.</text:p>
      <text:p text:style-name="P4">
Videos: []</text:p>
      <text:p text:style-name="P4">
Images: []</text:p>
      <text:p text:style-name="P4">
Subject: 时政风云</text:p>
      <text:p text:style-name="P4">
Subjects: ['德中关系', '岛屿主权争端', '马英九', '专题报道：全景观看“习马会”', '专题报道：2016年台湾大选', '中国', '东中国海主权争端', '台湾', '中共十九大']</text:p>
      <text:p text:style-name="P4">
Keywords: ['中国', '东海', '实弹射击', '演习', '台湾', '航空母舰']</text:p>
      <text:p text:style-name="P4">
Id: 65901478</text:p>
      <!--METADATA-->
      <text:p text:style-name="P4">
<text:a xlink:type="simple" xlink:href="https://www.dw.com/zh/overlay/image/article/65901478/62696547" text:style-name="Internet_20_link" text:visited-style-name="Visited_20_Internet_20_Link">
 </text:a>
China often holds military exercises in coastal areas.</text:p>
      <text:p text:style-name="P4">
(Voice of Germany) Reuters pointed out that China often holds military exercises in its coastal areas, but exercises held in the waters near Taiwan are often the most noticeable.</text:p>
      <text:p text:style-name="P4">
The Zhejiang Maritime Safety Administration issued two navigation warnings on Monday. One is military shooting training. From 1130 to 1500 on June 13th, in the East China Sea (1) 28-43.50n122-02-02.10e, (2) 28-39.50n 121-55.20E, (3) 28-39.50n 122 -02.10E, (4) 28-43.50N121-55.20E Four-point connection waters carry out carrier-based weapons and light weapons to shoot at the sea, and prohibit entry. The other is the East China Sea Military Exercise, from 0800 to 2100 on June 13th to 29-23.5N121-57.08e, 29-23.5N 122-03.43E, 29-17.83n 122-03.43e and 29-17.83n121 -57.08e Military exercise activities are performed within the waters of the four -point connection waters. No entry.</text:p>
      <text:p text:style-name="P4">
Reuters reported that the scope of exercises announced by Zhejiang Maritime Affairs Bureau were near Dachen Island.</text:p>
      <text:p text:style-name="P4">
Dachen Island was under the control of the Republic of China by February 1955. In January 1955, the Chinese People's Liberation Army attacked a Jiangshan Island. In February, the residents of Dachen Island followed the "National Army of the Republic of China". Later, the People's Liberation Army entered Dachen Island. Dachen Island now belongs to Taizhou Islands in Zhejiang Province.</text:p>
      <text:p text:style-name="P4">
The Qinhuangdao Maritime Safety Administration also issued a sailing warning on Tuesday. From 18:00 on June 16 to 24:00 on June 20, some waters of the Bohai Sea performed military tasks and prohibited in.</text:p>
      <text:p text:style-name="P4">
<text:a xlink:type="simple" xlink:href="https://www.dw.com/zh/zh/中国侦察机新机型现身-监控美日法加四国演习/a-65889438" text:style-name="Internet_20_link" text:visited-style-name="Visited_20_Internet_20_Link">
United States, Japan, Canada and France</text:a>
Joint military exercises are currently holding the Philippine Sea. Participated in the military exercise included the US "Nimitz" aircraft carrier and the "Reagan" aircraft carrier's aircraft carrier strike group. This is the first time since the two aircraft carrier strike groups in June 2020.</text:p>
      <text:p text:style-name="P4">
*#</text:p>
      <text:h text:style-name="P13" text:outline-level="4">
<text:span text:style-name="T4">
Chinese -style "Bright Sword": PLA conducts actual combat military exercises in the Taiwan Strait</text:span>
</text:h>
      <text:h text:style-name="P12" text:outline-level="3">
<text:span text:style-name="T4">
Pelosi launched a large -scale practical military training after leaving Taiwan</text:span>
</text:h>
      <text:p text:style-name="P4">
The Speaker of the House of Representatives Pelosi visited Taiwan on Tuesday (2nd) in Beijing on Tuesday (2nd). The mainland PLA announced that night that from 12:00 on Thursday (4th) to 12:00 on the 7th, it was surrounded by Taiwan. Carry out military training operations and organize real bombs. On the 8th, the Eastern theater of the PLA announced on Weibo that it continued to conduct practical combat training for the sea and airspace around Taimao.</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Implementation of Remote Firepower Real Shooting</text:span>
</text:h>
      <text:p text:style-name="P4">
On August 4th, a spokesman for the PLA Eastern theater Shi Yi, the Army of the Army, stated that on the afternoon of the 4th, "the Rocket Army Forces of the Eastern Theater of the PLA, the implementation of multi -regional, multi -model frequent firepower assault on the east of the Taiwan Island, all the multiple models of firepower, all the missiles, all the missiles, all the missiles were all missiles. The target of accurate hitting the target has tested the precise strike and regional rejection ability. " The Seven Kingdoms Group issued a joint statement on that day, calling on China to "do not unilaterally use force to change the status quo of the region and solve cross -strait differences in a peaceful way."</text:p>
      <text:p text:style-name="P4">
*#</text:p>
      <text:h text:style-name="P13" text:outline-level="4">
<text:span text:style-name="T4">
Chinese -style "Bright Sword": PLA conducts actual combat military exercises in the Taiwan Strait</text:span>
</text:h>
      <text:h text:style-name="P12" text:outline-level="3">
<text:span text:style-name="T4">
: The missile launched by the PLA fly over Taiwan's island</text:span>
</text:h>
      <text:p text:style-name="P4">
The report from the Japanese Ministry of Defense pointed out that the Japanese side stated that China launched 9 missiles from the direction of Taiwan in the afternoon of the 4th, 5 of which fell into the Japanese exclusive economic zone (EEZ) and 4 flying over Taiwan's island. The Ministry of Defense said that the Japanese side will continue to collect intelligence, analyze, and alert monitoring. Japanese media said that this was the first time that Chinese missiles fell into the Japanese exclusive economic zone. The Taiwan Ministry of Defense issued a press release on the side of the night on the 4th, saying that "the launching dynamics in real time", but because the ballistic road diameter is outside the atmosphere, "it is not harmful to the vast ground area of flying over", so no alarm was issued.</text:p>
      <text:p text:style-name="P4">
*#</text:p>
      <text:h text:style-name="P13" text:outline-level="4">
<text:span text:style-name="T4">
Chinese -style "Bright Sword": PLA conducts actual combat military exercises in the Taiwan Strait</text:span>
</text:h>
      <text:h text:style-name="P12" text:outline-level="3">
<text:span text:style-name="T4">
PLA warship confronts Taiwan Lanyang</text:span>
</text:h>
      <text:p text:style-name="P4">
On August 5th, another photo of the Eastern theater of the PLA's Eastern Agency continued to conduct practical combat and joint training in Taiwan's surrounding sea airspace. You can clearly see the Taiwan Lanyang patrol ship with the port number 935. The Ministry of National Defense of Taiwan responded that "multiple batches of CCP and ship activities have been discovered, and they have been broadcast alarm for the first time.</text:p>
      <text:p text:style-name="P4">
*#</text:p>
      <text:h text:style-name="P13" text:outline-level="4">
<text:span text:style-name="T4">
Chinese -style "Bright Sword": PLA conducts actual combat military exercises in the Taiwan Strait</text:span>
</text:h>
      <text:h text:style-name="P12" text:outline-level="3">
<text:span text:style-name="T4">
PLA pilot overlooking the Central Mountains in Taiwan</text:span>
</text:h>
      <text:p text:style-name="P4">
On the 5th, the Chinese military released a video and photo of the "PLA soldiers overlooking the Taiwan Coastline and the Central Mountains from the fighter". A PLA pilot faced the camera and said, "Today I performed a mission to the deterrence. I overlooking the Treasure Island coastline and the Central Mountains of the motherland at a distance. We will be more determined, and we will continue to strengthen the training of troops to ensure that we can cope with all the crisis. "</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National Defense Department: "The PLA has not entered the leader of the territorial sea"</text:span>
</text:h>
      <text:p text:style-name="P4">
On the 8th, the Ministry of Defense of Taiwan held a press conference. Lieutenant General Yin Xianxian said that during the exercise of the PLA Navy on the 4th to 8th, he maintained 13 battleships and love ships in the Taiwan link (24 nautical miles) every day. Carry out activities. In the north, west, southwestern, east, etc., the Air Force dispatches every day, including combat aircraft, including J-11, J-16, and Air Police, to implement military deterrence operations. He emphasized that the PLA "never entered my country's territorial sea and leading the air."#</text:p>
      <text:h text:style-name="P13" text:outline-level="4">
<text:span text:style-name="T4">
Chinese -style "Bright Sword": PLA conducts actual combat military exercises in the Taiwan Strait</text:span>
</text:h>
      <text:h text:style-name="P12" text:outline-level="3">
<text:span text:style-name="T4">
Department of Defense: The Surveillance Situation of the Surrounded by the Liden No.</text:span>
</text:h>
      <text:p text:style-name="P4">
The White House announced on the 4th that the Pentagon instructed the "Ronald Reagan" aircraft carrier to stay in the area near Taiwan to "monitor the situation." Reuters reports that the U.S. Navy Day stated that the "Reagan" aircraft carrier is conducting a scheduled operation in the Philippines Sea in the Western Pacific, with an area of 5.7 million square kilometers, including the waters in southeast Taiwan. The strategic situation of the think tank in the South China Sea was perceived on August 8th on social media, saying that the U.S. aircraft carrier "Reagan" continued to move south of about 140 nautical miles in the past two days.</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Tianlei Exercise" is about to appear</text:span>
</text:h>
      <text:p text:style-name="P4">
According to Taiwan media reports, the Taiwan military will implement the "Tianlei exercise" in Checheng, Pingtung to Laoshan. A total of 36 155 grenades cannon cannon noodles are carried out. It does not even rule out a small part of the overlap. The Taiwan military emphasized that the annual Tianlei exercise was announced as early as July 22, not a temporary intention for a certain situation, and there is no need to over -interpret it.</text:p>
      <text:p text:style-name="P4">
*#</text:p>
      <text:h text:style-name="P13" text:outline-level="4">
<text:span text:style-name="T4">
Chinese -style "Bright Sword": PLA conducts actual combat military exercises in the Taiwan Strait</text:span>
</text:h>
      <text:h text:style-name="P12" text:outline-level="3">
<text:span text:style-name="T4">
60 % of the Taiwanese are not worried about further military conflicts on both sides of the strait</text:span>
</text:h>
      <text:p text:style-name="P4">
The latest polls announced by the Taiwan "China Public Opinion Research Association" show that 60.1%of the people in Taiwan are not worried about the further military conflict between the two sides of the strait, only 34.0%worry. If mainland China attacked Taiwan, would the United States send troops to participate in the war? 48.5%of the people think that the United States will send troops, and 37.4%think not. The differences in views are mainly from the people's party sex and age. This poll visited from August 3rd to 5th.</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of the PLA announced the completion of joint military operations</text:span>
</text:h>
      <text:p text:style-name="P4">
Shi Yi, a spokesman for the Eastern Theater of the Chinese People's Liberation Army, said on the 10th that the Eastern theater was completed in the various tasks of organizing the army and military operations in the sea airspace around the Taiwan Island to combine military operations. He added that "the theater troops will keep an eye on the changes in the situation of the Taiwan Strait, continue to carry out training for military training, and often organize the Taiwan Strait for the war -to -reserve police patrol to resolutely defend national sovereignty and territorial integrity." On the same day, the China National New Office published the white paper "The Unified Cause of China and the New Era" in the New Era, emphasizing that "non -peaceful methods will be the last choice for the last tim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text:p>
      <text:p text:style-name="P4">
News Source: <text:a xlink:type="simple" xlink:href="https://www.dw.com/zh/中国在台湾以北东海地区举行实弹演习/a-65901478" text:style-name="Internet_20_link" text:visited-style-name="Visited_20_Internet_20_Link">
https://www.dw.com/zh/中国在台湾以北东海地区举行实弹演习/a-65901478?maca=chi-rss-chi-all-1127-rdf</text:a>
</text:p>
      <!--NEWS-->
      <text:h text:style-name="P10" text:outline-level="1">
<text:span text:style-name="T4">
Sudan: Kagoum's violent conflict and blocked Zalinga threatened the "catastrophic" situation of Zhongdalfur</text:span>
</text:h>
      <text:p text:style-name="P4">
Author: 半岛电视台＋通讯社</text:p>
      <text:p text:style-name="P4">
Publisher: Al Jazeera</text:p>
      <text:p text:style-name="P4">
Published Time: 2023-06-13T11:48:34</text:p>
      <text:p text:style-name="P4">
Modified Time: 2023-06-13T11:49:21</text:p>
      <text:p text:style-name="P4">
Description: The Sudan Army and the Fast Support Force had a violent conflict again on Tuesday in the capital of Khatayoum. The two sides used heavy weapons and light weapons, and fighter planes were flying densely.</text:p>
      <text:p text:style-name="P4">
Images: ["<text:a xlink:type="simple" xlink:href="https://chinese.aljazeera.net/wp-content/uploads/2023/06/1-1686656304.png" text:style-name="Internet_20_link" text:visited-style-name="Visited_20_Internet_20_Link">
1-1686656304.png</text:a>
"]</text:p>
      <text:p text:style-name="P4">
Topics: ['军事', '政治', '新闻']</text:p>
      <text:p text:style-name="P4">
Keywords: ['军事', '政治', '新闻', '世界', '苏丹']</text:p>
      <text:p text:style-name="P4">
Type: Article</text:p>
      <!--METADATA-->
      <text:p text:style-name="P4">
<draw:frame draw:style-name="fr1" draw:name="Image214" text:anchor-type="as-char" svg:width="6.9236in" svg:height="4.612736in" draw:z-index="0">
<draw:image xlink:href="../Images/Aljazeera Chinese/2023-06-13T11-48-34/1-1686656304.png" xlink:type="simple" xlink:show="embed" xlink:actuate="onLoad" draw:mime-type="image/png"/>
</draw:frame>
After a day of truce, the conflict between the two parties of the Khatamemoum conflict (French media)</text:p>
      <text:p text:style-name="P4">
The Sudan army and the fast support forces once again had violent conflicts in the capital Kotoumoue on Tuesday. The two sides used heavy weapons and light weapons to fly densely. Disaster "Humanitarian Agency issued a warning.</text:p>
      <text:p text:style-name="P4">
Witnesses said that heavy weapons and light weapons appeared in the conflict between Bachli (northeast of the capital) and southern Khamoum. At the same time, the witnesses also reported that they heard the sound of artillery and saw the rising flames rising. And smoke, and saw military aircraft flying densely over the city.</text:p>
      <text:p text:style-name="P4">
According to witnesses, the goal of military aircraft is to meet the rally of the rapid support forces stationed in public streets and residential areas.</text:p>
      <text:p text:style-name="P4">
The conflict broke out again on Camemame on Monday. Previously, the suspension agreement reached under the mediation under Saudi Arabia and the United States ended 24 hours on Sunday.</text:p>
      <text:p text:style-name="P4">
The two sides accused each other of the first war, and accused the other party of constantly violating the suspension agreement, failed to successfully end the conflict since April 15th. This conflict caused hundreds of civilians to die and thousands of civilians were injured. Conflicts also triggered a new wave of displaces and asylum in the world's poorest country.</text:p>
      <text:h text:style-name="P13" text:outline-level="4">
<text:span text:style-name="T4">
war expanded</text:span>
</text:h>
      <text:p text:style-name="P4">
At the same time, the Revolutionary Charter Organization, the Revolutionary Charter -announced that Zalin Gai City, Zhongdalfur, was completely surrounded by rapid support forces. The rapid support forces set up dozens of inspections on the road to the city. stand.</text:p>
      <text:p text:style-name="P4">
In a statement, the Alliance of the Resistance Committee added that Zaling has dozens of casualties and describes the humanitarian situation of the city as a catastrophic situation. A large population of the city is displaced.</text:p>
      <text:p text:style-name="P4">
On the other hand, the Guidance Committee of the Lawyers Association warned that the scope of the Sudan war has expanded to South Cordo Fanzhou. Previously, the conflict entered the cities such as Niala, Jana, Zalinga, and Kutam in Darfur. And North Koldan's Obeide.</text:p>
      <text:p text:style-name="P4">
The association also warned that the blockade of these areas and the continuity of the power outage showed that serious violations had occurred, and the parties to the conflict immediately stopped fighting and earnestly worked hard to stop the success of the war.</text:p>
      <text:h text:style-name="P13" text:outline-level="4">
<text:span text:style-name="T4">
Igart Initiative</text:span>
</text:h>
      <text:p text:style-name="P4">
In order to solve the crisis of continuous upgrades, especially at the Igat Summit held in Dabuti, Kenya President William Ruito said that the Igart summit reached a initiative to resolve the Sudan crisis, which involved 3 points, including representative Igart's establishment The delegation, including the presidents of South Sudan, Kenya, Ethiopia, and Gibi, met with Abdul Fatheblhan, chairman of the sovereignty committee.</text:p>
      <text:p text:style-name="P4">
In the next two weeks, the delegation will also be with the commander of the Bulhan and the rapid support forces Mohammed Hamdan Dagaglo (Hermeity)Discuss the issue of an open humanitarian corridor.</text:p>
      <text:p text:style-name="P4">
This initiative also stipulates that Igat will start the establishment of the National Dialogue Commission within 3 weeks, and the committee will begin to work to discuss the space for the Sudan folk forces to discuss the unreasonable problem.</text:p>
      <text:p text:style-name="P4">
Malik Agel, vice chairman of the Sudan sovereignty committee -in a statement of the Peninsula TV station -welcomes this initiative, he pointed out that the proposed parliament between the Burhan and Hermei will discuss the problem of ceasefire issues. And for the interests of the Sudan, negotiate with the so -called "rebels" to end the crisis.</text:p>
      <text:p text:style-name="P4">
When the Chairman of the African Union Committee, Mouza Faki warned at the opening meeting that if the battle would not stop immediately, "Sudan will erupt the civil war ... the deterioration of the Sudan situation pose a threat to the entire area."</text:p>
      <text:p text:style-name="P4">
Faki believes that the crisis that Sudan is experiencing pose a huge threat to its survival and describes it as a process of self -destruction.</text:p>
      <text:p text:style-name="P4">
News Source: <text:a xlink:type="simple" xlink:href="https://chinese.aljazeera.net/news/military/2023/6/13/%e8%8b%8f%e4%b8%b9%e5%96%80%e5%9c%9f%e7%a9%86%e5%8f%91%e7%94%9f%e6%9a%b4%e5%8a%9b%e5%86%b2%e7%aa%81%e4%b8%8e%e5%b0%81%e9%94%81%e6%89%8e%e6%9e%97%e7%9b%96%e5%a8%81%e8%83%81%e5%88%b0%e4%b8%ad%e8%be%be" text:style-name="Internet_20_link" text:visited-style-name="Visited_20_Internet_20_Link">
https://chinese.aljazeera.net/news/military/2023/6/13/%e8%8b%8f%e4%b8%b9%e5%96%80%e5%9c%9f%e7%a9%86%e5%8f%91%e7%94%9f%e6%9a%b4%e5%8a%9b%e5%86%b2%e7%aa%81%e4%b8%8e%e5%b0%81%e9%94%81%e6%89%8e%e6%9e%97%e7%9b%96%e5%a8%81%e8%83%81%e5%88%b0%e4%b8%ad%e8%be%be</text:a>
</text:p>
      <!--NEWS-->
      <text:h text:style-name="P10" text:outline-level="1">
<text:span text:style-name="T4">
Chinese photovoltaic executives are detained in Germany and claims to be involved in economic crimes</text:span>
</text:h>
      <text:p text:style-name="P4">
Author: None (Language: zh)</text:p>
      <text:p text:style-name="P4">
Publisher: None</text:p>
      <text:p text:style-name="P4">
Time: 2023-06-13T11:51:00Z</text:p>
      <text:p text:style-name="P4">
Description: A shareholder and former executive from a solar company from Jiangsu, China were arrested at the Munich Airport due to economic illegal allegations in Germany. Although he was quickly released, the progress of the case was still interesting.</text:p>
      <text:p text:style-name="P4">
Videos: []</text:p>
      <text:p text:style-name="P4">
Images: []</text:p>
      <text:p text:style-name="P4">
Subject: 经济纵横</text:p>
      <text:p text:style-name="P4">
Subjects: ['慕尼黑', '拜仁慕尼黑', '太阳能']</text:p>
      <text:p text:style-name="P4">
Keywords: ['太阳能', '光伏', '慕尼黑', '拘捕令', '经济犯罪', '签证', '搜查']</text:p>
      <text:p text:style-name="P4">
Id: 65901880</text:p>
      <!--METADATA-->
      <text:p text:style-name="P4">
<text:a xlink:type="simple" xlink:href="https://www.dw.com/zh/overlay/image/article/65901880/60321112" text:style-name="Internet_20_link" text:visited-style-name="Visited_20_Internet_20_Link">
 </text:a>
After the German police landed, a Chinese citizen was arrested after the plane landed</text:p>
      <text:p text:style-name="P4">
(Voice of Germany) on Monday (June 12) The Shanghai Securities News reported that some Chinese photovoltaic enterprises were taken away by law enforcement officers at Munich airport in Germany. Witnesses said that the German police should be shocked according to the picture, "Even the place where the person was sitting on the plane was very clear. Other passengers present said "more than one person who was taken away."</text:p>
      <text:p text:style-name="P4">
This week (June 14th to 16th), the European largest solar professional exhibition, the European International Solar Exhibition (Intersoleurope) in Munich. On the 12th on the 12th, there were many Chinese photovoltaic companies who came to participate in the exhibition. Someone immediately spread the news after witnessing the scene of "being taken away by the uniform". The incident caused a shock in the Chinese photovoltaic industry, and some reports said that even investors were worried that it would affect the stock price.</text:p>
      <text:h text:style-name="P12" text:outline-level="3">
<text:span text:style-name="T4">
Procuratorate: suspected economics illegal</text:span>
</text:h>
      <text:p text:style-name="P4">
A Federal Police spokesman for the Munich Airport confirmed to Germany on the 12th that the police detained a passenger on a flight from Shanghai that morning to perform a arrest order issued by the Ogosburg District Court. In the afternoon of the same day, the man was sent to the court to meet the judge, and was later released.</text:p>
      <text:p text:style-name="P4">
Regarding the saying of "multiple people was taken away", federal police officers said that three of the passengers of the flight were briefly taken to the airport police station for inquiries because of visa issues. After the problem clarified, they left and left, only half an hour before and after. There is no connection between the two things.</text:p>
      <text:p text:style-name="P4">
Many Chinese manufacturers go to Munich to participate in the International Solar Technology Exhibition Intersola EUROPE(Data picture)The Voice of Germany asked the written reply from the Augsburg Procuratorate that the case involved illegal acts in the field of economic crimes from 2015 to 2017. During this time, the controlled person served as an executive of a Chinese photovoltaic product manufacturing enterprise and was responsible for exporting sales.</text:p>
      <text:p text:style-name="P4">
Prosecutors said that according to the survey conclusions obtained by a series of search in 2018, the controller was determined that the subject was "major criminal suspect", but it was not yet possible to disclose more details about the allegations. On June 12, the court decided to suspend the execution of the "conditional conditions" on its arrest warrant.</text:p>
      <text:p text:style-name="P4">
According to the Beijing News, the named Pu Yonghua was indeed a senior manager in the Chinese photovoltaic industry. The report quoted public information showing that Pu Yonghua was born in 1976 and worked in Jiangsu Xiaosan Group, Jiangyin Junxin Technology Co., Ltd., and Jiangsu Runda Photovoltaic Technology Co., Ltd. Pu Yonghua himself said that he was "okay" to the Beijing News.</text:p>
      <text:h text:style-name="P12" text:outline-level="3">
<text:span text:style-name="T4">
There are precedents</text:span>
</text:h>
      <text:p text:style-name="P4">
In the early morning of June 13, the China Photovoltaic Industry Association issued a statement that Chinese photovoltaic practitioners who reported media reports were taken away by the investigation when participating in the Munich International Solar Technology Expo in Germany. The statement said that after understanding, the parties "just assisted the investigation" and have returned to the hotel. The only one who assisted in the investigation this time was not involved in many Chinese photovoltaic companies that have been circulated on the Internet, and there were no situations where many personnel assisted the investigation.</text:p>
      <text:p text:style-name="P4">
A insider of the Association told the Shanghai Securities News reporter that "this is still a historical problem that the previous price commitment promised, and some illegal enterprises needed taxation."</text:p>
      <text:h text:style-name="P12" text:outline-level="3">
<text:span text:style-name="T4">
The embarrassment of Chinese photovoltaic products in Europe</text:span>
</text:h>
      <text:p text:style-name="P4">
According to a comprehensive Chinese media report, Pu Yonghua served as a director and deputy general manager at Jiangsu Runda Photovoltaic Technology Co., Ltd. from 2009 to 2020. He is now a major shareholder of Jiangzhulin Paul New Energy Co., Ltd.</text:p>
      <text:p text:style-name="P4">
Jiangsu Runda is a listed company in the New Third Board. It was listed in May 2015 and has more than 800 employees. Green Paul is located in Changzhou, Jiangsu, with a total fixed asset value of 3 billion yuan. The company's business involves the upstream and downstream of the photovoltaic industry chain, from silicon wafers, battery films, components to power stations to design, build, and operation and maintenance; there are 3 warehouses in the European market, and the sales network is located in Europe, Asia, the Middle East and other places.</text:p>
      <text:p text:style-name="P4">
Chinese solar enterprise executives were arrested in Germany, not the first time. According to the German photovoltaic industry media PVMAGAGANE, in May 2019, during the Munich European International Solar Technology Exhibition, two Chinese citizens were arrested because of business smuggling involving solar components and evading illegal avoidance before September 2018 <text:a xlink:type="simple" xlink:href="https://www.dw.com/zh/zh/欧盟拟终止对中国光伏产品反倾销措施/a-45214099" text:style-name="Internet_20_link" text:visited-style-name="Visited_20_Internet_20_Link">
 EU's minimum price limit</text:a>
Essence</text:p>
      <text:p text:style-name="P4">
(Comprehensive report)</text:p>
      <text:p text:style-name="P4">
News Source: <text:a xlink:type="simple" xlink:href="https://www.dw.com/zh/中国光伏业高管在德被拘-检方称涉经济犯罪/a-65901880" text:style-name="Internet_20_link" text:visited-style-name="Visited_20_Internet_20_Link">
https://www.dw.com/zh/中国光伏业高管在德被拘-检方称涉经济犯罪/a-65901880?maca=chi-rss-chi-all-1127-rdf</text:a>
</text:p>
      <!--NEWS-->
      <text:h text:style-name="P10" text:outline-level="1">
<text:span text:style-name="T4">
Meitai jointly produce weapons to accelerate military sales? Expert: Fear of reluctance</text:span>
</text:h>
      <text:p text:style-name="P4">
Author: None</text:p>
      <text:p text:style-name="P4">
Publisher: Radio Free Asia (Organization)</text:p>
      <text:p text:style-name="P4">
Published Time: 2023-06-13T11:52:00-04:00</text:p>
      <text:p text:style-name="P4">
Modified Time: 2023-06-13T12:06:32-04:00</text:p>
      <text:p text:style-name="P4">
Description: None</text:p>
      <text:p text:style-name="P4">
Videos: []</text:p>
      <text:p text:style-name="P4">
Audios: ["<text:a xlink:type="simple" xlink:href="https://www.rfa.org/mandarin/yataibaodao/gangtai/hx2-061320231141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6-13T11-52-00-04-00/000000.png" xlink:type="simple" xlink:show="embed" xlink:actuate="onLoad" draw:mime-type="image/png"/>
</draw:frame>
American flag and Taiwan flag <text:a xlink:type="simple" xlink:href="https://www.rfa.org/mandarin/yataibaodao/gangtai/hx2-06132023114155.html/@@images/image" text:style-name="Internet_20_link" text:visited-style-name="Visited_20_Internet_20_Link">
</text:a>
Reuters picture <text:a xlink:type="simple" xlink:href="https://www.rfa.org/mandarin/yataibaodao/gangtai/hx2-06132023114155.html/@@stream" text:style-name="Internet_20_link" text:visited-style-name="Visited_20_Internet_20_Link">
AUDIO-Link: https: //www.rfa.org/mandarin/yatabaodao/gangtai/hx2-06132023114155.html/@@stream</text:a>
A few days ago, the US House of Representatives Military Commission issued a draft of the National Defense Authorization Law to propose to solve the problem of delayed delivery of military sales projects in Taiwan in the United States and Taiwan to jointly produce weapons and increase Taiwan's military material inventory. Some Taiwanese experts believe that the United States should accelerate weapons transport and sales to respond to the threat of China's invasion in Taiwan.</text:p>
      <text:p text:style-name="P4">
<text:a xlink:type="simple" xlink:href="https://www.rfa.org/mandarin/Xinwen/9-06052023162901.html" text:style-name="Internet_20_link" text:visited-style-name="Visited_20_Internet_20_Link">
<text:span text:style-name="T4">
 Meitai will hold the "Monterey talks" in July to focus on the safety of military sales and Taiwan Straits </text:span>
</text:a>
<text:span text:style-name="T4">
* <text:a xlink:type="simple" xlink:href="https://www.rfa.org/mandarin/yataibaodao/gangtai/hx2-05262023041821.html" text:style-name="Internet_20_link" text:visited-style-name="Visited_20_Internet_20_Link">
The United States launched the first batch of thorns and missiles in Taiwan for the US $ 500 million in Taiwan</text:a>
</text:span>
</text:p>
      <text:p text:style-name="P4">
The Federal House Military Commission announced on Monday that the National Defense AuthorizationAct (NDAA) of the National Defense Authorization Law on Monday announced the possibility of the United States and Taiwan jointly producing weapons to solve the possibility of the United States and Taiwan's joint sales of Taiwan. Essence</text:p>
      <text:p text:style-name="P4">
The Taiwan Central News Agency quoted the draft that Taiwan faced the problem of long -term delivery of US military sales. Therefore, it promoted the United States to jointly produce weapons in the region to reduce the pressure of the US defense industry, accelerate the time of initial combat capabilities, and establish Taiwan's crisis in crisis. The ability to supplement its own inventory. The Military Commission of the US House of Representatives requested the Minister of Defense to submit a report to the Military Commission before March 1, 2024, explaining the advantages and challenges of joint production of weapons and ammunition with Taiwan.</text:p>
      <text:p text:style-name="P4">
In an interview with Radio Asia on June 13th, researcher at the China Strategic Foresight Association in Taiwan pointed out on June 13 that the United States must establish a weapon production line in Taiwan for ten days and half a month. I am afraid that I am not relieved.</text:p>
      <text:p text:style-name="P4">
<text:span text:style-name="T4">
 Expert: Mei Yi Ying </text:span>
 <text:span text:style-name="T4">
 2027 </text:span>
 <text:span text:style-name="T4">
 It is better to increase the speed of selling weapons for sale </text:span>
 **</text:p>
      <text:p text:style-name="P4">
Jiezhong said: "Washington is worried that the Communist Party of China will commit force in 2027 to commit to Taiwan. Whether it can be completed in 2027 through the production line production method is worrying. To cope with the threat of the Chinese Communist Party in 2027, the United States should speed up the speed of weapons. Not as good as the United States through administrative measures, the order of selling weapons and selling weapons to Taiwan will advance to the same status as the main allies in NATO, which can solve the problems facing the present. "</text:p>
      <text:p text:style-name="P4">
The Japanese media Nikkeiasia (Nikkeiasia) quoted sources at the end of last year that the United States and Taiwan's joint production weapons have launched preliminary discussions. It may be provided by US defense companies to create weapons in Taiwan or use Taiwan -made components to create weapons.</text:p>
      <text:p text:style-name="P4">
Taiwan military expert Chen Guoming said in an interview with Radio Free Asia that the United States recently encouraged Japan to move the ammunition depot from Hokkaido to Okinawa, and the rumors of the United States and Taiwan's joint production weapons have also been long. Chen Guoming said that the modern war is not like producing a lot of artillery shells, machine guns, bullets, and ammunition weapons quickly. In the event of a war in the sea, the timeliness of the United States or air transport will face challenges.</text:p>
      <text:p text:style-name="P4">
Simulation exercise of soldiers of Taiwan (Zpo -Associated Press Picture) <text:a xlink:type="simple" xlink:href="https://www.rfa.org/mandarin/yataibaodao/gangtai/hx2-06132023114155.html/2.jpg" text:style-name="Internet_20_link" text:visited-style-name="Visited_20_Internet_20_Link">
</text:a>
<text:span text:style-name="T4">
 Experts: I hope to be authorized to build anti -ship missiles and attack land missiles </text:span>
</text:p>
      <text:p text:style-name="P4">
Chen Guoming said: "The main inventory long -distance anti -ship missile or land missile of the modern war. If Taiwan is fighting for this requirement, we will raise our hands in favor. Strengthen our anti -ship energy. These ammunition depots are not production, settings, and stacking the huge ammunition like the 823 war, nor are they a new type of guide shells. I hope the newly built ammunition library, or under the authorization of the United States, production Our part of the anti -ship missiles that we can use is optimistic about this. "</text:p>
      <text:p text:style-name="P4">
At the same time, the draft of the "National Defense Authorization Law" in the United States also reiterated that the US -Taiwan relations should be determined based on the "Taiwan Relations Law" and six guarantees; Causes solemn concerns in the United States. The people's Republic of China ’s increasing coercion and aggression of Taiwan run counter to the end of Taiwan’ s future expectations.</text:p>
      <text:p text:style-name="P4">
The bill also pointed out that the United States should maintain its capabilities and resist Taiwan, including force such as force. Congress supports Taiwan to strengthen its defense capabilities through the purchase of weapons, industrial cooperation, and direct commercial sales.</text:p>
      <text:p text:style-name="P4">
According to procedures, the Military Commission of the United States Senate's two institutions will each propose the version of the National Defense Authorization Act, and after consultation and voting through the negotiation, the president is submitted to the President to sign an effect.</text:p>
      <text:p text:style-name="P4">
Reporter: Xia Xiaohua Editor: Xu Shuting, He Ping.com Edited: Hong Wei</text:p>
      <text:p text:style-name="P4">
News Source: <text:a xlink:type="simple" xlink:href="https://www.rfa.org/mandarin/yataibaodao/gangtai/hx2-06132023114155.html" text:style-name="Internet_20_link" text:visited-style-name="Visited_20_Internet_20_Link">
https://www.rfa.org/mandarin/yataibaodao/gangtai/hx2-06132023114155.html</text:a>
</text:p>
      <!--NEWS-->
      <text:h text:style-name="P10" text:outline-level="1">
<text:span text:style-name="T4">
Saudi Arabia strengthens the relationship between China and China, deepen the relationship between the two countries</text:span>
</text:h>
      <text:p text:style-name="P4">
Creator: VIVIAN NEREIM</text:p>
      <text:p text:style-name="P4">
Publisher: https://www.facebook.com/nytimeschinese</text:p>
      <text:p text:style-name="P4">
Published Time: 2023-06-13T12:04:45+08:00</text:p>
      <text:p text:style-name="P4">
Description: On the one hand, Saudi Arabia fixes relations with the United States, and on the one hand, it is reluctant to alienate the biggest trading partner China. At the Arab -China Business Forum hosted by Saudi Arabia, the two countries have reached a number of transactions in the fields of renewable energy and electric vehicles. Ahmed YOSRI/Reuters Sunday, Saudi Energy Minister Abdul Aziz Bin Salman was interviewed at the 10th China -Arab Holdings Forum held by Liad.</text:p>
      <text:p text:style-name="P4">
Images: ["<text:a xlink:type="simple" xlink:href="https://static01.nyt.com/images/2023/06/12/multimedia/12saudi-china-1-cmpg/12saudi-china-1-cmpg-master1050.jpg" text:style-name="Internet_20_link" text:visited-style-name="Visited_20_Internet_20_Link">
12saudi-china...</text:a>
"]</text:p>
      <text:p text:style-name="P4">
Category: 国际</text:p>
      <text:p text:style-name="P4">
Type: Article</text:p>
      <!--METADATA-->
      <text:p text:style-name="P4">
<draw:frame draw:style-name="fr1" draw:name="Image221" text:anchor-type="as-char" svg:width="6.9236in" svg:height="4.569576in" draw:z-index="0">
<draw:image xlink:href="../Images/cnnytimes/2023-06-13T12-04-45-08-00/12saudi-china-1-cmpg-master1050.jpg" xlink:type="simple" xlink:show="embed" xlink:actuate="onLoad" draw:mime-type="image/jpeg"/>
</draw:frame>
This week, at the China -Arabic Holy Works Forum hosted by Saudi Arabia, hundreds of Chinese officials and executives gathered under the huge chandeliers, smiling and selfies, and eating organic dates. This information passed was not difficult to ponder.</text:p>
      <text:p text:style-name="P4">
"If you want to find a trusted partner in the world -one of the best partners in the world -that is the People's Republic of China," Mohammed Abanan, chairman of a renewable energy company in Saudi Arabia, It was announced that his words won thunderous applause. "China is a trusted partner," he said on Sunday. The day was the first day of the two -day meeting.</text:p>
      <text:p text:style-name="P4">
More than 3,000 people participated in the forum. Just a few days ago, US Secretary of State Brills visited Saudi Arabia. After experiencing a tension relationship (including [conflict] that happened last year due to oil production last year, <text:a xlink:type="simple" xlink:href="https://www.nytimes.com/2022/10/25/us/politics/us-saudi-oil-deal.html" text:style-name="Internet_20_link" text:visited-style-name="Visited_20_Internet_20_Link">
conflict</text:a>
), Brintken reiterated the relationship between the United States and Saudi Arabia. However, when Brinkon ended on Thursday, Saudi Foreign Minister said that although Saudi Arabia attaches close relationship with the United States, it does not intend to alien its largest trading partner China.</text:p>
      <text:p text:style-name="P4">
Saudi officials often complain that they feel unable to rely on the United States, the previous security guarantee, and are seeking to create a more independent foreign policy.</text:p>
      <text:p text:style-name="P4">
advertise</text:p>
      <text:p text:style-name="P4">
"We are in contact with everyone, and we welcome anyone who wants to invest with us," said Prince Abdul Aziz Bin Salman on Sunday on Sunday. He is the elder brother of Mohammed Bin Salman princes of Saudi Arabia.</text:p>
      <text:p text:style-name="P4">
When asked how to think of the criticism of the increasingly developed relationship between Sands in some corners, Prince Abdul Azizi replied, "I do n’t ignore it at all."</text:p>
      <text:p text:style-name="P4">
"There is no so -called magnificent blueprint between us and China," he said. "But I must clearly and frankly say: We are working with them in many things."</text:p>
      <text:p text:style-name="P4">
Last Thursday, US Secretary of State Broskel held a joint press conference with Prince of Faisal Ben Faha, the Minister of Foreign Affairs of Saudi Arabia. POOL Photo by Ahmed YOSRI</text:p>
      <text:p text:style-name="P4">
This is the tenth China -Arab cooperation forum, but the first time it is sponsored by Saudi Arabia, and it is the largest one to date. The transactions announced during the forum include an agreement between Chinese companies to invest in copper ore and renewable energy in Saudi Arabia, as well as a $ 5.6 billion agreement reached by the Saudi Investment Department and a Chinese electric vehicle company. According to the agreement, the two parties will set up a study and Social ventures for manufacturing and sales.</text:p>
      <text:p text:style-name="P4">
Among the invited Chinese companies, several of them were blacklisted by the US government because they promoted the surveillance of Chinese ethnic minorities, which caused them not to do business with American companies.</text:p>
      <text:p text:style-name="P4">
These include artificial intelligence companies specializing in facial recognition <text:a xlink:type="simple" xlink:href="https://www.nytimes.com/2021/12/13/business/china-sensetime-hong-kong-ipo.html" text:style-name="Internet_20_link" text:visited-style-name="Visited_20_Internet_20_Link">
Shangtang Technology</text:a>
Heyn Group <text:a xlink:type="simple" xlink:href="https://cn.nytimes.com/business/20200721/china-sanctions-uighurs-labor/" text:style-name="Internet_20_link" text:visited-style-name="Visited_20_Internet_20_Link">
Huada Gene Group</text:a>
Essence Last year, the US Department of Defense also listed a subsidiary of Huada as one of the "Chinese military industrial enterprises operating in the United States", although Washinga Gene said its technology was developed for civilian purposes.</text:p>
      <text:p text:style-name="P4">
advertise</text:p>
      <text:p text:style-name="P4">
Both companies <text:a xlink:type="simple" xlink:href="https://cn.nytimes.com/business/20200722/china-us-trade-banned/" text:style-name="Internet_20_link" text:visited-style-name="Visited_20_Internet_20_Link">
denied</text:a>
The allegations behind the blacklist, at the forum, they enthusiastically talked about the business relationship with the Saudi government, including the establishment of the BGI in the new crown.(https://en.genomics.cn/en-news-278-6586.html)Essence</text:p>
      <text:p text:style-name="P4">
Although the official statement is the opposite of this, many Saudis people still involuntarily compare their growing relationship with China with the weakening of the United States in Saudi Arabia.</text:p>
      <text:p text:style-name="P4">
During the 2019 campaign, President Biden <text:a xlink:type="simple" xlink:href="https://www.nytimes.com/2022/06/02/us/politics/biden-saudi-arabia.html" text:style-name="Internet_20_link" text:visited-style-name="Visited_20_Internet_20_Link">
promised to turn Saudi Arabia into a "abandoned" country</text:a>
Because it violates human rights, including Saudi Arabia <text:a xlink:type="simple" xlink:href="https://www.nytimes.com/2021/02/26/us/politics/jamal-khashoggi-killing-cia-report.html" text:style-name="Internet_20_link" text:visited-style-name="Visited_20_Internet_20_Link">
Murder of the Washington Post "columnist, Saudi Exiles of Muhammad's Crown Prince Jamal Kashuji</text:a>
Essence But last year, Biden visited the Crown Prince and touched him.</text:p>
      <text:p text:style-name="P4">
Chinese leader Xi Jinping was much grandly received when he visited Saudi Arabia in December. Hu Chunhua, vice chairman of the Chinese People's Political Consultative Conference, delivered a keynote speech at this week's cooperation forum. He said that Xi Jinping's visit opened the "new era of cooperation" between Arab countries and China.</text:p>
      <text:p text:style-name="P4">
The 10th China -Arab Cooperation Forum was held on Sunday. Fayez NurelDine/AGENCE France-Presse-Getty Images</text:p>
      <text:p text:style-name="P4">
The Saudis quickly determined that although Saudi Arabia's economic relations with China are developing, they do not believe that China can replace the United States and become their security guarantee. The cultural connection between the two countries has just begun; compared with English, few Saudi people speak Chinese.</text:p>
      <text:p text:style-name="P4">
However, officials are anxious to change this situation, and they plan to teach Chinese in school. In the latest terminals of Liade Airport, the signs include not only Arabic and English, but also Chinese.</text:p>
      <text:p text:style-name="P4">
advertise</text:p>
      <text:p text:style-name="P4">
Crown Muhammad regards China as an ally who is willing to share technology -it is crucial to the diversification of his economy that Saudi Arabia's original reliance on oil and the establishment of a manufacturing industry in the country. Several spokespersons at the meeting compared Saudi Arabia's economic change under the leadership of Muhammad's princes with the transformation of China decades ago.</text:p>
      <text:p text:style-name="P4">
News Source: <text:a xlink:type="simple" xlink:href="https://cn.nytimes.com/world/20230613/saudi-china-investment-forum/" text:style-name="Internet_20_link" text:visited-style-name="Visited_20_Internet_20_Link">
https://cn.nytimes.com/world/20230613/saudi-china-investment-forum/</text:a>
</text:p>
      <!--NEWS-->
      <text:h text:style-name="P10" text:outline-level="1">
<text:span text:style-name="T4">
The suspicious things in the Nara court ask for a petition to ask the suspect who shot to kill Abe</text:span>
</text:h>
      <text:p text:style-name="P4">
Author: 联合早报 (Person)</text:p>
      <text:p text:style-name="P4">
Publisher: 联合早报 (Organization)</text:p>
      <text:p text:style-name="P4">
Published Time: 2023-06-13T12:10</text:p>
      <text:p text:style-name="P4">
Modified Time: 2023-06-13T12:10</text:p>
      <text:p text:style-name="P4">
Description: The Japanese media reported on Tuesday (June 13) that in the suspicious objects that caused the Nara District Court to cancel former Japanese Prime Minister Shinzo Abe's three shot hearing, there was only one petition and no explosives. Sushan, which was suspected of shooting Abe last year, was scheduled to be on Monday (12 ...</text:p>
      <text:p text:style-name="P4">
Videos: []</text:p>
      <text:p text:style-name="P4">
Audios: []</text:p>
      <text:p text:style-name="P4">
Images: []</text:p>
      <text:p text:style-name="P4">
Type: NewsArticle</text:p>
      <text:p text:style-name="P4">
Breadcrumbs: ['即时', '国际']</text:p>
      <text:p text:style-name="P4">
Keywords: ['日本', '安倍晋三', '被告']</text:p>
      <!--METADATA-->
      <text:p text:style-name="P4">
Japanese media reported on Tuesday (June 13) that the Nara District Court canceled the former Prime Minister of Japan Abe's three shot killing hearing <text:a xlink:type="simple" xlink:href="https://www.zaobao.com/realtime/world/story20230612-1403488" text:style-name="Internet_20_link" text:visited-style-name="Visited_20_Internet_20_Link">
suspicious objects</text:a>
In fact, there is only one petition, and there is no explosion.</text:p>
      <text:p text:style-name="P4">
Shanzhita, who was suspected of shooting Abe's Abe last year, was originally scheduled to attend the pre -trial hearing at the Nara District Court on Monday (12th).</text:p>
      <text:p text:style-name="P4">
The Japan Broadcasting Association (NHK) reported that suspicious objects are a box, and there is a printing file in the box. It is Change.org that the court requires the court to make a petition of the mountains from light.</text:p>
      <text:p text:style-name="P4">
Because the metal detector made a sound when detecting suspicious objects, the court immediately called the police and evacuated everyone.</text:p>
      <text:p text:style-name="P4">
Bomb experts transferred objects to an empty place and investigated the package. Police spokesman told AFP that no explosives or dangerous substances were found, but no more details were provided.</text:p>
      <text:p text:style-name="P4">
The sponsor of Change.org confirmed to NHK that they sent the document to the court, and said that they had collected 13,000 signatures since last year.</text:p>
      <text:p text:style-name="P4">
The sponsor said: "I send the petition to the court, hoping to make more people who care about it."</text:p>
      <text:p text:style-name="P4">
He also explained: "Because the petition was very thick, it rained again yesterday. I put the petition book in the cardboard box ... I definitely did not hinder judicial justice."</text:p>
      <text:p text:style-name="P4">
NHK did not disclose the identity of the sponsorship.</text:p>
      <text:p text:style-name="P4">
According to Kyodo News, the sender contacted the police himself after learning that the petition caused a security alert.</text:p>
      <text:p text:style-name="P4">
The Nara court and the police refused to confirm that media reports were true.</text:p>
      <text:p text:style-name="P4">
The 42 -year -old mountain is also facing the charges of murder and violations of the military reserve control law. If the charges are established, they may face the death penalty.</text:p>
      <text:p text:style-name="P4">
On the morning of July 8 last year, when 67 -year -old Abe published a speech on the streets of Nara City, Yamakami was also torrent <text:a xlink:type="simple" xlink:href="https://www.zaobao.com/news/world/story20220709-1290969" text:style-name="Internet_20_link" text:visited-style-name="Visited_20_Internet_20_Link">
shot and killed at close range</text:a>
, Shocking International.</text:p>
      <text:p text:style-name="P4">
After the mountain was arrested, he was confessed that his mother donated a large amount of money to the unified teachings that caused family life to be confused.(https://www.zaobao.com/news/world/story20220714-1292547)The attack on Abe is because he believes that Abe has a close relationship with the unified religion.</text:p>
      <text:p text:style-name="P4">
News Source: <text:a xlink:type="simple" xlink:href="https://www.zaobao.com.sg/realtime/world/story20230613-1403788" text:style-name="Internet_20_link" text:visited-style-name="Visited_20_Internet_20_Link">
https://www.zaobao.com.sg/realtime/world/story20230613-1403788</text:a>
</text:p>
      <!--NEWS-->
      <text:h text:style-name="P10" text:outline-level="1">
<text:span text:style-name="T4">
Commemorate the 412th anniversary of Canada, Canadian Hong Kong people gathered not to forget to restore Hong Kong</text:span>
</text:h>
      <text:p text:style-name="P4">
Author: None</text:p>
      <text:p text:style-name="P4">
Publisher: Radio Free Asia (Organization)</text:p>
      <text:p text:style-name="P4">
Published Time: 2023-06-13T12:28:00-04:00</text:p>
      <text:p text:style-name="P4">
Modified Time: 2023-06-13T14:24:48-04:00</text:p>
      <text:p text:style-name="P4">
Description: None</text:p>
      <text:p text:style-name="P4">
Videos: []</text:p>
      <text:p text:style-name="P4">
Audios: ["<text:a xlink:type="simple" xlink:href="https://www.rfa.org/mandarin/yataibaodao/shehui/lf-061320231010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5.483045in" draw:z-index="0">
<draw:image xlink:href="../Images/rfamandarin/2023-06-13T12-28-00-04-00/000000.png" xlink:type="simple" xlink:show="embed" xlink:actuate="onLoad" draw:mime-type="image/png"/>
</draw:frame>
Vancouver hosted an international connection activity of "fight against totalitarian, democratic self -determination", calling on all walks of life to continue to pay attention to Hong Kong. <text:a xlink:type="simple" xlink:href="https://www.rfa.org/mandarin/yataibaodao/shehui/lf-06132023101053.html/@@images/image" text:style-name="Internet_20_link" text:visited-style-name="Visited_20_Internet_20_Link">
</text:a>
(Canadian Conservative Party member Marc Dalton Facebook)<text:a xlink:type="simple" xlink:href="https://www.rfa.org/mandarin/yataibaodao/shehui/lf-06132023101053.html/@@stream" text:style-name="Internet_20_link" text:visited-style-name="Visited_20_Internet_20_Link">
Audio-1-Link：https://www.rfa.org/mandarin/yataibaodao/shehui/lf-06132023101053.html/@@stream</text:a>
June 12 this year was the four -year anniversary of Hong Kong's delivery of the Chinese Movement. Canadian Hong Kong people held rally on Toronto and Vancouver. The Hong Kong people who had undergone violence by police that year said that they would never forget the tragic seeing. Event organizers said that overseas must be justified for Hong Kong people who have been persecuted by political persecution for democracy.</text:p>
      <text:p text:style-name="P4">
<text:span text:style-name="T4">
<text:span text:style-name="T5">
 <text:a xlink:type="simple" xlink:href="https://www.rfa.org/mandarin/yataibaodao/gangtai/lf-12152020135711.html" text:style-name="Internet_20_link" text:visited-style-name="Visited_20_Internet_20_Link">
Canadians use art to support Hong Kong's theme painting paintings are popular</text:a>
</text:span>
* </text:span>
<text:span text:style-name="T5">
 <text:a xlink:type="simple" xlink:href="https://www.rfa.org/mandarin/yataibaodao/gangtai/lf-06132022125339.html" text:style-name="Internet_20_link" text:visited-style-name="Visited_20_Internet_20_Link">
The 612 commemorative event in many cities in Canada has a small pink stepping on the scene</text:a>
</text:span>
<text:span text:style-name="T5">
 </text:span>
<text:span text:style-name="T4">
 <text:a xlink:type="simple" xlink:href="https://www.rfa.org/mandarin/yataibaodao/gangtai/lf-06132021172727.html" text:style-name="Internet_20_link" text:visited-style-name="Visited_20_Internet_20_Link">
Simultaneous commemorative 612 Hong Kong people awakened the second anniversary of the wake -up of the seven major cities in Canada</text:a>
</text:span>
 <text:span text:style-name="T4">
* <text:a xlink:type="simple" xlink:href="https://www.rfa.org/mandarin/yataibaodao/gangtai/lf-12152020135711.html" text:style-name="Internet_20_link" text:visited-style-name="Visited_20_Internet_20_Link">
Canadians use art to support Hong Kong's anti -dispute theme paintings</text:a>
</text:span>
</text:p>
      <text:p text:style-name="P4">
On June 11th and 12th, there were two activities that supported Hong Kong in the Greater Vancouver area. Everyone sang to remember the bits and pieces of Hong Kong's counterfeiting in 2019, mourning the life that was lost in Hong Kong's democracy and the current for the current democratic democracy and the current for the democratic democracy in Hong Kong. Those who are in prison in Hong Kong pray for blessings.</text:p>
      <text:p text:style-name="P4">
Pseudonym(Water)The 20 -year -old young man recalls the pictures of the police in the direction of the police on June 12, 2019. The pictures of the release of tear bombs, cloth bag bombs, rubber bullets, etc. will still be frightened. He said that many people did not expect the police to make heavy hands, and It is violent suppression, because there is no defense, so the injury is more serious.</text:p>
      <text:p text:style-name="P4">
"When I was running, I also saw that after many demonstrators were arrested, when there was no resistance, those policemen continued to beat them, and some even stepped on them."</text:p>
      <text:p text:style-name="P4">
The organizers of the two activities are "Vancouver Hand and Foot", and the person in charge Taibai is also a person who has undergone the entire process of sending the whole process of the Central Movement. Eclipse requires everyone to stand together.</text:p>
      <text:p text:style-name="P4">
Canadian Conservative MP Dalton(MarcDalton)Thanks to Hong Kong people for letting the world see the precious struggle for democracy and freedom, and remind everyone not to forget Hong Kong.(Vancouver)  <text:a xlink:type="simple" xlink:href="https://www.rfa.org/mandarin/yataibaodao/shehui/lf-06132023101053.html/vahk-2.jpg" text:style-name="Internet_20_link" text:visited-style-name="Visited_20_Internet_20_Link">
</text:a>
He said: "Don't forget to continue fighting. This is the spirit of Hong Kong people, because this power has created Hong Kong's long -term economic prosperity and humanistic quality. If we forget, then beautiful Hong Kong will never come back. "</text:p>
      <text:p text:style-name="P4">
In 2019, a bottle of fighting on the streets of Hong Kong also said that there were always people joking "the religion of Hong Kong people is money", but through democratic activities in the past few years, it can be found that Hong Kong people have a strong sense of concern for society and national self -determination. In order to continuously condense this spirit, Ping'er created a reading club in Vancouver to let everyone share more feelings and ideals.</text:p>
      <text:p text:style-name="P4">
"In addition to money in 2019, in addition to money, in fact, Hong Kong has many humanity and affection. The consciousness of that kind of community is actually there, but everyone may have no time to express it. So I will lead a reading group. Discuss how to create a better Hong Kong. "</text:p>
      <text:p text:style-name="P4">
Canadian Conservative MP Dalton(Marc Dalton)Thanks to Hong Kong people at the Vancouver event for letting the world see the preciousness of fighting for democracy and freedom, remind everyone not to forget Hong Kong.</text:p>
      <text:p text:style-name="P4">
Many Hong Kong people in Toronto's rally expressed their feelings in different ways such as piano performance and art painting.</text:p>
      <text:p text:style-name="P4">
Toronto's rally attracted more than 400 people to participate, and continued to righteousness for the prisoned Hong Kong political prisoners.(Hong Kong Supervision provided by Canada)  <text:a xlink:type="simple" xlink:href="https://www.rfa.org/mandarin/yataibaodao/shehui/lf-06132023101053.html/vahk-3.jpg" text:style-name="Internet_20_link" text:visited-style-name="Visited_20_Internet_20_Link">
</text:a>
Calfly, the person in charge of the Hong Kong Supervision in Canada(Aileen Calverley)In the speech, all Hong Kong people who came to Canada continued to speak for Hong Kong in their respective positions. She said: "I hope everyone will integrate into the society and participate in politics, and even some of us can become a member of the parliament and bring the issues of Hong Kong to Congress."</text:p>
      <text:p text:style-name="P4">
Reporter: Liu Fei Editor: Jiayuan.com Editor: He Fu</text:p>
      <text:p text:style-name="P4">
News Source: <text:a xlink:type="simple" xlink:href="https://www.rfa.org/mandarin/yataibaodao/shehui/lf-06132023101053.html" text:style-name="Internet_20_link" text:visited-style-name="Visited_20_Internet_20_Link">
https://www.rfa.org/mandarin/yataibaodao/shehui/lf-06132023101053.html</text:a>
</text:p>
      <!--NEWS-->
      <text:h text:style-name="P10" text:outline-level="1">
<text:span text:style-name="T4">
The mainland creates the influential "network" to fight for Taiwan</text:span>
</text:h>
      <text:p text:style-name="P4">
Author: 半岛电视台</text:p>
      <text:p text:style-name="P4">
Publisher: Al Jazeera</text:p>
      <text:p text:style-name="P4">
Published Time: 2023-06-13T12:28:26</text:p>
      <text:p text:style-name="P4">
Modified Time: 2023-06-13T12:28:26</text:p>
      <text:p text:style-name="P4">
Description: In other words, the primary task of the mainland's pursuit of unity is to broadcast peace and unity seeds in the hearts of the people in Taiwan, rather than taking military operations.</text:p>
      <text:p text:style-name="P4">
Images: ["<text:a xlink:type="simple" xlink:href="https://chinese.aljazeera.net/wp-content/uploads/2023/06/AP16235442964089-1686558712-1686658529.jpg" text:style-name="Internet_20_link" text:visited-style-name="Visited_20_Internet_20_Link">
AP16235442964...</text:a>
", "<text:a xlink:type="simple" xlink:href="https://chinese.aljazeera.net/wp-content/uploads/2023/06/Portrait2-1686557784-1686658693.jpeg" text:style-name="Internet_20_link" text:visited-style-name="Visited_20_Internet_20_Link">
Portrait2-168...</text:a>
", "<text:a xlink:type="simple" xlink:href="https://chinese.aljazeera.net/wp-content/uploads/2023/06/image-3-1686658799.jpg" text:style-name="Internet_20_link" text:visited-style-name="Visited_20_Internet_20_Link">
image-3-16866...</text:a>
", "<text:a xlink:type="simple" xlink:href="https://chinese.aljazeera.net/wp-content/uploads/2023/06/AP20010118574274-1686559067-1686658862.jpg" text:style-name="Internet_20_link" text:visited-style-name="Visited_20_Internet_20_Link">
AP20010118574...</text:a>
", "<text:a xlink:type="simple" xlink:href="https://chinese.aljazeera.net/wp-content/uploads/2023/06/Temple-front-1686557807-1686658926.jpeg" text:style-name="Internet_20_link" text:visited-style-name="Visited_20_Internet_20_Link">
Temple-front-...</text:a>
", "<text:a xlink:type="simple" xlink:href="https://chinese.aljazeera.net/wp-content/uploads/2023/06/2022-10-23T112213Z_1978833956_RC2U6X9333DX_RTRMADP_3_CHINA-CONGRESS-TAKEAWAYS-1686559514-1686658969.jpg" text:style-name="Internet_20_link" text:visited-style-name="Visited_20_Internet_20_Link">
2022-10-23T11...</text:a>
"]</text:p>
      <text:p text:style-name="P4">
Topics: ['政治', '新闻']</text:p>
      <text:p text:style-name="P4">
Keywords: ['政治', '新闻', '中国', '亚洲']</text:p>
      <text:p text:style-name="P4">
Type: Article</text:p>
      <!--METADATA-->
      <text:p text:style-name="P4">
<draw:frame draw:style-name="fr1" draw:name="Image230" text:anchor-type="as-char" svg:width="6.9236in" svg:height="4.610975in" draw:z-index="0">
<draw:image xlink:href="../Images/Aljazeera Chinese/2023-06-13T12-28-26/AP16235442964089-1686558712-1686658529.jpg" xlink:type="simple" xlink:show="embed" xlink:actuate="onLoad" draw:mime-type="image/jpeg"/>
</draw:frame>
Shortly after Tsai Ing -wen came to power in 2016, the then Minister of the United Front Work Department visited Taipei(Associated Press)Guanghe Ford Palace, which is dedicated to the Land Gong, is close to the apartment building in the depths of New Taipei City, and looks like a typical Taoist sacred place.</text:p>
      <text:p text:style-name="P4">
This small house -like architectural structure has marble walls, tile roofs decorated with dragon, and a band -shaped LED indicator device (common additional substances to protect the internal wood relief). Safe electronic candle wall. Then there is the owner wearing a golden and red robe.</text:p>
      <text:p text:style-name="P4">
However, local media in Taiwan said that the Taoist outlook was associated with the mainland United Front Work Department, and the ministry led a widely influential movement, which aims to "make friends and influence the public."</text:p>
      <text:p text:style-name="P4">
Liang Zuwei, the Honorary Chairman of Guanghe Fude Palace, pointed out in a brief visit to lead a reporter of the Peninsula TV station that the media's view is not correct. He insisted that although he was a member of the united front and the party of the pro -mainland, Taoism was definitely a neutral place.</text:p>
      <text:p text:style-name="P4">
Liang Ziwei said that he hopes to see the peace and unity of the mainland and Taiwan one day, and he is mainly engaged in small -scale political activities. "We have organized many demonstrations and protests for the DPP government." "If we think that its policy is wrong, then we will mobilize thousands of people to participate in the demonstration and protest. Don't go. "</text:p>
      <text:p text:style-name="P4">
According to Liang Zuli, the united front and its party sounded like any other political groups active in democratic society. Essence</text:p>
      <text:p text:style-name="P4">
<draw:frame draw:style-name="fr1" draw:name="Image231" text:anchor-type="as-char" svg:width="6.9236in" svg:height="5.188204in" draw:z-index="0">
<draw:image xlink:href="../Images/Aljazeera Chinese/2023-06-13T12-28-26/Portrait2-1686557784-1686658693.jpeg" xlink:type="simple" xlink:show="embed" xlink:actuate="onLoad" draw:mime-type="image/jpeg"/>
</draw:frame>
Liang Zuwei, the honorary chairman of the Guanghe Fude Palace, emphasized that the Taoist outlook is the neutral place(Peninsula TV Station)However, many people, including politicians, will look at the activities of these groups in another way: they regard it as the second line of the mainland's realization of "unification cross -strait" and "liberating Taiwan", including in 2049 At the time of -the deadline set to achieve the great revival of the Chinese nation -to liberate 23 million people in the region in a peace or force.</text:p>
      <text:h text:style-name="P13" text:outline-level="4">
<text:span text:style-name="T4">
"Carrot increase stick"</text:span>
</text:h>
      <text:p text:style-name="P4">
Since the founding of New China in 1949, previous governments in mainland China have promised to liberate Taiwan Island.</text:p>
      <text:p text:style-name="P4">
Compared with the military's "big sticks" -sanctions, diplomatic isolation and public threats -relatively speaking, the united front provides many "carrots" for this process. The reason why this dual strategy exists is because although the mainland has strong military power, the process of martial arts still needs to pay a huge price and may cause conflicts with the United States.</text:p>
      <text:p text:style-name="P4">
And if it cannot be fully won, it may mean a worse situation. Therefore, persuading Taiwan to voluntarily achieve peaceful unity to avoid a devastating war, which will be the result of "win -win".</text:p>
      <text:p text:style-name="P4">
Kuan-Chenlee, an assistant researcher at the Institute of National Defense and Security in Taiwan, said, "For the mainland, realizing Taiwan's peaceful unity will be the best solution. They know that if the PLA's military operations have been withdrawn from Taiwan It cannot be achieved. This is why the CCP never expressed the right to give up the use of force. "</text:p>
      <text:p text:style-name="P4">
He pointed out in an email that the overall strategy is concentrated in "changing the views of the people of Taiwan". "This strategy is trying to deepen the understanding of some issues in Taiwan: first, the unity brings benefits, the second is one of the deadline for Taiwan independence, the third is foreign countries, and the third is foreign countries. People are not reliable. In other words, the primary task of pursuing unification in the mainland is to broadcast peace and unity seeds in the hearts of the people in Taiwan, rather than taking military operations. "</text:p>
      <text:p text:style-name="P4">
John Dosen, deputy director and expert of the Global Taiwan Affairs Research Institute, said that united front activities have many forms, and some of them are guided by the Office of the United Front Work Department of Beijing, but sometimes they are carried out through less formal channels.</text:p>
      <text:p text:style-name="P4">
The united front is publicly carried out by the "peaceful unity" group located in Taiwan and overseas, and many of the groups can be traced back to the China Peaceful Unity Promotion Association. Groups and unified parties like this often go to the mainland to carry out "cultural exchanges" through group access.</text:p>
      <text:p text:style-name="P4">
Many temples in Taiwan also have well -known connections with the mainland, especially those temples that worship Mazu.</text:p>
      <text:p text:style-name="P4">
Grey Grurt, a senior lecturer at the University of Adelaide, Australia, believes that not all these tasks are positive pan -cultural movements.</text:p>
      <text:p text:style-name="P4">
He also pointed out that "Although the united front work is often considered a action to win friends, the other side of this coin is to lose the legitimacy of the enemy, to be isolated, and then destroy them." This means to strive for the support of the people of Taiwan for unified, and completely lose the legitimacy of Taiwan independence. This is not only applied to the examples of Taiwan, but also the entire international community. "</text:p>
      <text:p text:style-name="P4">
<draw:frame draw:style-name="fr1" draw:name="Image232" text:anchor-type="as-char" svg:width="6.9236in" svg:height="3.855826in" draw:z-index="0">
<draw:image xlink:href="../Images/Aljazeera Chinese/2023-06-13T12-28-26/image-3-1686658799.jpg" xlink:type="simple" xlink:show="embed" xlink:actuate="onLoad" draw:mime-type="image/jpeg"/>
</draw:frame>
The two sides of the Taiwan Strait want to achieve peace and reunification(news agency)Puma Shen, an expert in the information movement and the head of the democratic laboratory, said that the past united front movement also paid attention to the "three middle" groups in Taiwan, namely the middle and lower class, the people of the central and southern parts, and small and medium -sized enterprises.</text:p>
      <text:p text:style-name="P4">
He pointed out that recently, the movement has shifted to "grass -roots groups", such as local elites, leaders, and young groups under 30 years old. He also described the work of the movement as the "spider web" of construction influence.</text:p>
      <text:p text:style-name="P4">
It is hoped that entering the larger market celebrities and business people in the mainland may eventually support the vision of the Communist Party of China and its unification on both sides of the strait, and sometimes even provide very direct support. Taiwan's high -quality party -oriented media pattern is another main goal.</text:p>
      <text:p text:style-name="P4">
In 2019, a survey conducted by the British "Financial Times" stated that Taiwan's "Want Want Holdings" Group has some media that are closely related to the mainland, and the Taiwan Affairs Office of Beijing is also receiving subsidies in the mainland.</text:p>
      <text:p text:style-name="P4">
Wangwang Group denied these allegations, but the following year, a media he had -CITV -was revoked after being accused of spreading false information.</text:p>
      <text:h text:style-name="P13" text:outline-level="4">
<text:span text:style-name="T4">
The atmosphere of nostalgia</text:span>
</text:h>
      <text:p text:style-name="P4">
According to some analysts, one of the most famous goals of the united front is the Kuomintang.</text:p>
      <text:p text:style-name="P4">
The Kuomintang once led the government of the Republic of China, and since the founding of the Communist Party of China in Shanghai in 1921, the two parties have been fighting each other at different time points. Essence</text:p>
      <text:p text:style-name="P4">
Grurt said that the Kuomintang's nostalgia for his hometown is its weakness.</text:p>
      <text:p text:style-name="P4">
"The Kuomintang's attachment to the homeland is so strong that they think that the concept of Greater China is more important than themselves, although from a historical point of view, they are the victims of the successful work of the united front." He told the Peninsula TV reporter. Once, they are willing to stay consistent with the goals of the Communist Party, because in their opinion, this is the only way to achieve a unity. "The same is true of many elites in Taiwanese society. For decades, this class has been dominated by those families who fled the mainland with the Kuomintang, and they still have a strong sense of belonging to the mainland.</text:p>
      <text:p text:style-name="P4">
But now, this association has declined.</text:p>
      <text:p text:style-name="P4">
According to a long -term public opinion survey conducted by the Political University of Taiwan, in the past 20 years, the Greater China complex in the hearts of young Taiwan's young groups is declining, which will greatly change political narrative.</text:p>
      <text:p text:style-name="P4">
However, the Kuomintang leaders continued to meet regularly with the Communist Party officials, including a milestone interview with Ma Ying -jeou in this year, and became the first in Taiwan to visit the mainland since the 1940s. Supreme Leader.</text:p>
      <text:p text:style-name="P4">
For the Kuomintang, the visit to the mainland is essential for maintaining communication channels for maintaining communication channels on both sides of the Taiwan Straits. Since the Democratic Progressive Party Cai Yingwen was elected regional leaders in 2016, she claimed that only Taiwanese could determine her future, and she has been regarded as "Taiwan independence elements" by the mainland.</text:p>
      <text:p text:style-name="P4">
Officials such as the Kuomintang's mainland affairs TSO Chen-Dong have denied concerns about their vulnerable to the CCP.</text:p>
      <text:p text:style-name="P4">
He pointed out that "said the Kuomintang's influence on the Communist Party is open to the Communist Party, it is not to look up this problem." "In fact, the Kuomintang still wants to affect the future policy of the Communist Party through dialogue and social interaction, thereby maintaining the status quo and stabilizing the two sides of the strait Relationship ... I believe that the DPP is also trying to do this, but the difference is how much success the two have achieved. "</text:p>
      <text:p text:style-name="P4">
Even so, the united front is enough to attract the attention of major political parties in Taiwan. In 2019, the Taiwan authorities passed the reverse osmosis bill to deal with the intensification of the so -called "division and penetration of Taiwan's united front movement", and believed that this was a movement that threatened its "security, social order, and democratic politics". The law will characterize the qualitative criminal criminals such as political donations, votes, lobbying, and disruptions provided on behalf of the mainland, which has aroused protests and opposition from many members.</text:p>
      <text:p text:style-name="P4">
The Taiwan authorities have a powerful opponent in the united front.</text:p>
      <text:p text:style-name="P4">
Although the organization did not actively participate in military exercises held in the Taiwan Strait, its activities were very wide and more cautious than publicly displaying military strength.</text:p>
      <text:p text:style-name="P4">
<draw:frame draw:style-name="fr1" draw:name="Image233" text:anchor-type="as-char" svg:width="6.9236in" svg:height="5.197196in" draw:z-index="0">
<draw:image xlink:href="../Images/Aljazeera Chinese/2023-06-13T12-28-26/Temple-front-1686557807-1686658926.jpeg" xlink:type="simple" xlink:show="embed" xlink:actuate="onLoad" draw:mime-type="image/jpeg"/>
</draw:frame>
The manager of Taipei Guanghe Fude Temple is friendly to the mainland(Peninsula TV Station)According to Grurt, some of the organization's work coordinated by the United Front Department of Beijing, but most of them are also decentralized.</text:p>
      <text:p text:style-name="P4">
Each Communist Party committee has a second -level united front committee, and so is the army and other major organizations, all of which are working hard for a common cause. Grurt estimates that although the official figures and budgets have not been made public, there are "a lot" personnel at home and abroad in the mainland and abroad.</text:p>
      <text:p text:style-name="P4">
The US conservative think tank "American Traditional Foundation", known for its tough positions in China, estimates that the number of people working in the united front in 2020 is as many as 40,000. The person in charge of the democratic laboratory Pumashen estimates that this number may be as many as 600,000 -in view of the mobilization of all CPPCC members in the country, provinces and cities, and local CPPCC to carry out united front work.</text:p>
      <text:p text:style-name="P4">
Chinese President Xi Jinping has expanded the organization's work and increased the salary and prestige of department employees since he came to power in 2012.</text:p>
      <text:p text:style-name="P4">
Expert John Dussen said that the united front is "the efforts of the whole party", which is similar to a practice to guide public opinion or secretly promoting some lobbying activities.</text:p>
      <text:p text:style-name="P4">
Similarly, the united front can also work through foreign exchange groups, embassies, overseas Chinese organizations, and even foreign legislators to carry out work abroad to promote the agenda of the mainland.</text:p>
      <text:p text:style-name="P4">
Dosen said that since 2019, the propaganda of the mainland has become more loud, and claims that "unity" is the inevitable realization of the rejuvenation of the Chinese nation, and continue to pay "quite a lot of efforts to dominate the local political influence."</text:p>
      <text:p text:style-name="P4">
Whether this will succeed is another question.</text:p>
      <text:p text:style-name="P4">
Some public opinion surveys show that although people like Guanghe Fude Temple exist, the number is not large, and from the perspective of many young people, its mainland complex is not serious.</text:p>
      <text:p text:style-name="P4">
<draw:frame draw:style-name="fr1" draw:name="Image234" text:anchor-type="as-char" svg:width="6.9236in" svg:height="4.608995in" draw:z-index="0">
<draw:image xlink:href="../Images/Aljazeera Chinese/2023-06-13T12-28-26/2022-10-23T112213Z_1978833956_RC2U6X9333DX_RTRMADP_3_CHINA-CONGRESS-TAKEAWAYS-1686559514-1686658969.jpg" xlink:type="simple" xlink:show="embed" xlink:actuate="onLoad" draw:mime-type="image/jpeg"/>
</draw:frame>
President Xi Jinping led the new Politburo Standing Committee Member to meet with the media(Reuters)Moreover, the "one country, two systems" that the mainland has always adhered to -the system that has been tried after the return of Hong Kong in 1997 has also changed.</text:p>
      <text:p text:style-name="P4">
Dogosen pointed out that some signs show that the facts may be changing. At the "Taiwan Working Conference" held last month, Wang Huning, an official responsible for the united front policy policy, seemed to dilute the "one country, two systems", and instead supporting another "new era party to solve the overall strategy of Taiwan" plan.</text:p>
      <text:p text:style-name="P4">
Analysts said that this may indicate that the party's "ideological framework" on Taiwan's issue has changed, and a updated "unified" model may occur, but it is not currently unable to provide more specific content by prediction.</text:p>
      <text:p text:style-name="P4">
At the same time, the "carrot increase" policy will continue. The Taiwan authorities are neither unable to stop the PLA from sending Air Force to cross the Taiwan Strait every day, nor can it prevent their people from visiting the mainland website or making remarks online. At the end of this year, they will be able to choose the next leader -then they will also reflect their own position.</text:p>
      <text:p text:style-name="P4">
Researcher Kuan-Chenlee believes that "this is a very difficult problem, because the democratic nature of the Taiwanese authorities makes the government unable to prohibit the people's right to flow. We are worried that the access and exchange will be the focus of the CCP's united front work." Under the circumstances of political purposes, the cross -strait exchanges are normalized. At the same time, I also hope that those who visit and exchanges will be cautious on related issues. "</text:p>
      <text:p text:style-name="P4">
News Source: <text:a xlink:type="simple" xlink:href="https://chinese.aljazeera.net/news/political/2023/6/13/%e5%a4%a7%e9%99%86%e6%89%93%e9%80%a0%e5%bd%b1%e5%93%8d%e5%8a%9b%e8%bf%90%e5%8a%a8%e7%bd%91%e7%bb%9c%e4%bb%a5%e4%ba%89%e5%8f%96%e5%8f%b0%e6%b9%be" text:style-name="Internet_20_link" text:visited-style-name="Visited_20_Internet_20_Link">
https://chinese.aljazeera.net/news/political/2023/6/13/%e5%a4%a7%e9%99%86%e6%89%93%e9%80%a0%e5%bd%b1%e5%93%8d%e5%8a%9b%e8%bf%90%e5%8a%a8%e7%bd%91%e7%bb%9c%e4%bb%a5%e4%ba%89%e5%8f%96%e5%8f%b0%e6%b9%be</text:a>
</text:p>
      <!--NEWS-->
      <text:h text:style-name="P10" text:outline-level="1">
<text:span text:style-name="T4">
Facts ｜ The United States announces no interference in Ukraine to attack Russia?</text:span>
</text:h>
      <text:p text:style-name="P4">
Author: 作者：庄敬</text:p>
      <text:p text:style-name="P4">
Publisher: Radio Free Asia (Organization)</text:p>
      <text:p text:style-name="P4">
Published Time: 2023-06-13T12:29:45-04:00</text:p>
      <text:p text:style-name="P4">
Modified Time: 2023-06-13T12:29:45-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29306in" draw:z-index="0">
<draw:image xlink:href="../Images/rfamandarin/2023-06-13T12-29-45-04-00/000000.png" xlink:type="simple" xlink:show="embed" xlink:actuate="onLoad" draw:mime-type="image/png"/>
</draw:frame>
 <text:a xlink:type="simple" xlink:href="https://www.rfa.org/mandarin/shishi-hecha/hc-06132023122534.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netizens posted on China ’s Weibo, Zhihu, Netease and other platforms, as well as the Taiwan MOBILE01 Forum that“ the United States has announced that it will no longer interfere with Ukraine ’s attack on Russia”, and some publishers say that this is the “New York Times” reported that the National Security reports US National Security The meeting strategic communication coordinator Johnkirby said.</text:p>
      <text:p text:style-name="P4">
The Asian factual inspection laboratory searched on the New York Times English and Chinese websites, and did not find the above reports. The laboratory also checked the White House National Security Council and the State Department. The reply obtained was that the US position was clear and did not support Ukraine to attack Russia.</text:p>
      <text:p text:style-name="P4">
<text:span text:style-name="T4">
 Deep analysis: </text:span>
</text:p>
      <text:p text:style-name="P4">
"Shi Ninggan", who has more than 700,000 fans on Weibo, posted on June 7: <text:a xlink:type="simple" xlink:href="https://weibo.com/1347322121/N4eYtESnu" text:style-name="Internet_20_link" text:visited-style-name="Visited_20_Internet_20_Link">
"The United States announced that it will no longer interfere with Ukraine to attack Russia: because this is a war"</text:a>
In an interview with the New York Times on the 6th, "quoted" in the article said: In the future, the White House will no longer discourage Ukraine to attack Russia, because this is a war, Ukraine has the right to make decisions or not to do anything. "Shi Ninggan" said: "This is the first time that the White House has clearly stated that‘ do not oppose ’Ukraine to attack Russia.”</text:p>
      <text:p text:style-name="P4">
In the next few days, the Chinese online platform Netease and Zhihu, the Taiwan Forum Mobile01, and Twitter and other platforms, all netizens have released similar content, claiming that after the new Khahofka Dam of Hermuson in southern Ukraine, the United States Finally stopped Ukraine from attacking Russia. By June 12, there were online media published [<text:a xlink:type="simple" xlink:href="https://redian.news/wxnews/436704" text:style-name="Internet_20_link" text:visited-style-name="Visited_20_Internet_20_Link">
[heavy] the United States announced: no more interference in Ukraine to attack Russia!"</text:a>
Wait for articles.</text:p>
      <text:p text:style-name="P4">
Netizens posted that the United States announced that it would no longer interfere with Ukraine to attack Russia. (The picture is taken from Twitter, Netease, Zhihu, Mobile01) <text:a xlink:type="simple" xlink:href="https://www.rfa.org/mandarin/shishi-hecha/hc-06132023122534.html/7ec456fe.png" text:style-name="Internet_20_link" text:visited-style-name="Visited_20_Internet_20_Link">
</text:a>
In response to the above information, the Asian facts check the laboratory on the official website of the White House, the State Council and other institutions, and did not find the relevant statements. There is no relevant information in the New York Times and the English version of the webpage. "Speak".</text:p>
      <text:p text:style-name="P4">
Asian facts check the laboratory to verify the American White House National Security Council and the State Council. SEANSAVETT, deputy spokesperson of the National Security Council, said on the 12th that the US official can confirm that the content of the online transmission is wrong. The US position is very clear, and you can refer to the verbal draft of the recent White House press conference. In fact, Kobe was only on the 6th at the [White House press conference] on the 6th(https://www.whitehouse.gov/briefing-room/press-briefings/2023/06/06/press-briefing-by-press-secretary-karine-jean-pierre-and-nsc-coordinator-for-strategic-communications-john-kirby-14/)It once again stated that the United States does not support attacks in Russia, and the United States does not encourage or allow Ukraine to do this.</text:p>
      <text:p text:style-name="P4">
A State Council spokesman provided the background instructions to the Asian factual inspection laboratory on the 12th: "Generally speaking, we do not support attacks in Russia. We have always focused on the equipment and training required by Ukraine, so that they can recapture ourselves to recapture ourselves Sovereign territory. "</text:p>
      <text:p text:style-name="P4">
<text:span text:style-name="T4">
in conclusion:</text:span>
</text:p>
      <text:p text:style-name="P4">
The United States does not support the attack on the launch of the attack in Russia. The so -called United States no longer interfere and prevent Ukraine from attacking Russia, and it is confirmed to be unrealistic. The circulating posts quoted the New York Times reported that the relevant content was not found on the "New Year" website.</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6132023122534.html" text:style-name="Internet_20_link" text:visited-style-name="Visited_20_Internet_20_Link">
https://www.rfa.org/mandarin/shishi-hecha/hc-06132023122534.html</text:a>
</text:p>
      <!--NEWS-->
      <text:h text:style-name="P10" text:outline-level="1">
<text:span text:style-name="T4">
The US Department of Commerce includes 31 Chinese companies in export control</text:span>
</text:h>
      <text:p text:style-name="P4">
Author: None</text:p>
      <text:p text:style-name="P4">
Publisher: Radio Free Asia (Organization)</text:p>
      <text:p text:style-name="P4">
Published Time: 2023-06-13T12:32:00-04:00</text:p>
      <text:p text:style-name="P4">
Modified Time: 2023-06-13T14:16: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6.599754in" draw:z-index="0">
<draw:image xlink:href="../Images/rfamandarin/2023-06-13T12-32-00-04-00/000000.png" xlink:type="simple" xlink:show="embed" xlink:actuate="onLoad" draw:mime-type="image/png"/>
</draw:frame>
The US Department of Commerce also included 43 entities on the export control list on the 12th, because these entities participated in training Chinese military pilots and activities to threaten US national security. <text:a xlink:type="simple" xlink:href="https://www.rfa.org/mandarin/Xinwen/4-06132023123118.html/@@images/image" text:style-name="Internet_20_link" text:visited-style-name="Visited_20_Internet_20_Link">
</text:a>
Screenshots of the US Department of Commerce ’s official website of the United States will also include 43 entities on the export control list on the 12th, of which 31 are Chinese companies, because these entities participate in training Chinese military pilots and other activities that threaten US national security. The list included in the list of Xianfeng Service Group(FrontierServices Group Ltd)This is a security and airline, which was previously Eric Prince(Erik Prince)Management. In addition, it also includes South Africa Testing Flying College(TestFlying Academy of South Africa)This flying school was reviewed by the British authorities for recruiting British retired pilots to train Chinese military pilots. The company on the entity list is restricted to obtain American export products for activities that are regarded as violating US interests. The controlled companies this time include the branches of Xianfeng Service Group in China, Kenya, Laos and the United Arab Emirates, South African Testing Flight Academy in South Africa, China, Arab Emirates and the United Kingdom, as well as China Aviation Industry Group(Advic)Entities in China and South Africa. These aviation related companies were included in the list for using Western and NATO resources to provide training to Chinese military pilots. A total of 31 Chinese entities were added to the list this time, and some of them were purchased by the United States to support China's military modernization, such as the development of ultra -high -speed weapons. (Responsible editor: (：)</text:p>
      <text:p text:style-name="P4">
News Source: <text:a xlink:type="simple" xlink:href="https://www.rfa.org/mandarin/Xinwen/4-06132023123118.html" text:style-name="Internet_20_link" text:visited-style-name="Visited_20_Internet_20_Link">
https://www.rfa.org/mandarin/Xinwen/4-06132023123118.html</text:a>
</text:p>
      <!--NEWS-->
      <text:h text:style-name="P10" text:outline-level="1">
<text:span text:style-name="T4">
Chinese photovoltaic enterprise executives were taken away after getting off at Munich Airport</text:span>
</text:h>
      <text:p text:style-name="P4">
Author: None</text:p>
      <text:p text:style-name="P4">
Publisher: Radio Free Asia (Organization)</text:p>
      <text:p text:style-name="P4">
Published Time: 2023-06-13T12:38:06-04:00</text:p>
      <text:p text:style-name="P4">
Modified Time: 2023-06-13T12:38: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4.623178in" draw:z-index="0">
<draw:image xlink:href="../Images/rfamandarin/2023-06-13T12-38-06-04-00/000000.png" xlink:type="simple" xlink:show="embed" xlink:actuate="onLoad" draw:mime-type="image/png"/>
</draw:frame>
The picture shows the agricultural photovoltaic power generation scheduled by the European International Solar Technology Expo in Munich, Germany -collect solar energy. <text:a xlink:type="simple" xlink:href="https://www.rfa.org/mandarin/Xinwen/5-06132023123325.html/@@images/image" text:style-name="Internet_20_link" text:visited-style-name="Visited_20_Internet_20_Link">
</text:a>
On June 12, the Associated Press, a number of Chinese photovoltaic enterprises who were preparing to participate in the 2023 Munich International Solar Technology Expo (Intersolars) were taken away at the Munich airport. According to a number of media reports in China, the parties have been invited back, and the cause may involve the historical issues related to the violation of the price commitment, and individual illegal enterprises need to pay taxes. According to the "Shanghai Securities News", one of the photovoltaic enterprises participating in the expo said, "They estimate that they have already mastered various information and are ready to catch it." Another sources pointed out More than one person. According to "Shell Finance", one of the parties Pu Yonghua who was taken away said: "They were called to investigate and have come out." When asked whether it was taken to investigate whether it was involved in major events, Pu Yonghua said "fine". Public data shows that Pu Yonghua has worked at Runda Photovoltaic and later participated in the founding of Jiangzholin Paul New Energy Co., Ltd., currently holding 30.6%of the company's shares. Afterwards, the China Photovoltaic Industry Association said that the only one who assisted the German authorities to investigate this time. Many Chinese photovoltaic companies that did not involve the online transmission were not involved, and there were no cases of assistance to the investigation. A high level of the China Photovoltaic Industry Association said on Tuesday: "Many Internet transmission news is not true, and it involves the" double anti "matter before, I hope the outside world will not be disgusted. We have also contacted this person. He has already returned. At the hotel, it was only assisted in the investigation. "It is reported that during 2019, two Chinese photovoltaic enterprises were also taken away by the German departments during the Intersola EUROPE exhibition in Munich, Germany. (Responsible editor: (：)</text:p>
      <text:p text:style-name="P4">
News Source: <text:a xlink:type="simple" xlink:href="https://www.rfa.org/mandarin/Xinwen/5-06132023123325.html" text:style-name="Internet_20_link" text:visited-style-name="Visited_20_Internet_20_Link">
https://www.rfa.org/mandarin/Xinwen/5-06132023123325.html</text:a>
</text:p>
      <!--NEWS-->
      <text:h text:style-name="P10" text:outline-level="1">
<text:span text:style-name="T4">
Investors focus on US inflation data Asian stocks with Wall Street increases more</text:span>
</text:h>
      <text:p text:style-name="P4">
Publisher: 法新社</text:p>
      <text:p text:style-name="P4">
Published Time: 2023-06-13T13:02:09+00:00</text:p>
      <text:p text:style-name="P4">
Modified Time: 2023-06-13T12:50:02+00:00</text:p>
      <text:p text:style-name="P4">
Description: (Agence France -Presse, Hong Kong, 13th) The US stock market has risen to raise the Asian stock market. Investors are waiting for key inflation data released by the United States announced later. These data may play an important role in the Fed's highly anticipated interest rate deci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3.617581in" draw:z-index="0">
<draw:image xlink:href="../Images/rficn/2023-06-13T13-02-09-00-00/000000.png" xlink:type="simple" xlink:show="embed" xlink:actuate="onLoad" draw:mime-type="image/png"/>
</draw:frame>
After the market expects that the Federal Federal Preparatory Council (FED) has raised interest rates for 10 consecutive degrees, a meeting will be resolved on the 14th, because the data shows that the US economy is still healthy, but it shows that currency tightening measures have begun to play a role.</text:p>
      <text:p text:style-name="P4">
Analysts are very likely to suspend interest rate hikes next month, although they warn that the consumer price index is beyond estimates to force officials to continue to raise interest rates.</text:p>
      <text:p text:style-name="P4">
The marketing expected lending cost will be promoted to the stock market trend of this month. The US Standard Standard 500 Index has increased by 20%since October last year, entering the bull market.</text:p>
      <text:p text:style-name="P4">
STEPHENINNES, an analyst of SPI Asset Managemen (SPI Asset Managemen), said: "The Fed will be expected to skip interest rates in the June meeting, but it will still be accompanied by a tough hawk comment to refute any in June. The idea of suspending interest rate hikes sounds the horn of interest rate hike loop. "</text:p>
      <text:p text:style-name="P4">
The Asian stocks trended this morning, but under the rise of the Wall Street stock market the previous day, the event rose more.</text:p>
      <text:p text:style-name="P4">
Tokyo, Hong Kong, Shanghai, Sydney, Seoul, Wellington, Mumbai, Bangkok and Taipei have all risen. The stock market in Singapore, Kuala Lumpur and Jakarta fell slightly. (Translator: Lin Yifeng/Calculating Draft: Liu Shuqin)</text:p>
      <text:p text:style-name="P4">
News Source: <text:a xlink:type="simple" xlink:href="https://www.rfi.fr/cn/%E8%B4%A2%E7%BB%8F%E5%BF%AB%E8%AE%AF/20230613-%E6%8A%95%E8%B5%84%E4%BA%BA%E8%81%9A%E7%84%A6%E7%BE%8E%E9%80%9A%E8%86%A8%E6%95%B0%E6%8D%AE-%E4%BA%9A%E8%82%A1%E9%9A%8F%E5%8D%8E%E5%B0%94%E8%A1%97%E6%B6%A8%E5%8A%BF%E5%A4%9A%E6%94%B6%E9%AB%98" text:style-name="Internet_20_link" text:visited-style-name="Visited_20_Internet_20_Link">
https://www.rfi.fr/cn/%E8%B4%A2%E7%BB%8F%E5%BF%AB%E8%AE%AF/20230613-%E6%8A%95%E8%B5%84%E4%BA%BA%E8%81%9A%E7%84%A6%E7%BE%8E%E9%80%9A%E8%86%A8%E6%95%B0%E6%8D%AE-%E4%BA%9A%E8%82%A1%E9%9A%8F%E5%8D%8E%E5%B0%94%E8%A1%97%E6%B6%A8%E5%8A%BF%E5%A4%9A%E6%94%B6%E9%AB%98</text:a>
</text:p>
      <!--NEWS-->
      <text:h text:style-name="P10" text:outline-level="1">
<text:span text:style-name="T4">
Taiwan Foreign Minister met with the Czech Senate Speaker and anger China</text:span>
</text:h>
      <text:p text:style-name="P4">
Author: None</text:p>
      <text:p text:style-name="P4">
Publisher: Radio Free Asia (Organization)</text:p>
      <text:p text:style-name="P4">
Published Time: 2023-06-13T13:09:00-04:00</text:p>
      <text:p text:style-name="P4">
Modified Time: 2023-06-13T13:14: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4.612011in" draw:z-index="0">
<draw:image xlink:href="../Images/rfamandarin/2023-06-13T13-09-00-04-00/000000.png" xlink:type="simple" xlink:show="embed" xlink:actuate="onLoad" draw:mime-type="image/png"/>
</draw:frame>
On October 27, 2021, the Czech Senate Speaker Wadezi awarded the International VIP Silver Medal to the visit of Taiwan Foreign Minister Wu Zhaozheng. <text:a xlink:type="simple" xlink:href="https://www.rfa.org/mandarin/Xinwen/6-06132023130411.html/@@images/image" text:style-name="Internet_20_link" text:visited-style-name="Visited_20_Internet_20_Link">
</text:a>
According to the news from Reuters, Reuters' information posted from Prague on June 13. Taiwan's foreign minister Wu Zhaoyi met with Milosvystrcil, Speaker of the Czech Senate on Tuesday, which was part of the trip to Europe. This is the second visit to NATO and EU member states for Wu Zhaozheng after visiting NATO and EU member states in 2021. China claims that autonomy is its own territory, and has never given up the use of force to put Taiwan under its control. Taiwan strongly opposes China's sovereignty and stated that only the people of Taiwan can determine their future. Except for the Vatican, Taiwan has no formal diplomatic relations with any European country. But Central and Eastern European countries have always been keen to express their support for Taiwan -especially after the invasion of Ukraine in Russia -ignore Beijing's anger in contact with such contact and reduce Taiwan's international diplomatic isolation. According to a Central News Agency report, Wu Zhaozheng's visit to the Czech Republic on the 14th is expected to appear on the same stage at the "European Value Safety Policy Center" meeting on the 14th; because European leaders have always avoided the same stage with senior officials in Taiwan, this move. It looks extraordinary. The Chinese Ministry of Foreign Affairs urged Europe to not have any official exchanges with Taiwan or support "independence forces." Reuters news said that the Chinese Embassy in Prague did not immediately respond to the request for comment. (Responsible editor: (：)</text:p>
      <text:p text:style-name="P4">
News Source: <text:a xlink:type="simple" xlink:href="https://www.rfa.org/mandarin/Xinwen/6-06132023130411.html" text:style-name="Internet_20_link" text:visited-style-name="Visited_20_Internet_20_Link">
https://www.rfa.org/mandarin/Xinwen/6-06132023130411.html</text:a>
</text:p>
      <!--NEWS-->
      <text:h text:style-name="P10" text:outline-level="1">
<text:span text:style-name="T4">
Following Iran: The United States has denied negotiations to conclude a temporary nuclear agreement</text:span>
</text:h>
      <text:p text:style-name="P4">
Author: 半岛电视台＋通讯社</text:p>
      <text:p text:style-name="P4">
Publisher: Al Jazeera</text:p>
      <text:p text:style-name="P4">
Published Time: 2023-06-13T13:11:22</text:p>
      <text:p text:style-name="P4">
Modified Time: 2023-06-13T13:11:54</text:p>
      <text:p text:style-name="P4">
Description: A US official told Reuters reporters that the United States has not negotiated with Iran's temporary agreement on its nuclear plan.</text:p>
      <text:p text:style-name="P4">
Images: ["<text:a xlink:type="simple" xlink:href="https://chinese.aljazeera.net/wp-content/uploads/2023/06/GettyImages-1314798683-1-1686661019.jpg" text:style-name="Internet_20_link" text:visited-style-name="Visited_20_Internet_20_Link">
GettyImages-1...</text:a>
", "<text:a xlink:type="simple" xlink:href="https://chinese.aljazeera.net/wp-content/uploads/2023/06/image-2-1686660967.jpg" text:style-name="Internet_20_link" text:visited-style-name="Visited_20_Internet_20_Link">
image-2-16866...</text:a>
"]</text:p>
      <text:p text:style-name="P4">
Topics: ['政治', '新闻']</text:p>
      <text:p text:style-name="P4">
Keywords: ['政治', '新闻', '世界', '伊朗', '美国']</text:p>
      <text:p text:style-name="P4">
Type: Article</text:p>
      <!--METADATA-->
      <text:p text:style-name="P4">
<draw:frame draw:style-name="fr1" draw:name="Image246" text:anchor-type="as-char" svg:width="6.9236in" svg:height="4.608995in" draw:z-index="0">
<draw:image xlink:href="../Images/Aljazeera Chinese/2023-06-13T13-11-22/GettyImages-1314798683-1-1686661019.jpg" xlink:type="simple" xlink:show="embed" xlink:actuate="onLoad" draw:mime-type="image/jpeg"/>
</draw:frame>
The Vienna negotiations held to restore the Iranian nuclear agreement have not been successful(Gaidi image)A U.S. official told Reuters reporters that the United States has not negotiated with Iran's temporary agreement on its nuclear plan, and the Iranian Ministry of Foreign Affairs also denies any negotiations on the 12th to the nuclear in the world's six major powers. The problem reached a temporary agreement.</text:p>
      <text:p text:style-name="P4">
The U.S. officials who are unwilling to disclose that the United States has made it clear to Iran that in order not to cause crises, upgrade measures must be avoided, and Iran can take downgrade measures to create a more positive environment.</text:p>
      <text:p text:style-name="P4">
He also pointed out that the United States hopes to see more cooperation between Iran and international atomic agencies.</text:p>
      <text:p text:style-name="P4">
The official did not deny the media's reports on the United States and Iran's recent contact, but he made it clear that it was not accurate to speculation on their focus on reaching the temporary nuclear agreement.</text:p>
      <text:h text:style-name="P13" text:outline-level="4">
<text:span text:style-name="T4">
Oman's mediation</text:span>
</text:h>
      <text:p text:style-name="P4">
The Iranian Ministry of Foreign Affairs spokesman Nasser Canni said on the 12th that under the mediation of Oman, Iran continued to talk with the United States with indirect talks. He also added that information exchange between Tehran and Washington continued.</text:p>
      <text:p text:style-name="P4">
<draw:frame draw:style-name="fr1" draw:name="Image247" text:anchor-type="as-char" svg:width="6.9236in" svg:height="3.894525in" draw:z-index="0">
<draw:image xlink:href="../Images/Aljazeera Chinese/2023-06-13T13-11-22/image-2-1686660967.jpg" xlink:type="simple" xlink:show="embed" xlink:actuate="onLoad" draw:mime-type="image/jpeg"/>
</draw:frame>
Different problems between the United States and Iran will remove the Islamic Revolutionary Guards from the list of "terrorist organizations".(Peninsula TV Station)Since the outbreak of the Iranian revolution in the 1980s, Iran and the United States have cut off diplomatic relations.</text:p>
      <text:p text:style-name="P4">
Kanani added that the news about temporary agreement between Iran and the United States or any arrangement is inaccurate, and Iran is communicating with the corresponding parties based on the 2015 nuclear agreement.</text:p>
      <text:p text:style-name="P4">
The Iranian spokesman believes that the news circulated on the media about reaching a temporary agreement or any other arrangement rather than a nuclear agreement, "it is only a media speculation, or the parties to find defects in the process of negotiations to achieve their special political goals to achieve their special political goals. ","</text:p>
      <text:p text:style-name="P4">
A few days ago, the British news website "Eye of the Middle East" quoted two sources who did not disclose their identities that Iran and the United States had "reached a draft of the temporary agreement" and submitted it to the leaders of the two countries. Then, then</text:p>
      <text:p text:style-name="P4">
The British website stated that Iran will comply with the provisions of the uranium concentration activities with a suspension of 60%or more and will continue to cooperate with the United Nations International Atomic Energy Agency in exchange for allowing it to export about 1 million barrels of oil each year and get it " Frozen funds and income from abroad. "</text:p>
      <text:p text:style-name="P4">
The indirect negotiations between the United States and the world's major powers (the United States, Russia, China, France, the United Kingdom and the United Kingdom, and Germany) were restored in the United States and Iran in the United States and Iran. Method of the Iran nuclear plan.</text:p>
      <text:p text:style-name="P4">
News Source: <text:a xlink:type="simple" xlink:href="https://chinese.aljazeera.net/news/political/2023/6/13/%e7%bb%a7%e4%bc%8a%e6%9c%97%e4%b9%8b%e5%90%8e%e7%be%8e%e5%9b%bd%e5%90%a6%e8%ae%a4%e5%ad%98%e5%9c%a8%e7%bc%94%e7%bb%93%e4%b8%b4%e6%97%b6%e6%a0%b8%e5%8d%8f%e8%ae%ae%e7%9a%84%e8%b0%88%e5%88%a4" text:style-name="Internet_20_link" text:visited-style-name="Visited_20_Internet_20_Link">
https://chinese.aljazeera.net/news/political/2023/6/13/%e7%bb%a7%e4%bc%8a%e6%9c%97%e4%b9%8b%e5%90%8e%e7%be%8e%e5%9b%bd%e5%90%a6%e8%ae%a4%e5%ad%98%e5%9c%a8%e7%bc%94%e7%bb%93%e4%b8%b4%e6%97%b6%e6%a0%b8%e5%8d%8f%e8%ae%ae%e7%9a%84%e8%b0%88%e5%88%a4</text:a>
</text:p>
      <!--NEWS-->
      <text:h text:style-name="P10" text:outline-level="1">
<text:span text:style-name="T4">
Palestinian President Abbas visit Beijing</text:span>
</text:h>
      <text:p text:style-name="P4">
Author: None (Language: zh)</text:p>
      <text:p text:style-name="P4">
Publisher: None</text:p>
      <text:p text:style-name="P4">
Time: 2023-06-13T13:48:00Z</text:p>
      <text:p text:style-name="P4">
Description: On Tuesday (June 13), Palestinian President Mahamamid Abbas arrived in Beijing and opened a four -day state visit to China. Palestinian News Agency reported that during the visit to China, he would meet with Chinese President Xi Jinping and Premier Li Qiang of the State Council.</text:p>
      <text:p text:style-name="P4">
Videos: []</text:p>
      <text:p text:style-name="P4">
Images: []</text:p>
      <text:p text:style-name="P4">
Subject: 时政风云</text:p>
      <text:p text:style-name="P4">
Subjects: ['伊朗', '岛屿主权争端', '专题报道：全景观看“习马会”', '巴勒斯坦', '中国', '中共十九大', '德中关系']</text:p>
      <text:p text:style-name="P4">
Keywords: ['巴勒斯坦', '阿巴斯', '中国', '访问', '沙特', '伊朗']</text:p>
      <text:p text:style-name="P4">
Id: 65904007</text:p>
      <!--METADATA-->
      <text:p text:style-name="P4">
<text:a xlink:type="simple" xlink:href="https://www.dw.com/zh/overlay/image/article/65904007/57382751" text:style-name="Internet_20_link" text:visited-style-name="Visited_20_Internet_20_Link">
 </text:a>
Abbas has visited China four times from 2005 to 2017.</text:p>
      <text:p text:style-name="P4">
(Voice of Germany) According to Palestine News Agency (WAFA), Palestine President <text:a xlink:type="simple" xlink:href="https://www.dw.com/zh/zh/巴勒斯坦主席阿巴斯一语惊人引发众怒/a-62836975" text:style-name="Internet_20_link" text:visited-style-name="Visited_20_Internet_20_Link">
Mahamist Abbas</text:a>
(Mahmudabbas) During his visit to China, he would exchange opinions with Chinese President Xi Jinping on "the latest situation in Ballaxtein and international issues that both sides interested in".</text:p>
      <text:p text:style-name="P4">
Last week, Wang Wenbin, a spokesman for the Chinese Ministry of Foreign Affairs, said at a press conference that "President Abbas is the old friend and good friend of the Chinese people. He is the first head of the Chinese people in China this year, which fully reflects the high -friendly relationship of China -Pakistan friendship. level".</text:p>
      <text:p text:style-name="P4">
He also said: "China has always firmly supports the justice cause of the Palestinian people to restore national legitimate rights."</text:p>
      <text:p text:style-name="P4">
In December last year, Chinese President Xi Jinping attended the first China -Arab National Summit and the first China -Gulf Arab National Cooperation Committee summit in the Saudi capital of Liade. The Palestinian President Abbas was met. Xi Jinping said in the meeting that China will continue to solve unremitting efforts to promote the Palestinian issue as soon as possible.</text:p>
      <text:p text:style-name="P4">
China hopes to establish its position as a mediation person in the regional conflict. On April 17 this year, Chinese Foreign Minister Qin Gang talked with Palestine and Israeli Foreign Ministers, respectively, emphasizing that China was willing to play an active role in recovering peace and talks as soon as possible.</text:p>
      <text:p text:style-name="P4">
Beijing's efforts to expand the relationship with the Middle East are also to weaken the influence of the United States in the region.</text:p>
      <text:p text:style-name="P4">
Under China's diplomatic mediation, long -term opposition <text:a xlink:type="simple" xlink:href="https://www.dw.com/zh/zh/沙特和伊朗外长在北京签署恢复邦交声明/a-65251448" text:style-name="Internet_20_link" text:visited-style-name="Visited_20_Internet_20_Link">
Iran and Saudi Arabia realize historic reconciliation</text:a>
, Restore diplomatic relations. Last week, U.S. Secretary of State Brills told Saudi Arabia that Saudi Arabia was not forced to choose a side station between Washington and Beijing.</text:p>
      <text:p text:style-name="P4">
A few days ago, the Palestinian National Liberation Movement (Fartach) Central Committee, Arabic Relations and the Minister of Affairs of the Chinese Affairs ABBASZAKI said in an interview with Xinhua News Agency that China and Palestine are "friends who are closer than brothers". Essence He also said that President Abbas's visit will focus on the "Arab Peace Initiative" and look forward to China to continue to play a greater role in the future of Pakistan.</text:p>
      <text:p text:style-name="P4">
(Agence France -Presse)</text:p>
      <text:p text:style-name="P4">
News Source: <text:a xlink:type="simple" xlink:href="https://www.dw.com/zh/巴勒斯坦总统阿巴斯访问北京/a-65904007" text:style-name="Internet_20_link" text:visited-style-name="Visited_20_Internet_20_Link">
https://www.dw.com/zh/巴勒斯坦总统阿巴斯访问北京/a-65904007?maca=chi-rss-chi-all-1127-rdf</text:a>
</text:p>
      <!--NEWS-->
      <text:h text:style-name="P10" text:outline-level="1">
<text:span text:style-name="T4">
Trump was tried: What would happen when he appeared in Miami</text:span>
</text:h>
      <text:p text:style-name="P4">
Author: 半岛电视台＋通讯社</text:p>
      <text:p text:style-name="P4">
Publisher: Al Jazeera</text:p>
      <text:p text:style-name="P4">
Published Time: 2023-06-13T13:49:14</text:p>
      <text:p text:style-name="P4">
Modified Time: 2023-06-13T13:49:47</text:p>
      <text:p text:style-name="P4">
Description: Donald Trump will first appear in a historic criminal case. He is accused of storing secret government documents and endangering national security.</text:p>
      <text:p text:style-name="P4">
Images: ["<text:a xlink:type="simple" xlink:href="https://chinese.aljazeera.net/wp-content/uploads/2023/06/1-1686663122.png" text:style-name="Internet_20_link" text:visited-style-name="Visited_20_Internet_20_Link">
1-1686663122.png</text:a>
"]</text:p>
      <text:p text:style-name="P4">
Topics: ['唐纳德·特朗普', '新闻']</text:p>
      <text:p text:style-name="P4">
Keywords: ['唐纳德·特朗普', '新闻', '美国']</text:p>
      <text:p text:style-name="P4">
Type: Article</text:p>
      <!--METADATA-->
      <text:p text:style-name="P4">
<draw:frame draw:style-name="fr1" draw:name="Image249" text:anchor-type="as-char" svg:width="6.9236in" svg:height="4.612736in" draw:z-index="0">
<draw:image xlink:href="../Images/Aljazeera Chinese/2023-06-13T13-49-14/1-1686663122.png" xlink:type="simple" xlink:show="embed" xlink:actuate="onLoad" draw:mime-type="image/png"/>
</draw:frame>
Trump arrived at Florida (Reuters) at about 3 pm on Monday (Greenwich Standard Time 19:00)</text:p>
      <text:p text:style-name="P4">
Donald Trump will first appear in a historic criminal case. He is accused of storing secret government documents and endangering national security.</text:p>
      <text:p text:style-name="P4">
For the first time in the history of the U.S. history, the Ministry of Justice may be sentenced to serious sentence.</text:p>
      <text:p text:style-name="P4">
Trump arrived at Florida at about 3 pm on Monday (Greenwich Standard Time 19:00) and was expected to appear in the Miami Federal Court at 3 pm on Tuesday.</text:p>
      <text:h text:style-name="P13" text:outline-level="4">
<text:span text:style-name="T4">
What are the allegations?</text:span>
</text:h>
      <text:p text:style-name="P4">
Last week, a 49 -page indictment accused Trump offending 37 crimes, of which 31 were related to intentional retaining national defense information. Other allegations include conspiracy to obstruct and false statements.</text:p>
      <text:p text:style-name="P4">
Trump was accused of illegally and casually stored dozens of sensitive national security documents in the Haihu Manor in Florida when he stepped down in 2021, refused to return these documents, and conspired to obstruct investigators to recover these documents. Essence</text:p>
      <text:p text:style-name="P4">
At the same time, Trump was also accused of sharing sensitive American secrets with those who did not have security. This case was much worse than any case he had encountered before.</text:p>
      <text:p text:style-name="P4">
In the indictment, the materials stored in Trump include nuclear plans, defense and weapons capabilities of the United States and foreign governments. Prosecutors said that if this information is leaked, it may cause military members, secret human resources and intelligence collection methods to collect methods. Facing risk.</text:p>
      <text:p text:style-name="P4">
The evidence also includes photos. These photos show that the boxes that should be stored in the National Archives are stacked in the ballroom, toilet and shower room of his beach villa.</text:p>
      <text:p text:style-name="P4">
Prosecutors said that Trump later tried to obstruct the government's efforts to recover documents, including the personal assistant Walter Norta, a personal assistant who was charged with Trump(Walt Nauta)The mobile box hides them and suggests to his own lawyers to hide or destroy the documents required by the subpoena request of the Ministry of Justice.</text:p>
      <text:h text:style-name="P13" text:outline-level="4">
<text:span text:style-name="T4">
What are we looking forward to the first hearing or message?</text:span>
</text:h>
      <text:p text:style-name="P4">
The first hearing explained by the judge was called a message.</text:p>
      <text:p text:style-name="P4">
Fingerprints and avatars are usually collected before the defendant appeared in court.</text:p>
      <text:p text:style-name="P4">
It is expected that Trump will deny these allegations, and he has previously believed that these allegations are "ridiculous."</text:p>
      <text:p text:style-name="P4">
After arriving in Miami, Trump told a local Broadcasting station that a conservative Spanish -American radio station said, "There has never been such a thing, and there has never been a political persecution like this."</text:p>
      <text:p text:style-name="P4">
Although Trump will appear in front of the Federal Federal Judge, the case has been assigned to the regional court judge Erin Kannon(Aileen Cannon)The latter ruled last year to appoint a secret document seized by a special supervisor. The federal appellation team eventually overturned her ruling. Kannon was appointed as a bench during the Trump's administration in May 2020.</text:p>
      <text:p text:style-name="P4">
It is unclear. With the advancement of the case, Trump may quote what reasons.</text:p>
      <text:p text:style-name="P4">
His two major lawyers announced their resignation the next morning after the prosecution, but did not explain the reason behind this decision in detail. Another Trump lawyer Evan Cokolon(Evan Corcoran)Note and memories were repeatedly cited throughout the prosecution, indicating that the prosecutor may be regarded as a key witness.</text:p>
      <text:p text:style-name="P4">
Trump said that although he did not issue any announcements on Monday, he was seeking to increase his legal team. According to the regulations in the region, the defendant must have local lawyers to make a message.</text:p>
      <text:p text:style-name="P4">
Law enforcement officers are preparing for potential riots. Previously, Trump encouraged supporters to participate in protests planned in the court. Prepare violence.</text:p>
      <text:p text:style-name="P4">
Some Republican legislators have been criticized for speeches that may cause violence, including Clais Higgins in Louisiana, who told supporters "tie a good seat belt", as well as Andy Biggs in Arizona. He Published a tweet saying, "We have now reached the war stage to return tooth with teeth."</text:p>
      <text:p text:style-name="P4">
After the hearing, Trump is expected to fly to his golf club in Bedminster, New Jersey, reiterating his innocence in a speech in front of supporters.</text:p>
      <text:h text:style-name="P13" text:outline-level="4">
<text:span text:style-name="T4">
Trump will eventually be imprisoned?</text:span>
</text:h>
      <text:p text:style-name="P4">
These charges may lead to decades of imprisonment, including the "Spy Law" that violates the defense information that has not been authorized as a criminal crime, and the conspiracy hinders judicial justice, which can be sentenced to 20 years of imprisonment.</text:p>
      <text:p text:style-name="P4">
The former Minister of Justice William Balt, appointed by Trump, severely evaluated the predicament of the former president.</text:p>
      <text:p text:style-name="P4">
When talking about Fox's news allegations, "Even if half of it is true, he is finished," he added, "I mean, this is very beautiful -this is a very detailed prosecution, this is a very detailed prosecution, And very, very abominable, here is the idea of painting Trump as a victim -the victims of political persecution are ridiculous. "</text:p>
      <text:p text:style-name="P4">
Special Prosecutor Jack Smith -he is also investigating Trump's efforts to reverse to Biden in 2020 -the prosecution depends on Trump himself to a large extent.</text:p>
      <text:h text:style-name="P13" text:outline-level="4">
<text:span text:style-name="T4">
Trump can still run for president in 2024?</text:span>
</text:h>
      <text:p text:style-name="P4">
Legal experts said the indictment did not stop him from running for president -or even if he was convicted, he could not stop him from taking office.</text:p>
      <text:p text:style-name="P4">
It may not be able to conduct any federal trial in Florida until November 2024.</text:p>
      <text:p text:style-name="P4">
Candidates with criminal convictions have been running for president in the past. The two previous candidates, Eugene Victor "Kimney" Dobes in 1920, and Linden Larus in 1992, both from prison escaped.</text:p>
      <text:p text:style-name="P4">
The leader who stood out from the Republican primaries in 2024 made an oath saying that he would continue to run for the case result.</text:p>
      <text:p text:style-name="P4">
Trump will also be tried in another case in the New York State Court in March 2024. The cause of the case was to pay a sealing fee to a porn star. He tried the case in the New York court in April.</text:p>
      <text:p text:style-name="P4">
Despite a legal lawsuit against him, a new public opinion survey by Reuters/Yipso found that most Trump's Republican colleagues believed that these lawsuits were due to political motivation.</text:p>
      <text:p text:style-name="P4">
News Source: <text:a xlink:type="simple" xlink:href="https://chinese.aljazeera.net/donald-trump/2023/6/13/%e7%89%b9%e6%9c%97%e6%99%ae%e8%a2%ab%e6%8f%90%e5%ae%a1%e5%9c%a8%e8%bf%88%e9%98%bf%e5%af%86%e5%87%ba%e5%ba%ad%e6%97%b6%e5%b0%86%e5%8f%91%e7%94%9f%e4%bb%80%e4%b9%88" text:style-name="Internet_20_link" text:visited-style-name="Visited_20_Internet_20_Link">
https://chinese.aljazeera.net/donald-trump/2023/6/13/%e7%89%b9%e6%9c%97%e6%99%ae%e8%a2%ab%e6%8f%90%e5%ae%a1%e5%9c%a8%e8%bf%88%e9%98%bf%e5%af%86%e5%87%ba%e5%ba%ad%e6%97%b6%e5%b0%86%e5%8f%91%e7%94%9f%e4%bb%80%e4%b9%88</text:a>
</text:p>
      <!--NEWS-->
      <text:h text:style-name="P10" text:outline-level="1">
<text:span text:style-name="T4">
The British Foreign Minister intends to visit China to oppose that there are more members to rebuke</text:span>
</text:h>
      <text:p text:style-name="P4">
Author: None</text:p>
      <text:p text:style-name="P4">
Publisher: Radio Free Asia (Organization)</text:p>
      <text:p text:style-name="P4">
Published Time: 2023-06-13T14:14:00-04:00</text:p>
      <text:p text:style-name="P4">
Modified Time: 2023-06-13T16:47:28-04:00</text:p>
      <text:p text:style-name="P4">
Description: None</text:p>
      <text:p text:style-name="P4">
Videos: []</text:p>
      <text:p text:style-name="P4">
Audios: ["<text:a xlink:type="simple" xlink:href="https://www.rfa.org/mandarin/yataibaodao/junshiwaijiao/al-06132023101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3.88615in" draw:z-index="0">
<draw:image xlink:href="../Images/rfamandarin/2023-06-13T14-14-00-04-00/000000.png" xlink:type="simple" xlink:show="embed" xlink:actuate="onLoad" draw:mime-type="image/png"/>
</draw:frame>
At a meeting of the Foreign Committee of the British House of Representatives, foreign minister Cleverly was scolded by Chris Bryant, a member of the Welle Labor Party, as "Chinese Stude". <text:a xlink:type="simple" xlink:href="https://www.rfa.org/mandarin/yataibaodao/junshiwaijiao/al-06132023101716.html/@@images/image" text:style-name="Internet_20_link" text:visited-style-name="Visited_20_Internet_20_Link">
</text:a>
(Screenshot of the British Congress) <text:a xlink:type="simple" xlink:href="https://www.rfa.org/mandarin/yataibaodao/junshiwaijiao/al-06132023101716.html/@@stream" text:style-name="Internet_20_link" text:visited-style-name="Visited_20_Internet_20_Link">
Audio-LLINK: https://www.rfa.org/mandarin/yataibaodao/junshiwaijiao/al-06132023101716.html/@@stream</text:a>
The British government has recently softened in China, and the foreign minister even plans to visit China, which has attracted Owhae and the opposition. There are Congress members who rebuked Foreign Minister JamesCleverly. The British media quoted the news and said that if the foreign minister insists on visiting China, there will be ministerial officials resigning and protesting.</text:p>
      <text:p text:style-name="P4">
<text:span text:style-name="T4">
<text:span text:style-name="T5">
 <text:a xlink:type="simple" xlink:href="https://www.rfa.org/mandarin/yataibaodao/gangtai/al-05292023140315.html" text:style-name="Internet_20_link" text:visited-style-name="Visited_20_Internet_20_Link">
The British church cancels the Hong Kong people's event venue Hong Kong people worry about the CCP long -arm management invading the UK</text:a>
</text:span>
* </text:span>
<text:span text:style-name="T5">
 <text:a xlink:type="simple" xlink:href="https://www.rfa.org/mandarin/yataibaodao/junshiwaijiao/al-05182023125525.html" text:style-name="Internet_20_link" text:visited-style-name="Visited_20_Internet_20_Link">
The Sunak government refusing to customize the Confucius Institute British adjustment strategy to China? </text:a>
</text:span>
<text:span text:style-name="T5">
 </text:span>
<text:span text:style-name="T4">
 <text:a xlink:type="simple" xlink:href="https://www.rfa.org/mandarin/yataibaodao/gangtai/al-05092023123343.html" text:style-name="Internet_20_link" text:visited-style-name="Visited_20_Internet_20_Link">
British and Hong Kong officials visit each other to focus on the high cabinet of economic and trade cooperation human rights issues? </text:a>
</text:span>
 <text:span text:style-name="T4">
* <text:a xlink:type="simple" xlink:href="https://www.rfa.org/mandarin/yataibaodao/junshiwaijiao/al-04262023122952.html" text:style-name="Internet_20_link" text:visited-style-name="Visited_20_Internet_20_Link">
British Foreign Minister Jian Jian Jian "with constructive" British -China Relations Eagle Pie Refers to Visit China to please Beijing</text:a>
</text:span>
</text:p>
      <text:p text:style-name="P4">
The Foreign Affairs Committee of the British House of Commons held a meeting on Monday (12th). Foreign Minister James Cleverly accepted the government's inquiry on the government's "Tilt to the Indo-PACIFIC" policy. Several members of the British government's policies for the British government, especially Cleverly visited China.</text:p>
      <text:p text:style-name="P4">
?</text:p>
      <text:p text:style-name="P4">
Chrisbryant, a member of the Welle Labor Party, said that China still sanction a number of British lawmakers, and the Chinese ambassador Zheng Zeguang is still banned from entering the British Congress, questioning why Clever thinks he is suitable for visiting China. He also asked Clever if he would bring the Security Minister Tomtugndhat to Beijing.</text:p>
      <text:p text:style-name="P4">
Togen Dart, who is also a member of the subordinates, has condemned China for the behavior of Xinjiang Uighurs and was sanctioned and prohibited by China in 2021, so it was impossible to enter China at all. Brene's question was obviously embarrassed to embarrass Cleverly. He even scolded Cleverly as "Chinese Stooge".</text:p>
      <text:p text:style-name="P4">
Brenete said: "You basically sing with China. As long as Chinese play, you will dance. You are a Chinese walking dog, what they want, you can do it.</text:p>
      <text:p text:style-name="P4">
The Welle Labor Party member Chrisbryant was furious. (Screenshot of the British Parliament) <text:a xlink:type="simple" xlink:href="https://www.rfa.org/mandarin/yataibaodao/junshiwaijiao/al-06132023101716.html/000_32lq9ku.jpg" text:style-name="Internet_20_link" text:visited-style-name="Visited_20_Internet_20_Link">
![] [](Images/rfamandarin/2023-06-13T14-14-00-04-00/000003.png)</text:a>
<text:span text:style-name="T4">
 Foreign Minister's critic "rude" promotes withdrawal of remarks </text:span>
</text:p>
      <text:p text:style-name="P4">
Facing the attack of Brays, Cleverly was obviously displeased and questioned that the other party wanted to "make a good headline." He explained that, as a foreign minister, he wanted to deal with the foreign government, emphasizing that every time he met with China, he would raise controversial issues such as Xinjiang and Hong Kong.</text:p>
      <text:p text:style-name="P4">
"In fact, the work of foreign ministers said in fact to contact the foreign government, including the government we do not agree with. We did this to ask the question we do not agree, and I did it too. It is still the problem of British lawmakers' sanctions. Every time I meet and talk with the Chinese government representatives, I will raise it and continue to do it. "</text:p>
      <text:p text:style-name="P4">
Cleverly criticized Brene's remarks "rude", and "has no basis", urging the other party to withdraw from the remarks. Regarding Chinese sanctions against British members, he said "completely opposed", but emphasized that his duties were to seek influence.</text:p>
      <text:p text:style-name="P4">
In the face of Brays's attack, Cleverly was obviously displeased. (Screenshot of the British Parliament) <text:a xlink:type="simple" xlink:href="https://www.rfa.org/mandarin/yataibaodao/junshiwaijiao/al-06132023101716.html/adfa97b6-d046-4ecc-b99d-91b538b68ff8.jpeg" text:style-name="Internet_20_link" text:visited-style-name="Visited_20_Internet_20_Link">
![] [](Images/rfamandarin/2023-06-13T14-14-00-04-00/000005.png)</text:a>
</text:p>
      <text:p text:style-name="P4">
<text:span text:style-name="T4">
 British media said that officials or resigning protests </text:span>
</text:p>
      <text:p text:style-name="P4">
The British government has recently softened in China. Prime Minister Rishisunak has abandoned the election commitment. He has not set China as "Threat" in the latest national defense diplomacy evaluation, and also refuses to close 30 Confucius Institutes in the country. Under the generous needle of the government, Cleverly, who was regarded as a hardliner to China in the past, also had to renew the wind with the government, emphasizing that Britain should establish a "steady and constructive" relationship with China. magnificent.</text:p>
      <text:p text:style-name="P4">
In China, kissing a thread that seriously violates human rights regime, which pose a serious threat to our national interests. "</text:p>
      <text:p text:style-name="P4">
The Daily Mail also quoted the news, pointing out that if the foreign minister is lonely, the Sunak government will resign from ministerial officials.</text:p>
      <text:p text:style-name="P4">
<text:span text:style-name="T4">
 China's withdrawal of Manchester City diplomats say "normal rotation" British foreign minister refers to "effective diplomacy" </text:span>
</text:p>
      <text:p text:style-name="P4">
At the meeting of the British Congress Foreign Commission, members of the Parliament paid attention to the incident of Chinese diplomats in Manchester in Manchester last year and criticized the British government that did not expel Chinese diplomats. The two diplomats were withdrawn in Beijing two months after the incident, but claimed to be "normal rotation".</text:p>
      <text:p text:style-name="P4">
Aliciakearns, chairman of the Foreign Committee, said that members agreed that the government did not do enough in the incident. However, Cleverly refuted, saying that Chinese diplomats involved eventually left Britain, and China did not expel British officials as a counterattack, referring to an example of "EFFECTIVE DIPLOMACY".</text:p>
      <text:p text:style-name="P4">
Reporter: Lu Xi (London) Responsible Editor: Jiayuan.com editor: He Fu</text:p>
      <text:p text:style-name="P4">
News Source: <text:a xlink:type="simple" xlink:href="https://www.rfa.org/mandarin/yataibaodao/junshiwaijiao/al-06132023101716.html" text:style-name="Internet_20_link" text:visited-style-name="Visited_20_Internet_20_Link">
https://www.rfa.org/mandarin/yataibaodao/junshiwaijiao/al-06132023101716.html</text:a>
</text:p>
      <!--NEWS-->
      <text:h text:style-name="P10" text:outline-level="1">
<text:span text:style-name="T4">
Malaysia intends to find a talk show actor JOCELYN CHIA for help</text:span>
</text:h>
      <text:p text:style-name="P4">
Author: 联合早报 (Person)</text:p>
      <text:p text:style-name="P4">
Publisher: 联合早报 (Organization)</text:p>
      <text:p text:style-name="P4">
Published Time: 2023-06-13T14:19</text:p>
      <text:p text:style-name="P4">
Modified Time: 2023-06-13T14:37</text:p>
      <text:p text:style-name="P4">
Description: Malaysia will seek the help of international criminal police organizations to find a talk show actor JOCELYN Chia to investigate her suspected insulting Malaysia and make jokes of Malan Airlines MH370. Today, Malaysia quoted the Metropolitan Daily report that the head of the country's national sheriff ... Malaysia ...</text:p>
      <text:p text:style-name="P4">
Videos: []</text:p>
      <text:p text:style-name="P4">
Audios: []</text:p>
      <text:p text:style-name="P4">
Images: []</text:p>
      <text:p text:style-name="P4">
Type: NewsArticle</text:p>
      <text:p text:style-name="P4">
Breadcrumbs: ['即时', '国际']</text:p>
      <text:p text:style-name="P4">
Keywords: ['马来西亚', '国际刑警组织', 'MH370']</text:p>
      <!--METADATA-->
      <text:p text:style-name="P4">
Malaysia will seek the help of international criminal police organizations to find a talk show actor JOCELYN Chia to investigate her suspected insulting Malaysia and make jokes of Malan Airlines MH370.</text:p>
      <text:p text:style-name="P4">
Today, Malaysia quoted the Metropolitan Daily report that the National Sheriff Akrisani, the head of Malaysia, attended the event on Tuesday (June 13) in Kuala Lumpur that the police would submit an application to the Interpol on Wednesday (14th).</text:p>
      <text:p text:style-name="P4">
"Police have completed the speech of JOcelyn Chia in the talk show short film, and submitted an application for personal summaries to the Communications and Multimedia Commission on June 7" on June 7. "</text:p>
      <text:p text:style-name="P4">
He said that the police quoted the Criminal Code 504 and 505 (C) clauses and communication and multimedia regulations 233 clauses to investigate JOCELYNCHIA; Criminal Code 504 and 505 (C) clauses involved intentional insults, provocations and incitement; Charges of improper use of network facilities or network services.</text:p>
      <text:p text:style-name="P4">
JOcelyn Chia, who was originally born in Singapore, is currently American citizen. New York Manhattan Comedy Club Comedy Cellar recently released a short film in New York, the social media platform Tiktok. She mocked Malaysia several times in the short film. Malaysia is still a developing country, without the Internet, and even Malaysia MH370 to make a joke.</text:p>
      <text:p text:style-name="P4">
The Supreme Commissioner of my country in Malaysia <text:a xlink:type="simple" xlink:href="https://www.zaobao.com/realtime/singapore/story20230608-1402244" text:style-name="Internet_20_link" text:visited-style-name="Visited_20_Internet_20_Link">
Mei Nong issued a statement on Thursday (8th) through the Ministry of Foreign Affairs</text:a>
It shocked these offensive remarks for this talk show actor for no reason, and apologized to all Malaysians.</text:p>
      <text:p text:style-name="P4">
He said that the Singaporean government will never tolerate the words and deeds that hurt others, and emphasize that the performer is no longer a Singaporean, and her speech does not represent the Singaporeans' point of view.</text:p>
      <text:p text:style-name="P4">
News Source: <text:a xlink:type="simple" xlink:href="https://www.zaobao.com.sg/realtime/world/story20230613-1403803" text:style-name="Internet_20_link" text:visited-style-name="Visited_20_Internet_20_Link">
https://www.zaobao.com.sg/realtime/world/story20230613-1403803</text:a>
</text:p>
      <!--NEWS-->
      <text:h text:style-name="P10" text:outline-level="1">
<text:span text:style-name="T4">
Chinese photovoltaic enterprise executives Munich Airport "will be taken away directly after getting off the plane"</text:span>
</text:h>
      <text:p text:style-name="P4">
Author: chinese@voanews.com (金谷)</text:p>
      <text:p text:style-name="P4">
Publisher: 美国之音中文网 (Type: NewsMediaOrganization)</text:p>
      <text:p text:style-name="P4">
Published Time: 2023-06-13T14:21:51+08:00</text:p>
      <text:p text:style-name="P4">
Modified Time: 2023-06-13 06:21:51Z</text:p>
      <text:p text:style-name="P4">
Description: According to many Chinese media reports, many Chinese photovoltaic enterprise executives who were going to participate in the 2023 Munich EUROPE of Germany were taken away at the Munich Airport in 2023, causing a stir. According to the latest report afterwards, the parties have been invited back. The cause may involve problems leftover in violation of the price of prices, and individual illegal enterprises need to pay taxes.</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chinese-solar-industry-representatives-reportedly-detained-in-germany-20230613/7134600.html" text:style-name="Internet_20_link" text:visited-style-name="Visited_20_Internet_20_Link">
https://www.voachinese.com/a/chinese-solar-industry-representatives-reportedly-detained-in-germany-20230613/7134600.html</text:a>
</text:p>
      <!--NEWS-->
      <text:h text:style-name="P10" text:outline-level="1">
<text:span text:style-name="T4">
German media: How can Xi Jinping let young people learn "suffering"</text:span>
</text:h>
      <text:p text:style-name="P4">
Author: None (Language: zh)</text:p>
      <text:p text:style-name="P4">
Publisher: None</text:p>
      <text:p text:style-name="P4">
Time: 2023-06-13T14:32:00Z</text:p>
      <text:p text:style-name="P4">
Description: The vigorous "clear zero prevention" has just ended for half a year, and China has ushered in a record high -loss rate. The export is declining, consumption is sluggish-in the face of the severe economic situation, Beijing seems to be unpredictable.</text:p>
      <text:p text:style-name="P4">
Videos: []</text:p>
      <text:p text:style-name="P4">
Images: []</text:p>
      <text:p text:style-name="P4">
Subject: 评论分析</text:p>
      <text:p text:style-name="P4">
Subjects: ['薄熙来', '专题报道：习近平访美', '中国共产党', '专题报道：全景观看“习马会”', '中国反腐风暴', '20国集团', '专题报道：中国经济何处去？', '毛泽东', '中国宪法修正案取消国家主席任期限制', '周永康']</text:p>
      <text:p text:style-name="P4">
Keywords: ['中国经济', '失业率', '习近平', '台海局势', '核武器', '扩大内需']</text:p>
      <text:p text:style-name="P4">
Id: 65904710</text:p>
      <!--METADATA-->
      <text:p text:style-name="P4">
<text:a xlink:type="simple" xlink:href="https://www.dw.com/zh/overlay/image/article/65904710/65673962" text:style-name="Internet_20_link" text:visited-style-name="Visited_20_Internet_20_Link">
 </text:a>
(Voice of Germany Chinese website) The Frankfurt Report commented that Xi Jinping's expectations for the highest leader of the party and the country to the younger generation can help the outside world understand the Chinese leadership's research on the current economic situation: Xi Jinping also called on youth ten years ago. People must have ambitions and promote the prosperity and prosperity of the country with the spirit of innovation. Ten years later, Xi Jinping was asking the younger generation to "learn to endure hardships" like him. This article entitled "Why do Chinese people to learn" hardships "" and wrote,</text:p>
      <text:p text:style-name="P4">
"After the three -year epidemic prevention period, China should have become the biggest surprise this year with the image of full blood. Now, the People's Bank of China has to ask all parties to be patient The demand for Chinese products is constantly decreasing, and the export data of May has fallen again.</text:p>
      <text:p text:style-name="P4">
But the problems facing China are not weak in the international market, but the downturn of domestic demand. This is not only manifested on the declining producer price index. As Morgan Chase president Jamiedimon issued a warning in Shanghai, the government issued an uncertain signal, and the Chinese would not invest. Whether the next round of retail data will improve, no one is sure. As the number of Chinese people buying cars is far lower than expected, the government has launched a new subsidy plan. Chinese people's mobile phones receive promotional information providing loans every few minutes. Just click the button to get the five -year loan of China Merchants Bank's 259,000 yuan.</text:p>
      <text:p text:style-name="P4">
However, statistics show that a large amount of cash has been put in savings accounts and has not entered the field of economic circulation. This is not surprising, after all, the fear of social media for unemployment has become an overwhelming topic. Alibaba's current approach has also exacerbated this kind of concern: This nominal Internet private company announced that it would lay off a large scale, and news from the economic circle said that Alibaba's layoffs were the government's wishes. The crowds leave the economic center of the eastern coastal cities and return to the mainland cities. Although their salary will be reduced, it will help promote the development of the local economy. The big company can recruit college graduates to join in, <text:a xlink:type="simple" xlink:href="https://www.dw.com/zh/zh/躺平还是润中国年轻人面对严酷就业现实/a-65879593" text:style-name="Internet_20_link" text:visited-style-name="Visited_20_Internet_20_Link">
to curb the problem of unemployment of adolescents that can threaten the stability of the regime</text:a>
 。"</text:p>
      <text:p text:style-name="P4">
"The unemployment rate of adolescents has reached the level of threatening regime stability"</text:p>
      <text:p text:style-name="P4">
The comment pointed out that the Chinese government has tried to restore the management of the economic field in order to reduce infrastructure projects and increase the loan threshold of real estate development companies. This will inevitably lead to a slowdown in economic growth. Shock.</text:p>
      <text:p text:style-name="P4">
"In the past fifteen years, the government has been encouraging the people to consume, but the results have been very small, and promoting consumption has now become the only way out of the government's predicament. So far, the Chinese will still use one -third of the income for savings. The proportion of savings is three times that of Americans. Americans' consumption accounts for 80%of the entire national economic product, and the economy has maintained a stable growth, while China's consumption proportion is less than 50%. If you don't want to distribute shopping If the way to stimulate consumption, then, the Chinese government must boost the economy in order to increase the income and confidence of the people.</text:p>
      <text:p text:style-name="P4">
Xi Jinping urged the public to prepare for hardships and make people have reason to doubt his willingness to boost his economy. The necessary reforms are implemented in order to make Chinese consumers' money bags bulging and become more distant. On the contrary, once China attacked Taiwan not far, then Chinese party and state leaders do bring China into a new, long bitter era. "</text:p>
      <text:p text:style-name="P4">
On Monday, the global nuclear report released by the Swedish World Peace Research Institute showed that <text:a xlink:type="simple" xlink:href="https://www.dw.com/zh/zh/全球可用核彈頭增-瑞典智庫中國增最多/a-65886579" text:style-name="Internet_20_link" text:visited-style-name="Visited_20_Internet_20_Link">
the number of nuclear warheads in China has increased by 20%in the past ten years</text:a>
Essence "Daily" commented on this:</text:p>
      <text:p text:style-name="P4">
"Critics may say that the number of nuclear military in the United States and Russia is still ten times that of China. But this view is not only difficult to convince the crowd, but its shelf life is also very limited: because as of 2030, China may become the world's number one nuclear military country. The more important thing is the motivation for China's expansion of military reserve. Obviously, the tension between China's expansion of military reserve and geopolitics is inseparable: Zhongnanhai is convinced that the West will strongly curb the rise of China, and the Taiwan Strait dispute will even make the United States at the expense of the United States.</text:p>
      <text:p text:style-name="P4">
But all this is not enough to explain the problem. After all, China already has enough effective deterrence: the nuclear weapons owned by China are enough to survive the country's first wave of nuclear strikes and implement revenge.</text:p>
      <text:p text:style-name="P4">
One possible reason for China to continue to expand nuclear weapons is that once conflicts occur in the future, China will use nuclear weapons as a means of pressure. The neighboring countries have fully learned about this risk: decades later, South Korea has re -started discussions on whether to develop its own nuclear weapons. Other countries are likely to follow up. "</text:p>
      <text:p text:style-name="P4">
<text:span text:style-name="T5">
Inding the content of other media, does not represent the position or view of the Voice of Germany. _ </text:span>
 _ 吧 _</text:p>
      <text:p text:style-name="P4">
News Source: <text:a xlink:type="simple" xlink:href="https://www.dw.com/zh/德语媒体：习近平何以要让年轻人学会-吃苦/a-65904710" text:style-name="Internet_20_link" text:visited-style-name="Visited_20_Internet_20_Link">
https://www.dw.com/zh/德语媒体：习近平何以要让年轻人学会-吃苦/a-65904710?maca=chi-rss-chi-all-1127-rdf</text:a>
</text:p>
      <!--NEWS-->
      <text:h text:style-name="P10" text:outline-level="1">
<text:span text:style-name="T4">
Denver Golden Bag Fans celebrate the NBA Sealing King's home near the home, a shooting of 9 injuries</text:span>
</text:h>
      <text:p text:style-name="P4">
Publisher: 法新社</text:p>
      <text:p text:style-name="P4">
Published Time: 2023-06-13T14:32:07+00:00</text:p>
      <text:p text:style-name="P4">
Modified Time: 2023-06-13T14:05:03+00:00</text:p>
      <text:p text:style-name="P4">
Description: (Agence France -Presse Denver, 13th) The US professional basketball NBA Denver Gold Bag sealing the king of the home hall last night won the first crown since joining the league. The Denver police said this morning that nine people near the Golden Basic Hall were injured and the police had arrested a suspe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6" text:anchor-type="as-char" svg:width="6.9236in" svg:height="3.617581in" draw:z-index="0">
<draw:image xlink:href="../Images/rficn/2023-06-13T14-32-07-00-00/000000.png" xlink:type="simple" xlink:show="embed" xlink:actuate="onLoad" draw:mime-type="image/png"/>
</draw:frame>
Agence France -Presse reported that the Golden Bag defeated Miami Heat at the Ballarena last night and joined the NBA in the 47th year to win the first championship. Essence</text:p>
      <text:p text:style-name="P4">
The first gold block was at the American Basketball Association (ABA), and only joined the NBA in 1976.</text:p>
      <text:p text:style-name="P4">
Denver Police Department pointed out this morning that three victims were in critical condition and the remaining victims did not have fatal injuries.</text:p>
      <text:p text:style-name="P4">
The Denver police said that preliminary news showed that a quarrel involving several people occurred at the time, and some people fired several shots during the period. The Municipal Police Department also said that the suspect of the shooting was also suffered by gunshot injury.</text:p>
      <text:p text:style-name="P4">
News Source: <text:a xlink:type="simple" xlink:href="https://www.rfi.fr/cn/%E8%BF%90%E5%8A%A8%E5%A4%A9%E5%9C%B0/20230613-%E4%B8%B9%E4%BD%9B%E9%87%91%E5%9D%97%E7%90%83%E8%BF%B7%E5%BA%86%E7%A5%9Dnba%E5%B0%81%E7%8E%8B-%E4%B8%BB%E5%9C%BA%E9%99%84%E8%BF%91%E7%88%86%E6%9E%AA%E5%87%BB%E9%85%BF9%E4%BC%A4" text:style-name="Internet_20_link" text:visited-style-name="Visited_20_Internet_20_Link">
https://www.rfi.fr/cn/%E8%BF%90%E5%8A%A8%E5%A4%A9%E5%9C%B0/20230613-%E4%B8%B9%E4%BD%9B%E9%87%91%E5%9D%97%E7%90%83%E8%BF%B7%E5%BA%86%E7%A5%9Dnba%E5%B0%81%E7%8E%8B-%E4%B8%BB%E5%9C%BA%E9%99%84%E8%BF%91%E7%88%86%E6%9E%AA%E5%87%BB%E9%85%BF9%E4%BC%A4</text:a>
</text:p>
      <!--NEWS-->
      <text:h text:style-name="P10" text:outline-level="1">
<text:span text:style-name="T4">
Why did China be silent about Brin Kenkel's visit to Hua San? Scholars: Meizhong Risk Focus on Taiwan</text:span>
</text:h>
      <text:p text:style-name="P4">
Author: None</text:p>
      <text:p text:style-name="P4">
Publisher: Radio Free Asia (Organization)</text:p>
      <text:p text:style-name="P4">
Published Time: 2023-06-13T14:48:00-04:00</text:p>
      <text:p text:style-name="P4">
Modified Time: 2023-06-13T15:07:06-04:00</text:p>
      <text:p text:style-name="P4">
Description: None</text:p>
      <text:p text:style-name="P4">
Videos: []</text:p>
      <text:p text:style-name="P4">
Audios: ["<text:a xlink:type="simple" xlink:href="https://www.rfa.org/mandarin/yataibaodao/junshiwaijiao/jw-061320231232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612011in" draw:z-index="0">
<draw:image xlink:href="../Images/rfamandarin/2023-06-13T14-48-00-04-00/000000.png" xlink:type="simple" xlink:show="embed" xlink:actuate="onLoad" draw:mime-type="image/png"/>
</draw:frame>
According to reports, U.S. Secretary of State Brillin will visit China on June 18, 2023, but as of June 13, the Chinese Ministry of Foreign Affairs has not confirmed the news. Associated Press picture <text:a xlink:type="simple" xlink:href="https://www.rfa.org/mandarin/yataibaodao/junshiwaijiao/jw-06132023123248.html/@@stream" text:style-name="Internet_20_link" text:visited-style-name="Visited_20_Internet_20_Link">
Audio-Langk: https://www.rfa.org/mandarin/yataibaodao/junshiwaijiao/jw-06132023248.html/@stream</text:a>
The competition in the United States and China has led to the upgrading of tensions. Whether the two countries can restart normal communication have become increasingly hot. As of Tuesday, the Chinese Ministry of Foreign Affairs has not confirmed the news of US Secretary of State Brosky. At the same time, Xi Jinping, the leader of the Communist Party of China, should be prepared for the preparation of "extreme situations" to quickly attract external attention.</text:p>
      <text:p text:style-name="P4">
<text:a xlink:type="simple" xlink:href="https://www.rfa.org/mandarin/yataibaodao/jingmao/hx1-06132023103746.html" text:style-name="Internet_20_link" text:visited-style-name="Visited_20_Internet_20_Link">
<text:span text:style-name="T4">
 Xi Jinping's response to the "extreme situation" Hong Kong media alert: China may be broken by the global broken chain </text:span>
</text:a>
<text:span text:style-name="T4">
* <text:a xlink:type="simple" xlink:href="https://www.rfa.org/mandarin/duomeiti/yazhou-henxiangliao/yz-06092023122909.html" text:style-name="Internet_20_link" text:visited-style-name="Visited_20_Internet_20_Link">
In the face of the "stormy wave" Xi Jinping is going to build a "new security pattern", what is he afraid of? </text:a>
</text:span>
</text:p>
      <text:p text:style-name="P4">
The Wall Street Journal reported on June 13 that when the United States and Chinese senior officials were cautiously in contact, Xi Jinping was taking action to take action to plan for potential conflicts. Since the end of last month, Xi Jinping has twice emphasized that it is necessary to prepare for the "extreme" situation, and the use of the word "extreme" repeatedly also implies the possibility of intensified tensions.</text:p>
      <text:p text:style-name="P4">
In response to the continuous upgrading of the tension between the United States and China, the UNITED States Institute ofpeace of the Washington Think Tank held an online seminar on Tuesday. Scholars of the participants expressed their opinions on the risk management mechanism of the US -China prevention conflict.</text:p>
      <text:p text:style-name="P4">
Michael D.swaine, director of the East Asian Research Plan of Washington Think Tank, analyzes that the Chinese elite class and the public position the image of China as a very ambitious, but not aggressive and bullying country. These images will undermine China's foreign trust relationship and may cause China to excessively react with the United States' communication operations. He believes that the risk of crisis in the middle of the United States is mainly due to China's positioning of Taiwan.</text:p>
      <text:p text:style-name="P4">
"The Chinese also tend to look at a crisis from a moral perspective. In this case, the issue of Taiwan is very important. The moral principle here is: 'Taiwan is the sovereign territory of China and part of China. Take away Taiwan is an unfair behavior; we need to correct this behavior through unwavering efforts to achieve the unity of Taiwan and the mainland. "He pointed out that" this cognition makes it difficult to make it more flexible to be more flexible to be more flexible. Concession and compromise ... China is looking at the Taiwan issue in a more zero -sum way. "</text:p>
      <text:p text:style-name="P4">
Shi Wen believes that the essence of the US -China crisis negotiation is to express their concerns about the crisis, and does not expose their weaknesses to prevent the crisis from upgrading to conflict. This is currently the United States's active efforts.</text:p>
      <text:p text:style-name="P4">
Michael D.Swaine, director of the East Asian Research Plan of Washington Think Tank, analyzed that the Chinese elite class and the public position the image of China as a very ambitious, but not aggressive country. These The image will destroy China's foreign trust relationship and may cause China to excessively respond to the United States' communication operations. (Video screenshot/usip) <text:a xlink:type="simple" xlink:href="https://www.rfa.org/mandarin/yataibaodao/junshiwaijiao/jw-06132023123248.html/jw2.jpg" text:style-name="Internet_20_link" text:visited-style-name="Visited_20_Internet_20_Link">
![] [] [](Images/rfamandarin/2023-06-13T14-48-00-04-00/000002.png)</text:a>
Although the United States has repeatedly stated recently, it hopes to establish a crisis communication mechanism with China to prevent disagreement from being upgraded to conflict, but it seems that Xi Jinping has prepared for the outbreak of the conflict. The Wall Street Journal pointed out that Xi Jinping's "extreme" slogan began to cover the local level. According to the official release of China, from Shanghai, Shanghai, Shanghai to the inland Hunan Province, it is currently actively preparing for the "extreme" situation.</text:p>
      <text:p text:style-name="P4">
So, Xi Jinping, who has an absolute authority in the Communist Party of China, does it mean the real meaning of the so -called "extreme situation"? The Chinese political scholar, known as the "National Master", bluntly stated that the "extreme" situation of Xi Jinping's repeated warning of Xi Jinping means "the danger of war."</text:p>
      <text:p text:style-name="P4">
On May 30, Xi Jinping, General Secretary of the Communist Party of China, pointed out in the first meeting of the 20th Central National Security Council that he should deeply understand the complicated and severe situation facing national security and ensure the new development pattern with a new security pattern. He emphasized: "We must adhere to the bottom line of thinking and extreme thinking, and prepare for the major test of high waves and even stormy waves." At the same time, Xi Jinping also expanded this warning to the Chinese economy. A few days ago, Xi Jinping once again emphasized when inspecting an industrial park in Inner Mongolia that the purpose of building a large domestic cycle in China is to ensure that the national economy can run normally under the "extreme situation".</text:p>
      <text:p text:style-name="P4">
Chadsbragia, a researcher at the Institute for DEFENSESESES, pointed out at the seminar that based on the differences in the political system of the United States and China, in crisis negotiations, the inherent model of the United States treats other countries is not applicable to China, especially In terms of military dialogue mechanism.</text:p>
      <text:p text:style-name="P4">
"The core of crisis communication is that (the United States) Department of Defense believes that the parties in the dialogue usually have huge responsibilities and power and can be freely exerted." He said: "The Chinese side will not respond to this because they come to them because they come to them because they come to them. It can be said that the content can be said to be strictly limited. (China) is the political army rather than the national army. The United States must understand this and compete with it. "</text:p>
      <text:p text:style-name="P4">
Shi Gese also pointed out that China ’s avoidance of crisis dialogue is because Beijing is concerned that once it is communicated, the United States will infer more Chinese activities and prevent it through security fences. This is not the result of China.Xi Jinping's above -mentioned "extreme" warning also coincides with the time when US Secretary of State Brillings plans to visit China. Reuters recently quoted a U.S. officials revealed that Brins will visit China on June 18. However, the details of related visits have not yet been confirmed by China. Chinese Foreign Ministry spokesman Wang Wenbin once again stated at a regular press conference on Tuesday that the questioning of Brinken's visit to China "has responded, and there is no other information to be supplemented." Earlier, China also rejected the United States 'suggestions on the Secondary National Defense Ministers' talks on the security dialogue between Shangri -La.</text:p>
      <text:p text:style-name="P4">
The participating scholars agreed at the above discussion that in the face of the US -China competition, the efforts of the establishment of a crisis communication mechanism in the United States are essential to avoid conflicts with China, and the two sides must find a way to start dialogue between each other.</text:p>
      <text:p text:style-name="P4">
Reporter: Jingwei Responsible Editor: He Ping.com editor: Hong Wei</text:p>
      <text:p text:style-name="P4">
News Source: <text:a xlink:type="simple" xlink:href="https://www.rfa.org/mandarin/yataibaodao/junshiwaijiao/jw-06132023123248.html" text:style-name="Internet_20_link" text:visited-style-name="Visited_20_Internet_20_Link">
https://www.rfa.org/mandarin/yataibaodao/junshiwaijiao/jw-06132023123248.html</text:a>
</text:p>
      <!--NEWS-->
      <text:h text:style-name="P10" text:outline-level="1">
<text:span text:style-name="T4">
Number of people in the Fuji Mountains may innovate high autonomous groups to promote the control</text:span>
</text:h>
      <text:p text:style-name="P4">
Publisher: 法新社</text:p>
      <text:p text:style-name="P4">
Published Time: 2023-06-13T15:02:07+00:00</text:p>
      <text:p text:style-name="P4">
Modified Time: 2023-06-13T14:50:01+00:00</text:p>
      <text:p text:style-name="P4">
Description: (Agence France -Presse, Tokyo, 13th) Japan's restaurants in Fuji Mountain in Japan have increased. It is not difficult to estimate that the number of mountaineers in this summer will be innovative. Increasing danger and prompting local autonomous groups to call for controlling the number of people in the mountai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3.617581in" draw:z-index="0">
<draw:image xlink:href="../Images/rficn/2023-06-13T15-02-07-00-00/000000.png" xlink:type="simple" xlink:show="embed" xlink:actuate="onLoad" draw:mime-type="image/png"/>
</draw:frame>
The Yamani County Autonomous Group and Tourism Association around Mount Fuji warned that the number of people climbing Mount Fuji this year is expected to reach a "unprecedented" high.</text:p>
      <text:p text:style-name="P4">
The head of 6 cities in Yamani County, as well as the representative of the climbing lounge hut operators, submitted a joint petition to Yamani County today, and raised security doubts, hoping to limit the number of climbing customers.</text:p>
      <text:p text:style-name="P4">
The restrictions of COVID-19 (2019 Coronary Virus Diseases) are restricted, foreign tourists return, and this year is the 10th anniversary of the UNESCO World Heritage Site of Fuji.</text:p>
      <text:p text:style-name="P4">
The petition said: "Judging from the reservation of the nearby huts, we estimate that the number of climbers at Mount Fuji this summer will reach unprecedented quantity."</text:p>
      <text:p text:style-name="P4">
The highest peak in Japan is covered by white snow for most of the year. It only opened up the mountain from July to September. Each year, it attracted hundreds of thousands of people to travel all night to watch the sunrise.</text:p>
      <text:p text:style-name="P4">
Mountaineers who do not make an appointment at the cottage sometimes adopt a mountaineering method called "projectile mountaineering". They did not rest for one night in the hut, but set off all night, and immediately went down the mountain immediately after the attack. Causes the risk of alpine disease and temperature loss.</text:p>
      <text:p text:style-name="P4">
The autonomous group said that if the number of climbing people exceed a certain limit, the government should consider restricting entry.</text:p>
      <text:p text:style-name="P4">
Fuji Tin City officials told AFP today that the climbing trail has also increased the risk of falling rocks. Fujita City is one of the 6 cities in Yamani County.</text:p>
      <text:p text:style-name="P4">
The official who was unwilling to be named said, "We are all worried that Mount Fuji will cause a terrible situation this year's climbing season this year."</text:p>
      <text:p text:style-name="P4">
She said she was particularly worried about tourists from overseas. They did not necessarily know the danger of Mount Fuji, and might be unprepared.</text:p>
      <text:p text:style-name="P4">
She said, "We really want them to be careful. Some people die every year. It is not so easy to climb Mount Fuji."</text:p>
      <text:p text:style-name="P4">
Mount Fuji is a 3776 -meter -high active volcano, about 2 hours from the center of Tokyo.</text:p>
      <text:p text:style-name="P4">
According to the statistics of the Ministry of Environment, Mount Fuji was logged in to the World Heritage in 2013, more than 300,000 climbers went to the pilgrimage. As of 2019, the number of climbing customers has remained at about 200,000 people each year. Due to the closure of the epidemic in 2020, the number of hiking guests in 2021 was about 78,500, and about 16,100 in 2022.</text:p>
      <text:p text:style-name="P4">
News Source: <text:a xlink:type="simple" xlink:href="https://www.rfi.fr/cn/%E5%9B%BD%E9%99%85%E6%8A%A5%E9%81%93/20230613-%E7%99%BB%E5%AF%8C%E5%A3%AB%E5%B1%B1%E4%BA%BA%E6%95%B0%E6%81%90%E5%88%9B%E6%96%B0%E9%AB%98-%E8%87%AA%E6%B2%BB%E5%9B%A2%E4%BD%93%E4%BF%83%E6%8E%A7%E7%AE%A1" text:style-name="Internet_20_link" text:visited-style-name="Visited_20_Internet_20_Link">
https://www.rfi.fr/cn/%E5%9B%BD%E9%99%85%E6%8A%A5%E9%81%93/20230613-%E7%99%BB%E5%AF%8C%E5%A3%AB%E5%B1%B1%E4%BA%BA%E6%95%B0%E6%81%90%E5%88%9B%E6%96%B0%E9%AB%98-%E8%87%AA%E6%B2%BB%E5%9B%A2%E4%BD%93%E4%BF%83%E6%8E%A7%E7%AE%A1</text:a>
</text:p>
      <!--NEWS-->
      <text:h text:style-name="P10" text:outline-level="1">
<text:span text:style-name="T4">
Founder of Twitter: Indian Turkey Nigeria has said to close Twitter</text:span>
</text:h>
      <text:p text:style-name="P4">
Author: 联合早报 (Person)</text:p>
      <text:p text:style-name="P4">
Publisher: 联合早报 (Organization)</text:p>
      <text:p text:style-name="P4">
Published Time: 2023-06-13T15:13</text:p>
      <text:p text:style-name="P4">
Modified Time: 2023-06-13T15:19</text:p>
      <text:p text:style-name="P4">
Description: Twitter's co -founder Dolsey said that India, Nigeria and Turkey had threatened to close Twitter, unless Twitter complied with regulations on implementing restrictions on their Twitter users, India also required to suppress reporters and demonstrators to use this. Social media platform. Reuters reports, Dor ...</text:p>
      <text:p text:style-name="P4">
Videos: []</text:p>
      <text:p text:style-name="P4">
Audios: []</text:p>
      <text:p text:style-name="P4">
Images: []</text:p>
      <text:p text:style-name="P4">
Type: NewsArticle</text:p>
      <text:p text:style-name="P4">
Breadcrumbs: ['即时', '国际']</text:p>
      <text:p text:style-name="P4">
Keywords: ['推特', '印度', '土耳其', '尼日利亚']</text:p>
      <!--METADATA-->
      <text:p text:style-name="P4">
Twitter's co -founder Dolsey said that India, Nigeria and Turkey had threatened to close Twitter, unless Twitter complied with regulations on implementing restrictions on their Twitter users, India also required to suppress reporters and demonstrators to use this. Social media platform.</text:p>
      <text:p text:style-name="P4">
Reuters reported that Jack Dorsey was disclosed during the interview with YouTube News on Monday (June 12).</text:p>
      <text:p text:style-name="P4">
"Taking India as an example, when the Indian farmers demonstrated, or when some reporters issued sharp criticisms to the Indian government, the Indian government would make many requirements to us." Demonstration of farmers across India, it continued to subsidize until the end of 2021.</text:p>
      <text:p text:style-name="P4">
Dolsi said that India is a very huge market for Twitter. The Indian government will use this as a threat to say, "'I will turn off Indian Twitter platforms'," We will search for your employees 'residences' , 'If you do n’t do it, we will close your office' ", and they will really do this.</text:p>
      <text:p text:style-name="P4">
Dolsi said: "This is India, a democratic country."</text:p>
      <text:p text:style-name="P4">
Dolsi also mentioned that Twitter faced similar pressure in Turkey and Nigeria. He said that for several years, the Turkish and Nigerian government will implement various restrictions on Twitter at different times, and these restrictions are later lifted.</text:p>
      <text:p text:style-name="P4">
"Turkey (as to India) is very similar, Turkey also puts in all kinds of requirements. We have a lawsuit with them for this, and most of the time we have won the lawsuit. But they continue to threaten that we should close it to close Twitter."</text:p>
      <text:p text:style-name="P4">
Dolsi resigned from Twitter's position in 2021, and Twitter was acquired by the US electric vehicle Tesla president Musk in 2022.</text:p>
      <text:p text:style-name="P4">
News Source: <text:a xlink:type="simple" xlink:href="https://www.zaobao.com.sg/realtime/world/story20230613-1403916" text:style-name="Internet_20_link" text:visited-style-name="Visited_20_Internet_20_Link">
https://www.zaobao.com.sg/realtime/world/story20230613-1403916</text:a>
</text:p>
      <!--NEWS-->
      <text:h text:style-name="P10" text:outline-level="1">
<text:span text:style-name="T4">
South Korea intends to resort to the law to make claims on the Demonstration Office of North Korea three years ago</text:span>
</text:h>
      <text:p text:style-name="P4">
Author: 联合早报 (Person)</text:p>
      <text:p text:style-name="P4">
Publisher: 联合早报 (Organization)</text:p>
      <text:p text:style-name="P4">
Published Time: 2023-06-13T15:24</text:p>
      <text:p text:style-name="P4">
Modified Time: 2023-06-13T15:46</text:p>
      <text:p text:style-name="P4">
Description: Officials from the Ministry of Unification of South Korea said on Tuesday (June 13) that the government will take legal measures before Friday (16th) to prevent North Korea from exploding the claims of the South Korean and North Korean liaison office. Yonhap News Agency reported that according to South Korea's "Civil Law" regulations, the victims were injured or knew ...</text:p>
      <text:p text:style-name="P4">
Videos: []</text:p>
      <text:p text:style-name="P4">
Audios: []</text:p>
      <text:p text:style-name="P4">
Images: []</text:p>
      <text:p text:style-name="P4">
Type: NewsArticle</text:p>
      <text:p text:style-name="P4">
Breadcrumbs: ['即时', '国际']</text:p>
      <text:p text:style-name="P4">
Keywords: ['韩国', '朝鲜', '法律', '韩美关系']</text:p>
      <!--METADATA-->
      <text:p text:style-name="P4">
Officials from the Ministry of Unification of South Korea said on Tuesday (June 13) that the government will take legal measures before Friday (16th) to prevent North Korea from exploding the claims of the South Korean and North Korean liaison office.</text:p>
      <text:p text:style-name="P4">
The Yonhap News Agency reported that according to the "Civil Law" of South Korea, three years after the victim's self -victim or knowing the victim, the right to claim.</text:p>
      <text:p text:style-name="P4">
It is expected that the South Korean government may directly or entrust other parties to file claims or other legal measures on Thursday (15th) or on Friday or entrust other parties to apply for property preservation applications and request the court to order the defendant to pay compensation.</text:p>
      <text:p text:style-name="P4">
On June 16, 2020, North Korea, on the grounds that South Korean folk organizations distributed anti -North Korea's leaflets to North Korea, <text:a xlink:type="simple" xlink:href="https://www.zaobao.com/realtime/world/story20200616-1061621" text:style-name="Internet_20_link" text:visited-style-name="Visited_20_Internet_20_Link">
Blasting Korea DPRK Liaison Office</text:a>
 。</text:p>
      <text:p text:style-name="P4">
News Source: <text:a xlink:type="simple" xlink:href="https://www.zaobao.com.sg/realtime/world/story20230613-1403917" text:style-name="Internet_20_link" text:visited-style-name="Visited_20_Internet_20_Link">
https://www.zaobao.com.sg/realtime/world/story20230613-1403917</text:a>
</text:p>
      <!--NEWS-->
      <text:h text:style-name="P10" text:outline-level="1">
<text:span text:style-name="T4">
Ukraine fights to strengthen the air defense to inquires the retired F-18 status to Australia</text:span>
</text:h>
      <text:p text:style-name="P4">
Publisher: 法新社</text:p>
      <text:p text:style-name="P4">
Published Time: 2023-06-13T15:32:07+00:00</text:p>
      <text:p text:style-name="P4">
Modified Time: 2023-06-13T15:05:02+00:00</text:p>
      <text:p text:style-name="P4">
Description: (Agence France-Presse, Sydney, 13th) Ukraine's ambassador to Australia Moroshqione told AFP today that Ukraine asked Australia about the possibility of dozens of Australian retired F-18 fighters and the possibility of weapons transfer. If the Kiev government can get F-18, the air force will be upgraded sharp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0" text:anchor-type="as-char" svg:width="6.9236in" svg:height="3.617581in" draw:z-index="0">
<draw:image xlink:href="../Images/rficn/2023-06-13T15-32-07-00-00/000000.png" xlink:type="simple" xlink:show="embed" xlink:actuate="onLoad" draw:mime-type="image/png"/>
</draw:frame>
Vasylmyroshnychenko said that Wufang paid attention to fighter capabilities and initially requested to understand the status of F-18 fighters stored in a Air Force base north of Sydney, estimated to be 41.</text:p>
      <text:p text:style-name="P4">
Ukraine has finally been approved by the White House recently, and has been able to obtain an advanced "4th generation" US fighter aircraft such as U-16, which has long desire.</text:p>
      <text:p text:style-name="P4">
Although the age of the aircraft has been for decades, the F-16 can greatly upgrade Ukraine's fighter inventory and pose a powerful threat to Russian air and ground forces. Ukraine's existing fighters were MiG and Sukhoi fighters in the Soviet Union.</text:p>
      <text:p text:style-name="P4">
Several Western countries have significantly interested in providing Ukraine F-16 fighters, but Ukraine is interested in Australian fighters. It is the first time that the F-18 has been discussed.</text:p>
      <text:p text:style-name="P4">
Mickryan, an Australian Retired Major General, who is currently a strategic analyst. Encountered an air strike.</text:p>
      <text:p text:style-name="P4">
According to the Milital Balance of the Internal Institute for StrategicStudies (IISS), Ukraine currently has 82 fighter jets and attack aircraft.</text:p>
      <text:p text:style-name="P4">
However, it seems that it does not seem to be so fast to reach the F-18, which requires diplomatic and logistics cooperation between the Australian, the United States, and the Ukrainian government. And it is not clear how many F-18 can be used at present. A source familiar with the inside story said there were 12 to 16.</text:p>
      <text:p text:style-name="P4">
The Royal Australian Air Force 71 F-18 was retired from 2019 to 2021, allowing the most advanced F-35.</text:p>
      <text:p text:style-name="P4">
News Source: <text:a xlink:type="simple" xlink:href="https://www.rfi.fr/cn/%E5%9B%BD%E9%99%85%E6%8A%A5%E9%81%93/20230613-%E4%B9%8C%E5%85%8B%E5%85%B0%E6%8B%9A%E5%BC%BA%E5%8C%96%E9%98%B2%E7%A9%BA-%E5%90%91%E6%BE%B3%E6%B4%B2%E6%8E%A2%E8%AF%A2%E9%80%80%E5%BD%B9f-18%E7%8A%B6%E6%80%81" text:style-name="Internet_20_link" text:visited-style-name="Visited_20_Internet_20_Link">
https://www.rfi.fr/cn/%E5%9B%BD%E9%99%85%E6%8A%A5%E9%81%93/20230613-%E4%B9%8C%E5%85%8B%E5%85%B0%E6%8B%9A%E5%BC%BA%E5%8C%96%E9%98%B2%E7%A9%BA-%E5%90%91%E6%BE%B3%E6%B4%B2%E6%8E%A2%E8%AF%A2%E9%80%80%E5%BD%B9f-18%E7%8A%B6%E6%80%81</text:a>
</text:p>
      <!--NEWS-->
      <text:h text:style-name="P10" text:outline-level="1">
<text:span text:style-name="T4">
The dispute between the China -India reporter's visa will lead to the Indian reporter in China before the end of the month.</text:span>
</text:h>
      <text:p text:style-name="P4">
Author: chinese@voanews.com (杨安)</text:p>
      <text:p text:style-name="P4">
Publisher: 美国之音中文网 (Type: NewsMediaOrganization)</text:p>
      <text:p text:style-name="P4">
Published Time: 2023-06-13T15:36:42+08:00</text:p>
      <text:p text:style-name="P4">
Modified Time: 2023-06-13 07:36:42Z</text:p>
      <text:p text:style-name="P4">
Description: China and India have expelled each other's reporters from each other in the past few weeks. "Reuters" quoted sources reported that the last Indian journalist stationed in China is about to leave China before the end of this month. India. The Chinese Ministry of Foreign Affairs accused India with discriminatory treatment first, while scholars said that they drove each other to explain that Sino -India relations were "worse than bad."</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china-india-journalists-row-20230613/7134614.html" text:style-name="Internet_20_link" text:visited-style-name="Visited_20_Internet_20_Link">
https://www.voachinese.com/a/china-india-journalists-row-20230613/7134614.html</text:a>
</text:p>
      <!--NEWS-->
      <text:h text:style-name="P10" text:outline-level="1">
<text:span text:style-name="T4">
Shi Minglei disclosed that Cheng Yuan was abused in prison and was abused and corporal punishment and personality humiliation</text:span>
</text:h>
      <text:p text:style-name="P4">
Author: None</text:p>
      <text:p text:style-name="P4">
Publisher: Radio Free Asia (Organization)</text:p>
      <text:p text:style-name="P4">
Published Time: 2023-06-13T15:38:55-04:00</text:p>
      <text:p text:style-name="P4">
Modified Time: 2023-06-13T15:38: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3.897317in" draw:z-index="0">
<draw:image xlink:href="../Images/rfamandarin/2023-06-13T15-38-55-04-00/000000.png" xlink:type="simple" xlink:show="embed" xlink:actuate="onLoad" draw:mime-type="image/png"/>
</draw:frame>
Cheng Yuan's life photos before jail. Cheng Yuan's family provided / RFA information. According to the overseas rights protection website, Cheng Yuan's family met with Cheng Yuan on the 13th in Chishan Prison, Hunan. This time, Cheng Yuan revealed to his family that Hunan Chishan Prison suffered him with corporal punishment and personality humiliation during the high monotonous supervision area from January to April 2022. Including, Cheng Yuan refused to write a ideological report, and was punished for 12 hours to be punished for 12 hours. It was forbidden to use tap water to wash and wash the dishes with water in the toilet; humiliation, asked him to kneel and raise his hand to report to report Only by calling with the family; corporal punishment causes Cheng Yuan to have hemorrhoids for a long time, and the hemorrhoid cream brought by the family cannot be delivered; the diet of Chishan prison in Hunan is very poor. Cheng Yuan is still very thin now, only less than 100 catties. Due to long -term malnutrition, The teeth began to fall off; the situation of forced labor did not improve, and it still had to work for more than 12 hours a day; Cheng Yuan was still deprived of communication. According to the information of the Rights Rights Network, Cheng Yuan, Liu Dazhi and Wu Gengxiong of the Chinese civilian public welfare institutions "Changsha Fung" were captured by Changsha Guoan in July 2019. They were detained for two years. After the lifting, the lawyer sent a lawyer to secretly court in 2021. Cheng Yuan was sentenced to 5 years, two years of Liu Dazhi, and Wu Gejianxiong for 3 years. (Responsible editor: (：)</text:p>
      <text:p text:style-name="P4">
News Source: <text:a xlink:type="simple" xlink:href="https://www.rfa.org/mandarin/Xinwen/7-06132023153608.html" text:style-name="Internet_20_link" text:visited-style-name="Visited_20_Internet_20_Link">
https://www.rfa.org/mandarin/Xinwen/7-06132023153608.html</text:a>
</text:p>
      <!--NEWS-->
      <text:h text:style-name="P10" text:outline-level="1">
<text:span text:style-name="T4">
"Asia -Pacific Report" June 13, 2023 Audio</text:span>
</text:h>
      <text:p text:style-name="P4">
Author: None</text:p>
      <text:p text:style-name="P4">
Publisher: Radio Free Asia (Organization)</text:p>
      <text:p text:style-name="P4">
Published Time: 2023-06-13T15:53:02-04:00</text:p>
      <text:p text:style-name="P4">
Modified Time: 2023-06-13T15:53:02-04:00</text:p>
      <text:p text:style-name="P4">
Description: None</text:p>
      <text:p text:style-name="P4">
Videos: []</text:p>
      <text:p text:style-name="P4">
Audios: ["<text:a xlink:type="simple" xlink:href="https://www.rfa.org/mandarin/apr-audio/yp-061320231334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3.88615in" draw:z-index="0">
<draw:image xlink:href="../Images/rfamandarin/2023-06-13T15-53-02-04-00/000000.png" xlink:type="simple" xlink:show="embed" xlink:actuate="onLoad" draw:mime-type="image/png"/>
</draw:frame>
 <text:a xlink:type="simple" xlink:href="https://www.rfa.org/mandarin/apr-audio/yp-06132023133401.html/@@images/image" text:style-name="Internet_20_link" text:visited-style-name="Visited_20_Internet_20_Link">
</text:a>
Free Asia Radio Drawing <text:a xlink:type="simple" xlink:href="https://www.rfa.org/mandarin/apr-audio/yp-06132023133401.html/@@stream" text:style-name="Internet_20_link" text:visited-style-name="Visited_20_Internet_20_Link">
Audio-Link: https://www.rfa.org/mandarin/Apr- Audio/YP 0613202313401.html/@@stream</text:a>
The main content of this show:</text:p>
      <text:p text:style-name="P4">
1 . China may face the decourse of the global industrial chain, Xi Jinping warns to deal with "extreme situation";</text:p>
      <text:p text:style-name="P4">
2 . Wang Wenbin refused to confirm that Brinkens visited China, and US -China relations moved to become a hot spot;</text:p>
      <text:p text:style-name="P4">
3 . War Wolf is put on Heping Course? The PLA scholars released the wind "The Taiwan Strait War is not inevitable";</text:p>
      <text:p text:style-name="P4">
4 . The US House Military Commission issued a draft to explore the joint production weapons of the United States and Taiwan to strengthen Taiwan's defense capabilities;</text:p>
      <text:p text:style-name="P4">
5 . Hubei Academy of Fine Arts held an installation art exhibition, which was banned by the authorities on the grounds of not being approved.</text:p>
      <text:p text:style-name="P4">
News Source: <text:a xlink:type="simple" xlink:href="https://www.rfa.org/mandarin/apr-audio/yp-06132023133401.html" text:style-name="Internet_20_link" text:visited-style-name="Visited_20_Internet_20_Link">
https://www.rfa.org/mandarin/apr-audio/yp-06132023133401.html</text:a>
</text:p>
      <!--NEWS-->
      <text:h text:style-name="P10" text:outline-level="1">
<text:span text:style-name="T4">
The Military Commission of the United States Institute is about to start the final review of the 2024 National Defense Authorization Law to respond to the threat of China</text:span>
</text:h>
      <text:p text:style-name="P4">
Author: chinese@voanews.com (杨安)</text:p>
      <text:p text:style-name="P4">
Publisher: 美国之音中文网 (Type: NewsMediaOrganization)</text:p>
      <text:p text:style-name="P4">
Published Time: 2023-06-13T15:56:36+08:00</text:p>
      <text:p text:style-name="P4">
Modified Time: 2023-06-13 07:59:49Z</text:p>
      <text:p text:style-name="P4">
Description: The House of Representatives of the United States will begin to conduct a final consideration of the "NATIONAL Defense Authorization Act (NDAA) of the 2024 Fiscal Defense Law (NDAA". Multiple group committees have proposed response plans for China to highlight the urgency of China's threat.</text:p>
      <text:p text:style-name="P4">
Videos: []</text:p>
      <text:p text:style-name="P4">
Images: []</text:p>
      <text:p text:style-name="P4">
Categories: ['美国', '国会报道', '中国', '军事']</text:p>
      <text:p text:style-name="P4">
Type: None</text:p>
      <!--METADATA-->
      <text:p text:style-name="P4">
Nonenone</text:p>
      <text:p text:style-name="P4">
News Source: <text:a xlink:type="simple" xlink:href="https://www.voachinese.com/a/ndaa-markups-focus-on-china-threat-20230613/7134663.html" text:style-name="Internet_20_link" text:visited-style-name="Visited_20_Internet_20_Link">
https://www.voachinese.com/a/ndaa-markups-focus-on-china-threat-20230613/7134663.html</text:a>
</text:p>
      <!--NEWS-->
      <text:h text:style-name="P10" text:outline-level="1">
<text:span text:style-name="T4">
Follow Messi to go? Mbappe confirmed that he has not renewed his contract with St. Jendan in Paris</text:span>
</text:h>
      <text:p text:style-name="P4">
Publisher: 法新社</text:p>
      <text:p text:style-name="P4">
Published Time: 2023-06-13T16:02:09+00:00</text:p>
      <text:p text:style-name="P4">
Modified Time: 2023-06-13T15:50:02+00:00</text:p>
      <text:p text:style-name="P4">
Description: (Agence France -Presse, Paris, 13th) French football superstar Kylian Mbappe told AFP through a statement that he never affiliated to the Paris Saint Jehman (Pari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3.617581in" draw:z-index="0">
<draw:image xlink:href="../Images/rficn/2023-06-13T16-02-09-00-00/000000.png" xlink:type="simple" xlink:show="embed" xlink:actuate="onLoad" draw:mime-type="image/png"/>
</draw:frame>
Agence France -Presse and other media previously reported that sources said that Mbappe told Saint Jehmann in Paris yesterday that he would not execute the right to choose one year after the contract expired in 2024. This means that Mbappe may leave the Paris Saint Jendan team this summer.</text:p>
      <text:p text:style-name="P4">
Mbappe pointed out in a statement issued to Agence France -Presse today that Paris St. Jendan was informed in "July 15, 2022", and he decided not to start the right to choose the contract for another year.</text:p>
      <text:p text:style-name="P4">
Argentine football superstar Lionel MESSI, who also belongs to Paris, just confirmed last week that he will move to the American Professional Football League MLS Miami.</text:p>
      <text:p text:style-name="P4">
News Source: <text:a xlink:type="simple" xlink:href="https://www.rfi.fr/cn/%E8%BF%90%E5%8A%A8%E5%A4%A9%E5%9C%B0/20230613-%E8%BF%BD%E9%9A%8F%E6%A2%85%E8%A5%BF%E6%B1%82%E5%8E%BB-%E5%A7%86%E5%B7%B4%E4%BD%A9%E8%AF%81%E5%AE%9E%E6%9C%AA%E4%B8%8E%E5%B7%B4%E9%BB%8E%E5%9C%A3%E6%9D%B0%E6%9B%BC%E8%B0%88%E7%BB%AD%E7%BA%A6" text:style-name="Internet_20_link" text:visited-style-name="Visited_20_Internet_20_Link">
https://www.rfi.fr/cn/%E8%BF%90%E5%8A%A8%E5%A4%A9%E5%9C%B0/20230613-%E8%BF%BD%E9%9A%8F%E6%A2%85%E8%A5%BF%E6%B1%82%E5%8E%BB-%E5%A7%86%E5%B7%B4%E4%BD%A9%E8%AF%81%E5%AE%9E%E6%9C%AA%E4%B8%8E%E5%B7%B4%E9%BB%8E%E5%9C%A3%E6%9D%B0%E6%9B%BC%E8%B0%88%E7%BB%AD%E7%BA%A6</text:a>
</text:p>
      <!--NEWS-->
      <text:h text:style-name="P10" text:outline-level="1">
<text:span text:style-name="T4">
Messi was interviewed by Chinese media and confirmed that I did not think it would participate in the World Cup again</text:span>
</text:h>
      <text:p text:style-name="P4">
Publisher: 法新社</text:p>
      <text:p text:style-name="P4">
Published Time: 2023-06-13T16:32:07+00:00</text:p>
      <text:p text:style-name="P4">
Modified Time: 2023-06-13T16:05:03+00:00</text:p>
      <text:p text:style-name="P4">
Description: (Agence France -Presse, Beijing, 13th) Argentine football superstar Lionel MESSI confirmed in an interview with the Chinese media today that he "don't think" he will participate in the World Cup ag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5" text:anchor-type="as-char" svg:width="6.9236in" svg:height="3.617581in" draw:z-index="0">
<draw:image xlink:href="../Images/rficn/2023-06-13T16-32-07-00-00/000000.png" xlink:type="simple" xlink:show="embed" xlink:actuate="onLoad" draw:mime-type="image/png"/>
</draw:frame>
In the interview screen broadcast on the Chinese Sports Weekly, Messi was asked if he would participate in the World Cup in North America in 2026. He replied, "I have talked about it several times before. ) It's my last World Cup. "</text:p>
      <text:p text:style-name="P4">
Messi said: "I will look at the situation, but in theory I don't think I will participate in the next World Cup."</text:p>
      <text:p text:style-name="P4">
News Source: <text:a xlink:type="simple" xlink:href="https://www.rfi.fr/cn/%E8%BF%90%E5%8A%A8%E5%A4%A9%E5%9C%B0/20230613-%E6%A2%85%E8%A5%BF%E6%8E%A5%E5%8F%97%E4%B8%AD%E5%9B%BD%E5%AA%92%E4%BD%93%E8%AE%BF%E9%97%AE%E8%AF%81%E5%AE%9E-%E4%B8%8D%E8%AE%A4%E4%B8%BA%E4%BC%9A%E5%86%8D%E5%8F%82%E5%8A%A0%E4%B8%96%E7%95%8C%E6%9D%AF" text:style-name="Internet_20_link" text:visited-style-name="Visited_20_Internet_20_Link">
https://www.rfi.fr/cn/%E8%BF%90%E5%8A%A8%E5%A4%A9%E5%9C%B0/20230613-%E6%A2%85%E8%A5%BF%E6%8E%A5%E5%8F%97%E4%B8%AD%E5%9B%BD%E5%AA%92%E4%BD%93%E8%AE%BF%E9%97%AE%E8%AF%81%E5%AE%9E-%E4%B8%8D%E8%AE%A4%E4%B8%BA%E4%BC%9A%E5%86%8D%E5%8F%82%E5%8A%A0%E4%B8%96%E7%95%8C%E6%9D%AF</text:a>
</text:p>
      <!--NEWS-->
      <text:h text:style-name="P10" text:outline-level="1">
<text:span text:style-name="T4">
China and South Korea's dispute upgrade Yin Xiyue directly criticized the Chinese ambassador to improper remarks</text:span>
</text:h>
      <text:p text:style-name="P4">
Author: chinese@voanews.com (金谷)</text:p>
      <text:p text:style-name="P4">
Publisher: 美国之音中文网 (Type: NewsMediaOrganization)</text:p>
      <text:p text:style-name="P4">
Published Time: 2023-06-13T16:34:10+08:00</text:p>
      <text:p text:style-name="P4">
Modified Time: 2023-06-13 08:34:10Z</text:p>
      <text:p text:style-name="P4">
Description: The Chinese Ambassador to South Korea Xing Haiming and South Korea last week with South Korea's leader in the wild party, Lee in the wild party, led to controversial, and continued to trigger high -level Korean government dissatisfaction. South Korean President Yin Xiyue directly criticized Xing Haiming's improper statement of South Korea's policy recently on Tuesday (June 13).</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south-korea-china-diplomatic-row-continues-20230613/7134735.html" text:style-name="Internet_20_link" text:visited-style-name="Visited_20_Internet_20_Link">
https://www.voachinese.com/a/south-korea-china-diplomatic-row-continues-20230613/7134735.html</text:a>
</text:p>
      <!--NEWS-->
      <text:h text:style-name="P10" text:outline-level="1">
<text:span text:style-name="T4">
Ahmad Zahi visited Najib for one hour for breakfast and discussed</text:span>
</text:h>
      <text:p text:style-name="P4">
Author: 联合早报 (Person)</text:p>
      <text:p text:style-name="P4">
Publisher: 联合早报 (Organization)</text:p>
      <text:p text:style-name="P4">
Published Time: 2023-06-13T16:39</text:p>
      <text:p text:style-name="P4">
Modified Time: 2023-06-13T16:48</text:p>
      <text:p text:style-name="P4">
Description: The Malaysian United Party's UMNO Chairman Ahmad Zahi recently declared that he had had breakfast with Najib for an hour with Najib for an hour when he went to the prison Prime Minister Najib. The lawyer believes that if Ahmad Zahi said that it is true, in fact, the prison regulations have been contradictory, otherwise the prison department has doubles ...</text:p>
      <text:p text:style-name="P4">
Videos: []</text:p>
      <text:p text:style-name="P4">
Audios: []</text:p>
      <text:p text:style-name="P4">
Images: []</text:p>
      <text:p text:style-name="P4">
Type: NewsArticle</text:p>
      <text:p text:style-name="P4">
Breadcrumbs: ['即时', '国际']</text:p>
      <text:p text:style-name="P4">
Keywords: ['阿末扎希', '纳吉', '马来西亚', '巫统']</text:p>
      <!--METADATA-->
      <text:p text:style-name="P4">
UN UMNO Chairman of Malaysia <text:a xlink:type="simple" xlink:href="https://www.zaobao.com/keywords/ahmad-zahid-hamidi" text:style-name="Internet_20_link" text:visited-style-name="Visited_20_Internet_20_Link">
Ahmad Zahi</text:a>
A few days ago, he announced that he went to the prison to visit the former Prime Minister Najib and had a breakfast with Najib for an hour. The lawyer believes that if Ahmad Zahi said that it is true, in fact, the prison regulations have been contradictory, otherwise the prison bureau has double standards.</text:p>
      <text:p text:style-name="P4">
UMNO Chairman Ahmadzich revealed at the UMNO Conference last week that he recently went to Kahara Prison to visit Najib and brought all Najib's favorite food. The two also had breakfast for one hour. Ahmad Zahi also said that he was at the time with the deputy minister of the Ministry of the Interior, Samsuu Ania, to explore the prison.</text:p>
      <text:p text:style-name="P4">
Mohamad Lafite, a lawyer of Malaysia, told the New Strait Times that if Ahmad Zahi said that they are all true, such exploration and supervisors have double standards. "The lawyer or family's exploration and supervision procedures are quite strict. Including a maximum of 45 minutes at a time. And you cannot face face to face with prisoners. You must have glass separated between you, so you must talk to the prisoner by phone,"</text:p>
      <text:p text:style-name="P4">
Rafik said: "Therefore, Ahmad Zahi's statement seems to have violated the regulations on the detection and supervision. There is another question, how do Ahmad Zaji obtain the right to visit? And what is he to explore the prison?" Regulations, only the director of the prison department or the Minister of the Interior. He pointed out that Ahmad Zahi claimed that there was Samsuanuya accompanied at the time, so Samsuu Anuya must explain.</text:p>
      <text:p text:style-name="P4">
Lafite also said, "Do the cabinet know this time the prison? If Ahmad Zahi explores the progress of the pardon of Najib, will it be notified by Najib's lawyer? Or the Najib family notify him. Why is it a witch? The chairman of the United States go to visit the prison? "</text:p>
      <text:p text:style-name="P4">
News Source: <text:a xlink:type="simple" xlink:href="https://www.zaobao.com.sg/realtime/world/story20230613-1403943" text:style-name="Internet_20_link" text:visited-style-name="Visited_20_Internet_20_Link">
https://www.zaobao.com.sg/realtime/world/story20230613-1403943</text:a>
</text:p>
      <!--NEWS-->
      <text:h text:style-name="P10" text:outline-level="1">
<text:span text:style-name="T4">
Studies: California wildfire rays about four times in the past</text:span>
</text:h>
      <text:p text:style-name="P4">
Author: 联合早报 (Person)</text:p>
      <text:p text:style-name="P4">
Publisher: 联合早报 (Organization)</text:p>
      <text:p text:style-name="P4">
Published Time: 2023-06-13T16:44</text:p>
      <text:p text:style-name="P4">
Modified Time: 2023-06-13T16:44</text:p>
      <text:p text:style-name="P4">
Description: A new study showed that from 1971 to 2021, the overfire area of the summer wildfire in California in the United States increased by about four times, and climate change was the main reason for the raging forest fire. In the past 50 years, the burning area of California's summer wildfire has been increas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加利福尼亚州', '美国', '野火', '气候变化']</text:p>
      <!--METADATA-->
      <text:p text:style-name="P4">
A new study showed that from 1971 to 2021, the overfire area of the summer wildfire in California in the United States increased by about four times, and climate change was the main reason for the raging forest fire.</text:p>
      <text:p text:style-name="P4">
In the past 50 years, the burning area of California's summer wildfire has been increasing. The largest 10 wildfires have occurred in the past 20 years. After 2017, eight large wildfires appeared, and five games appeared in 2020.</text:p>
      <text:p text:style-name="P4">
Bloomberg reported that this study published in the "National Academy of Sciences", which was published on Monday (June 12), pointed out that from 1996 to 2021, the summer burning area of forests in northern California increased by four times; In 2050, the combustion area or average increase in the summer fire in California increased by 50%.</text:p>
      <text:p text:style-name="P4">
<draw:frame draw:style-name="fr1" draw:name="Image266" text:anchor-type="as-char" svg:width="6.9236in" svg:height="4.615733in" draw:z-index="0">
<draw:image xlink:href="../Images/zaobao world/2023-06-13T16-44/000000.png" xlink:type="simple" xlink:show="embed" xlink:actuate="onLoad" draw:mime-type="image/png"/>
</draw:frame>
California has continued in recent years. The picture shows that many local residents sit at the foot of the mountain and watch the forest near the homeland being burned. (Reuters)</text:p>
      <text:p text:style-name="P4">
Marcoturco, a climate researcher at the University of Murcian University in Spain, designed the research with colleagues to quantify and determine the increase in the area of the California summer fire burning. cause.</text:p>
      <text:p text:style-name="P4">
Researchers conducted statistical analysis of the temperature and forest fire data from 1971 to 2021, and then used the model to show the possible evolution of the fire in the past decades with no human greenhouse gas emissions.</text:p>
      <text:p text:style-name="P4">
<draw:frame draw:style-name="fr1" draw:name="Image267" text:anchor-type="as-char" svg:width="6.9236in" svg:height="4.615733in" draw:z-index="0">
<draw:image xlink:href="../Images/zaobao world/2023-06-13T16-44/000001.png" xlink:type="simple" xlink:show="embed" xlink:actuate="onLoad" draw:mime-type="image/png"/>
</draw:frame>
On June 4, Lancatst firefighters in California monmed the fire on the scene of the wild fire. (Reuters)</text:p>
      <text:p text:style-name="P4">
The results show that compared with the situation without climate change, the area of California's forest fire will only increase by 172%. Human activity generates greenhouse gas emissions is one of the causes of wildfires.</text:p>
      <text:p text:style-name="P4">
Experts point out that the raging of the forest fire in California is also related to drying the dry vegetation, the high temperature in spring and summer, the reduction of snow in the mountainous area and the melting time early, and the reduction of rainfall.</text:p>
      <text:p text:style-name="P4">
News Source: <text:a xlink:type="simple" xlink:href="https://www.zaobao.com.sg/realtime/world/story20230613-1403944" text:style-name="Internet_20_link" text:visited-style-name="Visited_20_Internet_20_Link">
https://www.zaobao.com.sg/realtime/world/story20230613-1403944</text:a>
</text:p>
      <!--NEWS-->
      <text:h text:style-name="P10" text:outline-level="1">
<text:span text:style-name="T4">
The Middle Academy of Fund Based on the US House of US Public House has passed the first batch of agreements on Taiwan and the United States Trade initiative</text:span>
</text:h>
      <text:p text:style-name="P4">
Author: None</text:p>
      <text:p text:style-name="P4">
Publisher: Radio Free Asia (Organization)</text:p>
      <text:p text:style-name="P4">
Published Time: 2023-06-13T16:50:51-04:00</text:p>
      <text:p text:style-name="P4">
Modified Time: 2023-06-13T16:50: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4.612011in" draw:z-index="0">
<draw:image xlink:href="../Images/rfamandarin/2023-06-13T16-50-51-04-00/000000.png" xlink:type="simple" xlink:show="embed" xlink:actuate="onLoad" draw:mime-type="image/png"/>
</draw:frame>
The first batch of "Taiwan -American 21st Century Trade Initiative" was at the headquarters of the Taiwan Association (AIT) in Washington, the United States, and the representative of Taiwan's representative Xiao Meiqin (second from left) with the Angridlarson (middle) on behalf of both parties. Essence The Taiwan Representative Office in the United States provided/RFA Information. Smith, a bill proposal and chairman of the committee, said that the bill confirmed the U.S. Congress's firm support for Taiwan -US partnership. The US-TAIWAN Initiative On 21st-CENTURY Trade First Implementation Act (US-TAIWAN Initiative on 21st-CENTARY TERTEREMER "(US Taiwan 21st Century Trade initiative is the Democratic Senate Chairman Ron Wyden and Jasonsm ( iTH) and others proposed together The House Ways and Meanscommittee was held on the 13th. The committee passed this bill with 42 votes in favor of and 0 votes against the number of overwhelming votes. Smith said that the United States and the Taiwan people share deep valuable economic partnerships and shared democratic values. The Bayeng government seeks to reach an agreement to strengthen the decision to strengthen the US trade relations with Taiwan. Smith said that with the preliminary agreement of the US -Taiwan trade initiative approved by Congress, it confirmed Congress's firm support for the US Taiwan partnership. The bill stipulates that before the first batch of agreements in the 21st century trade initiative of Taiwan and the United States, the US President must first submit a report to Congress and offered to certify within 30 days, proving that Taiwan has taken any measures required for fulfilling the agreement. The bill also requires the administrative department to meet any further agreements reached with Taiwan in the future. After the bill was approved by the fundraising committee of the House of Representatives, it may be sent to other relevant committees of the House of Representatives for trial before being sent to the Senate for discussion. The bill will be submitted to the US President after the voting of the two hospitals and the voting of the two hospitals. (Responsible editor: (：)</text:p>
      <text:p text:style-name="P4">
News Source: <text:a xlink:type="simple" xlink:href="https://www.rfa.org/mandarin/Xinwen/8-06132023164939.html" text:style-name="Internet_20_link" text:visited-style-name="Visited_20_Internet_20_Link">
https://www.rfa.org/mandarin/Xinwen/8-06132023164939.html</text:a>
</text:p>
      <!--NEWS-->
      <text:h text:style-name="P10" text:outline-level="1">
<text:span text:style-name="T4">
Xu Shiping, former president of Shanghai Dongfang.com, was expelled from the party and public office</text:span>
</text:h>
      <text:p text:style-name="P4">
Author: None</text:p>
      <text:p text:style-name="P4">
Publisher: Radio Free Asia (Organization)</text:p>
      <text:p text:style-name="P4">
Published Time: 2023-06-13T16:57:45-04:00</text:p>
      <text:p text:style-name="P4">
Modified Time: 2023-06-13T16:57: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9" text:anchor-type="as-char" svg:width="6.9236in" svg:height="3.88615in" draw:z-index="0">
<draw:image xlink:href="../Images/rfamandarin/2023-06-13T16-57-45-04-00/000000.png" xlink:type="simple" xlink:show="embed" xlink:actuate="onLoad" draw:mime-type="image/png"/>
</draw:frame>
Xu Shiping, deputy secretary, president and editor -in -chief of Shanghai mainstream media Dongfang.com <text:a xlink:type="simple" xlink:href="https://www.rfa.org/mandarin/Xinwen/9-06132023165205.html/@@images/image" text:style-name="Internet_20_link" text:visited-style-name="Visited_20_Internet_20_Link">
</text:a>
Xu Shiping, deputy secretary, president and editor -in -chief of Baidu Shanghai mainstream media Dongfang.com, was expelled from the party and public office. He was accused of implementing the discounts of central decision -making and deployment, private collection and reading of illegal books, misappropriation of public funds and violating life discipline. Comprehensive Media News on the 13th, Xu Shiping is a senior media person in China. He has worked in Shanghai Xinmin Evening News for 18 years and participated in the preparation of Oriental Network in 2000. While serving as the editor -in -chief of Dongfang.com, he published a lot of time and political comments. In November last year, Xu Shiping, who had retired for 2 years, accepted disciplinary review and supervision investigation by the Shanghai Discipline Inspection Commission and Supervision of the Shanghai Discipline Inspection Commission for suspected violations of discipline. The website of the Central Commission for Discipline Inspection was reported on the 13th that it was reported that the Shanghai Discipline Inspection Commission was reported on the 13th. After investigation, Xu Shiping had long been inappropriately associated with private business owners, indulged in capital operations, ignored risk management and control, and turned public power into a tool for personal gain. In addition, Xu Shiping was accused of violating political discipline, hiding and reading illegal books. (Responsible editor: (：)</text:p>
      <text:p text:style-name="P4">
News Source: <text:a xlink:type="simple" xlink:href="https://www.rfa.org/mandarin/Xinwen/9-06132023165205.html" text:style-name="Internet_20_link" text:visited-style-name="Visited_20_Internet_20_Link">
https://www.rfa.org/mandarin/Xinwen/9-06132023165205.html</text:a>
</text:p>
      <!--NEWS-->
      <text:h text:style-name="P10" text:outline-level="1">
<text:span text:style-name="T4">
Japanese media: NATO will set up offices in Tokyo to strengthen regional contact</text:span>
</text:h>
      <text:p text:style-name="P4">
Author: 联合早报 (Person)</text:p>
      <text:p text:style-name="P4">
Publisher: 联合早报 (Organization)</text:p>
      <text:p text:style-name="P4">
Published Time: 2023-06-13T17:28</text:p>
      <text:p text:style-name="P4">
Modified Time: 2023-06-13T17:28</text:p>
      <text:p text:style-name="P4">
Description: NATO plans to set up offices in Tokyo in 2024 as a cooperation hub in NATO and South Korea, Australia, New Zealand and Japan. This will be NATO's first contact place in the Indo -Pacific region. Reuters on Tuesday (June 13) quoted "Nikkei News" reported that NATO will add ...</text:p>
      <text:p text:style-name="P4">
Videos: []</text:p>
      <text:p text:style-name="P4">
Audios: []</text:p>
      <text:p text:style-name="P4">
Images: []</text:p>
      <text:p text:style-name="P4">
Type: NewsArticle</text:p>
      <text:p text:style-name="P4">
Breadcrumbs: ['即时', '国际']</text:p>
      <text:p text:style-name="P4">
Keywords: ['北约', '日本', '北大西洋公约组织']</text:p>
      <!--METADATA-->
      <text:p text:style-name="P4">
NATO Plan in 2024 <text:a xlink:type="simple" xlink:href="https://www.zaobao.com.sg/news/world/story20230606-1401869" text:style-name="Internet_20_link" text:visited-style-name="Visited_20_Internet_20_Link">
Establishing a office in Tokyo</text:a>
As NATO cooperation hubs with South Korea, Australia, New Zealand and Japan. This will be NATO's first contact place in the Indo -Pacific region.</text:p>
      <text:p text:style-name="P4">
Reuters on Tuesday (June 13) quoted the "Nikkei News" reported that NATO will deepen cooperation with the four major partners of the Pacific.</text:p>
      <text:p text:style-name="P4">
However, Japanese Prime Minister Kishita Tianshio said last month that Japan did not plan to become a "member or half member" in NATO.</text:p>
      <text:p text:style-name="P4">
According to the Financial Times, French President Macron opposed NATO's offices in Tokyo, arguing that NATO should continue to focus on the North Atlantic region.</text:p>
      <text:p text:style-name="P4">
The establishment of the New Northern Treaty Liaison Office requires the unanimous support of the North Atlantic Council, which means that France has the right to prevent this plan.</text:p>
      <text:p text:style-name="P4">
The analysis pointed out that the resistance from France has made discussions about the incident in NATO in several months.</text:p>
      <text:p text:style-name="P4">
News Source: <text:a xlink:type="simple" xlink:href="https://www.zaobao.com.sg/realtime/world/story20230613-1403956" text:style-name="Internet_20_link" text:visited-style-name="Visited_20_Internet_20_Link">
https://www.zaobao.com.sg/realtime/world/story20230613-1403956</text:a>
</text:p>
      <!--NEWS-->
      <text:h text:style-name="P10" text:outline-level="1">
<text:span text:style-name="T4">
A magnitude 5.4 earthquake occurred in eastern Kashmir, India</text:span>
</text:h>
      <text:p text:style-name="P4">
Author: 联合早报 (Person)</text:p>
      <text:p text:style-name="P4">
Publisher: 联合早报 (Organization)</text:p>
      <text:p text:style-name="P4">
Published Time: 2023-06-13T17:29</text:p>
      <text:p text:style-name="P4">
Modified Time: 2023-06-13T17:29</text:p>
      <text:p text:style-name="P4">
Description: A magnitude 5.4 earthquake occurred on Tuesday (June 13) in eastern Kashmir, India. Reuters reports that the European and Mediterranean Alarm Systems (EMSC) said that the earthquake depth is 60 kilometers, and the epicenter was north of Pathankot, northern India ...</text:p>
      <text:p text:style-name="P4">
Videos: []</text:p>
      <text:p text:style-name="P4">
Audios: []</text:p>
      <text:p text:style-name="P4">
Images: []</text:p>
      <text:p text:style-name="P4">
Type: NewsArticle</text:p>
      <text:p text:style-name="P4">
Breadcrumbs: ['即时', '国际']</text:p>
      <text:p text:style-name="P4">
Keywords: ['印度', '地震', '克什米尔']</text:p>
      <!--METADATA-->
      <text:p text:style-name="P4">
A magnitude 5.4 earthquake occurred on Tuesday (June 13) in eastern Kashmir, India.</text:p>
      <text:p text:style-name="P4">
Reuters reports that the European and Mediterranean Alarm Systems (EMSC) said that the earthquake depth is 60 kilometers, and the epicenter is 99 kilometers north of Pathankot, northern India.</text:p>
      <text:p text:style-name="P4">
It is understood that the Indian capital of New Delhi and parts of North India have a shock.</text:p>
      <text:p text:style-name="P4">
News Source: <text:a xlink:type="simple" xlink:href="https://www.zaobao.com.sg/realtime/world/story20230613-1403957" text:style-name="Internet_20_link" text:visited-style-name="Visited_20_Internet_20_Link">
https://www.zaobao.com.sg/realtime/world/story20230613-1403957</text:a>
</text:p>
      <!--NEWS-->
      <text:h text:style-name="P10" text:outline-level="1">
<text:span text:style-name="T4">
China Donghai Real Bomb Exercise Taiwan teaches the people to identify the PLAs that may invade</text:span>
</text:h>
      <text:p text:style-name="P4">
Author: chinese@voanews.com (杨安)</text:p>
      <text:p text:style-name="P4">
Publisher: 美国之音中文网 (Type: NewsMediaOrganization)</text:p>
      <text:p text:style-name="P4">
Published Time: 2023-06-13T17:36:53+08:00</text:p>
      <text:p text:style-name="P4">
Modified Time: 2023-06-13 09:36:53Z</text:p>
      <text:p text:style-name="P4">
Description: China has carried out real bombs in the East China Sea in northern Taiwan on Tuesday (June 13). At the same time, the United States, Japan, France, and the Canadian Navy conducted joint exercises in the Western Pacific Philippine Sea south of Taiwan.</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china-holds-live-fire-drills-in-east-china-sea-20230613/7134763.html" text:style-name="Internet_20_link" text:visited-style-name="Visited_20_Internet_20_Link">
https://www.voachinese.com/a/china-holds-live-fire-drills-in-east-china-sea-20230613/7134763.html</text:a>
</text:p>
      <!--NEWS-->
      <text:h text:style-name="P10" text:outline-level="1">
<text:span text:style-name="T4">
22 U.S. military injuries in the U.S. helicopter in Syria</text:span>
</text:h>
      <text:p text:style-name="P4">
Author: 联合早报 (Person)</text:p>
      <text:p text:style-name="P4">
Publisher: 联合早报 (Organization)</text:p>
      <text:p text:style-name="P4">
Published Time: 2023-06-13T17:51</text:p>
      <text:p text:style-name="P4">
Modified Time: 2023-06-13T23:21</text:p>
      <text:p text:style-name="P4">
Description: The U.S. military said an accident occurred on Sunday (June 11) in a helicopter on Sunday (June 11), causing 22 U.S. soldiers to be injured. Reuters reported that the U.S. military disclosed the accident on Monday (12th), but did not explain the cause of the accident and the injury of the soldiers ...</text:p>
      <text:p text:style-name="P4">
Videos: []</text:p>
      <text:p text:style-name="P4">
Audios: []</text:p>
      <text:p text:style-name="P4">
Images: []</text:p>
      <text:p text:style-name="P4">
Type: NewsArticle</text:p>
      <text:p text:style-name="P4">
Breadcrumbs: ['即时', '国际']</text:p>
      <text:p text:style-name="P4">
Keywords: ['美国', '直升机', '叙利亚']</text:p>
      <!--METADATA-->
      <text:p text:style-name="P4">
The U.S. military said an accident occurred on Sunday (June 11) in a helicopter on Sunday (June 11), causing 22 U.S. soldiers to be injured.</text:p>
      <text:p text:style-name="P4">
Reuters reported that the U.S. military disclosed the accident on Monday (12th), but did not explain the cause of the accident and the injury of the soldiers. The US Central Command said that 10 soldiers were sent to another higher -level medical institution.</text:p>
      <text:p text:style-name="P4">
Responsible for supervising the Central Command of the U.S. military in the Middle East, saying that the enemy's fire report was not received, saying that the authorities were investigating the cause of the accident.</text:p>
      <text:p text:style-name="P4">
The two people familiar with the matter said the helicopter accident happened near Shaddadi in Hasake, Syrian.</text:p>
      <text:p text:style-name="P4">
The United States deployed about 900 U.S. military in Syria on the grounds that the Kurdish Cordonians' armed forces cracking down on the extremist organization "Islamic State" and "Protective Oilfield", most of which were stationed in the eastern region. In recent years, the U.S. military in Syria has been attacked by Militarian organizations supported by Iran.</text:p>
      <text:p text:style-name="P4">
In March of this year, the 25 U.S. military injured in the attack and counterattack of Syria, causing a U.S. contractor to die and another person injured.</text:p>
      <text:p text:style-name="P4">
News Source: <text:a xlink:type="simple" xlink:href="https://www.zaobao.com.sg/realtime/world/story20230613-1403965" text:style-name="Internet_20_link" text:visited-style-name="Visited_20_Internet_20_Link">
https://www.zaobao.com.sg/realtime/world/story20230613-1403965</text:a>
</text:p>
      <!--NEWS-->
      <text:h text:style-name="P10" text:outline-level="1">
<text:span text:style-name="T4">
The Bank of China reduces short -term policy interest rates to support domestic recovery</text:span>
</text:h>
      <text:p text:style-name="P4">
Author: chinese@voanews.com (金谷)</text:p>
      <text:p text:style-name="P4">
Publisher: 美国之音中文网 (Type: NewsMediaOrganization)</text:p>
      <text:p text:style-name="P4">
Published Time: 2023-06-13T18:00:15+08:00</text:p>
      <text:p text:style-name="P4">
Modified Time: 2023-06-13 10:00:15Z</text:p>
      <text:p text:style-name="P4">
Description: The People's Bank of China lowered the short -term loan interest rate on Tuesday (June 13). This is the first time in the past 10 months. It is trying to help restore market confidence and support the economic recovery of the world's second largest economy after the new crowd.</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cuts-short-term-borrowing-costs-as-economy-slows-20230613/7134780.html" text:style-name="Internet_20_link" text:visited-style-name="Visited_20_Internet_20_Link">
https://www.voachinese.com/a/china-cuts-short-term-borrowing-costs-as-economy-slows-20230613/7134780.html</text:a>
</text:p>
      <!--NEWS-->
      <text:h text:style-name="P10" text:outline-level="1">
<text:span text:style-name="T4">
United Nations: Wu Dam was destroyed will cause huge grain safety issues</text:span>
</text:h>
      <text:p text:style-name="P4">
Author: 联合早报 (Person)</text:p>
      <text:p text:style-name="P4">
Publisher: 联合早报 (Organization)</text:p>
      <text:p text:style-name="P4">
Published Time: 2023-06-13T18:26</text:p>
      <text:p text:style-name="P4">
Modified Time: 2023-06-13T18:26</text:p>
      <text:p text:style-name="P4">
Description: United Nations officials said that the destroy of the Dahafka Dam in the port city of Southern Ukraine will cause food security problems. In addition to pushing food prices, it may also affect the source of drinking water from hundreds of thousands of people. Reuters reports that the United Nations assistant person in the head of the United Nations, Martin Griffit ...</text:p>
      <text:p text:style-name="P4">
Videos: []</text:p>
      <text:p text:style-name="P4">
Audios: []</text:p>
      <text:p text:style-name="P4">
Images: []</text:p>
      <text:p text:style-name="P4">
Type: NewsArticle</text:p>
      <text:p text:style-name="P4">
Breadcrumbs: ['即时', '国际']</text:p>
      <text:p text:style-name="P4">
Keywords: ['俄乌战争', '粮食安全', '乌克兰']</text:p>
      <!--METADATA-->
      <text:p text:style-name="P4">
UN officials said that Khahofka, Hong Kong City, Southern Ukraine <text:a xlink:type="simple" xlink:href="https://www.zaobao.com/realtime/world/story20230608-1402536" text:style-name="Internet_20_link" text:visited-style-name="Visited_20_Internet_20_Link">
Dam Dam was destroyed</text:a>
In addition to pushing food prices, it may also affect the source of drinking water from hundreds of thousands of people.</text:p>
      <text:p text:style-name="P4">
Reuters reports that the United Nations assistant person in charge of Martin Griffiths may be huge on the impact of damage to global food security.</text:p>
      <text:p text:style-name="P4">
"(Located in the dam) is a granary, which extends to the Black Sea and Crimea, not only the granary of Ukraine, but also the gligon of the world. Will rise. "</text:p>
      <text:p text:style-name="P4">
On June 12, the Ukrainian army provided residents for residents in Afa Nasova Village, Hermusong. (Reuters)</text:p>
      <text:p text:style-name="P4">
He added that in the next harvest season, farmers will "inevitably" facing harvesting and sowing difficulties, which will affect food harvest and exacerbate global food security issues.</text:p>
      <text:p text:style-name="P4">
Novekakhovka, located in Hulson's port city, was damaged on Tuesday (June 6) on Tuesday (June 6), and some of the surrounding villages were drowned. Experts worry that as many as 700,000 rely on dams to get drinking water, people face water pollution.</text:p>
      <text:p text:style-name="P4">
After the explosion of the Khahofka dam in the early morning of June 6, dozens of settlements in the Delta of Kherson (Kherson) in the flood and multiple cities including Hermuson City. (Reuters)</text:p>
      <text:p text:style-name="P4">
If people cited polluting water, they may cause disease infections and have the deepest impact on children's health.</text:p>
      <text:p text:style-name="P4">
Although the Norwegian seismologist and the US satellite before the dam were destroyed, <text:a xlink:type="simple" xlink:href="https://www.zaobao.com/realtime/world/story20230609-1402880" text:style-name="Internet_20_link" text:visited-style-name="Visited_20_Internet_20_Link">
hot signal that was suspected of explosion</text:a>
, But the cause of the accident is unclear. Russia and Ukraine have accused each other as the initiator.</text:p>
      <text:p text:style-name="P4">
News Source: <text:a xlink:type="simple" xlink:href="https://www.zaobao.com.sg/realtime/world/story20230613-1403971" text:style-name="Internet_20_link" text:visited-style-name="Visited_20_Internet_20_Link">
https://www.zaobao.com.sg/realtime/world/story20230613-1403971</text:a>
</text:p>
      <!--NEWS-->
      <text:h text:style-name="P10" text:outline-level="1">
<text:span text:style-name="T4">
Downship Downsa cooling is a favorable Federal Substitution suspended interest rate hike European shares to collect high</text:span>
</text:h>
      <text:p text:style-name="P4">
Publisher: 法新社</text:p>
      <text:p text:style-name="P4">
Published Time: 2023-06-13T18:32:08+00:00</text:p>
      <text:p text:style-name="P4">
Modified Time: 2023-06-13T18:05:02+00:00</text:p>
      <text:p text:style-name="P4">
Description: (Agence France -Presse London, 13th) In the United States in May, consumer prices increased by 4%, which was lower than expected and hit a new low in more than 2 years, which is conducive to the federal preparation council (FED) policy meeting to suspend interest rate increases after tomorrow's policy meeting. The European stock market's main index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3.617581in" draw:z-index="0">
<draw:image xlink:href="../Images/rficn/2023-06-13T18-32-08-00-00/000000.png" xlink:type="simple" xlink:show="embed" xlink:actuate="onLoad" draw:mime-type="image/png"/>
</draw:frame>
The London FTSE 100 Index rose 24.09 points or 0.32%to close 7594.78 points.</text:p>
      <text:p text:style-name="P4">
The Frankfurt DAX index rose 132.81 points or 0.82%to close 16230.68 points.</text:p>
      <text:p text:style-name="P4">
The Paris CAC 40 index raised 40.45 points or 0.56%to close 7290.80 points. (Translator: Chen Zhengyi)</text:p>
      <text:p text:style-name="P4">
News Source: <text:a xlink:type="simple" xlink:href="https://www.rfi.fr/cn/%E8%B4%A2%E7%BB%8F%E5%BF%AB%E8%AE%AF/20230613-%E7%BE%8E%E9%80%9A%E8%86%A8%E7%BB%AD%E9%99%8D%E6%B8%A9%E6%9C%89%E5%88%A9%E8%81%94%E5%87%86%E4%BC%9A%E6%9A%82%E5%81%9C%E5%8D%87%E6%81%AF-%E6%AC%A7%E8%82%A1%E6%94%B6%E9%AB%98" text:style-name="Internet_20_link" text:visited-style-name="Visited_20_Internet_20_Link">
https://www.rfi.fr/cn/%E8%B4%A2%E7%BB%8F%E5%BF%AB%E8%AE%AF/20230613-%E7%BE%8E%E9%80%9A%E8%86%A8%E7%BB%AD%E9%99%8D%E6%B8%A9%E6%9C%89%E5%88%A9%E8%81%94%E5%87%86%E4%BC%9A%E6%9A%82%E5%81%9C%E5%8D%87%E6%81%AF-%E6%AC%A7%E8%82%A1%E6%94%B6%E9%AB%98</text:a>
</text:p>
      <!--NEWS-->
      <text:h text:style-name="P10" text:outline-level="1">
<text:span text:style-name="T4">
Russian missiles attacked Zeelianzki's hometown and made 11 deaths and 25 injuries</text:span>
</text:h>
      <text:p text:style-name="P4">
Author: 联合早报 (Person)</text:p>
      <text:p text:style-name="P4">
Publisher: 联合早报 (Organization)</text:p>
      <text:p text:style-name="P4">
Published Time: 2023-06-13T19:07</text:p>
      <text:p text:style-name="P4">
Modified Time: 2023-06-13T20:42</text:p>
      <text:p text:style-name="P4">
Description: In the early morning of Russia (June 13), Russia launched a missile in an apartment building in the hometown of Ukrainian President Zelei, which killed at least 11 people and was injured by 25. Reuters reports that Kryvyi Rih, the largest city in central Ukraine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俄乌战争', '俄罗斯', '乌克兰', '泽连斯基', '导弹', '袭击']</text:p>
      <!--METADATA-->
      <text:p text:style-name="P4">
In the early morning of Russia (June 13), Russia launched a missile in an apartment building in the hometown of Ukrainian President Zelei, which killed at least 11 people and was injured by 25.</text:p>
      <text:p text:style-name="P4">
Reuters reported that residents living in an apartment building in the largest city in central Ukraine, Kryvyirih, stood blankly outside the strong smoke rolling building after the attack. And brick.</text:p>
      <text:p text:style-name="P4">
Local officials said that at least 25 people were injured, and some people were expected to be trapped under the ruins.</text:p>
      <text:p text:style-name="P4">
<draw:frame draw:style-name="fr1" draw:name="Image274" text:anchor-type="as-char" svg:width="6.9236in" svg:height="4.615733in" draw:z-index="0">
<draw:image xlink:href="../Images/zaobao world/2023-06-13T19-07/000000.png" xlink:type="simple" xlink:show="embed" xlink:actuate="onLoad" draw:mime-type="image/png"/>
</draw:frame>
After the apartment was attacked by the missile, the surviving residents could only stay on the balcony waiting for rescue. (Reuters)</text:p>
      <text:p text:style-name="P4">
Apartment resident Chel Nesova said that she was awakened by a thunderous explosion, and then she was out of bed by a severe explosion. She said: "I ran to the front door of the apartment, but there was very hot there, and the smoke was heavy."</text:p>
      <text:p text:style-name="P4">
"What can I do? I (can only) sit on the balcony, I'm afraid I will lose my consciousness. No one comes for a long time ... I think I must jump into the water, or I must jump to a tree ( escape)."</text:p>
      <text:p text:style-name="P4">
<draw:frame draw:style-name="fr1" draw:name="Image275" text:anchor-type="as-char" svg:width="6.9236in" svg:height="4.615733in" draw:z-index="0">
<draw:image xlink:href="../Images/zaobao world/2023-06-13T19-07/000001.png" xlink:type="simple" xlink:show="embed" xlink:actuate="onLoad" draw:mime-type="image/png"/>
</draw:frame>
The surviving residents stood outside the warning line and watched the homeland that had been ruined. (Reuters)</text:p>
      <text:p text:style-name="P4">
Born in Crivili, Herzeli Lylki, subsequently condemned the attack. He said: "Russian killer continues to war in residential buildings, ordinary cities and people."</text:p>
      <text:p text:style-name="P4">
In the early morning of the same day, Ukraine once again sounded an air strike alert, and the Ukraine subsequently reported that the air defense forces have destroyed all enemy missiles against Kiev.</text:p>
      <text:p text:style-name="P4">
Ukraine's highest military headquarters said that of the 14 cruise missiles launched by the Russian army, 10 missiles were successfully intercepted and a Iraqi drone was destroyed.</text:p>
      <text:p text:style-name="P4">
News Source: <text:a xlink:type="simple" xlink:href="https://www.zaobao.com.sg/realtime/world/story20230613-1403988" text:style-name="Internet_20_link" text:visited-style-name="Visited_20_Internet_20_Link">
https://www.zaobao.com.sg/realtime/world/story20230613-1403988</text:a>
</text:p>
      <!--NEWS-->
      <text:h text:style-name="P10" text:outline-level="1">
<text:span text:style-name="T4">
Rou Government: Singaporeans are interested in Millions of RMBCs</text:span>
</text:h>
      <text:p text:style-name="P4">
Author: 联合早报 (Person)</text:p>
      <text:p text:style-name="P4">
Publisher: 联合早报 (Organization)</text:p>
      <text:p text:style-name="P4">
Published Time: 2023-06-13T19:43</text:p>
      <text:p text:style-name="P4">
Modified Time: 2023-06-13T20:14</text:p>
      <text:p text:style-name="P4">
Description: The Johor government believes that the continuous rise in housing prices and rent in Singapore will allow more people in Singapore to buy houses at RM1 million (about S $ 290,000) or more, and reduce the slow sales of such houses. Johor is responsible for the administrative official of houses and local government affairs ...</text:p>
      <text:p text:style-name="P4">
Videos: []</text:p>
      <text:p text:style-name="P4">
Audios: []</text:p>
      <text:p text:style-name="P4">
Images: []</text:p>
      <text:p text:style-name="P4">
Type: NewsArticle</text:p>
      <text:p text:style-name="P4">
Breadcrumbs: ['即时', '国际']</text:p>
      <text:p text:style-name="P4">
Keywords: ['柔佛', '新加坡', '房产']</text:p>
      <!--METADATA-->
      <text:p text:style-name="P4">
The Johor government believes that the continuous rise in housing prices and rent in Singapore will allow more people in Singapore to buy houses at RM1 million (about S $ 290,000) or more, and reduce the slow sales of such houses.</text:p>
      <text:p text:style-name="P4">
Administrative Councilor (State Cabinet Minister), who is responsible for houses and local government affairs, revealed at a press conference on Tuesday that some developers with slow -selling real estate have received positive response from Singapore's potential buyers.</text:p>
      <text:p text:style-name="P4">
He said: "As far as I know, some developers have sold properties that sell for millions of RMBs or more, which will directly reduce the number of real estate in Johor."</text:p>
      <text:p text:style-name="P4">
Garfini revealed that 80 % of the lays -sold real estate in Johor are high -rise houses in Johor Bahru and Iskadari, of which 1512 houses are priced at RM 500,000 to RM1 million.</text:p>
      <text:p text:style-name="P4">
He pointed out that the Johor government protects the rights of local people through the "Johor People's Housing Policy". Authorities also stipulate that foreigners can only purchase houses priced at RM1 million or more in Johor.</text:p>
      <text:p text:style-name="P4">
News Source: <text:a xlink:type="simple" xlink:href="https://www.zaobao.com.sg/realtime/world/story20230613-1403991" text:style-name="Internet_20_link" text:visited-style-name="Visited_20_Internet_20_Link">
https://www.zaobao.com.sg/realtime/world/story20230613-1403991</text:a>
</text:p>
      <!--NEWS-->
      <text:h text:style-name="P10" text:outline-level="1">
<text:span text:style-name="T4">
On Tuesday, the U.S. market has taken a small increase in the focus on the focus of the software giant Oracle's performance over the standard.</text:span>
</text:h>
      <text:p text:style-name="P4">
Author: 李可爱 (Person)</text:p>
      <text:p text:style-name="P4">
Publisher: 联合早报 (Organization)</text:p>
      <text:p text:style-name="P4">
Published Time: 2023-06-13T20:01</text:p>
      <text:p text:style-name="P4">
Modified Time: 2023-06-13T20:01</text:p>
      <text:p text:style-name="P4">
Description: On Tuesday (June 13), the focus: Before American consumer inflation data was announced tonight, the main stock index futures futures in the US Wall Street stocks rose slightly on Tuesday (June 13). The Federal Reserve will also begin two days of policy conferences compared to the stars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今晚美市看什么', '甲骨文']</text:p>
      <!--METADATA-->
      <text:h text:style-name="P13" text:outline-level="4">
<text:span text:style-name="T4">
Tuesday (June 13) points:</text:span>
</text:h>
      <ul>
        <li>
Before American consumer inflation data was announced tonight, the major stock index futures futures in Wall Street stock markets rose slightly on Tuesday (June 13). The Federal Reserve will also start two days of policy meetings tonight, and make interest rate decisions on Wednesday (14th). Then the Fed Chairman Mn Powell will often hold a press conference. * At 7:00, the standard with the Pur 500 index futures rose 5.30 points or 0.12 % to 4344.20 points; the Nasdaq 100 index futures set up 46.10 points or 0.31 % to 14830.40 points; Point, report at 34071.10 points. * Standards and Pur 500 Index and the Nasdaq index overnight (Monday) ended the one -day transaction at the highest closing level since last year, and the atmosphere of the entire transaction was good. Investors also hope that the upcoming inflation data and the Federal Reserve's interest rate decision on Wednesday will bring the stock market to boost the power. * The standard and the Pur 500 Index rose 40.07 points overnight, and the closed market newspaper was 4338.93 points. The heavyweight Dow Jones Index also increased by 189.55 points, and the closed market was 34066.33 points. The Nasdaq 100 Index, which is mainly technology stocks, has a significant 1.76 % or 255.94 points, which is closed at 14784.30 points. *</li>
      </ul>
      <text:h text:style-name="P13" text:outline-level="4">
<text:span text:style-name="T4">
Pre -trading focus:</text:span>
</text:h>
      <text:p text:style-name="P4">
<draw:frame draw:style-name="fr1" draw:name="Image276" text:anchor-type="as-char" svg:width="6.9236in" svg:height="6.892552in" draw:z-index="0">
<draw:image xlink:href="../Images/zaobao world/2023-06-13T20-01/000000.png" xlink:type="simple" xlink:show="embed" xlink:actuate="onLoad" draw:mime-type="image/png"/>
</draw:frame>
It is reported that Manchester United has accepted the latest bid from Qatar investors. (File photo)</text:p>
      <ul>
        <li>
Electric vehicle giant Tesla's stock price has risen for 12 consecutive days. Cathie Wood, a subsidiary of the United States, chose to sell Tesla shares with a total value of $ 98 million at this moment. Casewood was a consecutive purchase of Tesla shares at the end of last year. At the time, Tesla's stock price was as low as $ 110. Tonight Tesla's stock price continued to rise by 1.62 US dollars, and the deadline reported $ 251.45. * It is reported that Manchester United PLC has accepted the latest bid from Qatar investors. As soon as the news was spread, it immediately led Manchester United's stock price to soar by 22.95 % before the market, at $ 24.75. * TSMC (TSM) stock price rose 1.69 US dollars before the market, at $ 108.75. It is reported that the increase in orders for artificial intelligence chips (NVIDIA) have increased, which has increased the demand for TSMC products and drove TSMC production to increase. * Below on Tuesday, let's take a look at the performance of the software giant Oracle. The stock was 5.71 US dollars tonight, and the deadline was $ 122.14. * Active stocks before the market: Tesla, Advanced Micro Devices, Carnival Corp, Plug Power, and Palantir Technology. At the time of the draft, the stock price of these five active stocks rose.</li>
      </ul>
      <text:p text:style-name="P4">
<draw:frame draw:style-name="fr1" draw:name="Image277" text:anchor-type="as-char" svg:width="6.9236in" svg:height="4.615733in" draw:z-index="0">
<draw:image xlink:href="../Images/zaobao world/2023-06-13T20-01/000001.png" xlink:type="simple" xlink:show="embed" xlink:actuate="onLoad" draw:mime-type="image/png"/>
</draw:frame>
In order to further strengthen its cloud products, Oracle also cooperates with the chip giant Nvidia (NVIDIA) to provide its customers' Nivisive Software and chips through its cloud service. (Bloomberg)</text:p>
      <text:h text:style-name="P13" text:outline-level="4">
<text:span text:style-name="T4">
(Oracle) (New York Stock Exchange code: OrCL)</text:span>
</text:h>
      <text:p text:style-name="P4">
Before the Software Giant Oracle announced the quarterly performance after the overnight, its stock price had already reached a record high in regular trading hours. When the fourth quarter of the fourth quarter and profit announced after the market exceeded expectations, and made an optimistic forecast for the first quarter of the fiscal year, its stock price continued to rise by nearly 4 % after the market.</text:p>
      <text:p text:style-name="P4">
Oracle also mentioned the red word "artificial intelligence" at the performance conference. It also stated that when artificial intelligence flourish, these artificial intelligence companies' demand for Oracle products has been increasing. And after the acquisition of Cerner, Cerner, which was acquired last year, Oracle's efforts to enter the cloud market have also begun to achieve results, allowing it to better compete with industry giants such as Microsoft and Amazon.com.</text:p>
      <text:p text:style-name="P4">
According to Oracle's fourth quarter performance report as of the end of May this year, the Group's turnover increased by 17 % year -on -year to US $ 13.84 million, and its profit was $ 1.67 per share after adjustment. The average forecast of analysts collected by Refinitiv has a turnover of US $ 13.74 million, and its profit is $ 1.58 per share.</text:p>
      <text:p text:style-name="P4">
Safracatz, chief executive of Oracle, said at the press conference that she expects that the profit of the first fiscal quarter of this fiscal year will make a profit from $ 1.12 to $ 1.16, and the turnover will be at a rate of 8 % to 10 %. Continue to grow. Refinitiv's previous analysts collected are expected to make a profit of $ 1.14 per share after adjustment, and the turnover is US $ 12.4 million, which is an increase of 7.8 %.</text:p>
      <text:p text:style-name="P4">
The main source of income of Oracle, that is, cloud service and franchise projects have increased by 23 % to 9.37 billion US dollars. However, the turnover from Yunte and internal deployment (On-Premises) has decreased by 15 % to US $ 2.1 billion.</text:p>
      <text:p text:style-name="P4">
The turnover from cloud infrastructure totaled 1.4 billion US dollars, an increase of 76 %, an increase in 55 % over the previous season. Although Oracle's part of the business is faster than Microsoft and Google, its total value is still much smaller than competitors. Nevertheless, Cats said that the gross profit margin of Oracle will continue to expand.</text:p>
      <text:p text:style-name="P4">
Not only that, in order to further strengthen its cloud products, Oracle also cooperates with chip giants Nvidia (NVIDIA) to provide its customer Nvida artificial intelligence software and chips through its cloud service.</text:p>
      <text:p text:style-name="P4">
Of the 20 analysts of Tipranks, 13 were rated "buy" of Oracle stocks and seven "holding" rating. The average target price of the first -year period was $ 118.89.</text:p>
      <text:p text:style-name="P4">
News Source: <text:a xlink:type="simple" xlink:href="https://www.zaobao.com.sg/realtime/world/story20230613-1403998" text:style-name="Internet_20_link" text:visited-style-name="Visited_20_Internet_20_Link">
https://www.zaobao.com.sg/realtime/world/story20230613-1403998</text:a>
</text:p>
      <!--NEWS-->
      <text:h text:style-name="P10" text:outline-level="1">
<text:span text:style-name="T4">
World media see China: Why does the West no longer trust China?</text:span>
</text:h>
      <text:p text:style-name="P4">
Author: chinese@voanews.com (金哲)</text:p>
      <text:p text:style-name="P4">
Publisher: 美国之音中文网 (Type: NewsMediaOrganization)</text:p>
      <text:p text:style-name="P4">
Published Time: 2023-06-13T20:12:34+08:00</text:p>
      <text:p text:style-name="P4">
Modified Time: 2023-06-13 15:43:16Z</text:p>
      <text:p text:style-name="P4">
Description: In the past 20 years, China ’s claims that have surpassed the United States to become the largest economy in the world in the past 20 years, and even became a widely circulating consensus. However, in the past two years, especially in the past two months, the world media has shown another consensus of all parties. This is that China's economic growth is weak, the economy does not grow or slowly grows. Economic and international order composition drags or even destroys.</text:p>
      <text:p text:style-name="P4">
Videos: []</text:p>
      <text:p text:style-name="P4">
Images: []</text:p>
      <text:p text:style-name="P4">
Categories: ['世界媒体看中国', '中国']</text:p>
      <text:p text:style-name="P4">
Type: None</text:p>
      <!--METADATA-->
      <text:p text:style-name="P4">
Nonenone</text:p>
      <text:p text:style-name="P4">
News Source: <text:a xlink:type="simple" xlink:href="https://www.voachinese.com/a/world-media-on-china---a-changed-mood-20230613/7134904.html" text:style-name="Internet_20_link" text:visited-style-name="Visited_20_Internet_20_Link">
https://www.voachinese.com/a/world-media-on-china---a-changed-mood-20230613/7134904.html</text:a>
</text:p>
      <!--NEWS-->
      <text:h text:style-name="P10" text:outline-level="1">
<text:span text:style-name="T4">
A shot of 10 people was injured near the Denver NBA Finals celebration</text:span>
</text:h>
      <text:p text:style-name="P4">
Author: 联合早报 (Person)</text:p>
      <text:p text:style-name="P4">
Publisher: 联合早报 (Organization)</text:p>
      <text:p text:style-name="P4">
Published Time: 2023-06-13T20:52</text:p>
      <text:p text:style-name="P4">
Modified Time: 2023-06-13T20:52</text:p>
      <text:p text:style-name="P4">
Description: Tuesday (June 13), the fifth finals of the Fifth Finals of Denver, Colorado, Tanfo City, USA, causing at least 10 people to be injured. According to a comprehensive US media report, the No. 2000 block of the shooting was gathered at the time that was celebrating the Dan Buddha Gold Block (D ...</text:p>
      <text:p text:style-name="P4">
Videos: []</text:p>
      <text:p text:style-name="P4">
Audios: []</text:p>
      <text:p text:style-name="P4">
Images: []</text:p>
      <text:p text:style-name="P4">
Type: NewsArticle</text:p>
      <text:p text:style-name="P4">
Breadcrumbs: ['即时', '国际']</text:p>
      <text:p text:style-name="P4">
Keywords: ['美国', '枪击事件', '枪击案', 'NBA', '美国职业篮球赛']</text:p>
      <!--METADATA-->
      <text:p text:style-name="P4">
Tuesday (June 13), the fifth finals of the Fifth Finals of Denver, Colorado, Tanfo City, USA, causing at least 10 people to be injured.</text:p>
      <text:p text:style-name="P4">
According to a comprehensive US media report, the No. 2000 block of the shooting gathered at the time to celebrate <text:a xlink:type="simple" xlink:href="https://www.zaobao.com.sg/realtime/world/story20230613-1403778" text:style-name="Internet_20_link" text:visited-style-name="Visited_20_Internet_20_Link">
Denver Nuggets) won the NBA championship for the first time</text:a>
Essence It is reported that the crime location is about 1.6 kilometers northeast of the basketball court.</text:p>
      <text:p text:style-name="P4">
Fans gathered in front of the big TV to cheer the NBA championship for Denver. (Agence France -Presse)</text:p>
      <text:p text:style-name="P4">
Police have now arrested a suspect, saying that the shooting was suspected of derived from the dispute, and it is still under investigation.</text:p>
      <text:p text:style-name="P4">
It is understood that the three of the 10 wounded were seriously injured; it was unclear whether the injured and the gunmen were fans.</text:p>
      <text:p text:style-name="P4">
Police spokesman said that before the shooting, many fans had dispersed, but few people still wandered in the crime area.</text:p>
      <text:p text:style-name="P4">
In the fifth NBA Finals on Tuesday morning, Denver's Gold Bag defeated Miami Heat 94 to 89 and won the NBA championship for the first time with a total score of 4 to 1.</text:p>
      <text:p text:style-name="P4">
News Source: <text:a xlink:type="simple" xlink:href="https://www.zaobao.com.sg/realtime/world/story20230613-1404021" text:style-name="Internet_20_link" text:visited-style-name="Visited_20_Internet_20_Link">
https://www.zaobao.com.sg/realtime/world/story20230613-1404021</text:a>
</text:p>
      <!--NEWS-->
      <text:h text:style-name="P10" text:outline-level="1">
<text:span text:style-name="T4">
Posted by Russia in Ukraine Section of German Tank Video</text:span>
</text:h>
      <text:p text:style-name="P4">
Author: 联合早报 (Person)</text:p>
      <text:p text:style-name="P4">
Publisher: 联合早报 (Organization)</text:p>
      <text:p text:style-name="P4">
Published Time: 2023-06-13T21:29</text:p>
      <text:p text:style-name="P4">
Modified Time: 2023-06-13T22:11</text:p>
      <text:p text:style-name="P4">
Description: The Russian Ministry of Defense said that two German tanks and US -made chariots have been seized. The German Defense Minister said that it was impossible to provide all tanks for Ukraine immediately. Comprehensive Reuters and AFP reported that the Russian Ministry of Defense released a video on Tuesday (June 13) that these armored vehicles and tanks were ...</text:p>
      <text:p text:style-name="P4">
Videos: []</text:p>
      <text:p text:style-name="P4">
Audios: []</text:p>
      <text:p text:style-name="P4">
Images: []</text:p>
      <text:p text:style-name="P4">
Type: NewsArticle</text:p>
      <text:p text:style-name="P4">
Breadcrumbs: ['即时', '国际']</text:p>
      <text:p text:style-name="P4">
Keywords: ['俄乌战争', '俄罗斯', '乌克兰', '德国', '坦克']</text:p>
      <!--METADATA-->
      <text:p text:style-name="P4">
The Russian Ministry of Defense said that two German tanks and US -made chariots have been seized. The German Defense Minister said that it was impossible to provide all tanks for Ukraine immediately.</text:p>
      <text:p text:style-name="P4">
Comprehensive Reuters and Agence France -Presse reported that the Russian Ministry of Defense released a video on Tuesday (June 13) that these armored vehicles and tanks were seized at the front line on the front line of Uunan Zhapollo. one.</text:p>
      <text:p text:style-name="P4">
The video released on the real -time communication platform Telegram shows that two German leopard -style tanks that can still be operated by the Russian army, as well as two damaged US -made Bredli vehicles.</text:p>
      <text:p text:style-name="P4">
The Russian Ministry of Defense calls these Western weapons "our loot."</text:p>
      <text:p text:style-name="P4">
As the Urpical Army continued to be damaged in the launch of the counterattack, Kiev could only continue to call on the Western allies to quickly provide military supplies, including tanks.</text:p>
      <text:h text:style-name="P10" text:outline-level="1">
<text:span text:style-name="T4">
</text:span>
</text:h>
      <text:h text:style-name="P13" text:outline-level="4">
<text:span text:style-name="T4">
cannot immediately replace the tank for Ukraine</text:span>
</text:h>
      <text:p text:style-name="P4">
However, according to a period of interview video released by German Broadcasting Agency RTL/NTV on Monday (12th), German Defense Minister Borispistorius said: "We will not be able to replace every tank that has been suspended now."</text:p>
      <text:p text:style-name="P4">
He said that Berlin will continue to supply Kiev's less advanced Leopard No. 1 tank, and by the end of this year, the number of supply will exceed 100 vehicles.</text:p>
      <text:p text:style-name="P4">
As of now, Berlin has delivered 18 leopard 2 tanks to Kiev.</text:p>
      <text:p text:style-name="P4">
News Source: <text:a xlink:type="simple" xlink:href="https://www.zaobao.com.sg/realtime/world/story20230613-1404035" text:style-name="Internet_20_link" text:visited-style-name="Visited_20_Internet_20_Link">
https://www.zaobao.com.sg/realtime/world/story20230613-1404035</text:a>
</text:p>
      <!--NEWS-->
      <text:h text:style-name="P10" text:outline-level="1">
<text:span text:style-name="T4">
Brinken: American diplomacy has worked hard to delay Chinese spy activities and expansion of overseas bases</text:span>
</text:h>
      <text:p text:style-name="P4">
Author: chinese@voanews.com (松仁)</text:p>
      <text:p text:style-name="P4">
Publisher: 美国之音中文网 (Type: NewsMediaOrganization)</text:p>
      <text:p text:style-name="P4">
Published Time: 2023-06-13T21:33:11+08:00</text:p>
      <text:p text:style-name="P4">
Modified Time: 2023-06-13 13:33:11Z</text:p>
      <text:p text:style-name="P4">
Description: The Wall Street Journal quoted U.S. government officials last week that China is building a new spy base in Cuba to eavesdrop in the United States and determines the potential crackdown on the United States. Blinden was asked at a press conference on Monday and made the above explanation when asked about the Wall Street Journal report.</text:p>
      <text:p text:style-name="P4">
Videos: []</text:p>
      <text:p text:style-name="P4">
Images: []</text:p>
      <text:p text:style-name="P4">
Categories: ['美洲', '中国', '美中关系']</text:p>
      <text:p text:style-name="P4">
Type: None</text:p>
      <!--METADATA-->
      <text:p text:style-name="P4">
Nonenone</text:p>
      <text:p text:style-name="P4">
News Source: <text:a xlink:type="simple" xlink:href="https://www.voachinese.com/a/us-diplomacy-has-slowed-china-s-expansion-of-spying-basing-overseas-says-blinken-061323/7134968.html" text:style-name="Internet_20_link" text:visited-style-name="Visited_20_Internet_20_Link">
https://www.voachinese.com/a/us-diplomacy-has-slowed-china-s-expansion-of-spying-basing-overseas-says-blinken-061323/7134968.html</text:a>
</text:p>
      <!--NEWS-->
      <text:h text:style-name="P10" text:outline-level="1">
<text:span text:style-name="T4">
More than 6,000 civilians were killed in more than 6,000 civilians after Myanmar military coup</text:span>
</text:h>
      <text:p text:style-name="P4">
Author: 联合早报 (Person)</text:p>
      <text:p text:style-name="P4">
Publisher: 联合早报 (Organization)</text:p>
      <text:p text:style-name="P4">
Published Time: 2023-06-13T22:04</text:p>
      <text:p text:style-name="P4">
Modified Time: 2023-06-13T22:04</text:p>
      <text:p text:style-name="P4">
Description: A new report states that more than 6,000 civilians were killed within 20 months after the Military coup launching military coup in February 2021. Agence France -Presse reported that the Oslo Heping Institute issued a report on Tuesday (June 13) saying that data showed that the civilians caused by military coup ...</text:p>
      <text:p text:style-name="P4">
Videos: []</text:p>
      <text:p text:style-name="P4">
Audios: []</text:p>
      <text:p text:style-name="P4">
Images: []</text:p>
      <text:p text:style-name="P4">
Type: NewsArticle</text:p>
      <text:p text:style-name="P4">
Breadcrumbs: ['即时', '国际']</text:p>
      <text:p text:style-name="P4">
Keywords: ['缅甸军方', '缅甸军政府', '缅甸']</text:p>
      <!--METADATA-->
      <text:p text:style-name="P4">
A new report states that more than 6,000 civilians were killed within 20 months after the Military coup launching military coup in February 2021.</text:p>
      <text:p text:style-name="P4">
Agence France -Presse reported that the Oslo Heping Research Institute issued a report on Tuesday (June 13) saying that the data showed that the number of civilian casualties caused by military coup was higher than the data from the previous report, and the military government was "obviously the main killer" and the shadow government’s of the shadow government. The troops also have a large number of casualties.</text:p>
      <text:p text:style-name="P4">
Since the Myanmar coup, the military government has been accused of suppressing the opposition in a bloody way, and often dispatched weapons such as helicopters and fighters to launch an air strike on civilian areas.</text:p>
      <text:p text:style-name="P4">
The report pointed out that between February 1, 2021 to September 30, 2022, 6,337 civilians were killed for "political reasons" and 2,614 were injured. This number is much higher than the number of casualties released by other institutions, including data released by international organizations.</text:p>
      <text:p text:style-name="P4">
According to the report, almost half of the deaths were caused by the military, police and militias of the military government, and about 2152 were killed by the anti -military government forces.</text:p>
      <text:p text:style-name="P4">
The report believes that the actual number of casualties will only be higher.</text:p>
      <text:p text:style-name="P4">
In November 2020, the National Democratic Alliance, led by Democratic leader Weng Shan Shuzhi, won a victory and formed a new government. However, the Burmese military launched a coup on February 1, 2021 on the grounds of fraud in elections.</text:p>
      <text:p text:style-name="P4">
News Source: <text:a xlink:type="simple" xlink:href="https://www.zaobao.com.sg/realtime/world/story20230613-1404041" text:style-name="Internet_20_link" text:visited-style-name="Visited_20_Internet_20_Link">
https://www.zaobao.com.sg/realtime/world/story20230613-1404041</text:a>
</text:p>
      <!--NEWS-->
      <text:h text:style-name="P10" text:outline-level="1">
<text:span text:style-name="T4">
The Denver Nuggets won the NBA championship for the first time</text:span>
</text:h>
      <text:p text:style-name="P4">
Author: chinese@voanews.com (美国之音)</text:p>
      <text:p text:style-name="P4">
Publisher: 美国之音中文网 (Type: NewsMediaOrganization)</text:p>
      <text:p text:style-name="P4">
Published Time: 2023-06-13T22:19:16+08:00</text:p>
      <text:p text:style-name="P4">
Modified Time: 2023-06-13 14:19:16Z</text:p>
      <text:p text:style-name="P4">
Description: On Monday, the Denver Nuggets defeated the Miami Heating Team 94-89 at home and won the 2022-23 U.S. National Basketball Association championship.</text:p>
      <text:p text:style-name="P4">
Videos: []</text:p>
      <text:p text:style-name="P4">
Images: []</text:p>
      <text:p text:style-name="P4">
Categories: ['美国', '体育']</text:p>
      <text:p text:style-name="P4">
Type: None</text:p>
      <!--METADATA-->
      <text:p text:style-name="P4">
Nonenone</text:p>
      <text:p text:style-name="P4">
News Source: <text:a xlink:type="simple" xlink:href="https://www.voachinese.com/a/denver-nuggets-win-first-ever-nba-championship-20230613/7134855.html" text:style-name="Internet_20_link" text:visited-style-name="Visited_20_Internet_20_Link">
https://www.voachinese.com/a/denver-nuggets-win-first-ever-nba-championship-20230613/7134855.html</text:a>
</text:p>
      <!--NEWS-->
      <text:h text:style-name="P10" text:outline-level="1">
<text:span text:style-name="T4">
Putin denied that Kiev's counterattack successfully pointed out that nearly 30 % of the Western chariot lost the Ukraine</text:span>
</text:h>
      <text:p text:style-name="P4">
Author: 联合早报 (Person)</text:p>
      <text:p text:style-name="P4">
Publisher: 联合早报 (Organization)</text:p>
      <text:p text:style-name="P4">
Published Time: 2023-06-13T22:58</text:p>
      <text:p text:style-name="P4">
Modified Time: 2023-06-13T22:58</text:p>
      <text:p text:style-name="P4">
Description: Russian President Putin denied the success of Ukraine's counterattack, saying that enemy forces have lost 25%to 30%of military tanks provided by the West, while the Russian army's casualties are only one -tenth of the Ukraine. Reuters reported that Putin on Tuesday (June 13) at a television conference, against Russian battlefield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俄罗斯', '乌克兰', '基辅', '普京']</text:p>
      <!--METADATA-->
      <text:p text:style-name="P4">
Russian President Putin denied the success of Ukraine's counterattack, saying that enemy forces have lost 25%to 30%of military tanks provided by the West, while the Russian army's casualties are only one -tenth of the Ukraine.</text:p>
      <text:p text:style-name="P4">
Reuters reported that at a television conference on Tuesday (June 13) on Tuesday (June 13), the counterattack launched by Kiev was large -scale, but "it was unsuccessful in any region."</text:p>
      <text:p text:style-name="P4">
Putin added that Russia lost only 50 tanks in the battle, some of which could be repaired, but the Ukraine lost more than 160 chariots.</text:p>
      <text:p text:style-name="P4">
<draw:frame draw:style-name="fr1" draw:name="Image279" text:anchor-type="as-char" svg:width="6.9236in" svg:height="4.615733in" draw:z-index="0">
<draw:image xlink:href="../Images/zaobao world/2023-06-13T22-58/000000.png" xlink:type="simple" xlink:show="embed" xlink:actuate="onLoad" draw:mime-type="image/png"/>
</draw:frame>
Russian President Putin (middle) emphasized at the meeting that the recent counterattack initiated by the Ukrainian army was "unsuccessful" in any Russian control area. (Agence France -Presse)</text:p>
      <text:p text:style-name="P4">
For Khahofka, Wulan Port City <text:a xlink:type="simple" xlink:href="https://www.zaobao.com/realtime/world/story20230608-1402536" text:style-name="Internet_20_link" text:visited-style-name="Visited_20_Internet_20_Link">
Dam was blown up</text:a>
In this case, Putin said that Ukraine should be responsible for this, referring to the dam that the dam was caused by the bombing of Kiev's intention to use the US -Marcus multi -manic rocket system (HIMARS).</text:p>
      <text:p text:style-name="P4">
Putin shows that the goal of the Kremlin's "special military operation" may change with the changes in the situation, but its basic goals will not change.</text:p>
      <text:p text:style-name="P4">
On the other hand, the border areas connected to Ukraine in Russia have recently been frequently attacked by enemy forces. In this regard, Putin acknowledged that Russia does need to better defend the national border.</text:p>
      <text:p text:style-name="P4">
News Source: <text:a xlink:type="simple" xlink:href="https://www.zaobao.com.sg/realtime/world/story20230613-1404057" text:style-name="Internet_20_link" text:visited-style-name="Visited_20_Internet_20_Link">
https://www.zaobao.com.sg/realtime/world/story20230613-1404057</text:a>
</text:p>
      <!--NEWS-->
      <text:h text:style-name="P10" text:outline-level="1">
<text:span text:style-name="T4">
Men in mainland China were arrested in the exterior wall and door spraying slogans in the US Consulate General in the United States</text:span>
</text:h>
      <text:p text:style-name="P4">
Author: chinese@voanews.com (美国之音)</text:p>
      <text:p text:style-name="P4">
Publisher: 美国之音中文网 (Type: NewsMediaOrganization)</text:p>
      <text:p text:style-name="P4">
Published Time: 2023-06-13T23:16:27+08:00</text:p>
      <text:p text:style-name="P4">
Modified Time: 2023-06-13 15:19:37Z</text:p>
      <text:p text:style-name="P4">
Description: Before the US Secretary of State Brills visited Beijing this weekend, the outer wall and gate of the US Consulate General in Hong Kong and Macau were rushed by a Chinese man on Tuesday (June 13). The Hong Kong police have arrested the man.</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police-arrest-man-over-anti-us-graffiti-at-consulate-20230613/7134864.html" text:style-name="Internet_20_link" text:visited-style-name="Visited_20_Internet_20_Link">
https://www.voachinese.com/a/hong-kong-police-arrest-man-over-anti-us-graffiti-at-consulate-20230613/7134864.html</text:a>
</text:p>
      <!--NEWS-->
      <text:h text:style-name="P10" text:outline-level="1">
<text:span text:style-name="T4">
Survey: 84%of Malaysia uses savings payment expenses</text:span>
</text:h>
      <text:p text:style-name="P4">
Author: 联合早报 (Person)</text:p>
      <text:p text:style-name="P4">
Publisher: 联合早报 (Organization)</text:p>
      <text:p text:style-name="P4">
Published Time: 2023-06-13T23:38</text:p>
      <text:p text:style-name="P4">
Modified Time: 2023-06-13T23:43</text:p>
      <text:p text:style-name="P4">
Description: A survey data shows that at the moment when the economic outlook is not very clear, 84%of the people in Malaysia use savings at the end of the moon to pay daily expenses. About 52%of the people have less than RM1,000 (about S $ 290). "Oriental Daily" Tuesday ...</text:p>
      <text:p text:style-name="P4">
Videos: []</text:p>
      <text:p text:style-name="P4">
Audios: []</text:p>
      <text:p text:style-name="P4">
Images: []</text:p>
      <text:p text:style-name="P4">
Type: NewsArticle</text:p>
      <text:p text:style-name="P4">
Breadcrumbs: ['即时', '国际']</text:p>
      <text:p text:style-name="P4">
Keywords: ['马来西亚', '经济', '储蓄户头']</text:p>
      <!--METADATA-->
      <text:p text:style-name="P4">
A survey data shows that at the moment when the economic outlook is not very clear, 84%of the people in Malaysia use savings at the end of the moon to pay daily expenses. About 52%of the people have less than RM1,000 (about S $ 290).</text:p>
      <text:p text:style-name="P4">
People can abide by budgets.</text:p>
      <text:p text:style-name="P4">
When the chairman of the Provident Fund Bureau (KWSP) attended the event on Tuesday, "Based on data, up to 84%of Malaysians acknowledged that their regular savings are only short -term. Usually, at the end of the month, they will extract and save Daily expenses. "</text:p>
      <text:p text:style-name="P4">
He added that the provident fund bureau was a member of the FEN, which studied the strategic data of financial blindness sweep from Malaysia from 2019 to 2023.</text:p>
      <text:p text:style-name="P4">
In order to encourage the people to plan more cautiously, Ahmad Badri introduced the "Belaanjawanku" application guide to the public, encouraging the public to use this mobile application to plan the monthly daily expenses.</text:p>
      <text:p text:style-name="P4">
"The" My Budget "Guide provides the people with the minimum budget reference guidelines for various products and services monthly in different families categories to assist citizens more cautiously planning finance and expenses."</text:p>
      <text:p text:style-name="P4">
Noom Mansu, director of the Social Welfare Research Center of the University of Malaya (SWRC) Research Center, said that the low level of financial knowledge and the rise in living costs are the main reasons for the insufficient savings of the people, high debt, and high bankruptcy rates for youth groups.</text:p>
      <text:p text:style-name="P4">
News Source: <text:a xlink:type="simple" xlink:href="https://www.zaobao.com.sg/realtime/world/story20230613-1404069" text:style-name="Internet_20_link" text:visited-style-name="Visited_20_Internet_20_Link">
https://www.zaobao.com.sg/realtime/world/story20230613-1404069</text:a>
</text:p>
      <!--NEWS-->
      <text:h text:style-name="P10" text:outline-level="1">
<text:span text:style-name="T4">
Beatles 4 "Last Records" Paul McCani: AI assists will release John Bannon "New Song"</text:span>
</text:h>
      <text:p text:style-name="P4">
Publisher: 法新社</text:p>
      <text:p text:style-name="P4">
Published Time: 2023-06-13T3:02:09+00:00</text:p>
      <text:p text:style-name="P4">
Modified Time: 2023-06-13T12:35:02+00:00</text:p>
      <text:p text:style-name="P4">
Description: (Agence France -Presse, London, 13th) Paul McCani, a member of the British Legend "Beatles Four", said in an interview with BBC broadcast today that with the assistance of AI, the use of John Lennon Old Demo created The new song will be released later this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6-13T3-02-09-00-00/000000.png" xlink:type="simple" xlink:show="embed" xlink:actuate="onLoad" draw:mime-type="image/png"/>
</draw:frame>
The Beatles was dissolved in 1970. Since then, member John Lennon, Paulmccartney, George Harrison and Ringo Starr are single. Four people have never ficked again.</text:p>
      <text:p text:style-name="P4">
John Lennon was shot shot in New York in 1980. He was only 40 years old; George Harrison died in lung cancer in 2001 and was 58 years old. In a blink of an eye, Lin Ge Sada is 82 years old, and Paul McCani will also be 81 years old on June 18.</text:p>
      <text:p text:style-name="P4">
Paul McCani said in an interview with BBC Radio 4 (BBC Radio 4) broadcast today: "This is Demo of John (Lan Nong). We started to make it and just finished it."</text:p>
      <text:p text:style-name="P4">
Paul McCani did not disclose the song title, but according to BBC, this may be the song "Now and then" created by John Lennon in 1978.</text:p>
      <text:p text:style-name="P4">
One year before his death, John Lennon recorded a volume of card tape for Paul McCani. The above tracks were one of them. John Lennon's widow Ono Yoko handed the tape to Paul McCani in 1994.</text:p>
      <text:p text:style-name="P4">
Paul McCani had previously talked about the song to complete this song. He told BBC that artificial intelligence (AI) gave him a new opportunity for this track.</text:p>
      <text:p text:style-name="P4">
He told the BBC 4th Radio program that using this technology to "extract" John Lennon's voice from the old Demo to allow him to complete the song.</text:p>
      <text:p text:style-name="P4">
Paul McCani said, "We have just completed it and will be released this year." He said it would be the "last record" of the Beatles.</text:p>
      <text:p text:style-name="P4">
News Source: <text:a xlink:type="simple" xlink:href="https://www.rfi.fr/cn/%E5%9B%BD%E9%99%85%E6%8A%A5%E9%81%93/20230613-%E6%8A%AB%E5%A4%B4%E5%9B%9B-%E6%9C%80%E5%90%8E%E4%B8%80%E5%BC%A0%E5%94%B1%E7%89%87-%E4%BF%9D%E7%BD%97%E9%BA%A6%E5%8D%A1%E5%B0%BC-ai%E5%8D%8F%E5%8A%A9%E5%B0%86%E5%8F%91%E8%A1%8C%E7%BA%A6%E7%BF%B0%E8%93%9D%E4%BE%AC-%E6%96%B0%E6%AD%8C" text:style-name="Internet_20_link" text:visited-style-name="Visited_20_Internet_20_Link">
https://www.rfi.fr/cn/%E5%9B%BD%E9%99%85%E6%8A%A5%E9%81%93/20230613-%E6%8A%AB%E5%A4%B4%E5%9B%9B-%E6%9C%80%E5%90%8E%E4%B8%80%E5%BC%A0%E5%94%B1%E7%89%87-%E4%BF%9D%E7%BD%97%E9%BA%A6%E5%8D%A1%E5%B0%BC-ai%E5%8D%8F%E5%8A%A9%E5%B0%86%E5%8F%91%E8%A1%8C%E7%BA%A6%E7%BF%B0%E8%93%9D%E4%BE%AC-%E6%96%B0%E6%AD%8C</text:a>
</text:p>
      <!--NEWS-->
      <text:h text:style-name="P10" text:outline-level="1">
<text:span text:style-name="T4">
The increase in the price of American consumers for 11 consecutive months to cool down for 11 consecutive months</text:span>
</text:h>
      <text:p text:style-name="P4">
Publisher: 法新社</text:p>
      <text:p text:style-name="P4">
Published Time: 2023-06-13T7:32:07+00:00</text:p>
      <text:p text:style-name="P4">
Modified Time: 2023-06-13T14:05:01+00:00</text:p>
      <text:p text:style-name="P4">
Description: (Agence France -Presse, Washington, 13th) The US Department of Labor announced today that American consumer inflation in May was for the 11th consecutive month to cool down. This brings inspirational signs of decision -making officials for the founding of the rise in pri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617581in" draw:z-index="0">
<draw:image xlink:href="../Images/rficn/2023-06-13T7-32-07-00-00/000000.png" xlink:type="simple" xlink:show="embed" xlink:actuate="onLoad" draw:mime-type="image/png"/>
</draw:frame>
Compared with the same period of the previous year, the US Consumer Price Index (CPI), which is regarded as a key index of inflation, decreased from 4.9%in April to 4.0%, and complied with analyst forecasts.</text:p>
      <text:p text:style-name="P4">
Compared with the previous month, the U.S. CPI rose minor by 0.1%in May, which was also decreased by 0.4%from April. After removing fluctuating food and energy prices, the US core CPI in May increased by 5.3%over a year ago.</text:p>
      <text:p text:style-name="P4">
Officials of the Federal Federal Council (FED) are preparing to hold a two -day monetary policy meeting today. The latest inflation data is expected to have an impact on the interest rate decision made by officials tomorrow.</text:p>
      <text:p text:style-name="P4">
The Bank of the United States has previously launched a positive interest rate raising operation, and has increased the benchmark lending interest rate at 10 degrees since the beginning of last year. The outside world is generally expected that the Fed's meeting will temporarily leave this week.</text:p>
      <text:p text:style-name="P4">
However, analysts remind that the Federal -Standard decision -making officials are likely to wait for a more durable inflation cooling trend to end the current interest rate increase.</text:p>
      <text:p text:style-name="P4">
News Source: <text:a xlink:type="simple" xlink:href="https://www.rfi.fr/cn/%E8%B4%A2%E7%BB%8F%E5%BF%AB%E8%AE%AF/20230613-%E7%BE%8E%E5%9B%BD%E6%B6%88%E8%B4%B9%E8%80%85%E7%89%A9%E4%BB%B7%E6%B6%A8%E5%B9%85%E8%BF%9E%E7%BB%AD11%E4%B8%AA%E6%9C%88%E9%99%8D%E6%B8%A9" text:style-name="Internet_20_link" text:visited-style-name="Visited_20_Internet_20_Link">
https://www.rfi.fr/cn/%E8%B4%A2%E7%BB%8F%E5%BF%AB%E8%AE%AF/20230613-%E7%BE%8E%E5%9B%BD%E6%B6%88%E8%B4%B9%E8%80%85%E7%89%A9%E4%BB%B7%E6%B6%A8%E5%B9%85%E8%BF%9E%E7%BB%AD11%E4%B8%AA%E6%9C%88%E9%99%8D%E6%B8%A9</text:a>
</text:p>
      <!--NEWS-->
      <text:h text:style-name="P10" text:outline-level="1">
<text:span text:style-name="T4">
People are fixed to Tianyu poison: China planned oversized water conservancy project to form a national water network</text:span>
</text:h>
      <text:p text:style-name="P4">
Author: chinese@voanews.com (松仁)</text:p>
      <text:p text:style-name="P4">
Publisher: 美国之音中文网 (Type: NewsMediaOrganization)</text:p>
      <text:p text:style-name="P4">
Published Time: 2023-06-14T00:08:15+08:00</text:p>
      <text:p text:style-name="P4">
Modified Time: 2023-06-13 16:08:15Z</text:p>
      <text:p text:style-name="P4">
Description: Due to the continuous drought and flood disasters in China, the Chinese government is planning a series of ambitious large water conservancy projects in order to build a national water network that can be scheduled flexibly to reduce the impact and impact of climate change on people's lives and agricultural production and agricultural production. Influence. However, experts are worried that the cost of mobilizing water resources may also cause unpredictable disasters.</text:p>
      <text:p text:style-name="P4">
Videos: []</text:p>
      <text:p text:style-name="P4">
Images: []</text:p>
      <text:p text:style-name="P4">
Categories: ['中国', '经济·金融·贸易', '生态环境']</text:p>
      <text:p text:style-name="P4">
Type: None</text:p>
      <!--METADATA-->
      <text:p text:style-name="P4">
Nonenone</text:p>
      <text:p text:style-name="P4">
News Source: <text:a xlink:type="simple" xlink:href="https://www.voachinese.com/a/as-climate-change-hits-china-weighs-new-water-megaprojects-061323/7135209.html" text:style-name="Internet_20_link" text:visited-style-name="Visited_20_Internet_20_Link">
https://www.voachinese.com/a/as-climate-change-hits-china-weighs-new-water-megaprojects-061323/7135209.html</text:a>
</text:p>
      <!--NEWS-->
      <text:h text:style-name="P10" text:outline-level="1">
<text:span text:style-name="T4">
Oil on the soles of the feet, Chinese millionaires "moisturize" "ranked first in the world</text:span>
</text:h>
      <text:p text:style-name="P4">
Author: chinese@voanews.com (美国之音)</text:p>
      <text:p text:style-name="P4">
Publisher: 美国之音中文网 (Type: NewsMediaOrganization)</text:p>
      <text:p text:style-name="P4">
Published Time: 2023-06-14T00:29:23+08:00</text:p>
      <text:p text:style-name="P4">
Modified Time: 2023-06-13 16:29:23Z</text:p>
      <text:p text:style-name="P4">
Description: With the slowdown of China's economic recovery and the government has continuously stepped up its political restraint, a British investment immigration consulting company's latest report predicts that China's millionaire will continue to flow out in 2023, with the highest number of all countrie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millionaire-exodus-to-continue-this-year-20230613/7135297.html" text:style-name="Internet_20_link" text:visited-style-name="Visited_20_Internet_20_Link">
https://www.voachinese.com/a/china-millionaire-exodus-to-continue-this-year-20230613/7135297.html</text:a>
</text:p>
      <!--NEWS-->
      <text:h text:style-name="P10" text:outline-level="1">
<text:span text:style-name="T4">
Palestinian President Abbas began to visit, Beijing sought to expand its influence on the Middle East</text:span>
</text:h>
      <text:p text:style-name="P4">
Author: chinese@voanews.com (松仁)</text:p>
      <text:p text:style-name="P4">
Publisher: 美国之音中文网 (Type: NewsMediaOrganization)</text:p>
      <text:p text:style-name="P4">
Published Time: 2023-06-14T00:38:19+08:00</text:p>
      <text:p text:style-name="P4">
Modified Time: 2023-06-13 16:39:09Z</text:p>
      <text:p text:style-name="P4">
Description: Palestinian President Mahmoud Abbas arrived in Beijing on Tuesday (June 13) and officially started his four -day state visit to China. As Abbas visits China, Beijing is seeking a more and more important role in the strategic position, and it is clear that they are willing to assist Palestine and Israel to conduct peaceful negotiations.</text:p>
      <text:p text:style-name="P4">
Videos: []</text:p>
      <text:p text:style-name="P4">
Images: []</text:p>
      <text:p text:style-name="P4">
Categories: ['中东', '中国']</text:p>
      <text:p text:style-name="P4">
Type: None</text:p>
      <!--METADATA-->
      <text:p text:style-name="P4">
Nonenone</text:p>
      <text:p text:style-name="P4">
News Source: <text:a xlink:type="simple" xlink:href="https://www.voachinese.com/a/palestinian-president-abbas-begins-china-visit-as-beijing-seeks-larger-role-in-mideast-061323/7135296.html" text:style-name="Internet_20_link" text:visited-style-name="Visited_20_Internet_20_Link">
https://www.voachinese.com/a/palestinian-president-abbas-begins-china-visit-as-beijing-seeks-larger-role-in-mideast-061323/7135296.html</text:a>
</text:p>
      <!--NEWS-->
      <text:h text:style-name="P10" text:outline-level="1">
<text:span text:style-name="T4">
The Ukraine breaks the first line of defense of the Russian army to test Russia's defense capabilities</text:span>
</text:h>
      <text:p text:style-name="P4">
Author: chinese@voanews.com (刘恩民)</text:p>
      <text:p text:style-name="P4">
Publisher: 美国之音中文网 (Type: Organization)</text:p>
      <text:p text:style-name="P4">
Published Time: 2023-06-14T04:11:46+08:00</text:p>
      <text:p text:style-name="P4">
Modified Time: 2023-06-13 20:11:46Z</text:p>
      <text:p text:style-name="P4">
Description: The Ukrainian military released videos to regain villages such as Macarova and Stollov, and promoted to Bachomut, showing a breakthrough in Russia's first line of defense. It is believed that Russia has a stronger defensive work in the southernmost place, and it will be a difficult task to recapture the southern and eastern regions controlled by Russia. Western military analysts believe that small -scale conflicts so far may show that Ukraine is still testing Russia's defense capabilities.</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recaptures-fourth-village-moved-on-russian-positions-near-bakhmut-20230614/7135656.html" text:style-name="Internet_20_link" text:visited-style-name="Visited_20_Internet_20_Link">
https://www.voachinese.com/a/ukraine-recaptures-fourth-village-moved-on-russian-positions-near-bakhmut-20230614/7135656.html</text:a>
</text:p>
      <!--NEWS-->
      <text:h text:style-name="P10" text:outline-level="1">
<text:span text:style-name="T4">
The White House promoted the surveillance bill updated, saying that monitoring captured the hacker and fentanyl smugglers</text:span>
</text:h>
      <text:p text:style-name="P4">
Author: chinese@voanews.com (美国之音)</text:p>
      <text:p text:style-name="P4">
Publisher: 美国之音中文网 (Type: NewsMediaOrganization)</text:p>
      <text:p text:style-name="P4">
Published Time: 2023-06-14T04:59:30+08:00</text:p>
      <text:p text:style-name="P4">
Modified Time: 2023-06-13 20:59:30Z</text:p>
      <text:p text:style-name="P4">
Description: The White House said on Tuesday (June 13) that the United States has used an electronic surveillance plan to capture fentanyl smugglers and hackers who have temporarily closed the main fuel pipelines in the United States as part of the Parliament to update these plans.</text:p>
      <text:p text:style-name="P4">
Videos: []</text:p>
      <text:p text:style-name="P4">
Images: []</text:p>
      <text:p text:style-name="P4">
Categories: ['美国', '人权', '法律', '科技', '阿片危机']</text:p>
      <text:p text:style-name="P4">
Type: None</text:p>
      <!--METADATA-->
      <text:p text:style-name="P4">
Nonenone</text:p>
      <text:p text:style-name="P4">
News Source: <text:a xlink:type="simple" xlink:href="https://www.voachinese.com/a/surveillance-has-caught-hackers-and-fentanyl-smugglers-white-house-says-in-promoting-spying-law-20230613/7135685.html" text:style-name="Internet_20_link" text:visited-style-name="Visited_20_Internet_20_Link">
https://www.voachinese.com/a/surveillance-has-caught-hackers-and-fentanyl-smugglers-white-house-says-in-promoting-spying-law-20230613/713568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